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ubSuperind.xml" manifest:media-type="text/xml"/>
  <manifest:file-entry manifest:full-path="Basic/Standard/Cifras.xml" manifest:media-type="text/xml"/>
  <manifest:file-entry manifest:full-path="Basic/Standard/Multipl.xml" manifest:media-type="text/xml"/>
  <manifest:file-entry manifest:full-path="Basic/Standard/Limpia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2.686cm"/>
    </style:style>
    <style:style style:name="co7" style:family="table-column">
      <style:table-column-properties fo:break-before="auto" style:column-width="3.101cm"/>
    </style:style>
    <style:style style:name="co8" style:family="table-column">
      <style:table-column-properties fo:break-before="auto" style:column-width="0.503cm"/>
    </style:style>
    <style:style style:name="co9" style:family="table-column">
      <style:table-column-properties fo:break-before="auto" style:column-width="1.304cm"/>
    </style:style>
    <style:style style:name="co10" style:family="table-column">
      <style:table-column-properties fo:break-before="auto" style:column-width="2.258cm"/>
    </style:style>
    <style:style style:name="co11" style:family="table-column">
      <style:table-column-properties fo:break-before="auto" style:column-width="2.401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538cm"/>
    </style:style>
    <style:style style:name="co15" style:family="table-column">
      <style:table-column-properties fo:break-before="auto" style:column-width="8.19cm"/>
    </style:style>
    <style:style style:name="co16" style:family="table-column">
      <style:table-column-properties fo:break-before="auto" style:column-width="1.252cm"/>
    </style:style>
    <style:style style:name="co17" style:family="table-column">
      <style:table-column-properties fo:break-before="auto" style:column-width="1cm"/>
    </style:style>
    <style:style style:name="co18" style:family="table-column">
      <style:table-column-properties fo:break-before="auto" style:column-width="3cm"/>
    </style:style>
    <style:style style:name="co19" style:family="table-column">
      <style:table-column-properties fo:break-before="auto" style:column-width="2.32cm"/>
    </style:style>
    <style:style style:name="co20" style:family="table-column">
      <style:table-column-properties fo:break-before="auto" style:column-width="0.801cm"/>
    </style:style>
    <style:style style:name="co21" style:family="table-column">
      <style:table-column-properties fo:break-before="auto" style:column-width="11.501cm"/>
    </style:style>
    <style:style style:name="co22" style:family="table-column">
      <style:table-column-properties fo:break-before="auto" style:column-width="2.82cm"/>
    </style:style>
    <style:style style:name="co23" style:family="table-column">
      <style:table-column-properties fo:break-before="auto" style:column-width="2.637cm"/>
    </style:style>
    <style:style style:name="co24" style:family="table-column">
      <style:table-column-properties fo:break-before="auto" style:column-width="6.579cm"/>
    </style:style>
    <style:style style:name="co25" style:family="table-column">
      <style:table-column-properties fo:break-before="auto" style:column-width="1.023cm"/>
    </style:style>
    <style:style style:name="co26" style:family="table-column">
      <style:table-column-properties fo:break-before="auto" style:column-width="1.499cm"/>
    </style:style>
    <style:style style:name="co27" style:family="table-column">
      <style:table-column-properties fo:break-before="auto" style:column-width="2.799cm"/>
    </style:style>
    <style:style style:name="co28" style:family="table-column">
      <style:table-column-properties fo:break-before="auto" style:column-width="0.6cm"/>
    </style:style>
    <style:style style:name="co29" style:family="table-column">
      <style:table-column-properties fo:break-before="auto" style:column-width="1.859cm"/>
    </style:style>
    <style:style style:name="co30" style:family="table-column">
      <style:table-column-properties fo:break-before="auto" style:column-width="0.744cm"/>
    </style:style>
    <style:style style:name="co31" style:family="table-column">
      <style:table-column-properties fo:break-before="auto" style:column-width="3.63cm"/>
    </style:style>
    <style:style style:name="co32" style:family="table-column">
      <style:table-column-properties fo:break-before="auto" style:column-width="0.499cm"/>
    </style:style>
    <style:style style:name="co33" style:family="table-column">
      <style:table-column-properties fo:break-before="auto" style:column-width="2.623cm"/>
    </style:style>
    <style:style style:name="co34" style:family="table-column">
      <style:table-column-properties fo:break-before="auto" style:column-width="2.619cm"/>
    </style:style>
    <style:style style:name="co35" style:family="table-column">
      <style:table-column-properties fo:break-before="auto" style:column-width="2.566cm"/>
    </style:style>
    <style:style style:name="co36" style:family="table-column">
      <style:table-column-properties fo:break-before="auto" style:column-width="0.575cm"/>
    </style:style>
    <style:style style:name="co37" style:family="table-column">
      <style:table-column-properties fo:break-before="auto" style:column-width="5.828cm"/>
    </style:style>
    <style:style style:name="co38" style:family="table-column">
      <style:table-column-properties fo:break-before="auto" style:column-width="1.175cm"/>
    </style:style>
    <style:style style:name="co39" style:family="table-column">
      <style:table-column-properties fo:break-before="auto" style:column-width="2.394cm"/>
    </style:style>
    <style:style style:name="co40" style:family="table-column">
      <style:table-column-properties fo:break-before="auto" style:column-width="0.991cm"/>
    </style:style>
    <style:style style:name="co41" style:family="table-column">
      <style:table-column-properties fo:break-before="auto" style:column-width="1.803cm"/>
    </style:style>
    <style:style style:name="co42" style:family="table-column">
      <style:table-column-properties fo:break-before="auto" style:column-width="2.554cm"/>
    </style:style>
    <style:style style:name="co43" style:family="table-column">
      <style:table-column-properties fo:break-before="auto" style:column-width="2.217cm"/>
    </style:style>
    <style:style style:name="co44" style:family="table-column">
      <style:table-column-properties fo:break-before="auto" style:column-width="2.688cm"/>
    </style:style>
    <style:style style:name="co45" style:family="table-column">
      <style:table-column-properties fo:break-before="auto" style:column-width="2.088cm"/>
    </style:style>
    <style:style style:name="co46" style:family="table-column">
      <style:table-column-properties fo:break-before="auto" style:column-width="2.013cm"/>
    </style:style>
    <style:style style:name="co47" style:family="table-column">
      <style:table-column-properties fo:break-before="auto" style:column-width="6.556cm"/>
    </style:style>
    <style:style style:name="co48" style:family="table-column">
      <style:table-column-properties fo:break-before="auto" style:column-width="0.852cm"/>
    </style:style>
    <style:style style:name="co49" style:family="table-column">
      <style:table-column-properties fo:break-before="auto" style:column-width="0.591cm"/>
    </style:style>
    <style:style style:name="co50" style:family="table-column">
      <style:table-column-properties fo:break-before="auto" style:column-width="0.748cm"/>
    </style:style>
    <style:style style:name="co51" style:family="table-column">
      <style:table-column-properties fo:break-before="auto" style:column-width="5.378cm"/>
    </style:style>
    <style:style style:name="co52" style:family="table-column">
      <style:table-column-properties fo:break-before="auto" style:column-width="4.41cm"/>
    </style:style>
    <style:style style:name="co53" style:family="table-column">
      <style:table-column-properties fo:break-before="auto" style:column-width="1.192cm"/>
    </style:style>
    <style:style style:name="co54" style:family="table-column">
      <style:table-column-properties fo:break-before="auto" style:column-width="0.958cm"/>
    </style:style>
    <style:style style:name="co55" style:family="table-column">
      <style:table-column-properties fo:break-before="auto" style:column-width="0.774cm"/>
    </style:style>
    <style:style style:name="co56" style:family="table-column">
      <style:table-column-properties fo:break-before="auto" style:column-width="0.826cm"/>
    </style:style>
    <style:style style:name="ro1" style:family="table-row">
      <style:table-row-properties style:row-height="0.48cm" fo:break-before="auto" style:use-optimal-row-height="false"/>
    </style:style>
    <style:style style:name="ro2" style:family="table-row">
      <style:table-row-properties style:row-height="0.453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531cm" fo:break-before="auto" style:use-optimal-row-height="tru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PageStyle_5f_Enunciado">
      <style:table-properties table:display="true" style:writing-mode="lr-tb"/>
    </style:style>
    <style:style style:name="ta3" style:family="table" style:master-page-name="PageStyle_5f_Solucion">
      <style:table-properties table:display="false" style:writing-mode="lr-tb"/>
    </style:style>
    <style:style style:name="ta4" style:family="table" style:master-page-name="Default">
      <style:table-properties table:display="false" style:writing-mode="lr-tb"/>
    </style:style>
    <number:number-style style:name="N3">
      <number:number number:decimal-places="0" number:min-decimal-places="0" number:min-integer-digits="1" number:grouping="true"/>
    </number:number-style>
    <number:date-style style:name="N37" number:automatic-order="true">
      <number:day number:style="long"/>
      <number:text>/</number:text>
      <number:month number:style="long"/>
      <number:text>/</number:text>
      <number:year/>
    </number:date-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fo:background-color="#e6e6ff"/>
      <style:text-properties style:font-name="Linux Biolinum G1" fo:font-size="11pt" fo:font-weight="bold" style:font-size-asian="11pt" style:font-weight-asian="bold" style:font-size-complex="11pt" style:font-weight-complex="bold"/>
    </style:style>
    <style:style style:name="ce3" style:family="table-cell" style:parent-style-name="Default">
      <style:table-cell-properties fo:background-color="#e6e6ff"/>
      <style:text-properties style:font-name="Linux Biolinum G1" fo:font-size="11pt" fo:language="gl" fo:country="ES" fo:font-weight="normal" style:font-size-asian="11pt" style:font-weight-asian="normal" style:font-size-complex="11pt" style:font-weight-complex="normal"/>
    </style:style>
    <style:style style:name="ce4" style:family="table-cell" style:parent-style-name="Default">
      <style:table-cell-properties fo:background-color="#e6e6ff"/>
      <style:text-properties style:font-name="Linux Biolinum G1" fo:font-size="11pt" fo:language="gl" fo:country="ES" style:font-size-asian="11pt" style:font-size-complex="11pt"/>
    </style:style>
    <style:style style:name="ce10" style:family="table-cell" style:parent-style-name="Default">
      <style:table-cell-properties fo:background-color="#e6e6ff"/>
      <style:text-properties style:font-name="Tahoma" fo:font-size="11pt" fo:language="gl" fo:country="ES" style:font-size-asian="11pt" style:font-size-complex="11pt"/>
    </style:style>
    <style:style style:name="ce14" style:family="table-cell" style:parent-style-name="Default">
      <style:table-cell-properties fo:background-color="#e6e6ff"/>
      <style:text-properties style:font-name="Linux Biolinum G1" fo:font-size="11pt" fo:language="gl" fo:country="ES" fo:font-weight="bold" style:font-size-asian="11pt" style:font-size-complex="11pt" style:font-weight-complex="bold"/>
    </style:style>
    <style:style style:name="ce19" style:family="table-cell" style:parent-style-name="Default">
      <style:table-cell-properties fo:background-color="#e6e6ff"/>
      <style:text-properties style:font-name="Linux Biolinum G1" fo:font-size="11pt" fo:language="gl" fo:country="ES" fo:font-weight="bold" style:font-size-asian="11pt" style:font-weight-asian="bold" style:font-size-complex="11pt" style:font-weight-complex="bold"/>
    </style:style>
    <style:style style:name="ce20" style:family="table-cell" style:parent-style-name="Default">
      <style:table-cell-properties fo:background-color="#e6e6ff"/>
      <style:text-properties style:font-name="Linux Biolinum G1" fo:font-size="11pt" style:font-size-asian="11pt" style:font-size-complex="11pt"/>
    </style:style>
    <style:style style:name="ce21" style:family="table-cell" style:parent-style-name="Default">
      <style:table-cell-properties fo:background-color="#fffacd"/>
      <style:text-properties style:font-name="Linux Biolinum G1" fo:font-size="11pt" style:font-size-asian="11pt" style:font-size-complex="11pt"/>
    </style:style>
    <style:style style:name="ce23" style:family="table-cell" style:parent-style-name="Default">
      <style:table-cell-properties fo:background-color="#e6e6ff"/>
      <style:text-properties style:font-name="Linux Biolinum G1" fo:font-size="11pt" fo:font-style="italic" fo:font-weight="bold" style:font-size-asian="11pt" style:font-style-asian="italic" style:font-weight-asian="bold" style:font-size-complex="11pt" style:font-style-complex="italic" style:font-weight-complex="bold"/>
    </style:style>
    <style:style style:name="ce24" style:family="table-cell" style:parent-style-name="Default">
      <style:table-cell-properties fo:background-color="#e6e6ff" style:text-align-source="fix" style:repeat-content="false"/>
      <style:paragraph-properties fo:text-align="end" fo:margin-left="0cm"/>
      <style:text-properties style:font-name="Linux Biolinum G1" fo:font-size="11pt" fo:language="gl" fo:country="ES" style:font-size-asian="11pt" style:font-size-complex="11pt"/>
    </style:style>
    <style:style style:name="ce25" style:family="table-cell" style:parent-style-name="Default">
      <style:table-cell-properties fo:background-color="#e6e6ff" style:text-align-source="fix" style:repeat-content="false"/>
      <style:paragraph-properties fo:text-align="end" fo:margin-left="0cm"/>
      <style:text-properties style:font-name="Linux Biolinum G1" fo:font-size="11pt" style:font-size-asian="11pt" style:font-size-complex="11pt"/>
    </style:style>
    <style:style style:name="ce26" style:family="table-cell" style:parent-style-name="Default">
      <style:text-properties style:font-name="Linux Biolinum G1" fo:font-size="11pt" style:font-size-asian="11pt" style:font-size-complex="11pt"/>
    </style:style>
    <style:style style:name="ce28" style:family="table-cell" style:parent-style-name="Default">
      <style:text-properties style:font-name="Linux Biolinum G1" fo:font-size="11pt" fo:language="gl" fo:country="ES" style:font-size-asian="11pt" style:font-size-complex="11pt"/>
    </style:style>
    <style:style style:name="ce32" style:family="table-cell" style:parent-style-name="Default">
      <style:table-cell-properties fo:background-color="#e6e6ff" style:text-align-source="fix" style:repeat-content="false"/>
      <style:paragraph-properties fo:text-align="center" fo:margin-left="0cm"/>
      <style:text-properties style:font-name="Linux Biolinum G1" fo:font-size="11pt" style:font-size-asian="11pt" style:font-size-complex="11pt"/>
    </style:style>
    <style:style style:name="ce33" style:family="table-cell" style:parent-style-name="Default">
      <style:table-cell-properties fo:background-color="#e6e6ff" style:text-align-source="value-type" style:repeat-content="false"/>
      <style:paragraph-properties fo:margin-left="0cm"/>
      <style:text-properties style:font-name="Linux Biolinum G1" fo:font-size="11pt" fo:language="gl" fo:country="ES" style:font-size-asian="11pt" style:font-size-complex="11pt"/>
    </style:style>
    <style:style style:name="ce34" style:family="table-cell" style:parent-style-name="Default">
      <style:table-cell-properties fo:background-color="#e6e6ff"/>
      <style:text-properties style:font-name="Linux Biolinum G1" fo:font-size="11pt" fo:font-style="italic" style:text-underline-style="none" style:font-size-asian="11pt" style:font-style-asian="italic" style:font-size-complex="11pt" style:font-style-complex="italic"/>
    </style:style>
    <style:style style:name="ce38" style:family="table-cell" style:parent-style-name="Default">
      <style:table-cell-properties fo:background-color="#e6e6ff"/>
      <style:text-properties style:font-name="Linux Biolinum G1" fo:font-size="11pt" fo:font-style="italic" style:font-size-asian="11pt" style:font-style-asian="italic" style:font-size-complex="11pt" style:font-style-complex="italic"/>
    </style:style>
    <style:style style:name="ce39" style:family="table-cell" style:parent-style-name="Default" style:data-style-name="N37">
      <style:table-cell-properties fo:background-color="#e6e6ff"/>
      <style:text-properties style:font-name="Linux Biolinum G1" fo:font-size="11pt" style:font-size-asian="11pt" style:font-size-complex="11pt"/>
    </style:style>
    <style:style style:name="ce41" style:family="table-cell" style:parent-style-name="Default" style:data-style-name="N37">
      <style:text-properties style:font-name="Linux Biolinum G1" fo:font-size="11pt" style:font-size-asian="11pt" style:font-size-complex="11pt"/>
    </style:style>
    <style:style style:name="ce11" style:family="table-cell" style:parent-style-name="Default">
      <style:table-cell-properties fo:background-color="#fffacd"/>
      <style:text-properties style:font-name="Linux Biolinum G1" fo:font-size="11pt" style:font-size-complex="11pt"/>
    </style:style>
    <style:style style:name="ce43" style:family="table-cell" style:parent-style-name="Default">
      <style:table-cell-properties fo:background-color="#fffacd"/>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acd"/>
    </style:style>
    <style:style style:name="ce44" style:family="table-cell" style:parent-style-name="Default">
      <style:table-cell-properties fo:background-color="#e6e6ff"/>
      <style:text-properties style:font-name="Linux Biolinum G1" fo:font-size="11pt" style:font-name-asian="Lucida Sans Unicode" style:font-size-asian="11pt" style:font-name-complex="Lucida Sans Unicode" style:font-size-complex="11pt"/>
    </style:style>
    <style:style style:name="ce48" style:family="table-cell" style:parent-style-name="Default">
      <style:table-cell-properties fo:background-color="#e6e6ff" style:text-align-source="fix" style:repeat-content="false"/>
      <style:paragraph-properties fo:text-align="start" fo:margin-left="0cm"/>
      <style:text-properties style:font-name="Linux Biolinum G1" fo:font-size="11pt" style:font-size-asian="11pt" style:font-size-complex="11pt"/>
    </style:style>
    <style:style style:name="ce49" style:family="table-cell" style:parent-style-name="Default">
      <style:table-cell-properties fo:background-color="#e6e6ff" style:text-align-source="fix" style:repeat-content="false"/>
      <style:paragraph-properties fo:text-align="center" fo:margin-left="0cm"/>
      <style:text-properties style:font-name="Linux Biolinum G1" fo:font-size="11pt" style:text-underline-style="solid" style:text-underline-width="auto" style:text-underline-color="font-color" style:font-size-asian="11pt" style:font-size-complex="11pt"/>
    </style:style>
    <style:style style:name="ce60" style:family="table-cell" style:parent-style-name="EntradaFormulaQuimica">
      <style:table-cell-properties style:cell-protect="none" style:print-content="true"/>
    </style:style>
    <style:style style:name="ce61" style:family="table-cell" style:parent-style-name="DatoEntrada">
      <style:table-cell-properties style:text-align-source="value-type" style:repeat-content="false"/>
      <style:text-properties style:font-name="Linux Biolinum G1" fo:font-size="11pt" style:font-size-asian="11pt" style:font-size-complex="11pt"/>
    </style:style>
    <style:style style:name="ce62" style:family="table-cell" style:parent-style-name="DatoTexto">
      <style:text-properties style:font-size-asian="11pt" style:font-size-complex="11pt"/>
    </style:style>
    <style:style style:name="ce63" style:family="table-cell" style:parent-style-name="DatoEntrada" style:data-style-name="N0">
      <style:text-properties style:font-name="Linux Biolinum G1" fo:font-size="11pt" style:font-size-asian="11pt" style:font-size-complex="11pt"/>
    </style:style>
    <style:style style:name="ce65" style:family="table-cell" style:parent-style-name="DatoEntrada">
      <style:table-cell-properties style:text-align-source="fix" style:repeat-content="false"/>
      <style:paragraph-properties fo:text-align="center" fo:margin-left="0cm"/>
      <style:text-properties style:font-name="Linux Biolinum G1" fo:font-size="11pt" style:font-size-asian="11pt" style:font-size-complex="11pt"/>
    </style:style>
    <style:style style:name="ce67" style:family="table-cell" style:parent-style-name="Default">
      <style:table-cell-properties style:text-align-source="fix" style:repeat-content="false"/>
      <style:paragraph-properties fo:text-align="start" fo:margin-left="0cm"/>
      <style:text-properties style:font-name="Linux Biolinum G1" fo:font-size="11pt" style:font-size-asian="11pt" style:font-size-complex="11pt"/>
    </style:style>
    <style:style style:name="ce68" style:family="table-cell" style:parent-style-name="Default">
      <style:table-cell-properties fo:background-color="#e6e6ff"/>
    </style:style>
    <style:style style:name="ce66" style:family="table-cell" style:parent-style-name="Default">
      <style:table-cell-properties fo:background-color="#e6e6ff" style:text-align-source="value-type" style:repeat-content="false"/>
      <style:text-properties style:font-name="Linux Biolinum G1" fo:font-size="11pt" style:font-size-asian="11pt" style:font-size-complex="11pt"/>
    </style:style>
    <style:style style:name="ce69" style:family="table-cell" style:parent-style-name="Default">
      <style:table-cell-properties fo:background-color="#e6e6ff"/>
      <style:text-properties style:font-name="Linux Biolinum G1" fo:font-size="11pt" fo:font-weight="normal" style:font-size-asian="11pt" style:font-weight-asian="normal" style:font-size-complex="11pt" style:font-weight-complex="normal"/>
    </style:style>
    <style:style style:name="ce70" style:family="table-cell" style:parent-style-name="Default">
      <style:table-cell-properties fo:background-color="#e6e6ff"/>
      <style:text-properties fo:language="gl" fo:country="ES" fo:font-weight="bold" style:font-size-asian="10pt" style:font-size-complex="10pt" style:font-weight-complex="bold"/>
    </style:style>
    <style:style style:name="ce71" style:family="table-cell" style:parent-style-name="Default">
      <style:table-cell-properties fo:background-color="#e6e6ff"/>
      <style:text-properties fo:color="#000000" style:text-outline="false" style:text-line-through-style="none" style:text-line-through-type="none" style:font-name="Linux Biolinum G" fo:font-size="12pt" fo:language="gl"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e6e6ff"/>
      <style:text-properties style:font-name="Tahoma" fo:font-size="11pt" style:font-size-asian="11pt" style:font-size-complex="11pt"/>
    </style:style>
    <style:style style:name="ce73" style:family="table-cell" style:parent-style-name="Default">
      <style:table-cell-properties fo:background-color="#e6e6ff"/>
      <style:text-properties fo:language="gl" fo:country="ES" style:font-size-asian="10pt" style:font-size-complex="10pt"/>
    </style:style>
    <style:style style:name="ce74" style:family="table-cell" style:parent-style-name="Default">
      <style:table-cell-properties fo:background-color="#e6e6ff"/>
      <style:text-properties fo:font-weight="bold" style:font-weight-complex="bold"/>
    </style:style>
    <style:style style:name="ce75" style:family="table-cell" style:parent-style-name="Default">
      <style:table-cell-properties fo:background-color="#ccff00" style:text-align-source="fix" style:repeat-content="false" style:vertical-align="middle"/>
      <style:paragraph-properties fo:text-align="center" fo:margin-left="0cm"/>
      <style:text-properties style:font-name="Linux Biolinum G1" fo:font-size="11pt" style:font-size-complex="11pt"/>
    </style:style>
    <style:style style:name="ce111" style:family="table-cell" style:parent-style-name="Default">
      <style:table-cell-properties fo:background-color="#e6e6ff" style:cell-protect="protected" style:print-content="true"/>
      <style:text-properties style:font-name="Linux Biolinum G1" fo:font-size="11pt" style:font-size-complex="11pt"/>
    </style:style>
    <style:style style:name="ce77" style:family="table-cell" style:parent-style-name="Default">
      <style:table-cell-properties fo:background-color="#9966cc"/>
      <style:text-properties style:font-name="Linux Biolinum G1" fo:font-size="11pt" style:font-size-complex="11pt"/>
    </style:style>
    <style:style style:name="ce113" style:family="table-cell" style:parent-style-name="Default">
      <style:table-cell-properties fo:background-color="#e6e6ff"/>
      <style:text-properties style:font-name="Linux Biolinum G1" fo:font-size="11pt" style:font-size-complex="11pt"/>
    </style:style>
    <style:style style:name="ce79" style:family="table-cell" style:parent-style-name="Default">
      <style:table-cell-properties fo:background-color="#e6e6ff"/>
      <style:text-properties style:font-name="Tahoma" fo:font-size="11pt" style:font-size-complex="11pt"/>
    </style:style>
    <style:style style:name="ce82" style:family="table-cell" style:parent-style-name="Default">
      <style:table-cell-properties fo:background-color="#e6e6ff" style:text-align-source="fix" style:repeat-content="false"/>
      <style:paragraph-properties fo:text-align="start" fo:margin-left="0cm"/>
      <style:text-properties style:font-name="Linux Biolinum G1" fo:font-size="11pt" fo:language="gl" fo:country="ES" fo:font-weight="bold" style:font-size-asian="10pt" style:font-weight-asian="bold" style:font-size-complex="11pt" style:font-weight-complex="bold"/>
    </style:style>
    <style:style style:name="ce83" style:family="table-cell" style:parent-style-name="Default">
      <style:table-cell-properties fo:background-color="#e6e6ff"/>
      <style:text-properties fo:language="gd" fo:country="GB" style:font-size-asian="10pt" style:font-size-complex="10pt"/>
    </style:style>
    <style:style style:name="ce84"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85"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es"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86"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120" style:family="table-cell" style:parent-style-name="Default">
      <style:table-cell-properties fo:background-color="#e6e6fa"/>
      <style:text-properties fo:language="gl" fo:country="ES" style:font-size-asian="10pt" style:font-size-complex="10pt"/>
    </style:style>
    <style:style style:name="ce87" style:family="table-cell" style:parent-style-name="Default">
      <style:table-cell-properties fo:background-color="#9966cc" style:cell-protect="protected" style:print-content="true" style:text-align-source="fix" style:repeat-content="false"/>
      <style:paragraph-properties fo:text-align="end" fo:margin-left="0cm"/>
      <style:text-properties style:font-name="Linux Biolinum G1" fo:font-size="11pt" fo:language="gl" fo:country="ES" style:font-size-asian="10pt" style:font-size-complex="11pt"/>
    </style:style>
    <style:style style:name="ce88"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1" fo:font-size="11pt" style:font-size-complex="11pt"/>
    </style:style>
    <style:style style:name="ce89" style:family="table-cell" style:parent-style-name="Default" style:data-style-name="N100">
      <style:table-cell-properties fo:background-color="#e6e6ff"/>
    </style:style>
    <style:style style:name="ce90" style:family="table-cell" style:parent-style-name="Default">
      <style:table-cell-properties fo:background-color="#e6e6ff" style:text-align-source="fix" style:repeat-content="false"/>
      <style:paragraph-properties fo:text-align="center" fo:margin-left="0cm"/>
    </style:style>
    <style:style style:name="ce144"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background-color="#e6e6ff"/>
      <style:text-properties style:font-name="Linux Biolinum G1"/>
    </style:style>
    <style:style style:name="ce127" style:family="table-cell" style:parent-style-name="Default">
      <style:table-cell-properties fo:background-color="#e6e6fa"/>
      <style:text-properties style:font-name="Linux Biolinum G1"/>
    </style:style>
    <style:style style:name="ce92" style:family="table-cell" style:parent-style-name="DatoEntrada">
      <style:table-cell-properties style:cell-protect="none" style:print-content="true"/>
      <style:text-properties style:font-name="Linux Biolinum G1" fo:font-size="11pt" style:font-size-complex="11pt"/>
    </style:style>
    <style:style style:name="ce93" style:family="table-cell" style:parent-style-name="DatoEntrada">
      <style:table-cell-properties fo:background-color="#9966cc"/>
      <style:text-properties style:font-name="Linux Biolinum G1" fo:font-size="11pt" style:font-size-complex="11pt"/>
    </style:style>
    <style:style style:name="ce94" style:family="table-cell" style:parent-style-name="DatoEntrada">
      <style:table-cell-properties style:cell-protect="none" style:print-content="true"/>
    </style:style>
    <style:style style:name="ce96" style:family="table-cell" style:parent-style-name="Default">
      <style:table-cell-properties fo:background-color="#e6e6ff"/>
      <style:text-properties style:font-name="Linux Biolinum G1" fo:language="gl" fo:country="ES" style:font-size-asian="10pt" style:font-size-complex="10pt"/>
    </style:style>
    <style:style style:name="ce97" style:family="table-cell" style:parent-style-name="Default">
      <style:table-cell-properties fo:background-color="#e6e6ff"/>
      <style:text-properties style:font-name="Linux Biolinum G1" style:font-name-complex="Lucida Sans Unicode"/>
    </style:style>
    <style:style style:name="ce98" style:family="table-cell" style:parent-style-name="Default">
      <style:table-cell-properties fo:background-color="#e6e6ff" style:cell-protect="hidden-and-protected" style:print-content="true"/>
    </style:style>
    <style:style style:name="ce138" style:family="table-cell" style:parent-style-name="Default">
      <style:table-cell-properties fo:background-color="#e6e6ff"/>
      <style:text-properties fo:color="#000000"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e6e6ff"/>
      <style:text-properties style:font-name="Arial" fo:font-size="10pt" style:font-size-complex="10pt"/>
    </style:style>
    <style:style style:name="ce140" style:family="table-cell" style:parent-style-name="Default">
      <style:table-cell-properties fo:background-color="#e6e6fa" style:text-align-source="fix" style:repeat-content="false"/>
      <style:paragraph-properties fo:text-align="center" fo:margin-left="0cm"/>
      <style:text-properties style:font-name="Linux Biolinum G1"/>
    </style:style>
    <style:style style:name="ce141"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43" style:family="table-cell" style:parent-style-name="Default">
      <style:table-cell-properties fo:background-color="#e6e6fa" style:text-align-source="fix" style:repeat-content="false"/>
      <style:paragraph-properties fo:text-align="center" fo:margin-left="0cm"/>
    </style:style>
    <style:style style:name="ce101" style:family="table-cell" style:parent-style-name="Default">
      <style:table-cell-properties fo:background-color="#e6e6ff" style:text-align-source="fix" style:repeat-content="false"/>
      <style:paragraph-properties fo:text-align="end" fo:margin-left="0cm"/>
    </style:style>
    <style:style style:name="ce146"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47" style:family="table-cell" style:parent-style-name="Default">
      <style:table-cell-properties fo:background-color="#e6e6fa"/>
    </style:style>
    <style:style style:name="ce148"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03" style:family="table-cell" style:parent-style-name="Default">
      <style:table-cell-properties fo:background-color="#fffacd"/>
      <style:text-properties fo:language="gl" fo:country="ES"/>
    </style:style>
    <style:style style:name="ce105" style:family="table-cell" style:parent-style-name="Default">
      <style:table-cell-properties fo:background-color="#fffacd"/>
      <style:text-properties style:font-name="Linux Biolinum G1"/>
    </style:style>
    <style:style style:name="ce106" style:family="table-cell" style:parent-style-name="Default">
      <style:table-cell-properties fo:background-color="#fffacd"/>
      <style:text-properties fo:font-weight="normal" style:font-weight-complex="normal"/>
    </style:style>
    <style:style style:name="ce175" style:family="table-cell" style:parent-style-name="Heading_20_1">
      <style:table-cell-properties fo:background-color="#fcd4d1"/>
    </style:style>
    <style:style style:name="ce176"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77" style:family="table-cell" style:parent-style-name="Heading_20_2">
      <style:table-cell-properties fo:background-color="#bce4e5"/>
    </style:style>
    <style:style style:name="ce178" style:family="table-cell" style:parent-style-name="Heading_20_2">
      <style:table-cell-properties fo:background-color="#e0efd4"/>
    </style:style>
    <style:style style:name="ce179"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ext-properties style:font-name="Tahoma" fo:font-size="12pt" style:font-size-asian="12pt" style:font-size-complex="12pt"/>
    </style:style>
    <style:style style:name="ce171" style:family="table-cell" style:parent-style-name="Default">
      <style:table-cell-properties style:text-align-source="fix" style:repeat-content="false"/>
      <style:paragraph-properties fo:text-align="end" fo:margin-left="0cm"/>
      <style:text-properties style:font-name="Linux Biolinum G1" fo:font-size="11pt" style:font-size-asian="11pt" style:font-size-complex="11pt"/>
    </style:style>
    <style:style style:name="ce181"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2" style:family="table-cell" style:parent-style-name="Text">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3"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4" style:family="table-cell" style:parent-style-name="Text">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5" style:family="table-cell" style:parent-style-name="Text" style:data-style-name="N0">
      <style:table-cell-properties fo:background-color="#e0efd4"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style>
    <style:style style:name="ce186" style:family="table-cell" style:parent-style-name="Text">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7"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88"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96" style:family="table-cell" style:parent-style-name="DatoEntrada">
      <style:table-cell-properties style:cell-protect="none" style:print-content="true"/>
    </style:style>
    <style:style style:name="ce195" style:family="table-cell" style:parent-style-name="Bad" style:data-style-name="N99">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Bad" style:base-cell-address="Enunciado.C17"/>
    </style:style>
    <style:style style:name="ce330" style:family="table-cell" style:parent-style-name="Default" style:data-style-name="N37"/>
    <style:style style:name="ce189" style:family="table-cell" style:parent-style-name="Bad" style:data-style-name="N3">
      <style:map style:condition="cell-content()=100" style:apply-style-name="Good" style:base-cell-address="Enunciado.D1"/>
    </style:style>
    <style:style style:name="ce207" style:family="table-cell" style:parent-style-name="Desplegable" style:data-style-name="N81"/>
    <style:style style:name="ce211" style:family="table-cell" style:parent-style-name="Desplegable" style:data-style-name="N81"/>
    <style:style style:name="ce212" style:family="table-cell" style:parent-style-name="Desplegable" style:data-style-name="N81"/>
    <style:style style:name="ce213" style:family="table-cell" style:parent-style-name="Desplegable" style:data-style-name="N81"/>
    <style:style style:name="ce214" style:family="table-cell" style:parent-style-name="Desplegable" style:data-style-name="N81"/>
    <style:style style:name="ce217" style:family="table-cell" style:parent-style-name="Desplegable" style:data-style-name="N81"/>
    <style:style style:name="ce218" style:family="table-cell" style:parent-style-name="Desplegable" style:data-style-name="N81"/>
    <style:style style:name="ce219" style:family="table-cell" style:parent-style-name="Desplegable" style:data-style-name="N81"/>
    <style:style style:name="ce200" style:family="table-cell" style:parent-style-name="Bad"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2" style:family="table-cell" style:parent-style-name="Text">
      <style:table-cell-properties fo:background-color="#bce4e5"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3" style:family="table-cell" style:parent-style-name="Text">
      <style:table-cell-properties fo:background-color="#e0efd4"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04" style:family="table-cell" style:parent-style-name="Text" style:data-style-name="N0">
      <style:table-cell-properties fo:background-color="#e0efd4" style:text-align-source="fix" style:repeat-content="false" fo:wrap-option="no-wrap" style:direction="ltr" style:rotation-angle="0" style:shrink-to-fit="false" loext:vertical-justify="auto"/>
      <style:paragraph-properties fo:text-align="end"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5" style:family="table-cell" style:parent-style-name="Text" style:data-style-name="N0">
      <style:table-cell-properties fo:background-color="#e6e6ff"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06" style:family="table-cell" style:parent-style-name="Text" style:data-style-name="N0">
      <style:table-cell-properties fo:background-color="#bce4e5"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45" style:family="table-cell" style:parent-style-name="Text"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33"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map style:condition="cell-content()=&quot;√&quot;" style:apply-style-name="Good" style:base-cell-address="Enunciado.G12"/>
    </style:style>
    <style:style style:name="ce234"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Good" style:base-cell-address="Enunciado.G12"/>
    </style:style>
    <style:style style:name="ce242" style:family="table-cell" style:parent-style-name="Desplegable">
      <style:table-cell-properties style:text-align-source="fix" style:repeat-content="false"/>
      <style:paragraph-properties fo:text-align="center" fo:margin-left="0cm"/>
    </style:style>
    <style:style style:name="ce35"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italic" fo:text-shadow="none" style:text-underline-style="none" style:font-style-asian="italic" style:font-weight-asian="normal" style:font-style-complex="italic" style:font-weight-complex="normal"/>
    </style:style>
    <style:style style:name="ce40" style:family="table-cell" style:parent-style-name="Bad" style:data-style-name="N0">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5"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6" style:family="table-cell" style:parent-style-name="Text">
      <style:table-cell-properties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7"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48"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49"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50"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251"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3" style:family="table-cell" style:parent-style-name="Default">
      <style:table-cell-properties fo:background-color="#fcd4d1" style:text-align-source="fix" style:repeat-content="false"/>
      <style:paragraph-properties fo:text-align="center" fo:margin-left="0cm"/>
      <style:text-properties style:font-name="Linux Biolinum G1" fo:font-size="11pt" fo:font-weight="bold" style:font-size-asian="11pt" style:font-weight-asian="bold" style:font-size-complex="11pt" style:font-weight-complex="bold"/>
    </style:style>
    <style:style style:name="ce291" style:family="table-cell" style:parent-style-name="Default">
      <style:table-cell-properties fo:background-color="#bce4e5"/>
      <style:text-properties style:font-name="Linux Biolinum G1" fo:font-size="11pt" style:font-size-asian="11pt" style:font-size-complex="11pt"/>
    </style:style>
    <style:style style:name="ce255" style:family="table-cell" style:parent-style-name="Default">
      <style:table-cell-properties fo:background-color="#e0efd4"/>
      <style:text-properties style:font-name="Linux Biolinum G1" fo:font-size="11pt" style:font-size-asian="11pt" style:font-size-complex="11pt"/>
    </style:style>
    <style:style style:name="ce347"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5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style:font-size-asian="11pt" style:font-size-complex="11pt"/>
    </style:style>
    <style:style style:name="ce265"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italic" style:font-size-asian="11pt" style:font-style-asian="italic" style:font-size-complex="11pt" style:font-style-complex="italic"/>
    </style:style>
    <style:style style:name="ce221" style:family="table-cell" style:parent-style-name="Default">
      <style:table-cell-properties fo:background-color="#fcd4d1"/>
      <style:text-properties style:font-name="Linux Biolinum G1" fo:font-size="11pt" fo:language="gl" fo:country="ES" fo:font-weight="bold" style:font-size-asian="11pt" style:font-weight-asian="bold" style:font-size-complex="11pt" style:font-weight-complex="bold"/>
    </style:style>
    <style:style style:name="ce228"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23" style:family="table-cell" style:parent-style-name="Default">
      <style:table-cell-properties fo:background-color="#fcd4d1"/>
      <style:text-properties style:font-name="Linux Biolinum G1" fo:font-size="11pt" fo:font-weight="bold" style:font-size-asian="11pt" style:font-weight-asian="bold" style:font-size-complex="11pt" style:font-weight-complex="bold"/>
    </style:style>
    <style:style style:name="ce295" style:family="table-cell" style:parent-style-name="Default">
      <style:table-cell-properties fo:background-color="#bce4e5"/>
      <style:text-properties style:font-name="Linux Biolinum G1" fo:font-size="11pt" fo:font-weight="bold" style:font-size-asian="11pt" style:font-weight-asian="bold" style:font-size-complex="11pt" style:font-weight-complex="bold"/>
    </style:style>
    <style:style style:name="ce296" style:family="table-cell" style:parent-style-name="Default">
      <style:table-cell-properties fo:background-color="#bce4e5"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7" style:family="table-cell" style:parent-style-name="Default">
      <style:table-cell-properties fo:background-color="#e0efd4"/>
      <style:text-properties style:font-name="Linux Biolinum G1" fo:font-size="11pt" fo:language="gl" fo:country="ES"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start" fo:margin-left="0cm"/>
      <style:text-properties style:font-name="Linux Biolinum G1" fo:font-size="11pt" fo:font-style="italic" style:font-size-asian="11pt" style:font-style-asian="italic" style:font-size-complex="11pt" style:font-style-complex="italic"/>
    </style:style>
    <style:style style:name="ce343"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299" style:family="table-cell" style:parent-style-name="Default" style:data-style-name="N99">
      <style:table-cell-properties fo:background-color="#e0efd4" style:text-align-source="fix" style:repeat-content="false" style:vertical-align="middle"/>
      <style:paragraph-properties fo:text-align="end" fo:margin-left="0cm"/>
      <style:text-properties style:font-name="Linux Biolinum G1" fo:font-size="11pt" fo:font-style="italic" style:font-size-asian="11pt" style:font-style-asian="italic" style:font-size-complex="11pt" style:font-style-complex="italic"/>
    </style:style>
    <style:style style:name="ce300"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32pt" style:font-size-asian="32pt" style:font-size-complex="32pt"/>
    </style:style>
    <style:style style:name="ce229" style:family="table-cell" style:parent-style-name="Default">
      <style:table-cell-properties fo:background-color="#fcd4d1"/>
      <style:text-properties style:font-name="Linux Biolinum G1" fo:font-size="11pt" style:font-size-asian="11pt" style:font-size-complex="11pt"/>
    </style:style>
    <style:style style:name="ce302" style:family="table-cell" style:parent-style-name="Default" style:data-style-name="N0">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03" style:family="table-cell" style:parent-style-name="Default">
      <style:table-cell-properties fo:background-color="#e0efd4" style:text-align-source="fix" style:repeat-content="false" fo:border="non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OR([.$Z$4];[.$Z$7]))" style:apply-style-name="Numerador" style:base-cell-address="Calculos.D7"/>
    </style:style>
    <style:style style:name="ce236"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238" style:family="table-cell" style:parent-style-name="Default">
      <style:table-cell-properties fo:background-color="#e0efd4"/>
      <style:text-properties style:font-name="Linux Biolinum G1" fo:font-size="11pt" fo:font-style="italic" style:font-size-asian="11pt" style:font-style-asian="italic" style:font-size-complex="11pt" style:font-style-complex="italic"/>
    </style:style>
    <style:style style:name="ce269" style:family="table-cell" style:parent-style-name="VerdeSoluc" style:data-style-name="N0">
      <style:table-cell-properties style:text-align-source="fix" style:repeat-content="false" fo:border="none"/>
      <style:paragraph-properties fo:text-align="center" fo:margin-left="0cm"/>
      <style:text-properties fo:font-style="italic" style:font-style-asian="italic" style:font-style-complex="italic"/>
      <style:map style:condition="cell-content()=&quot;E&quot;" style:apply-style-name="Numerador" style:base-cell-address="Calculos.D14"/>
    </style:style>
    <style:style style:name="ce27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style>
    <style:style style:name="ce308" style:family="table-cell" style:parent-style-name="VerdeSoluc" style:data-style-name="N99">
      <style:table-cell-properties style:text-align-source="fix" style:repeat-content="false" fo:border="none"/>
      <style:paragraph-properties fo:text-align="center" fo:margin-left="0cm"/>
      <style:text-properties fo:font-style="italic" style:font-style-asian="italic" style:font-style-complex="italic"/>
      <style:map style:condition="cell-content()=&quot;c&quot;" style:apply-style-name="Numerador" style:base-cell-address="Calculos.D16"/>
    </style:style>
    <style:style style:name="ce309"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Y$8]" style:apply-style-name="Numerador" style:base-cell-address="Calculos.D19"/>
    </style:style>
    <style:style style:name="ce31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is-true-formula([.$AA$9])" style:apply-style-name="Numerador" style:base-cell-address="Calculos.D20"/>
    </style:style>
    <style:style style:name="ce311" style:family="table-cell" style:parent-style-name="VerdeSoluc">
      <style:table-cell-properties style:text-align-source="fix" style:repeat-content="false" fo:border="none"/>
      <style:paragraph-properties fo:text-align="center" fo:margin-left="0cm"/>
      <style:text-properties fo:font-style="italic" style:font-style-asian="italic" style:font-style-complex="italic"/>
      <style:map style:condition="is-true-formula([.$AA$9])" style:apply-style-name="Numerador" style:base-cell-address="Calculos.D20"/>
    </style:style>
    <style:style style:name="ce277"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italic" style:font-size-asian="11pt" style:font-style-asian="italic" style:font-size-complex="11pt" style:font-style-complex="italic"/>
      <style:map style:condition="cell-content()=&quot;h&quot;" style:apply-style-name="Numerador" style:base-cell-address="Calculos.D23"/>
    </style:style>
    <style:style style:name="ce312" style:family="table-cell" style:parent-style-name="Default" style:data-style-name="N0">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13"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224" style:family="table-cell" style:parent-style-name="Default">
      <style:table-cell-properties fo:background-color="#e0efd4"/>
      <style:text-properties style:font-name="Linux Biolinum G1" fo:font-size="11pt" fo:font-weight="bold" style:font-size-asian="11pt" style:font-weight-asian="bold" style:font-size-complex="11pt" style:font-weight-complex="bold"/>
    </style:style>
    <style:style style:name="ce315"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225" style:family="table-cell" style:parent-style-name="Default">
      <style:table-cell-properties fo:background-color="#e0efd4" style:text-align-source="fix" style:repeat-content="false"/>
      <style:paragraph-properties fo:text-align="end" fo:margin-left="0cm"/>
      <style:text-properties style:font-name="Linux Biolinum G1" fo:font-size="11pt" fo:font-style="italic" style:font-size-asian="11pt" style:font-style-asian="italic" style:font-size-complex="11pt" style:font-style-complex="italic"/>
    </style:style>
    <style:style style:name="ce318" style:family="table-cell" style:parent-style-name="Default">
      <style:table-cell-properties style:text-align-source="fix" style:repeat-content="false"/>
      <style:paragraph-properties fo:text-align="end" fo:margin-left="0cm"/>
    </style:style>
    <style:style style:name="ce319"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4])" style:apply-style-name="Numerador" style:base-cell-address="Calculos.G7"/>
    </style:style>
    <style:style style:name="ce320" style:family="table-cell" style:parent-style-name="Default">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1"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22"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286" style:family="table-cell" style:parent-style-name="Default" style:data-style-name="N0">
      <style:table-cell-properties fo:background-color="#e0efd4"/>
      <style:text-properties style:font-name="Linux Biolinum G1" fo:font-size="11pt" style:font-size-asian="11pt" style:font-size-complex="11pt"/>
      <style:map style:condition="cell-content()=[.$AE$2]" style:apply-style-name="Numerador" style:base-cell-address="Calculos.G14"/>
    </style:style>
    <style:style style:name="ce33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style>
    <style:style style:name="ce325"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N$4]" style:apply-style-name="Numerador" style:base-cell-address="Calculos.G16"/>
    </style:style>
    <style:style style:name="ce326" style:family="table-cell" style:parent-style-name="Default">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AE8]" style:apply-style-name="Numerador" style:base-cell-address="Calculos.G19"/>
    </style:style>
    <style:style style:name="ce327" style:family="table-cell" style:parent-style-name="Default" style:data-style-name="N0">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AA$9])" style:apply-style-name="Numerador" style:base-cell-address="Calculos.D20"/>
    </style:style>
    <style:style style:name="ce328" style:family="table-cell" style:parent-style-name="VerdeSoluc">
      <style:table-cell-properties style:text-align-source="fix" style:repeat-content="false" fo:border="none"/>
      <style:paragraph-properties fo:text-align="center" fo:margin-left="0cm"/>
      <style:text-properties fo:font-style="normal" style:font-style-asian="normal" style:font-style-complex="normal"/>
      <style:map style:condition="is-true-formula([.$AA$9])" style:apply-style-name="Numerador" style:base-cell-address="Calculos.D20"/>
    </style:style>
    <style:style style:name="ce32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style>
    <style:style style:name="ce304" style:family="table-cell" style:parent-style-name="Default">
      <style:table-cell-properties fo:background-color="#e0efd4" style:text-align-source="fix" style:repeat-content="false" style:vertical-align="middle"/>
      <style:paragraph-properties fo:text-align="center"/>
      <style:text-properties style:font-name="Linux Biolinum G1" fo:font-size="11pt" style:font-size-asian="11pt" style:font-size-complex="11pt"/>
      <style:map style:condition="is-true-formula([.$Z$21])" style:apply-style-name="Numerador" style:base-cell-address="Calculos.G23"/>
    </style:style>
    <style:style style:name="ce331"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2"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style>
    <style:style style:name="ce334" style:family="table-cell" style:parent-style-name="Default" style:data-style-name="N81">
      <style:table-cell-properties fo:background-color="#bce4e5" style:text-align-source="fix" style:repeat-content="false"/>
      <style:paragraph-properties fo:text-align="end" fo:margin-left="0cm"/>
      <style:text-properties style:font-name="Linux Biolinum G1" fo:font-size="11pt" style:font-size-asian="11pt" style:font-size-complex="11pt"/>
    </style:style>
    <style:style style:name="ce337" style:family="table-cell" style:parent-style-name="Default" style:data-style-name="N0">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230" style:family="table-cell" style:parent-style-name="Default">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38" style:family="table-cell" style:parent-style-name="Default" style:data-style-name="N81">
      <style:table-cell-properties fo:background-color="#bce4e5" style:text-align-source="fix" style:repeat-content="false"/>
      <style:paragraph-properties fo:text-align="start" fo:margin-left="0cm"/>
      <style:text-properties style:font-name="Linux Biolinum G1" fo:font-size="11pt" style:font-size-asian="11pt" style:font-size-complex="11pt"/>
    </style:style>
    <style:style style:name="ce349" style:family="table-cell" style:parent-style-name="Default">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58" style:family="table-cell" style:parent-style-name="Default">
      <style:table-cell-properties fo:background-color="#e0efd4" style:text-align-source="fix" style:repeat-content="false"/>
      <style:paragraph-properties fo:text-align="start" fo:margin-left="0cm"/>
      <style:text-properties style:font-name="Linux Biolinum G1" fo:font-size="11pt" style:font-size-asian="11pt" style:font-size-complex="11pt"/>
    </style:style>
    <style:style style:name="ce342" style:family="table-cell" style:parent-style-name="Default" style:data-style-name="N0">
      <style:table-cell-properties fo:background-color="#e0efd4" style:text-align-source="fix" style:repeat-content="false" style:vertical-align="middle"/>
      <style:paragraph-properties fo:text-align="start" fo:margin-left="0cm"/>
      <style:text-properties style:font-name="Linux Biolinum G1" fo:font-size="11pt" fo:font-style="normal" style:font-size-asian="11pt" style:font-style-asian="normal" style:font-size-complex="11pt" style:font-style-complex="normal"/>
    </style:style>
    <style:style style:name="ce344" style:family="table-cell" style:parent-style-name="VerdeSoluc" style:data-style-name="N0">
      <style:table-cell-properties style:text-align-source="fix" style:repeat-content="false"/>
      <style:paragraph-properties fo:text-align="center" fo:margin-left="0cm"/>
      <style:text-properties fo:font-style="normal" style:font-style-asian="normal" style:font-style-complex="normal"/>
      <style:map style:condition="is-true-formula([.$Z$7])" style:apply-style-name="Numerador" style:base-cell-address="Calculos.L7"/>
    </style:style>
    <style:style style:name="ce339" style:family="table-cell" style:parent-style-name="Default" style:data-style-name="N0">
      <style:table-cell-properties fo:background-color="#e0efd4" style:text-align-source="fix" style:repeat-content="false" style:vertical-align="middle"/>
      <style:paragraph-properties fo:text-align="center" fo:margin-left="0cm"/>
      <style:text-properties style:font-name="Linux Biolinum G1" fo:font-size="11pt" fo:font-style="normal" style:font-size-asian="11pt" style:font-style-asian="normal" style:font-size-complex="11pt" style:font-style-complex="normal"/>
      <style:map style:condition="is-true-formula(AND(OR([.$AA$6];[.$AA$7]);NOT([.$Z$6])))" style:apply-style-name="Numerador" style:base-cell-address="Calculos.L14"/>
    </style:style>
    <style:style style:name="ce346" style:family="table-cell" style:parent-style-name="Default" style:data-style-name="N0">
      <style:table-cell-properties fo:background-color="#e0efd4" style:text-align-source="fix" style:repeat-content="false"/>
      <style:paragraph-properties fo:text-align="center" fo:margin-left="0cm"/>
      <style:text-properties style:font-name="Linux Biolinum G1" fo:font-size="11pt" style:font-size-asian="11pt" style:font-size-complex="11pt"/>
      <style:map style:condition="cell-content()=[$Calculos.$N$4]" style:apply-style-name="Numerador" style:base-cell-address="Calculos.L16"/>
    </style:style>
    <style:style style:name="ce341" style:family="table-cell" style:parent-style-name="Default" style:data-style-name="N0">
      <style:table-cell-properties fo:background-color="#e0efd4" style:text-align-source="fix" style:repeat-content="false"/>
      <style:paragraph-properties fo:text-align="end" fo:margin-left="0cm"/>
      <style:text-properties style:font-name="Linux Biolinum G1" fo:font-size="11pt" style:font-size-asian="11pt" style:font-size-complex="11pt"/>
    </style:style>
    <style:style style:name="ce345" style:family="table-cell" style:parent-style-name="Default">
      <style:table-cell-properties fo:background-color="#e0efd4" style:text-align-source="fix" style:repeat-content="false" style:vertical-align="middle"/>
      <style:paragraph-properties fo:text-align="end" fo:margin-left="0cm"/>
      <style:text-properties style:font-name="Linux Biolinum G1" fo:font-size="11pt" style:font-size-asian="11pt" style:font-size-complex="11pt"/>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fo:font-weight="bold" style:font-weight-asian="bold" style:font-weight-complex="bold"/>
    </style:style>
    <style:style style:name="ce352" style:family="table-cell" style:parent-style-name="Default">
      <style:table-cell-properties style:cell-protect="hidden-and-protected" style:print-content="true" style:text-align-source="fix" style:repeat-content="false"/>
      <style:paragraph-properties fo:text-align="end" fo:margin-left="0cm"/>
    </style:style>
    <style:style style:name="ce357" style:family="table-cell" style:parent-style-name="Default">
      <style:table-cell-properties style:cell-protect="hidden-and-protected" style:print-content="true"/>
    </style:style>
    <style:style style:name="ce264"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2" style:family="table-cell" style:parent-style-name="Default" style:data-style-name="N99">
      <style:table-cell-properties style:cell-protect="hidden-and-protected" style:print-content="true"/>
    </style:style>
    <style:style style:name="ce36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365" style:family="table-cell" style:parent-style-name="Default" style:data-style-name="N0">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6" style:family="table-cell" style:parent-style-name="Default" style:data-style-name="N99">
      <style:table-cell-properties style:cell-protect="hidden-and-protected" style:print-content="true"/>
      <style:text-properties style:font-name="Linux Biolinum G1" fo:font-size="11pt" style:font-size-asian="11pt" style:font-size-complex="11pt"/>
    </style:style>
    <style:style style:name="ce367" style:family="table-cell" style:parent-style-name="Default" style:data-style-name="N99">
      <style:table-cell-properties style:cell-protect="hidden-and-protected" style:print-content="true" style:text-align-source="fix" style:repeat-content="false"/>
      <style:paragraph-properties fo:text-align="end" fo:margin-left="0cm"/>
      <style:text-properties style:font-name="Linux Biolinum G1" fo:font-size="11pt" style:font-size-asian="11pt" style:font-size-complex="11pt"/>
    </style:style>
    <style:style style:name="ce36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1" fo:font-size="11pt" fo:font-weight="bold" style:font-size-asian="11pt" style:font-weight-asian="bold" style:font-size-complex="11pt" style:font-weight-complex="bold"/>
    </style:style>
    <style:style style:name="ce58" style:family="table-cell" style:parent-style-name="Default" style:data-style-name="N99"/>
    <style:style style:name="ce360" style:family="table-cell" style:parent-style-name="Default" style:data-style-name="N0"/>
    <style:style style:name="ce370" style:family="table-cell" style:parent-style-name="Default" style:data-style-name="N81"/>
    <style:style style:name="ce59"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55"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7"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9"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1"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 style:font-size-asian="11pt" style:language-asian="zxx" style:country-asian="none" style:font-style-asian="normal" style:font-weight-asian="normal" style:font-name-complex="Segoe UI"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fo:color="#000000" loext:opacity="100%" style:text-outline="false" style:text-line-through-style="none" style:text-line-through-type="none" fo:font-family="Albany" style:font-family-generic="swiss" style:font-pitch="variable"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language="none" fo:country="none" style:font-size-asian="10pt" style:font-size-complex="10pt"/>
    </style:style>
    <style:style style:name="T4"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 style:font-name-asian="Segoe UI" style:font-name-complex="Segoe UI"/>
    </style:style>
    <style:style style:name="T6" style:family="text">
      <style:text-properties style:text-underline-style="solid" style:text-underline-width="auto" style:text-underline-color="font-color" style:text-overline-style="solid" style:text-overline-width="auto" style:text-overline-color="font-color"/>
    </style:style>
    <style:style style:name="T7" style:family="text">
      <style:text-properties style:font-name="Linux Biolinum G"/>
    </style:style>
    <style:style style:name="T8" style:family="text">
      <style:text-properties style:font-name="Linux Biolinum G2"/>
    </style:style>
    <style:style style:name="T9" style:family="text">
      <style:text-properties fo:color="#000000" style:font-name="Linux Biolinum G" fo:font-size="12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Linux Libertine G" style:font-name-complex="Arial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style:font-name="Linux Biolinum G" fo:font-size="12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structure-protected="true">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trod.$A$87:$Introd.$A$88])" table:allow-empty-cell="true" table:display-list="unsorted" table:base-cell-address="Introd.D24">
          <table:error-message table:message-type="stop" table:display="true"/>
        </table:content-validation>
        <table:content-validation table:name="val2" table:condition="of:cell-content-is-in-list([$Enunciado.$AB$1:$Enunciado.$AB$1])" table:allow-empty-cell="false" table:display-list="unsorted" table:base-cell-address="Enunciado.B21">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Menus.$B$7:$Menus.$B$15])" table:allow-empty-cell="true" table:display-list="unsorted" table:base-cell-address="Enunciado.A4">
          <table:help-message table:display="false">
            <text:p>Faga clic e elixa unha opción entre as propostas</text:p>
          </table:help-message>
          <table:error-message table:message-type="stop" table:display="true"/>
        </table:content-validation>
        <table:content-validation table:name="val5" table:condition="of:cell-content-is-in-list([$Menus.$D$7:$Menus.$D$15])" table:allow-empty-cell="true" table:display-list="unsorted" table:base-cell-address="Enunciado.A5">
          <table:help-message table:display="false">
            <text:p>Faga clic e elixa unha opción entre as propostas</text:p>
          </table:help-message>
          <table:error-message table:message-type="stop" table:display="true"/>
        </table:content-validation>
        <table:content-validation table:name="val6" table:condition="of:cell-content-is-in-list([$Menus.$F$7:$Menus.$F$15])" table:allow-empty-cell="true" table:display-list="unsorted" table:base-cell-address="Enunciado.A12">
          <table:help-message table:display="true">
            <text:p>Faga clic e elixa unha opción entre as propostas</text:p>
          </table:help-message>
          <table:error-message table:message-type="stop" table:display="true"/>
        </table:content-validation>
        <table:content-validation table:name="val7" table:condition="of:cell-content-is-in-list([$Menus.$H$7:$Menus.$H$15])" table:allow-empty-cell="true" table:display-list="unsorted" table:base-cell-address="Enunciado.A13">
          <table:help-message table:display="true">
            <text:p>Faga clic e elixa unha opción entre as propostas</text:p>
          </table:help-message>
          <table:error-message table:message-type="stop" table:display="true"/>
        </table:content-validation>
        <table:content-validation table:name="val8" table:condition="of:cell-content-is-in-list([$Menus.$T$1:$Menus.$T$2])" table:allow-empty-cell="true" table:display-list="unsorted" table:base-cell-address="Enunciado.A26">
          <table:help-message table:display="true">
            <text:p>Faga clic na ↆ e elixa</text:p>
            <text:p>"Lonxitude..." para amosala</text:p>
            <text:p><text:s text:c="11"/>"_" <text:s text:c="8"/>para ocultala</text:p>
          </table:help-message>
          <table:error-message table:message-type="stop" table:display="true"/>
        </table:content-validation>
        <table:content-validation table:name="val9" table:base-cell-address="Enunciado.C4">
          <table:error-message table:message-type="stop" table:display="true"/>
        </table:content-validation>
        <table:content-validation table:name="val10" table:condition="of:cell-content-is-in-list([$Menus.$B$17:$Menus.$B$18])" table:allow-empty-cell="true" table:display-list="unsorted" table:base-cell-address="Enunciado.D4">
          <table:help-message table:display="false">
            <text:p>Faga clic e elixa unha opción entre as propostas</text:p>
          </table:help-message>
          <table:error-message table:message-type="stop" table:display="true"/>
        </table:content-validation>
        <table:content-validation table:name="val11" table:condition="of:cell-content-is-in-list([$Menus.$D$17:$Menus.$D$18])" table:allow-empty-cell="true" table:display-list="unsorted" table:base-cell-address="Enunciado.D5">
          <table:help-message table:display="false">
            <text:p>Faga clic e elixa unha opción entre as propostas</text:p>
          </table:help-message>
          <table:error-message table:message-type="stop" table:display="true"/>
        </table:content-validation>
        <table:content-validation table:name="val12" table:condition="of:cell-content-is-whole-number() and cell-content-is-between(1,6)" table:allow-empty-cell="true" table:base-cell-address="Enunciado.D3">
          <table:help-message table:display="false">
            <text:p>Haga clic y elija una opción entre las propuestas</text:p>
          </table:help-message>
          <table:error-message table:message-type="stop" table:display="true">
            <text:p>Entre 1 y 6</text:p>
          </table:error-message>
        </table:content-validation>
        <table:content-validation table:name="val13" table:condition="of:cell-content-is-in-list([$Solucion.$H$19:$Solucion.$I$19])" table:allow-empty-cell="true" table:display-list="unsorted" table:base-cell-address="Enunciado.D15">
          <table:error-message table:message-type="stop" table:display="true"/>
        </table:content-validation>
        <table:content-validation table:name="val14" table:condition="of:cell-content-is-in-list([$Solucion.$H$20:$Solucion.$I$20])" table:allow-empty-cell="true" table:display-list="unsorted" table:base-cell-address="Enunciado.D16">
          <table:error-message table:message-type="stop" table:display="true"/>
        </table:content-validation>
        <table:content-validation table:name="val15" table:condition="of:cell-content-is-in-list([$Solucion.$H$21:$Solucion.$I$21])" table:allow-empty-cell="true" table:display-list="unsorted" table:base-cell-address="Enunciado.D17">
          <table:error-message table:message-type="stop" table:display="true"/>
        </table:content-validation>
        <table:content-validation table:name="val16" table:condition="of:cell-content-is-in-list([$Solucion.$H$22:$Solucion.$I$22])" table:allow-empty-cell="true" table:display-list="unsorted" table:base-cell-address="Enunciado.D18">
          <table:error-message table:message-type="stop" table:display="true"/>
        </table:content-validation>
        <table:content-validation table:name="val17" table:condition="of:cell-content-is-in-list([$Solucion.$H$23:$Solucion.$I$23])" table:allow-empty-cell="true" table:display-list="unsorted" table:base-cell-address="Enunciado.D19">
          <table:error-message table:message-type="stop" table:display="true"/>
        </table:content-validation>
        <table:content-validation table:name="val18" table:condition="of:cell-content-is-in-list([$Solucion.$H$25:$Solucion.$I$25])" table:allow-empty-cell="true" table:display-list="unsorted" table:base-cell-address="Enunciado.D21">
          <table:error-message table:message-type="stop" table:display="true"/>
        </table:content-validation>
        <table:content-validation table:name="val19" table:condition="of:cell-content-is-in-list([$Solucion.$H$26:$Solucion.$I$26])" table:allow-empty-cell="true" table:display-list="unsorted" table:base-cell-address="Enunciado.D22">
          <table:error-message table:message-type="stop" table:display="true"/>
        </table:content-validation>
        <table:content-validation table:name="val20" table:condition="of:cell-content-is-in-list([$Menus.$L$4:$Menus.$M$4])" table:allow-empty-cell="true" table:display-list="unsorted" table:base-cell-address="Enunciado.D26">
          <table:error-message table:message-type="stop" table:display="true"/>
        </table:content-validation>
        <table:content-validation table:name="val21" table:condition="of:cell-content-is-in-list([$Menus.$Q$1:$Menus.$Q$2])" table:allow-empty-cell="true" table:display-list="unsorted" table:base-cell-address="Enunciado.E6">
          <table:help-message table:title="Ecuacións" table:display="true">
            <text:p>Faga clic na ↆ e elixa</text:p>
            <text:p>"Ecuacións" para amosalas</text:p>
            <text:p><text:s text:c="8"/>"_" <text:s text:c="8"/>para ocultalas</text:p>
          </table:help-message>
          <table:error-message table:message-type="stop" table:display="true"/>
        </table:content-validation>
        <table:content-validation table:name="val22" table:condition="of:cell-content-is-in-list([$Menus.$P$1:$Menus.$P$2])" table:allow-empty-cell="true" table:display-list="unsorted" table:base-cell-address="Enunciado.J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number-columns-repeated="2" table:default-cell-style-name="ce26"/>
        <table:table-column table:style-name="co5" table:default-cell-style-name="ce26"/>
        <table:table-column table:style-name="co4" table:default-cell-style-name="ce67"/>
        <table:table-column table:style-name="co6" table:default-cell-style-name="ce26"/>
        <table:table-column table:style-name="co4"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number-columns-repeated="51" table:default-cell-style-name="ce26"/>
        <table:table-row table:style-name="ro1">
          <table:table-cell table:style-name="ce2" office:value-type="string" calcext:value-type="string">
            <text:p>Advertencia</text:p>
          </table:table-cell>
          <table:table-cell table:style-name="ce20" table:number-columns-repeated="3"/>
          <table:table-cell table:style-name="ce48"/>
          <table:table-cell table:style-name="ce20" office:value-type="string" calcext:value-type="string">
            <text:p>Ir a…</text:p>
          </table:table-cell>
          <table:table-cell table:style-name="ce48"/>
          <table:table-cell table:style-name="ce20" table:number-columns-repeated="7"/>
          <table:table-cell table:style-name="ce20" office:value-type="float" office:value="1" calcext:value-type="float">
            <text:p>1</text:p>
          </table:table-cell>
          <table:table-cell table:style-name="ce20"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2"/>
          <table:table-cell table:style-name="ce20" table:number-columns-repeated="3"/>
          <table:table-cell table:style-name="ce48"/>
          <table:table-cell table:style-name="ce95" office:value-type="string" calcext:value-type="string">
            <text:p><text:a xlink:href="#Enunciado" xlink:type="simple">Enunciado</text:a></text:p>
          </table:table-cell>
          <table:table-cell table:style-name="ce48"/>
          <table:table-cell table:style-name="ce20"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3" office:value-type="string" calcext:value-type="string">
            <text:p>Este documento contén macros que executan unha serie de</text:p>
          </table:table-cell>
          <table:table-cell table:style-name="ce20" table:number-columns-repeated="2"/>
          <table:table-cell table:style-name="ce43" office:value-type="string" calcext:value-type="string">
            <text:p><text:span text:style-name="T4"><text:a xlink:href="#DescrFunc" xlink:type="simple">funcións</text:a></text:span><text:span text:style-name="T4">.</text:span></text:p>
          </table:table-cell>
          <table:table-cell table:style-name="ce49"/>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4" office:value-type="string" calcext:value-type="string">
            <text:p>Se os cálculos non funcionan, faga clic no menú</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 LibreOffice → Seguranza → Seguranza de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no botón</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Seguranza d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e poña a seguranza en «Media».</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eche o documento e volva a abrilo activando as macros.</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Isto fai máis vulnerable o computador.</text:p>
          </table:table-cell>
          <table:table-cell table:style-name="ce20" table:number-columns-repeated="3"/>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Se descargou esta folla de:</text:p>
          </table:table-cell>
          <table:table-cell table:style-name="ce20"/>
          <table:table-cell table:style-name="ce11" office:value-type="string" calcext:value-type="string">
            <text:p><text:a xlink:href="https://alfonbarba.github.io/GitHub/calculo.html" xlink:type="simple">Follas de Cálculo</text:a></text:p>
          </table:table-cell>
          <table:table-cell table:style-name="ce20"/>
          <table:table-cell table:style-name="ce49"/>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as macros que hai só desenvolven unha serie de funcións para manexar formatos de número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 non son perigosas. Se descargouna doutro lado, non garanto a súa segurida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Instru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Non copie nunca unha cela de Menú (fondo salmón) en outra! Desaparecerán os menú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Se non fixo a copia de seguridade, a única solución é</text:p>
          </table:table-cell>
          <table:table-cell table:style-name="ce20" table:number-columns-repeated="2"/>
          <table:table-cell table:style-name="ce21" office:value-type="string" calcext:value-type="string">
            <text:p><text:a xlink:href="https://alfonbarba.github.io/GitHub/Calculos/FotoelectricoGal.ods" xlink:type="simple">descargar</text:a></text:p>
          </table:table-cell>
          <table:table-cell table:style-name="ce4" office:value-type="string" calcext:value-type="string">
            <text:p>outra vez este documento.</text:p>
          </table:table-cell>
          <table:table-cell table:style-name="ce20"/>
          <table:table-cell table:style-name="ce48"/>
          <table:table-cell table:style-name="ce20" table:number-columns-repeated="10"/>
          <table:table-cell table:number-columns-repeated="47"/>
        </table:table-row>
        <table:table-row table:style-name="ro1">
          <table:table-cell table:style-name="ce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Faga clic abaixo na pestana Enunciado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21" office:value-type="string" calcext:value-type="string">
            <text:p><text:a xlink:href="#Enunciado" xlink:type="simple">Enunciado</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Teclee os datos nas celas de cor branca e borde azul</text:p>
          </table:table-cell>
          <table:table-cell table:style-name="ce20" table:number-columns-repeated="2"/>
          <table:table-cell table:style-name="DatoEntrada"/>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Elixa algunha das opcións nas celas de cor salmón</text:p>
          </table:table-cell>
          <table:table-cell table:style-name="ce20" table:number-columns-repeated="2"/>
          <table:table-cell table:style-name="Desplegable" table:content-validation-name="val1"/>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máis axuda, faga clic abaixo na pestana Axuda ou</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pulse a tecla Ctrl mentres fai clic na ligazón</text:p>
          </table:table-cell>
          <table:table-cell table:style-name="ce20" table:number-columns-repeated="2"/>
          <table:table-cell table:style-name="ce95" office:value-type="string" calcext:value-type="string">
            <text:p><text:a xlink:href="#NotasAyuda" xlink:type="simple">Axuda</text:a></text:p>
          </table:table-cell>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14"/>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14" office:value-type="string" calcext:value-type="string">
            <text:p>Aclaración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4" office:value-type="string" calcext:value-type="string">
            <text:p>Para ver ben os subíndices ou superíndices necesítase unha fonte UNICODE.</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un tipo de letra que contén máis símbolos que os normais)</text:p>
          </table:table-cell>
          <table:table-cell table:style-name="ce20" table:number-columns-repeated="5"/>
          <table:table-cell table:style-name="ce48"/>
          <table:table-cell table:style-name="ce20" table:number-columns-repeated="10"/>
          <table:table-cell table:number-columns-repeated="47"/>
        </table:table-row>
        <table:table-row table:style-name="ro1">
          <table:table-cell table:style-name="ce4" office:value-type="string" calcext:value-type="string">
            <text:p>Este documento utiliza as fontes Linux Biolinum G que agrupa as cifras de tres en tres</text:p>
          </table:table-cell>
          <table:table-cell table:style-name="ce20" table:number-columns-repeated="4"/>
          <table:table-cell table:style-name="ce20" office:value-type="float" office:value="1234567890" calcext:value-type="float">
            <text:p>1234567890</text:p>
          </table:table-cell>
          <table:table-cell table:style-name="ce48"/>
          <table:table-cell table:style-name="ce20" table:number-columns-repeated="10"/>
          <table:table-cell table:number-columns-repeated="47"/>
        </table:table-row>
        <table:table-row table:style-name="ro1">
          <table:table-cell table:style-name="ce21" office:value-type="string" calcext:value-type="string">
            <text:p>e <text:span text:style-name="T3"><text:a xlink:href="http://numbertext.org/linux/" xlink:type="simple">Linux Libertine G</text:a></text:span> para escribir os subíndices e superíndices das fórmulas químicas</text:p>
          </table:table-cell>
          <table:table-cell table:style-name="ce20" table:number-columns-repeated="4"/>
          <table:table-cell table:style-name="ce60" office:value-type="string" calcext:value-type="string">
            <text:p>H_3O^+<text:span text:style-name="T5"> </text:span></text:p>
          </table:table-cell>
          <table:table-cell table:style-name="ce48" office:value-type="string" calcext:value-type="string">
            <text:p>H_3O^+</text:p>
          </table:table-cell>
          <table:table-cell table:style-name="ce20" table:number-columns-repeated="10"/>
          <table:table-cell table:number-columns-repeated="47"/>
        </table:table-row>
        <table:table-row table:style-name="ro1">
          <table:table-cell table:style-name="ce4" office:value-type="string" calcext:value-type="string">
            <text:p>Se aparece</text:p>
          </table:table-cell>
          <table:table-cell table:style-name="ce32" table:formula="of:=NA()" office:value-type="string" office:string-value="" calcext:value-type="error">
            <text:p>#N/D</text:p>
          </table:table-cell>
          <table:table-cell table:style-name="ce4" office:value-type="string" calcext:value-type="string">
            <text:p>nalgunha cela haberá que revisar os menús despregables.</text:p>
          </table:table-cell>
          <table:table-cell table:style-name="ce20" table:number-columns-repeated="3"/>
          <table:table-cell table:style-name="ce48"/>
          <table:table-cell table:style-name="ce20" table:number-columns-repeated="10"/>
          <table:table-cell table:number-columns-repeated="47"/>
        </table:table-row>
        <table:table-row table:style-name="ro1">
          <table:table-cell table:style-name="ce4" office:value-type="string" calcext:value-type="string">
            <text:p>O máis probable é que queden opcións dun problema anterior que xa non son válidas </text:p>
          </table:table-cell>
          <table:table-cell table:style-name="ce20" table:number-columns-repeated="2"/>
          <table:table-cell table:style-name="ce44"/>
          <table:table-cell table:style-name="ce20" table:number-columns-repeated="2"/>
          <table:table-cell table:style-name="ce48"/>
          <table:table-cell table:style-name="ce20" table:number-columns-repeated="10"/>
          <table:table-cell table:number-columns-repeated="47"/>
        </table:table-row>
        <table:table-row table:style-name="ro1">
          <table:table-cell table:style-name="ce4" office:value-type="string" calcext:value-type="string">
            <text:p>para o problema actual. Despregue os menús en cor salmón e elixa un dos ítems da lista.</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ódense ver máis decimais nos datos de entrada coa opción</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10" office:value-type="string" calcext:value-type="string">
            <text:p>Ferramentas → Opcións→ Calc → Calcular → Limitar <text:s/>os decimais</text:p>
          </table:table-cell>
          <table:table-cell table:style-name="ce20" table:number-columns-repeated="3"/>
          <table:table-cell table:style-name="ce44"/>
          <table:table-cell table:style-name="ce20"/>
          <table:table-cell table:style-name="ce48"/>
          <table:table-cell table:style-name="ce20" table:number-columns-repeated="10"/>
          <table:table-cell table:number-columns-repeated="47"/>
        </table:table-row>
        <table:table-row table:style-name="ro1">
          <table:table-cell table:style-name="ce4" office:value-type="string" calcext:value-type="string">
            <text:p>poñendo máis decimais ou quitando a marca.</text:p>
          </table:table-cell>
          <table:table-cell table:style-name="ce20" table:number-columns-repeated="3"/>
          <table:table-cell table:style-name="ce44"/>
          <table:table-cell table:style-name="ce95" office:value-type="string" calcext:value-type="string">
            <text:p><text:a xlink:href="#NotasAyuda" xlink:type="simple">Axuda</text:a></text:p>
          </table:table-cell>
          <table:table-cell table:style-name="ce48"/>
          <table:table-cell table:style-name="ce20" table:number-columns-repeated="10"/>
          <table:table-cell table:number-columns-repeated="47"/>
        </table:table-row>
        <table:table-row table:style-name="ro1">
          <table:table-cell table:style-name="ce20" table:number-columns-repeated="6"/>
          <table:table-cell table:style-name="ce48"/>
          <table:table-cell table:style-name="ce20" table:number-columns-repeated="10"/>
          <table:table-cell table:number-columns-repeated="47"/>
        </table:table-row>
        <table:table-row table:style-name="ro1">
          <table:table-cell table:style-name="ce19" office:value-type="string" calcext:value-type="string">
            <text:p>Funcións</text:p>
          </table:table-cell>
          <table:table-cell table:style-name="ce20" table:number-columns-repeated="4"/>
          <table:table-cell table:style-name="ce19" office:value-type="string" calcext:value-type="string">
            <text:p>Exemplos</text:p>
          </table:table-cell>
          <table:table-cell table:style-name="ce48"/>
          <table:table-cell table:style-name="ce20" table:number-columns-repeated="10"/>
          <table:table-cell table:number-columns-repeated="47"/>
        </table:table-row>
        <table:table-row table:style-name="ro1">
          <table:table-cell table:style-name="ce20" table:number-columns-repeated="5"/>
          <table:table-cell table:style-name="ce25" office:value-type="string" calcext:value-type="string">
            <text:p>número</text:p>
          </table:table-cell>
          <table:table-cell table:style-name="ce32" office:value-type="string" calcext:value-type="string">
            <text:p>sig</text:p>
          </table:table-cell>
          <table:table-cell table:style-name="ce48" office:value-type="string" calcext:value-type="string">
            <text:p>cifras</text:p>
          </table:table-cell>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NumForma(número; signif; cifras)</text:p>
          </table:table-cell>
          <table:table-cell table:style-name="ce20"/>
          <table:table-cell table:style-name="ce33" office:value-type="string" calcext:value-type="string">
            <text:p>Da un texto co número en notación decimal ou científica</text:p>
          </table:table-cell>
          <table:table-cell table:style-name="ce20" table:number-columns-repeated="2"/>
          <table:table-cell table:style-name="ce61"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2" calcext:value-type="float">
            <text:p>2</text:p>
          </table:table-cell>
          <table:table-cell table:style-name="ce25" table:formula="of:=NUMFORMA([.F43];[.G43];[.H43])" office:value-type="string" office:string-value="0,01235" calcext:value-type="string">
            <text:p>0,01235</text:p>
          </table:table-cell>
          <table:table-cell table:style-name="ce66" table:formula="of:=FORMULA([.I43])" office:value-type="string" office:string-value="=NUMFORMA(F43;G43;H43)" calcext:value-type="string">
            <text:p>=NUMFORMA(F43;G43;H43)</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lt;1 e a 1ª posición decimal é menor ou igual que «cifras»</text:p>
          </table:table-cell>
          <table:table-cell table:style-name="ce33"/>
          <table:table-cell table:style-name="ce20" table:number-columns-repeated="2"/>
          <table:table-cell table:style-name="ce61" table:formula="of:=[.F43]" office:value-type="float" office:value="0.0123456" calcext:value-type="float">
            <text:p>0,0123456</text:p>
          </table:table-cell>
          <table:table-cell table:style-name="ce65" office:value-type="float" office:value="4" calcext:value-type="float">
            <text:p>4</text:p>
          </table:table-cell>
          <table:table-cell table:style-name="ce65" office:value-type="float" office:value="1" calcext:value-type="float">
            <text:p>1</text:p>
          </table:table-cell>
          <table:table-cell table:style-name="ce25" table:formula="of:=NUMFORMA([.F44];[.G44];[.H44])" office:value-type="string" office:string-value="1,235·10⁻²" calcext:value-type="string">
            <text:p>1,235·10⁻²</text:p>
          </table:table-cell>
          <table:table-cell table:style-name="ce66" table:formula="of:=FORMULA([.I44])" office:value-type="string" office:string-value="=NUMFORMA(F44;G44;H44)" calcext:value-type="string">
            <text:p>=NUMFORMA(F44;G44;H44)</text:p>
          </table:table-cell>
          <table:table-cell table:style-name="ce20" table:number-columns-repeated="7"/>
          <table:table-cell table:number-columns-repeated="47"/>
        </table:table-row>
        <table:table-row table:style-name="ro1">
          <table:table-cell table:style-name="ce24" office:value-type="string" calcext:value-type="string">
            <text:p>decimal</text:p>
          </table:table-cell>
          <table:table-cell table:style-name="ce33" office:value-type="string" calcext:value-type="string">
            <text:p>se |número|&gt;1 e o n.º de cifras da parte enteira é menor ou igual que «cifras»</text:p>
          </table:table-cell>
          <table:table-cell table:style-name="ce33"/>
          <table:table-cell table:style-name="ce20" table:number-columns-repeated="2"/>
          <table:table-cell table:style-name="ce61" office:value-type="float" office:value="1234" calcext:value-type="float">
            <text:p>1234</text:p>
          </table:table-cell>
          <table:table-cell table:style-name="ce65"/>
          <table:table-cell table:style-name="ce65" office:value-type="float" office:value="4" calcext:value-type="float">
            <text:p>4</text:p>
          </table:table-cell>
          <table:table-cell table:style-name="ce25" table:formula="of:=NUMFORMA([.F45];[.G45];[.H45])" office:value-type="string" office:string-value="1230" calcext:value-type="string">
            <text:p>1230</text:p>
          </table:table-cell>
          <table:table-cell table:style-name="ce66" table:formula="of:=FORMULA([.I45])" office:value-type="string" office:string-value="=NUMFORMA(F45;G45;H45)" calcext:value-type="string">
            <text:p>=NUMFORMA(F45;G45;H45)</text:p>
          </table:table-cell>
          <table:table-cell table:style-name="ce20" table:number-columns-repeated="7"/>
          <table:table-cell table:number-columns-repeated="47"/>
        </table:table-row>
        <table:table-row table:style-name="ro1">
          <table:table-cell table:style-name="ce24" office:value-type="string" calcext:value-type="string">
            <text:p>científica</text:p>
          </table:table-cell>
          <table:table-cell table:style-name="ce33" office:value-type="string" calcext:value-type="string">
            <text:p>no resto dos casos</text:p>
          </table:table-cell>
          <table:table-cell table:style-name="ce20" table:number-columns-repeated="3"/>
          <table:table-cell table:style-name="ce61" table:formula="of:=[.F45]" office:value-type="float" office:value="1234" calcext:value-type="float">
            <text:p>1234</text:p>
          </table:table-cell>
          <table:table-cell table:style-name="ce65"/>
          <table:table-cell table:style-name="ce65" office:value-type="float" office:value="3" calcext:value-type="float">
            <text:p>3</text:p>
          </table:table-cell>
          <table:table-cell table:style-name="ce25" table:formula="of:=NUMFORMA([.F46];[.G46];[.H46])" office:value-type="string" office:string-value="1,23·10³" calcext:value-type="string">
            <text:p>1,23·10³</text:p>
          </table:table-cell>
          <table:table-cell table:style-name="ce66" table:formula="of:=FORMULA([.I46])" office:value-type="string" office:string-value="=NUMFORMA(F46;G46;H46)" calcext:value-type="string">
            <text:p>=NUMFORMA(F46;G46;H46)</text:p>
          </table:table-cell>
          <table:table-cell table:style-name="ce20" table:number-columns-repeated="7"/>
          <table:table-cell table:number-columns-repeated="47"/>
        </table:table-row>
        <table:table-row table:style-name="ro1">
          <table:table-cell table:style-name="ce20"/>
          <table:table-cell table:style-name="ce34" office:value-type="string" calcext:value-type="string">
            <text:p>número</text:p>
          </table:table-cell>
          <table:table-cell table:style-name="ce33" office:value-type="string" calcext:value-type="string">
            <text:p>O número que se vai converter en texto</text:p>
          </table:table-cell>
          <table:table-cell table:style-name="ce20" table:number-columns-repeated="2"/>
          <table:table-cell table:style-name="ce61" office:value-type="float" office:value="-0.0014" calcext:value-type="float">
            <text:p>-0,0014</text:p>
          </table:table-cell>
          <table:table-cell table:style-name="ce65"/>
          <table:table-cell table:style-name="ce65" office:value-type="float" office:value="2" calcext:value-type="float">
            <text:p>2</text:p>
          </table:table-cell>
          <table:table-cell table:style-name="ce25" table:formula="of:=NUMFORMA([.F47];[.G47];[.H47])" office:value-type="string" office:string-value="-1,40·10⁻³" calcext:value-type="string">
            <text:p>-1,40·10⁻³</text:p>
          </table:table-cell>
          <table:table-cell table:style-name="ce66" table:formula="of:=FORMULA([.I47])" office:value-type="string" office:string-value="=NUMFORMA(F47;G47;H47)" calcext:value-type="string">
            <text:p>=NUMFORMA(F47;G47;H47)</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4" office:value-type="string" calcext:value-type="string">
            <text:p>cifras</text:p>
          </table:table-cell>
          <table:table-cell table:style-name="ce33" office:value-type="string" calcext:value-type="string">
            <text:p>Decide entre notación decimal ou científica (por defecto, 3)</text:p>
          </table:table-cell>
          <table:table-cell table:style-name="ce20" table:number-columns-repeated="2"/>
          <table:table-cell table:style-name="ce48" table:number-columns-repeated="3"/>
          <table:table-cell table:style-name="ce25"/>
          <table:table-cell table:style-name="ce66"/>
          <table:table-cell table:style-name="ce20" table:number-columns-repeated="7"/>
          <table:table-cell table:number-columns-repeated="47"/>
        </table:table-row>
        <table:table-row table:style-name="ro1">
          <table:table-cell table:style-name="ce20" table:number-columns-repeated="5"/>
          <table:table-cell table:style-name="ce25" office:value-type="string" calcext:value-type="string">
            <text:p>textoNum</text:p>
          </table:table-cell>
          <table:table-cell table:style-name="ce32"/>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textoNum)</text:p>
          </table:table-cell>
          <table:table-cell table:style-name="ce20"/>
          <table:table-cell table:style-name="ce33" office:value-type="string" calcext:value-type="string">
            <text:p>Calcula o valor dun texto numérico</text:p>
          </table:table-cell>
          <table:table-cell table:style-name="ce20" table:number-columns-repeated="2"/>
          <table:table-cell table:style-name="ce62" office:value-type="string" calcext:value-type="string">
            <text:p>2,00·10⁻³</text:p>
          </table:table-cell>
          <table:table-cell table:style-name="ce32"/>
          <table:table-cell table:style-name="ce20"/>
          <table:table-cell table:style-name="ce68" table:formula="of:=AVALOR([.F51])" office:value-type="float" office:value="0.002" calcext:value-type="float">
            <text:p>0,002</text:p>
          </table:table-cell>
          <table:table-cell table:style-name="ce66" table:formula="of:=FORMULA([.I51])" office:value-type="string" office:string-value="=AVALOR(F51)" calcext:value-type="string">
            <text:p>=AVALOR(F51)</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textoNum</text:p>
          </table:table-cell>
          <table:table-cell table:style-name="ce33" office:value-type="string" calcext:value-type="string">
            <text:p>Número en formato de texto</text:p>
          </table:table-cell>
          <table:table-cell table:style-name="ce20" table:number-columns-repeated="5"/>
          <table:table-cell table:style-name="ce48"/>
          <table:table-cell table:style-name="ce66"/>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2"/>
          <table:table-cell table:style-name="ce25" office:value-type="string" calcext:value-type="string">
            <text:p>número</text:p>
          </table:table-cell>
          <table:table-cell table:style-name="ce48" office:value-type="string" calcext:value-type="string">
            <text:p>signif</text:p>
          </table:table-cell>
          <table:table-cell table:style-name="ce20"/>
          <table:table-cell table:style-name="ce32" office:value-type="string" calcext:value-type="string">
            <text:p>resultado</text:p>
          </table:table-cell>
          <table:table-cell table:style-name="ce69" office:value-type="string" calcext:value-type="string">
            <text:p>fórmula</text:p>
          </table:table-cell>
          <table:table-cell table:style-name="ce20" table:number-columns-repeated="7"/>
          <table:table-cell table:number-columns-repeated="47"/>
        </table:table-row>
        <table:table-row table:style-name="ro1">
          <table:table-cell table:style-name="ce23" office:value-type="string" calcext:value-type="string">
            <text:p>AValor(NumForma(número; signif))</text:p>
          </table:table-cell>
          <table:table-cell table:style-name="ce20"/>
          <table:table-cell table:style-name="ce33" office:value-type="string" calcext:value-type="string">
            <text:p>Da o número recortado ás cifras significativas</text:p>
          </table:table-cell>
          <table:table-cell table:style-name="ce20" table:number-columns-repeated="2"/>
          <table:table-cell table:style-name="ce61" office:value-type="float" office:value="1234567890" calcext:value-type="float">
            <text:p>1234567890</text:p>
          </table:table-cell>
          <table:table-cell table:style-name="ce65" office:value-type="float" office:value="4" calcext:value-type="float">
            <text:p>4</text:p>
          </table:table-cell>
          <table:table-cell table:style-name="ce20"/>
          <table:table-cell table:style-name="ce66" table:formula="of:=AVALOR(NUMFORMA([.F54];[.G54]))" office:value-type="float" office:value="1235000000" calcext:value-type="float">
            <text:p>1235000000</text:p>
          </table:table-cell>
          <table:table-cell table:style-name="ce66" table:formula="of:=FORMULA([.I54])" office:value-type="string" office:string-value="=AVALOR(NUMFORMA(F54;G54))" calcext:value-type="string">
            <text:p>=AVALOR(NUMFORMA(F54;G54))</text:p>
          </table:table-cell>
          <table:table-cell table:style-name="ce20" table:number-columns-repeated="7"/>
          <table:table-cell table:number-columns-repeated="47"/>
        </table:table-row>
        <table:table-row table:style-name="ro1">
          <table:table-cell table:style-name="ce23"/>
          <table:table-cell table:style-name="ce20"/>
          <table:table-cell table:style-name="ce33" office:value-type="string" calcext:value-type="string">
            <text:p>pero non amosa os ceros decimais á dereita</text:p>
          </table:table-cell>
          <table:table-cell table:style-name="ce20" table:number-columns-repeated="2"/>
          <table:table-cell table:style-name="ce63" office:value-type="float" office:value="0.082" calcext:value-type="float">
            <text:p>0,082</text:p>
          </table:table-cell>
          <table:table-cell table:style-name="ce65" office:value-type="float" office:value="4" calcext:value-type="float">
            <text:p>4</text:p>
          </table:table-cell>
          <table:table-cell table:style-name="ce20"/>
          <table:table-cell table:style-name="ce66" table:formula="of:=AVALOR(NUMFORMA([.F55];[.G55]))" office:value-type="float" office:value="0.082" calcext:value-type="float">
            <text:p>0,082</text:p>
          </table:table-cell>
          <table:table-cell table:style-name="ce66" table:formula="of:=FORMULA([.I55])" office:value-type="string" office:string-value="=AVALOR(NUMFORMA(F55;G55))" calcext:value-type="string">
            <text:p>=AVALOR(NUMFORMA(F55;G55))</text:p>
          </table:table-cell>
          <table:table-cell table:style-name="ce20" table:number-columns-repeated="7"/>
          <table:table-cell table:number-columns-repeated="47"/>
        </table:table-row>
        <table:table-row table:style-name="ro1">
          <table:table-cell table:style-name="ce20"/>
          <table:table-cell table:style-name="ce38" office:value-type="string" calcext:value-type="string">
            <text:p>número</text:p>
          </table:table-cell>
          <table:table-cell table:style-name="ce33" office:value-type="string" calcext:value-type="string">
            <text:p>O número que se vai recortar ou ampliar</text:p>
          </table:table-cell>
          <table:table-cell table:style-name="ce20" table:number-columns-repeated="2"/>
          <table:table-cell table:style-name="DatoEntrada" office:value-type="float" office:value="299792458" calcext:value-type="float">
            <text:p>299792458</text:p>
          </table:table-cell>
          <table:table-cell table:style-name="ce20" table:number-columns-repeated="2"/>
          <table:table-cell table:style-name="ce66" table:formula="of:=AVALOR(NUMFORMA([.F56]))" office:value-type="float" office:value="300000000" calcext:value-type="float">
            <text:p>300000000</text:p>
          </table:table-cell>
          <table:table-cell table:style-name="ce66" table:formula="of:=FORMULA([.I56])" office:value-type="string" office:string-value="=AVALOR(NUMFORMA(F56))" calcext:value-type="string">
            <text:p>=AVALOR(NUMFORMA(F56))</text:p>
          </table:table-cell>
          <table:table-cell table:style-name="ce20" table:number-columns-repeated="7"/>
          <table:table-cell table:number-columns-repeated="47"/>
        </table:table-row>
        <table:table-row table:style-name="ro1">
          <table:table-cell table:style-name="ce25" office:value-type="string" calcext:value-type="string">
            <text:p>(optativo) </text:p>
          </table:table-cell>
          <table:table-cell table:style-name="ce38" office:value-type="string" calcext:value-type="string">
            <text:p>signif</text:p>
          </table:table-cell>
          <table:table-cell table:style-name="ce33" office:value-type="string" calcext:value-type="string">
            <text:p>N.º de cifras significativas (por defecto, 3)</text:p>
          </table:table-cell>
          <table:table-cell table:style-name="ce20" table:number-columns-repeated="2"/>
          <table:table-cell table:style-name="ce61" table:formula="of:=PI()" office:value-type="float" office:value="3.14159265358979" calcext:value-type="float">
            <text:p>3,14159265358979</text:p>
          </table:table-cell>
          <table:table-cell table:style-name="ce65" office:value-type="float" office:value="6" calcext:value-type="float">
            <text:p>6</text:p>
          </table:table-cell>
          <table:table-cell table:style-name="ce20"/>
          <table:table-cell table:style-name="ce66" table:formula="of:=AVALOR(NUMFORMA([.F57];[.G57]))" office:value-type="float" office:value="3.14159" calcext:value-type="float">
            <text:p>3,14159</text:p>
          </table:table-cell>
          <table:table-cell table:style-name="ce66" table:formula="of:=FORMULA([.I57])" office:value-type="string" office:string-value="=AVALOR(NUMFORMA(F57;G57))" calcext:value-type="string">
            <text:p>=AVALOR(NUMFORMA(F57;G57))</text:p>
          </table:table-cell>
          <table:table-cell table:style-name="ce20" table:number-columns-repeated="7"/>
          <table:table-cell table:number-columns-repeated="47"/>
        </table:table-row>
        <table:table-row table:style-name="ro1">
          <table:table-cell table:style-name="ce20" table:number-columns-repeated="2"/>
          <table:table-cell table:style-name="ce33"/>
          <table:table-cell table:style-name="ce20" table:number-columns-repeated="14"/>
          <table:table-cell table:number-columns-repeated="47"/>
        </table:table-row>
        <table:table-row table:style-name="ro1" table:number-rows-repeated="25">
          <table:table-cell table:style-name="ce20" table:number-columns-repeated="6"/>
          <table:table-cell table:style-name="ce48"/>
          <table:table-cell table:style-name="ce20" table:number-columns-repeated="10"/>
          <table:table-cell table:number-columns-repeated="47"/>
        </table:table-row>
        <table:table-row table:style-name="ro1">
          <table:table-cell table:number-columns-repeated="64"/>
        </table:table-row>
        <table:table-row table:style-name="ro1">
          <table:table-cell table:style-name="ce20" office:value-type="string" calcext:value-type="string">
            <text:p>Actualizado</text:p>
          </table:table-cell>
          <table:table-cell table:style-name="ce39" office:value-type="date" office:date-value="2024-03-17" calcext:value-type="date">
            <text:p>17/03/24</text:p>
          </table:table-cell>
          <table:table-cell table:number-columns-repeated="62"/>
        </table:table-row>
        <table:table-row table:style-name="ro1">
          <table:table-cell table:number-columns-repeated="64"/>
        </table:table-row>
        <table:table-row table:style-name="ro1">
          <table:table-cell table:style-name="ce28" office:value-type="string" calcext:value-type="string">
            <text:p>Despregar</text:p>
          </table:table-cell>
          <table:table-cell table:number-columns-repeated="63"/>
        </table:table-row>
        <table:table-row table:style-name="ro1">
          <table:table-cell table:style-name="ce28" office:value-type="string" calcext:value-type="string">
            <text:p>Clic e picar na frecha</text:p>
          </table:table-cell>
          <table:table-cell table:number-columns-repeated="63"/>
        </table:table-row>
        <table:table-row table:style-name="ro1">
          <table:table-cell/>
          <table:table-cell table:style-name="ce41"/>
          <table:table-cell table:number-columns-repeated="62"/>
        </table:table-row>
        <table:table-row table:style-name="ro1" table:number-rows-repeated="1048435">
          <table:table-cell table:number-columns-repeated="64"/>
        </table:table-row>
        <table:table-row table:style-name="ro2" table:number-rows-repeated="33">
          <table:table-cell table:number-columns-repeated="64"/>
        </table:table-row>
        <table:table-row table:style-name="ro3" table:number-rows-repeated="18">
          <table:table-cell table:number-columns-repeated="64"/>
        </table:table-row>
        <table:table-row table:style-name="ro3">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default-cell-style-name="Default"/>
        <table:table-column table:style-name="co10" table:default-cell-style-name="Default"/>
        <table:table-column table:style-name="co12" table:default-cell-style-name="Default"/>
        <table:table-column table:style-name="co10" table:number-columns-repeated="6" table:default-cell-style-name="Default"/>
        <table:table-column table:style-name="co13" table:default-cell-style-name="Default"/>
        <table:table-column table:style-name="co10" table:number-columns-repeated="2" table:default-cell-style-name="Default"/>
        <table:table-column table:style-name="co14" table:default-cell-style-name="Default"/>
        <table:table-column table:style-name="co10" table:number-columns-repeated="14" table:default-cell-style-name="Default"/>
        <table:table-row table:style-name="ro4">
          <table:table-cell table:style-name="ce70" office:value-type="string" calcext:value-type="string">
            <text:p>Axuda</text:p>
          </table:table-cell>
          <table:table-cell table:style-name="ce68" table:number-columns-repeated="6"/>
          <table:table-cell table:style-name="ce68" office:value-type="string" calcext:value-type="string">
            <text:p>Ir a…</text:p>
          </table:table-cell>
          <table:table-cell table:style-name="ce68"/>
          <table:table-cell table:style-name="ce68" office:value-type="string" calcext:value-type="string">
            <text:p>Ver documento</text:p>
          </table:table-cell>
          <table:table-cell table:style-name="ce68"/>
          <table:table-cell table:style-name="ce73" office:value-type="string" calcext:value-type="string">
            <text:p>Aclaracións</text:p>
          </table:table-cell>
          <table:table-cell table:style-name="ce68" table:number-columns-repeated="3"/>
          <table:table-cell office:value-type="string" calcext:value-type="string">
            <text:p>↲</text:p>
          </table:table-cell>
          <table:table-cell table:number-columns-repeated="10"/>
          <table:table-cell table:style-name="ce28" office:value-type="string" calcext:value-type="string">
            <text:p>Clic e pinchar na frecha</text:p>
          </table:table-cell>
        </table:table-row>
        <table:table-row table:style-name="ro4">
          <table:table-cell table:style-name="ce4" office:value-type="string" calcext:value-type="string">
            <text:p>Pode empregar este documento para tentar resolver un problema de efecto fotoeléctrico</text:p>
          </table:table-cell>
          <table:table-cell table:style-name="ce20" table:number-columns-repeated="4"/>
          <table:table-cell table:style-name="ce68"/>
          <table:table-cell table:style-name="ce20"/>
          <table:table-cell table:style-name="ce21" office:value-type="string" calcext:value-type="string">
            <text:p><text:a xlink:href="#Enunciado" xlink:type="simple">Enunciado</text:a></text:p>
          </table:table-cell>
          <table:table-cell table:style-name="ce68"/>
          <table:table-cell table:style-name="ce103" office:value-type="string" calcext:value-type="string">
            <text:p><text:span text:style-name="T9"><text:a xlink:href="../FotoelectricoExemplosPAUGal.pdf" xlink:type="simple" office:target-frame-name="_blank">Exemplo PAU</text:a></text:span></text:p>
          </table:table-cell>
          <table:table-cell table:style-name="ce68"/>
          <table:table-cell table:style-name="ce105" office:value-type="string" calcext:value-type="string">
            <text:p><text:a xlink:href="#CifrasSign" xlink:type="simple">Cifras significativas</text:a></text:p>
          </table:table-cell>
          <table:table-cell table:style-name="ce105"/>
          <table:table-cell table:style-name="ce68" table:number-columns-repeated="2"/>
          <table:table-cell table:number-columns-repeated="12"/>
        </table:table-row>
        <table:table-row table:style-name="ro4">
          <table:table-cell table:style-name="ce71" office:value-type="string" calcext:value-type="string">
            <text:p>no que pode escoller os datos e as incógnitas.</text:p>
          </table:table-cell>
          <table:table-cell table:style-name="ce20" table:number-columns-repeated="6"/>
          <table:table-cell table:style-name="ce11" office:value-type="string" calcext:value-type="string">
            <text:p><text:a xlink:href="#Introd" xlink:type="simple">Introdución</text:a></text:p>
          </table:table-cell>
          <table:table-cell table:style-name="ce68"/>
          <table:table-cell table:style-name="ce103" office:value-type="string" calcext:value-type="string">
            <text:p><text:span text:style-name="T9"><text:a xlink:href="../FotoelectricoExemplosABAUGal.pdf" xlink:type="simple" office:target-frame-name="_blank">Exemplos ABAU</text:a></text:span></text:p>
          </table:table-cell>
          <table:table-cell table:style-name="ce68"/>
          <table:table-cell table:style-name="ce11" office:value-type="string" calcext:value-type="string">
            <text:p><text:a xlink:href="#CopiarResultado" xlink:type="simple">Copiar un resultado noutra cela</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Se quedan datos ou resultados dun problema anterior diferente do que quere resolver</text:p>
          </table:table-cell>
          <table:table-cell table:style-name="ce20" table:number-columns-repeated="6"/>
          <table:table-cell table:style-name="ce95" office:value-type="string" calcext:value-type="string">
            <text:p><text:a xlink:href="#DescrFunc" xlink:type="simple">Funcións</text:a></text:p>
          </table:table-cell>
          <table:table-cell table:style-name="ce68" table:number-columns-repeated="3"/>
          <table:table-cell table:style-name="ce95" office:value-type="string" calcext:value-type="string">
            <text:p><text:a xlink:href="#ErrorResult" xlink:type="simple">Erros nos resultad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agora, faga clic no botón</text:p>
          </table:table-cell>
          <table:table-cell table:style-name="ce20"/>
          <table:table-cell table:style-name="ce20">
            <draw:control table:end-cell-address="Axuda.C5" table:end-x="1.964cm" table:end-y="0.528cm" draw:z-index="9" draw:style-name="gr1" draw:text-style-name="P1" svg:width="1.852cm" svg:height="0.513cm" svg:x="0.112cm" svg:y="0.015cm" draw:control="control1"/>
          </table:table-cell>
          <table:table-cell table:style-name="ce4" office:value-type="string" calcext:value-type="string">
            <text:p>da pestana</text:p>
          </table:table-cell>
          <table:table-cell table:style-name="ce21" office:value-type="string" calcext:value-type="string">
            <text:p><text:a xlink:href="#Enunciado" xlink:type="simple">Enunciado</text:a></text:p>
          </table:table-cell>
          <table:table-cell table:style-name="ce20" table:number-columns-repeated="3"/>
          <table:table-cell table:style-name="ce68" table:number-columns-repeated="3"/>
          <table:table-cell table:style-name="ce105" office:value-type="string" calcext:value-type="string">
            <text:p><text:a xlink:href="#ElegirOEscribir" xlink:type="simple">Escribir d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faga clic no botón</text:p>
          </table:table-cell>
          <table:table-cell table:style-name="ce20"/>
          <table:table-cell table:style-name="ce144" office:value-type="string" calcext:value-type="string">
            <text:p>Aceptar</text:p>
          </table:table-cell>
          <table:table-cell table:style-name="ce4" office:value-type="string" calcext:value-type="string">
            <text:p>do cadro de diálogo que aparece</text:p>
          </table:table-cell>
          <table:table-cell table:style-name="ce20" table:number-columns-repeated="4"/>
          <table:table-cell table:style-name="ce68" table:number-columns-repeated="3"/>
          <table:table-cell table:style-name="ce106" office:value-type="string" calcext:value-type="string">
            <text:p><text:a xlink:href="#Formatos" xlink:type="simple">Formatos</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ou vaia ao menú</text:p>
          </table:table-cell>
          <table:table-cell table:style-name="ce20" table:number-columns-repeated="7"/>
          <table:table-cell table:style-name="ce68" table:number-columns-repeated="3"/>
          <table:table-cell table:style-name="ce95" office:value-type="string" calcext:value-type="string">
            <text:p><text:a xlink:href="#NoSePueden" xlink:type="simple">Non se pode escribir nas celas</text:a></text:p>
          </table:table-cell>
          <table:table-cell table:style-name="ce105"/>
          <table:table-cell table:style-name="ce68" table:number-columns-repeated="2"/>
          <table:table-cell table:number-columns-repeated="12"/>
        </table:table-row>
        <table:table-row table:style-name="ro4">
          <table:table-cell table:style-name="ce10" office:value-type="string" calcext:value-type="string">
            <text:p>Editar → Seleccionar → Seleccionar as celas desprotexidas</text:p>
          </table:table-cell>
          <table:table-cell table:style-name="ce20" table:number-columns-repeated="7"/>
          <table:table-cell table:style-name="ce68" table:number-columns-repeated="3"/>
          <table:table-cell table:style-name="ce95" office:value-type="string" calcext:value-type="string">
            <text:p><text:a xlink:href="#BorrarTodo" xlink:type="simple">O botón «Borrar datos» non vai</text:a></text:p>
          </table:table-cell>
          <table:table-cell table:style-name="ce105"/>
          <table:table-cell table:style-name="ce68" table:number-columns-repeated="2"/>
          <table:table-cell table:number-columns-repeated="12"/>
        </table:table-row>
        <table:table-row table:style-name="ro4">
          <table:table-cell table:style-name="ce4" office:value-type="string" calcext:value-type="string">
            <text:p>e prema na tecla </text:p>
          </table:table-cell>
          <table:table-cell table:style-name="ce20" table:number-columns-repeated="7"/>
          <table:table-cell table:style-name="ce68" table:number-columns-repeated="3"/>
          <table:table-cell table:style-name="ce11" office:value-type="string" calcext:value-type="string">
            <text:p><text:a xlink:href="#OtrosCalc" xlink:type="simple">Outros cálculos</text:a></text:p>
          </table:table-cell>
          <table:table-cell table:style-name="ce105"/>
          <table:table-cell table:style-name="ce68" table:number-columns-repeated="2"/>
          <table:table-cell table:number-columns-repeated="12"/>
        </table:table-row>
        <table:table-row table:style-name="ro4">
          <table:table-cell table:style-name="ce72" office:value-type="string" calcext:value-type="string">
            <text:p>Supr</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scriba ou elixa os datos segundo o </text:p>
          </table:table-cell>
          <table:table-cell table:style-name="ce20" table:number-columns-repeated="2"/>
          <table:table-cell table:style-name="ce21" office:value-type="string" calcext:value-type="string">
            <text:p><text:a xlink:href="#ElegirOEscribir" xlink:type="simple">tipo de cela</text:a></text:p>
          </table:table-cell>
          <table:table-cell table:style-name="ce20" table:number-columns-repeated="4"/>
          <table:table-cell table:style-name="ce68" table:number-columns-repeated="7"/>
          <table:table-cell table:number-columns-repeated="12"/>
        </table:table-row>
        <table:table-row table:style-name="ro4">
          <table:table-cell table:style-name="ce4" office:value-type="string" calcext:value-type="string">
            <text:p>Elixa as incógnitas</text:p>
          </table:table-cell>
          <table:table-cell table:style-name="ce20" table:number-columns-repeated="7"/>
          <table:table-cell table:style-name="ce68" table:number-columns-repeated="7"/>
          <table:table-cell table:number-columns-repeated="12"/>
        </table:table-row>
        <table:table-row table:style-name="ro4">
          <table:table-cell table:style-name="ce4" office:value-type="string" calcext:value-type="string">
            <text:p>e vaia tentando calcular os resultados intermedios e os finais.</text:p>
          </table:table-cell>
          <table:table-cell table:style-name="ce20" table:number-columns-repeated="7"/>
          <table:table-cell table:style-name="ce68" table:number-columns-repeated="7"/>
          <table:table-cell table:number-columns-repeated="12"/>
        </table:table-row>
        <table:table-row table:style-name="ro4">
          <table:table-cell table:style-name="ce4"/>
          <table:table-cell table:style-name="ce20" table:number-columns-repeated="6"/>
          <table:table-cell table:style-name="ce71"/>
          <table:table-cell table:style-name="ce68" table:number-columns-repeated="7"/>
          <table:table-cell table:number-columns-repeated="12"/>
        </table:table-row>
        <table:table-row table:style-name="ro4">
          <table:table-cell table:style-name="ce70" office:value-type="string" calcext:value-type="string">
            <text:p>Seguir ligazóns</text:p>
          </table:table-cell>
          <table:table-cell table:style-name="ce68" table:number-columns-repeated="4"/>
          <table:table-cell table:style-name="ce99"/>
          <table:table-cell table:style-name="ce100"/>
          <table:table-cell table:style-name="ce68" table:number-columns-repeated="8"/>
          <table:table-cell table:number-columns-repeated="12"/>
        </table:table-row>
        <table:table-row table:style-name="ro4">
          <table:table-cell table:style-name="ce73" office:value-type="string" calcext:value-type="string">
            <text:p>As ligazóns son celas con este aspecto</text:p>
          </table:table-cell>
          <table:table-cell table:style-name="ce68" table:number-columns-repeated="2"/>
          <table:table-cell table:style-name="ce11" office:value-type="string" calcext:value-type="string">
            <text:p><text:a xlink:href="#EjemploEnlace" xlink:type="simple">Ligazón</text:a></text:p>
          </table:table-cell>
          <table:table-cell table:style-name="ce68"/>
          <table:table-cell table:style-name="ce99"/>
          <table:table-cell table:style-name="ce68" table:number-columns-repeated="9"/>
          <table:table-cell table:number-columns-repeated="12"/>
        </table:table-row>
        <table:table-row table:style-name="ro4">
          <table:table-cell table:style-name="ce73" office:value-type="string" calcext:value-type="string">
            <text:p>Para seguir unha ligazón pulse a tecla Control («Ctrl») mentres pincha nel.</text:p>
          </table:table-cell>
          <table:table-cell table:style-name="ce68" table:number-columns-repeated="14"/>
          <table:table-cell table:number-columns-repeated="12"/>
        </table:table-row>
        <table:table-row table:style-name="ro4">
          <table:table-cell table:style-name="ce73" office:value-type="string" calcext:value-type="string">
            <text:p>Se prefire seguir a ligazón sen ter que pulsar a tecla Control,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Opcións → LibreOffice → Seguranza → Opcións de seguranza e advertencias</text:p>
          </table:table-cell>
          <table:table-cell table:style-name="ce10" table:number-columns-repeated="8"/>
          <table:table-cell table:style-name="ce68" table:number-columns-repeated="6"/>
          <table:table-cell table:number-columns-repeated="12"/>
        </table:table-row>
        <table:table-row table:style-name="ro4">
          <table:table-cell table:style-name="ce4" office:value-type="string" calcext:value-type="string">
            <text:p>faga clic en</text:p>
          </table:table-cell>
          <table:table-cell table:style-name="ce85" office:value-type="string" calcext:value-type="string">
            <text:p><text:s/>Opcións</text:p>
          </table:table-cell>
          <table:table-cell table:style-name="ce25"/>
          <table:table-cell table:style-name="ce25" office:value-type="string" calcext:value-type="string">
            <text:p> e quite a marca [<text:span text:style-name="T6">√</text:span>]  </text:p>
          </table:table-cell>
          <table:table-cell table:style-name="ce72" office:value-type="string" calcext:value-type="string">
            <text:p>Ctrl+pulsación para abrir as hiperligazóns</text:p>
          </table:table-cell>
          <table:table-cell table:style-name="ce10"/>
          <table:table-cell table:style-name="ce68" table:number-columns-repeated="9"/>
          <table:table-cell table:number-columns-repeated="12"/>
        </table:table-row>
        <table:table-row table:style-name="ro4">
          <table:table-cell table:style-name="ce73" office:value-type="string" calcext:value-type="string">
            <text:p>Tamén pode ir a outra folla facendo clic nunha das pestanas da parte inferior.</text:p>
          </table:table-cell>
          <table:table-cell table:style-name="ce68" table:number-columns-repeated="14"/>
          <table:table-cell table:number-columns-repeated="12"/>
        </table:table-row>
        <table:table-row table:style-name="ro4">
          <table:table-cell table:style-name="ce74"/>
          <table:table-cell table:style-name="ce68"/>
          <table:table-cell table:style-name="ce128" table:number-columns-repeated="4"/>
          <table:table-cell table:style-name="ce113" table:number-columns-repeated="2"/>
          <table:table-cell table:style-name="ce68" table:number-columns-repeated="7"/>
          <table:table-cell table:number-columns-repeated="12"/>
        </table:table-row>
        <table:table-row table:style-name="ro4">
          <table:table-cell table:style-name="ce70" office:value-type="string" calcext:value-type="string">
            <text:p>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73" office:value-type="string" calcext:value-type="string">
            <text:p>Na folla de Enunciados existen dous tipos de celas para elixir ou escribir datos</text:p>
          </table:table-cell>
          <table:table-cell table:style-name="ce68"/>
          <table:table-cell table:style-name="ce128" table:number-columns-repeated="6"/>
          <table:table-cell table:style-name="ce68" table:number-columns-repeated="7"/>
          <table:table-cell table:number-columns-repeated="12"/>
        </table:table-row>
        <table:table-row table:style-name="ro4">
          <table:table-cell table:style-name="ce68" office:value-type="string" calcext:value-type="string">
            <text:p>a) Menú</text:p>
          </table:table-cell>
          <table:table-cell table:style-name="ce86" table:content-validation-name="val2" office:value-type="string" calcext:value-type="string" table:number-columns-spanned="2" table:number-rows-spanned="1">
            <text:p>Clic e pinchar na frecha</text:p>
          </table:table-cell>
          <table:covered-table-cell table:style-name="ce128"/>
          <table:table-cell table:style-name="ce96" office:value-type="string" calcext:value-type="string">
            <text:p>As celas con fondo de cor salmón son para elixir nunha lista de opción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3" office:value-type="string" calcext:value-type="string">
            <text:p>Faga clic nela e aparecerá ⇓. Ao pulsar nesta frecha despréganse as opción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70" office:value-type="string" calcext:value-type="string">
            <text:p>Non copie nunca unha cela de Menú noutra! Desaparecerán os menús.</text:p>
          </table:table-cell>
          <table:table-cell table:style-name="ce128"/>
          <table:table-cell table:style-name="ce97"/>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4" office:value-type="string" calcext:value-type="string">
            <text:p>A única solución é</text:p>
          </table:table-cell>
          <table:table-cell table:style-name="ce128"/>
          <table:table-cell table:style-name="ce21" office:value-type="string" calcext:value-type="string">
            <text:p><text:a xlink:href="https://alfonbarba.github.io/GitHub/Calculos/FotoelectricoGal.ods" xlink:type="simple">descargar</text:a></text:p>
          </table:table-cell>
          <table:table-cell table:style-name="ce138" office:value-type="string" calcext:value-type="string">
            <text:p>de novo este documento.</text:p>
          </table:table-cell>
          <table:table-cell table:style-name="ce128" table:number-columns-repeated="3"/>
          <table:table-cell table:style-name="ce68" table:number-columns-repeated="7"/>
          <table:table-cell table:number-columns-repeated="12"/>
        </table:table-row>
        <table:table-row table:style-name="ro4">
          <table:table-cell table:style-name="ce68" office:value-type="string" calcext:value-type="string">
            <text:p>b) Valores</text:p>
          </table:table-cell>
          <table:table-cell table:style-name="DatoEntrada"/>
          <table:table-cell table:style-name="ce128"/>
          <table:table-cell table:style-name="ce96" office:value-type="string" calcext:value-type="string">
            <text:p>As celas con borde azul empréganse para escribir valores numéricos.</text:p>
          </table:table-cell>
          <table:table-cell table:style-name="ce128" table:number-columns-repeated="4"/>
          <table:table-cell table:style-name="ce68" table:number-columns-repeated="7"/>
          <table:table-cell table:number-columns-repeated="12"/>
        </table:table-row>
        <table:table-row table:style-name="ro4">
          <table:table-cell table:style-name="ce68"/>
          <table:table-cell table:style-name="ce120" office:value-type="string" calcext:value-type="string">
            <text:p>Pode escoller na barra de ferramentas o formato</text:p>
          </table:table-cell>
          <table:table-cell table:style-name="ce127" table:number-columns-repeated="3"/>
          <table:table-cell table:style-name="ce140" office:value-type="string" calcext:value-type="string">
            <text:p>científico</text:p>
          </table:table-cell>
          <table:table-cell table:style-name="ce143" office:value-type="string" calcext:value-type="string">
            <text:p>ou xeral</text:p>
          </table:table-cell>
          <table:table-cell table:style-name="ce140" office:value-type="string" calcext:value-type="string">
            <text:p>e engadir</text:p>
          </table:table-cell>
          <table:table-cell table:style-name="ce147" office:value-type="string" calcext:value-type="string">
            <text:p>ou eliminar decimais </text:p>
          </table:table-cell>
          <table:table-cell table:style-name="ce147"/>
          <table:table-cell table:style-name="ce68" table:number-columns-repeated="5"/>
          <table:table-cell table:number-columns-repeated="12"/>
        </table:table-row>
        <table:table-row table:style-name="ro4">
          <table:table-cell table:style-name="ce68"/>
          <table:table-cell table:style-name="ce120" office:value-type="string" calcext:value-type="string">
            <text:p>facendo clic nunha das iconas (LibreOffice 7.3)</text:p>
          </table:table-cell>
          <table:table-cell table:style-name="ce127" table:number-columns-repeated="3"/>
          <table:table-cell table:style-name="ce141" office:value-type="string" calcext:value-type="string">
            <text:p>E</text:p>
          </table:table-cell>
          <table:table-cell table:style-name="ce141" office:value-type="float" office:value="12" calcext:value-type="float">
            <text:p>12</text:p>
          </table:table-cell>
          <table:table-cell table:style-name="ce146" office:value-type="string" calcext:value-type="string">
            <text:p>,00+</text:p>
          </table:table-cell>
          <table:table-cell table:style-name="ce148" office:value-type="string" calcext:value-type="string">
            <text:p>,00<text:span text:style-name="T8">×</text:span></text:p>
          </table:table-cell>
          <table:table-cell table:style-name="ce147"/>
          <table:table-cell table:style-name="ce68" table:number-columns-repeated="5"/>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Cifras significativas</text:p>
          </table:table-cell>
          <table:table-cell table:style-name="ce68"/>
          <table:table-cell table:style-name="ce92" table:content-validation-name="val3">
            <office:annotation draw:style-name="gr2" draw:text-style-name="P3" svg:width="3.445cm" svg:height="2.416cm" svg:x="7.072cm" svg:y="16.928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98" table:formula="of:=IF(ISBLANK([.C33]);3;[.C33])" office:value-type="float" office:value="3" calcext:value-type="float">
            <text:p>3</text:p>
          </table:table-cell>
          <table:table-cell table:style-name="ce68"/>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Pódese elixir o número de cifras significativas (1 a 6)</text:p>
          </table:table-cell>
          <table:table-cell table:style-name="ce68" table:number-columns-repeated="14"/>
          <table:table-cell table:number-columns-repeated="12"/>
        </table:table-row>
        <table:table-row table:style-name="ro4">
          <table:table-cell table:style-name="ce73" office:value-type="string" calcext:value-type="string">
            <text:p>coas que aparecerán os resultados, pero non se usan nos cálculos intermedios.</text:p>
          </table:table-cell>
          <table:table-cell table:style-name="ce68" table:number-columns-repeated="6"/>
          <table:table-cell table:style-name="ce101"/>
          <table:table-cell table:style-name="ce73" office:value-type="string" calcext:value-type="string">
            <text:p>amósase como</text:p>
          </table:table-cell>
          <table:table-cell table:style-name="ce68" table:number-columns-repeated="6"/>
          <table:table-cell table:number-columns-repeated="12"/>
        </table:table-row>
        <table:table-row table:style-name="ro4">
          <table:table-cell table:style-name="ce73" office:value-type="string" calcext:value-type="string">
            <text:p>Se se deixa en branco, presenta os resultados con 3 cifras significativas.</text:p>
          </table:table-cell>
          <table:table-cell table:style-name="ce68" table:number-columns-repeated="6"/>
          <table:table-cell table:style-name="DatoEntrada" office:value-type="float" office:value="123456789" calcext:value-type="float">
            <text:p>123456789</text:p>
          </table:table-cell>
          <table:table-cell table:style-name="ce101" table:formula="of:=NUMFORMA([.H36];[.D33];3)" office:value-type="string" office:string-value="1,23·10⁸" calcext:value-type="string">
            <text:p>1,23·10⁸</text:p>
          </table:table-cell>
          <table:table-cell table:style-name="ce68" table:number-columns-repeated="6"/>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OUTROS CÁLCUL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on as celas nas que pode facer outros cálculos distintos aos previstos.</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5" office:value-type="string" calcext:value-type="string" table:number-columns-spanned="7" table:number-rows-spanned="1">
            <text:p>O U T R O S <text:s text:c="2"/>C Á L C U L O S</text:p>
          </table:table-cell>
          <table:covered-table-cell table:number-columns-repeated="4" table:style-name="ce111"/>
          <table:covered-table-cell table:number-columns-repeated="2" table:style-name="ce113"/>
          <table:table-cell table:style-name="ce68" table:number-columns-repeated="8"/>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table:number-columns-repeated="4"/>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office:annotation draw:style-name="gr3" draw:text-style-name="P5" svg:width="3.233cm" svg:height="0.596cm" svg:x="7.682cm" svg:y="20.48cm" draw:caption-point-x="-0.61cm" draw:caption-point-y="2.284cm">
              <dc:date>2013-06-23T00:00:00</dc:date>
              <text:p text:style-name="P4"><text:span text:style-name="T2">Escriba la fórmula</text:span></text:p>
            </office:annotation>
          </table:table-cell>
          <table:table-cell table:style-name="ce94">
            <office:annotation draw:style-name="gr4" draw:text-style-name="P5" svg:width="3.233cm" svg:height="0.596cm" svg:x="9.939cm" svg:y="20.48cm" draw:caption-point-x="-0.609cm" draw:caption-point-y="2.284cm">
              <dc:date>2013-06-23T00:00:00</dc:date>
              <text:p text:style-name="P4"><text:span text:style-name="T2">Escriba la fórmula</text:span></text:p>
            </office:annotation>
          </table:table-cell>
          <table:table-cell table:style-name="ce94">
            <office:annotation draw:style-name="gr5" draw:text-style-name="P5" svg:width="3.233cm" svg:height="0.596cm" svg:x="12.197cm" svg:y="20.48cm" draw:caption-point-x="-0.609cm" draw:caption-point-y="2.284cm">
              <dc:date>2013-06-23T00:00:00</dc:date>
              <text:p text:style-name="P4"><text:span text:style-name="T2">Escriba la fórmula</text:span></text:p>
            </office:annotation>
          </table:table-cell>
          <table:table-cell table:style-name="ce94">
            <office:annotation draw:style-name="gr6" draw:text-style-name="P5" svg:width="3.233cm" svg:height="0.596cm" svg:x="14.455cm" svg:y="20.48cm" draw:caption-point-x="-0.61cm" draw:caption-point-y="2.284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3" office:value-type="string" calcext:value-type="string">
            <text:p>Escriba as ecuacións de cálculo nas celas de fondo branco.</text:p>
          </table:table-cell>
          <table:table-cell table:style-name="ce68" table:number-columns-repeated="14"/>
          <table:table-cell table:number-columns-repeated="12"/>
        </table:table-row>
        <table:table-row table:style-name="ro4">
          <table:table-cell table:style-name="ce73" office:value-type="string" calcext:value-type="string">
            <text:p>É posible que necesite usar a función AVALOR para converter o contido dunha cela nun número</text:p>
          </table:table-cell>
          <table:table-cell table:style-name="ce68" table:number-columns-repeated="14"/>
          <table:table-cell table:number-columns-repeated="12"/>
        </table:table-row>
        <table:table-row table:style-name="ro4">
          <table:table-cell table:style-name="ce73" office:value-type="string" calcext:value-type="string">
            <text:p>(aínda que o seu aspecto sexa o dun número).</text:p>
          </table:table-cell>
          <table:table-cell table:style-name="ce68" table:number-columns-repeated="14"/>
          <table:table-cell table:number-columns-repeated="12"/>
        </table:table-row>
        <table:table-row table:style-name="ro4">
          <table:table-cell table:style-name="ce73" office:value-type="string" calcext:value-type="string">
            <text:p>Se o desexa, escriba a magnitude calculada nas celas de fondo violeta.</text:p>
          </table:table-cell>
          <table:table-cell table:style-name="ce68" table:number-columns-repeated="5"/>
          <table:table-cell table:style-name="ce68" office:value-type="string" calcext:value-type="string">
            <text:p>Período</text:p>
          </table:table-cell>
          <table:table-cell table:style-name="ce68" table:number-columns-repeated="8"/>
          <table:table-cell table:number-columns-repeated="12"/>
        </table:table-row>
        <table:table-row table:style-name="ro4">
          <table:table-cell table:style-name="ce73" office:value-type="string" calcext:value-type="string">
            <text:p>P. ex. para calcular o número de voltas nun movemento circular</text:p>
          </table:table-cell>
          <table:table-cell table:style-name="ce68" table:number-columns-repeated="4"/>
          <table:table-cell table:style-name="ce68" table:formula="of:=CELL(&quot;address&quot;;[.G50])" office:value-type="string" office:string-value="$G$50" calcext:value-type="string">
            <text:p>$G$50</text:p>
          </table:table-cell>
          <table:table-cell table:style-name="ce101" table:formula="of:=NUMFORMA(5280;3;3)" office:value-type="string" office:string-value="5,28·10³" calcext:value-type="string">
            <text:p>5,28·10³</text:p>
          </table:table-cell>
          <table:table-cell table:style-name="ce68" office:value-type="string" calcext:value-type="string">
            <text:p>s</text:p>
          </table:table-cell>
          <table:table-cell table:style-name="ce68" table:number-columns-repeated="7"/>
          <table:table-cell table:number-columns-repeated="12"/>
        </table:table-row>
        <table:table-row table:style-name="ro4">
          <table:table-cell table:style-name="ce73" office:value-type="string" calcext:value-type="string">
            <text:p>Cela violeta á dereita de Magnitude →</text:p>
          </table:table-cell>
          <table:table-cell table:style-name="ce68" table:number-columns-repeated="2"/>
          <table:table-cell table:style-name="ce73" office:value-type="string" calcext:value-type="string">
            <text:p>N.º voltas</text:p>
          </table:table-cell>
          <table:table-cell table:style-name="ce68" table:number-columns-repeated="11"/>
          <table:table-cell table:number-columns-repeated="12"/>
        </table:table-row>
        <table:table-row table:style-name="ro4">
          <table:table-cell table:style-name="ce73" office:value-type="string" calcext:value-type="string">
            <text:p>Ceda de fondo banco debaixo dela:</text:p>
          </table:table-cell>
          <table:table-cell table:style-name="ce68" table:number-columns-repeated="2"/>
          <table:table-cell table:style-name="ce68" table:formula="of:=FORMULA([.C55])" office:value-type="string" office:string-value="=1/AVALOR(G50)" calcext:value-type="string">
            <text:p>=1/AVALOR(G50)</text:p>
          </table:table-cell>
          <table:table-cell table:style-name="ce68" table:number-columns-repeated="11"/>
          <table:table-cell table:number-columns-repeated="12"/>
        </table:table-row>
        <table:table-row table:style-name="ro4">
          <table:table-cell table:style-name="ce111" table:number-columns-repeated="5"/>
          <table:table-cell table:style-name="ce113" table:number-columns-repeated="2"/>
          <table:table-cell table:style-name="ce68" table:number-columns-repeated="8"/>
          <table:table-cell table:number-columns-repeated="12"/>
        </table:table-row>
        <table:table-row table:style-name="ro4">
          <table:table-cell table:style-name="ce77"/>
          <table:table-cell table:style-name="ce87" office:value-type="string" calcext:value-type="string">
            <text:p>Magnitude →</text:p>
          </table:table-cell>
          <table:table-cell table:style-name="ce93" office:value-type="string" calcext:value-type="string">
            <text:p>N.º voltas</text:p>
          </table:table-cell>
          <table:table-cell table:style-name="ce93" table:number-columns-repeated="3"/>
          <table:table-cell table:style-name="ce113"/>
          <table:table-cell table:style-name="ce68" table:number-columns-repeated="8"/>
          <table:table-cell table:number-columns-repeated="12"/>
        </table:table-row>
        <table:table-row table:style-name="ro4">
          <table:table-cell table:style-name="ce113"/>
          <table:table-cell table:style-name="ce88" office:value-type="string" calcext:value-type="string">
            <text:p>Ecuación →</text:p>
          </table:table-cell>
          <table:table-cell table:style-name="ce94" table:formula="of:=1/AVALOR([.G50])" office:value-type="float" office:value="0.000189393939393939" calcext:value-type="float">
            <office:annotation draw:style-name="gr7" draw:text-style-name="P5" svg:width="3.233cm" svg:height="0.596cm" svg:x="7.682cm" svg:y="26.287cm" draw:caption-point-x="-0.61cm" draw:caption-point-y="2.298cm">
              <dc:date>2013-06-23T00:00:00</dc:date>
              <text:p text:style-name="P4"><text:span text:style-name="T2">Escriba la fórmula</text:span></text:p>
            </office:annotation>
            <text:p>0,000189393939393939</text:p>
          </table:table-cell>
          <table:table-cell table:style-name="ce94">
            <office:annotation draw:style-name="gr8" draw:text-style-name="P5" svg:width="3.233cm" svg:height="0.596cm" svg:x="9.939cm" svg:y="26.287cm" draw:caption-point-x="-0.609cm" draw:caption-point-y="2.298cm">
              <dc:date>2013-06-23T00:00:00</dc:date>
              <text:p text:style-name="P4"><text:span text:style-name="T2">Escriba la fórmula</text:span></text:p>
            </office:annotation>
          </table:table-cell>
          <table:table-cell table:style-name="ce94">
            <office:annotation draw:style-name="gr9" draw:text-style-name="P5" svg:width="3.233cm" svg:height="0.596cm" svg:x="0.143cm" svg:y="5.617cm" draw:caption-point-x="11.445cm" draw:caption-point-y="22.968cm">
              <dc:date>2013-06-23T00:00:00</dc:date>
              <text:p text:style-name="P4"><text:span text:style-name="T2">Escriba la fórmula</text:span></text:p>
            </office:annotation>
          </table:table-cell>
          <table:table-cell table:style-name="ce94">
            <office:annotation draw:style-name="gr9" draw:text-style-name="P5" svg:width="3.233cm" svg:height="0.596cm" svg:x="14.455cm" svg:y="26.287cm" draw:caption-point-x="-0.61cm" draw:caption-point-y="2.298cm">
              <dc:date>2013-06-23T00:00:00</dc:date>
              <text:p text:style-name="P4"><text:span text:style-name="T2">Escriba la fórmula</text:span></text:p>
            </office:annotation>
          </table:table-cell>
          <table:table-cell table:style-name="ce113"/>
          <table:table-cell table:style-name="ce68" table:number-columns-repeated="8"/>
          <table:table-cell table:number-columns-repeated="12"/>
        </table:table-row>
        <table:table-row table:style-name="ro4">
          <table:table-cell table:style-name="ce68" table:number-columns-repeated="15"/>
          <table:table-cell table:number-columns-repeated="12"/>
        </table:table-row>
        <table:table-row table:style-name="ro4">
          <table:table-cell table:style-name="ce74" office:value-type="string" calcext:value-type="string">
            <text:p>Format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As celas perden o formato se se copia nelas datos doutro tipo de cela.</text:p>
          </table:table-cell>
          <table:table-cell table:style-name="ce68" table:number-columns-repeated="14"/>
          <table:table-cell table:number-columns-repeated="12"/>
        </table:table-row>
        <table:table-row table:style-name="ro4">
          <table:table-cell table:style-name="ce73" office:value-type="string" calcext:value-type="string">
            <text:p>Se algunha das celas con borde azul perde o formato, só ten que copiar unha cela similar</text:p>
          </table:table-cell>
          <table:table-cell table:style-name="ce68" table:number-columns-repeated="14"/>
          <table:table-cell table:number-columns-repeated="12"/>
        </table:table-row>
        <table:table-row table:style-name="ro4">
          <table:table-cell table:style-name="ce73" office:value-type="string" calcext:value-type="string">
            <text:p>e pegala no sitio da que deixou de funcionar.</text:p>
          </table:table-cell>
          <table:table-cell table:style-name="ce68" table:number-columns-repeated="14"/>
          <table:table-cell table:number-columns-repeated="12"/>
        </table:table-row>
        <table:table-row table:style-name="ro4">
          <table:table-cell table:style-name="ce73" office:value-type="string" calcext:value-type="string">
            <text:p>Para evitar perdas de formato copie e, en vez de pegar, faga un</text:p>
          </table:table-cell>
          <table:table-cell table:style-name="ce68" table:number-columns-repeated="14"/>
          <table:table-cell table:number-columns-repeated="12"/>
        </table:table-row>
        <table:table-row table:style-name="ro4">
          <table:table-cell table:style-name="ce79" office:value-type="string" calcext:value-type="string">
            <text:p>Editar → Pegado especial</text:p>
          </table:table-cell>
          <table:table-cell table:style-name="ce68"/>
          <table:table-cell table:style-name="ce73" office:value-type="string" calcext:value-type="string">
            <text:p>ou pulse a combinación de teclas: </text:p>
          </table:table-cell>
          <table:table-cell table:style-name="ce68" table:number-columns-repeated="2"/>
          <table:table-cell table:style-name="ce68" office:value-type="string" calcext:value-type="string">
            <text:p>Ctrl <text:span text:style-name="T7">⇑ V</text:span></text:p>
          </table:table-cell>
          <table:table-cell table:style-name="ce68" table:number-columns-repeated="9"/>
          <table:table-cell table:number-columns-repeated="12"/>
        </table:table-row>
        <table:table-row table:style-name="ro4">
          <table:table-cell table:style-name="ce73" office:value-type="string" calcext:value-type="string">
            <text:p>e desmarque a opción</text:p>
          </table:table-cell>
          <table:table-cell table:style-name="ce68" table:number-columns-repeated="14"/>
          <table:table-cell table:number-columns-repeated="12"/>
        </table:table-row>
        <table:table-row table:style-name="ro4">
          <table:table-cell table:style-name="ce79" office:value-type="string" calcext:value-type="string">
            <text:p>Formatos</text:p>
          </table:table-cell>
          <table:table-cell table:style-name="ce68" table:number-columns-repeated="14"/>
          <table:table-cell table:number-columns-repeated="12"/>
        </table:table-row>
        <table:table-row table:style-name="ro4">
          <table:table-cell table:style-name="ce73" office:value-type="string" calcext:value-type="string">
            <text:p>Para cambiar o formato numérico dunha cela de borde azul, elixa o tipo de dato da</text:p>
          </table:table-cell>
          <table:table-cell table:style-name="ce68" table:number-columns-repeated="14"/>
          <table:table-cell table:number-columns-repeated="12"/>
        </table:table-row>
        <table:table-row table:style-name="ro4">
          <table:table-cell table:style-name="ce73" office:value-type="string" calcext:value-type="string">
            <text:p>segunda barra de ferramentas. Se non aparecen os formatos que necesita, 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 → Personalizar → (pestaña) Barras de ferramentas </text:p>
          </table:table-cell>
          <table:table-cell table:style-name="ce68" table:number-columns-repeated="14"/>
          <table:table-cell table:number-columns-repeated="12"/>
        </table:table-row>
        <table:table-row table:style-name="ro4">
          <table:table-cell table:style-name="ce73" office:value-type="string" calcext:value-type="string">
            <text:p>e en Barra de ferramentas elixa</text:p>
          </table:table-cell>
          <table:table-cell table:style-name="ce68" table:number-columns-repeated="14"/>
          <table:table-cell table:number-columns-repeated="12"/>
        </table:table-row>
        <table:table-row table:style-name="ro4">
          <table:table-cell table:style-name="ce10" office:value-type="string" calcext:value-type="string">
            <text:p>Formatado</text:p>
          </table:table-cell>
          <table:table-cell table:style-name="ce68" table:number-columns-repeated="14"/>
          <table:table-cell table:number-columns-repeated="12"/>
        </table:table-row>
        <table:table-row table:style-name="ro4">
          <table:table-cell table:style-name="ce73" office:value-type="string" calcext:value-type="string">
            <text:p>e marque</text:p>
          </table:table-cell>
          <table:table-cell table:style-name="ce68" table:number-columns-repeated="14"/>
          <table:table-cell table:number-columns-repeated="12"/>
        </table:table-row>
        <table:table-row table:style-name="ro4">
          <table:table-cell table:style-name="ce72" office:value-type="string" calcext:value-type="string">
            <text:p>Científico</text:p>
          </table:table-cell>
          <table:table-cell table:style-name="ce68" table:number-columns-repeated="14"/>
          <table:table-cell table:number-columns-repeated="12"/>
        </table:table-row>
        <table:table-row table:style-name="ro4">
          <table:table-cell table:style-name="ce73" office:value-type="string" calcext:value-type="string">
            <text:p>Se aparecen demasiados decimais ou o formato é exponencial cando non o necesita</text:p>
          </table:table-cell>
          <table:table-cell table:style-name="ce68" table:number-columns-repeated="14"/>
          <table:table-cell table:number-columns-repeated="12"/>
        </table:table-row>
        <table:table-row table:style-name="ro4">
          <table:table-cell table:style-name="ce73" office:value-type="string" calcext:value-type="string">
            <text:p>faga clic na cela e pulse a combinación de teclas</text:p>
          </table:table-cell>
          <table:table-cell table:style-name="ce68" table:number-columns-repeated="3"/>
          <table:table-cell table:style-name="ce68" office:value-type="string" calcext:value-type="string">
            <text:p>Ctrl <text:span text:style-name="T7">M</text:span></text:p>
          </table:table-cell>
          <table:table-cell table:style-name="ce73" office:value-type="string" calcext:value-type="string">
            <text:p>(Eliminar formatado directo)</text:p>
          </table:table-cell>
          <table:table-cell table:style-name="ce68" table:number-columns-repeated="9"/>
          <table:table-cell table:number-columns-repeated="12"/>
        </table:table-row>
        <table:table-row table:style-name="ro4">
          <table:table-cell table:style-name="ce68" table:number-columns-repeated="15"/>
          <table:table-cell table:number-columns-repeated="12"/>
        </table:table-row>
        <table:table-row table:style-name="ro4">
          <table:table-cell table:style-name="ce82" office:value-type="string" calcext:value-type="string">
            <text:p>Copiar un resultado noutra cela</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Na cela onde se desexa colocar un valor que é o resultado dun apartado anterior</text:p>
          </table:table-cell>
          <table:table-cell table:style-name="ce68" table:number-columns-repeated="14"/>
          <table:table-cell table:number-columns-repeated="12"/>
        </table:table-row>
        <table:table-row table:style-name="ro4">
          <table:table-cell table:style-name="ce73" office:value-type="string" calcext:value-type="string">
            <text:p>escríbese</text:p>
          </table:table-cell>
          <table:table-cell table:style-name="ce89" office:value-type="string" calcext:value-type="string">
            <text:p>=AVALOR()</text:p>
          </table:table-cell>
          <table:table-cell table:style-name="ce68" office:value-type="string" calcext:value-type="string">
            <text:p><text:s/></text:p>
          </table:table-cell>
          <table:table-cell table:style-name="ce68" table:number-columns-repeated="12"/>
          <table:table-cell table:number-columns-repeated="12"/>
        </table:table-row>
        <table:table-row table:style-name="ro4">
          <table:table-cell table:style-name="ce73" office:value-type="string" calcext:value-type="string">
            <text:p>Faise clic no medio dos parénteses desta fórmula</text:p>
          </table:table-cell>
          <table:table-cell table:style-name="ce68" table:number-columns-repeated="14"/>
          <table:table-cell table:number-columns-repeated="12"/>
        </table:table-row>
        <table:table-row table:style-name="ro4">
          <table:table-cell table:style-name="ce73" office:value-type="string" calcext:value-type="string">
            <text:p>e despois faise clic na cela que contén o resultado que se quere copiar.</text:p>
          </table:table-cell>
          <table:table-cell table:style-name="ce68" table:number-columns-repeated="14"/>
          <table:table-cell table:number-columns-repeated="12"/>
        </table:table-row>
        <table:table-row table:style-name="ro4">
          <table:table-cell table:style-name="ce73" office:value-type="string" calcext:value-type="string">
            <text:p>Lévase o cursor á liña de entrada onde aparece a fórmula, faise clic e púlsase a tecla «F9»</text:p>
          </table:table-cell>
          <table:table-cell table:style-name="ce68" table:number-columns-repeated="14"/>
          <table:table-cell table:number-columns-repeated="12"/>
        </table:table-row>
        <table:table-row table:style-name="ro4">
          <table:table-cell table:style-name="ce73" office:value-type="string" calcext:value-type="string">
            <text:p>Púlsase a tecla ↲ («Intro») dúas veces e o resultado queda gardado na cela.</text:p>
          </table:table-cell>
          <table:table-cell table:style-name="ce68" table:number-columns-repeated="14"/>
          <table:table-cell table:number-columns-repeated="12"/>
        </table:table-row>
        <table:table-row table:style-name="ro4">
          <table:table-cell table:style-name="DatoEntrada"/>
          <table:table-cell table:style-name="ce68"/>
          <table:table-cell table:style-name="ce68" office:value-type="string" calcext:value-type="string">
            <text:p>Resultado:</text:p>
          </table:table-cell>
          <table:table-cell table:style-name="ce68" table:formula="of:=NUMFORMA(PI();5)" office:value-type="string" office:string-value="3,1416" calcext:value-type="string">
            <text:p>3,1416</text:p>
          </table:table-cell>
          <table:table-cell table:style-name="ce68" table:number-columns-repeated="11"/>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Que pasa?</text:p>
          </table:table-cell>
          <table:table-cell table:style-name="ce68" table:number-columns-repeated="14"/>
          <table:table-cell table:number-columns-repeated="12"/>
        </table:table-row>
        <table:table-row table:style-name="ro4">
          <table:table-cell table:style-name="ce70" office:value-type="string" calcext:value-type="string">
            <text:p>Non se poden modificar as celas protexida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o intentar escribir nunha cela de borde azul aparece unha mensaxe</text:p>
          </table:table-cell>
          <table:table-cell table:style-name="ce68" table:number-columns-repeated="14"/>
          <table:table-cell table:number-columns-repeated="12"/>
        </table:table-row>
        <table:table-row table:style-name="ro4">
          <table:table-cell table:style-name="ce10" office:value-type="string" calcext:value-type="string">
            <text:p>Non é posible modificar as celas protexidas.</text:p>
          </table:table-cell>
          <table:table-cell table:style-name="ce68" table:number-columns-repeated="14"/>
          <table:table-cell table:number-columns-repeated="12"/>
        </table:table-row>
        <table:table-row table:style-name="ro4">
          <table:table-cell table:style-name="ce83" office:value-type="string" calcext:value-type="string">
            <text:p>vai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Copie outra cela de borde azul e péguela na cela na que non podía escribir. </text:p>
          </table:table-cell>
          <table:table-cell table:style-name="ce68" table:number-columns-repeated="14"/>
          <table:table-cell table:number-columns-repeated="12"/>
        </table:table-row>
        <table:table-row table:style-name="ro4">
          <table:table-cell table:style-name="ce73" office:value-type="string" calcext:value-type="string">
            <text:p>Volva ao menú</text:p>
          </table:table-cell>
          <table:table-cell table:style-name="ce68" table:number-columns-repeated="14"/>
          <table:table-cell table:number-columns-repeated="12"/>
        </table:table-row>
        <table:table-row table:style-name="ro4">
          <table:table-cell table:style-name="ce10" office:value-type="string" calcext:value-type="string">
            <text:p>Ferramentas</text:p>
          </table:table-cell>
          <table:table-cell table:style-name="ce68" table:number-columns-repeated="14"/>
          <table:table-cell table:number-columns-repeated="12"/>
        </table:table-row>
        <table:table-row table:style-name="ro4">
          <table:table-cell table:style-name="ce73" office:value-type="string" calcext:value-type="string">
            <text:p>e faga clic en</text:p>
          </table:table-cell>
          <table:table-cell table:style-name="ce68" table:number-columns-repeated="14"/>
          <table:table-cell table:number-columns-repeated="12"/>
        </table:table-row>
        <table:table-row table:style-name="ro4">
          <table:table-cell table:style-name="ce10" office:value-type="string" calcext:value-type="string">
            <text:p>Protexer folla</text:p>
          </table:table-cell>
          <table:table-cell table:style-name="ce68" table:number-columns-repeated="14"/>
          <table:table-cell table:number-columns-repeated="12"/>
        </table:table-row>
        <table:table-row table:style-name="ro4">
          <table:table-cell table:style-name="ce73" office:value-type="string" calcext:value-type="string">
            <text:p>(Se non o fai probablemente perda as ecuacións que fan funcionar a folla)</text:p>
          </table:table-cell>
          <table:table-cell table:style-name="ce68" table:number-columns-repeated="14"/>
          <table:table-cell table:number-columns-repeated="12"/>
        </table:table-row>
        <table:table-row table:style-name="ro4">
          <table:table-cell table:style-name="ce73" office:value-type="string" calcext:value-type="string">
            <text:p>Agora debería poder escribir na cela (ou borrar o seu contid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70" office:value-type="string" calcext:value-type="string">
            <text:p>Aparecen erros nos resultados</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Se aparece</text:p>
          </table:table-cell>
          <table:table-cell table:style-name="ce90" table:formula="of:=NA()" office:value-type="string" office:string-value="" calcext:value-type="error">
            <text:p>#N/D</text:p>
          </table:table-cell>
          <table:table-cell table:style-name="ce73" office:value-type="string" calcext:value-type="string">
            <text:p>ou outros erros nalgunha cela haberá que revisar os menús despregables.</text:p>
          </table:table-cell>
          <table:table-cell table:style-name="ce68" table:number-columns-repeated="12"/>
          <table:table-cell table:number-columns-repeated="12"/>
        </table:table-row>
        <table:table-row table:style-name="ro4">
          <table:table-cell table:style-name="ce73" office:value-type="string" calcext:value-type="string">
            <text:p>O máis probable é que queden opcións dun problema anterior que xa non son válidas </text:p>
          </table:table-cell>
          <table:table-cell table:style-name="ce68" table:number-columns-repeated="14"/>
          <table:table-cell table:number-columns-repeated="12"/>
        </table:table-row>
        <table:table-row table:style-name="ro4">
          <table:table-cell table:style-name="ce73" office:value-type="string" calcext:value-type="string">
            <text:p>para o problema actual. Despregue os menús en fondo salmón e elixa unha das opcións da lista.</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O botón «Borrar datos» non vai</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É posible que os botóns de formulario estean en modo deseño.</text:p>
          </table:table-cell>
          <table:table-cell table:style-name="ce68" table:number-columns-repeated="14"/>
          <table:table-cell table:number-columns-repeated="12"/>
        </table:table-row>
        <table:table-row table:style-name="ro4">
          <table:table-cell table:style-name="ce73" office:value-type="string" calcext:value-type="string">
            <text:p>Probe con</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73" office:value-type="string" calcext:value-type="string">
            <text:p>e comprobe que o modo deseño (a 2ª icona con aspecto dunha man co dedo índice) non está activado.</text:p>
          </table:table-cell>
          <table:table-cell table:style-name="ce68" table:number-columns-repeated="14"/>
          <table:table-cell table:number-columns-repeated="12"/>
        </table:table-row>
        <table:table-row table:style-name="ro4">
          <table:table-cell table:style-name="ce73" office:value-type="string" calcext:value-type="string">
            <text:p>Se o está, desactívelo (clic nesa icona) e peche esa barra de ferramentas.</text:p>
          </table:table-cell>
          <table:table-cell table:style-name="ce68" table:number-columns-repeated="14"/>
          <table:table-cell table:number-columns-repeated="12"/>
        </table:table-row>
        <table:table-row table:style-name="ro4">
          <table:table-cell table:style-name="ce10" office:value-type="string" calcext:value-type="string">
            <text:p>Ver → Barras de ferramentas → Deseño de formulario</text:p>
          </table:table-cell>
          <table:table-cell table:style-name="ce68" table:number-columns-repeated="14"/>
          <table:table-cell table:number-columns-repeated="12"/>
        </table:table-row>
        <table:table-row table:style-name="ro4">
          <table:table-cell table:style-name="ce68" table:number-columns-repeated="15"/>
          <table:table-cell table:number-columns-repeated="12"/>
        </table:table-row>
        <table:table-row table:style-name="ro4">
          <table:table-cell table:style-name="ce84" office:value-type="string" calcext:value-type="string">
            <text:p>Exemplo de ligazón</text:p>
          </table:table-cell>
          <table:table-cell table:style-name="ce68" table:number-columns-repeated="4"/>
          <table:table-cell table:style-name="ce95" office:value-type="string" calcext:value-type="string">
            <text:p><text:a xlink:href="#NotasAyuda" xlink:type="simple">↑ Ir arriba</text:a></text:p>
          </table:table-cell>
          <table:table-cell table:style-name="ce68" table:number-columns-repeated="9"/>
          <table:table-cell table:number-columns-repeated="12"/>
        </table:table-row>
        <table:table-row table:style-name="ro4">
          <table:table-cell table:style-name="ce73" office:value-type="string" calcext:value-type="string">
            <text:p>Esta é unha ligazón</text:p>
          </table:table-cell>
          <table:table-cell table:style-name="ce68"/>
          <table:table-cell table:style-name="ce95" office:value-type="string" calcext:value-type="string">
            <text:p><text:a xlink:href="#DescrFunc" xlink:type="simple">Funcións</text:a></text:p>
          </table:table-cell>
          <table:table-cell table:style-name="ce68" table:number-columns-repeated="12"/>
          <table:table-cell table:number-columns-repeated="12"/>
        </table:table-row>
        <table:table-row table:style-name="ro4">
          <table:table-cell table:style-name="ce68" table:number-columns-repeated="15"/>
          <table:table-cell table:number-columns-repeated="12"/>
        </table:table-row>
        <table:table-row table:style-name="ro4">
          <table:table-cell table:style-name="ce20" office:value-type="string" calcext:value-type="string">
            <text:p>Actualizado</text:p>
          </table:table-cell>
          <table:table-cell table:style-name="ce39" office:value-type="date" office:date-value="2024-03-17" calcext:value-type="date">
            <text:p>17/03/24</text:p>
          </table:table-cell>
          <table:table-cell table:style-name="ce68" table:number-columns-repeated="13"/>
          <table:table-cell table:number-columns-repeated="12"/>
        </table:table-row>
        <table:table-row table:style-name="ro4" table:number-rows-repeated="9">
          <table:table-cell table:style-name="ce68" table:number-columns-repeated="15"/>
          <table:table-cell table:number-columns-repeated="12"/>
        </table:table-row>
        <table:table-row table:style-name="ro4" table:number-rows-repeated="1048445">
          <table:table-cell table:number-columns-repeated="27"/>
        </table:table-row>
        <table:table-row table:style-name="ro4">
          <table:table-cell table:number-columns-repeated="27"/>
        </table:table-row>
      </table:table>
      <table:table table:name="Enunciado" table:style-name="ta2"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Limpiar.VaciarCeldasNoProteg?language=Basic&amp;location=document" xlink:type="simple"/>
              </office:event-listeners>
            </form:button>
          </form:form>
        </office:forms>
        <table:table-column table:style-name="co15" table:default-cell-style-name="ce6"/>
        <table:table-column table:style-name="co16" table:default-cell-style-name="ce6"/>
        <table:table-column table:style-name="co4" table:default-cell-style-name="ce6"/>
        <table:table-column table:style-name="co17" table:default-cell-style-name="ce6"/>
        <table:table-column table:style-name="co18"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22" table:number-columns-repeated="19" table:default-cell-style-name="ce6"/>
        <table:table-column table:style-name="co23" table:number-columns-repeated="35" table:default-cell-style-name="ce6"/>
        <table:table-row table:style-name="ro6">
          <table:table-cell table:style-name="ce175" office:value-type="string" calcext:value-type="string">
            <text:p>Efecto fotoeléctrico</text:p>
          </table:table-cell>
          <table:table-cell table:style-name="ce181"/>
          <table:table-cell table:style-name="ce186" office:value-type="string" calcext:value-type="string">
            <text:p>Completado</text:p>
          </table:table-cell>
          <table:table-cell table:style-name="ce189" table:formula="of:=IF([$Solucion.I2];100*COUNTIF([.G12:.G20];&quot;√&quot;)/[$Solucion.I2];0)" office:value-type="float" office:value="100" calcext:value-type="float">
            <text:p>100</text:p>
          </table:table-cell>
          <table:table-cell table:style-name="ce186" office:value-type="string" calcext:value-type="string">
            <text:p>%</text:p>
            <draw:control table:end-cell-address="Enunciado.E1" table:end-x="2.799cm" table:end-y="0.501cm" draw:z-index="0" draw:style-name="gr1" draw:text-style-name="P1" svg:width="1.986cm" svg:height="0.5cm" svg:x="0.813cm" svg:y="0.001cm" draw:control="control2"/>
          </table:table-cell>
          <table:table-cell table:style-name="ce205"/>
          <table:table-cell table:style-name="ce45" office:value-type="string" calcext:value-type="string">
            <text:p>Ir a…</text:p>
          </table:table-cell>
          <table:table-cell table:style-name="ce242" table:content-validation-name="val21" office:value-type="string" calcext:value-type="string">
            <text:p>Ecuacións</text:p>
          </table:table-cell>
          <table:table-cell table:style-name="ce45"/>
          <table:table-cell table:style-name="ce242" table:content-validation-name="val22" office:value-type="string" calcext:value-type="string">
            <text:p>Axuda</text:p>
          </table:table-cell>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Ilumínase un metal con luz monocromática</text:p>
          </table:table-cell>
          <table:table-cell table:style-name="ce182"/>
          <table:table-cell table:style-name="ce176" table:number-columns-repeated="3"/>
          <table:table-cell table:style-name="ce206"/>
          <table:table-cell table:style-name="ce11" office:value-type="string" calcext:value-type="string">
            <text:p><text:a xlink:href="#Introd" xlink:type="simple">Introdución</text:a></text:p>
          </table:table-cell>
          <table:table-cell table:style-name="ce35" table:formula="of:=IF([$Menus.$Q$3];[$Menus.J11];&quot;&quot;)" office:value-type="string" office:string-value="Eₑ = qₑ · Vₑ" calcext:value-type="string">
            <text:p>Eₑ = qₑ · Vₑ</text:p>
          </table:table-cell>
          <table:table-cell table:style-name="ce45"/>
          <table:table-cell table:style-name="ce246" table:formula="of:=IF([$Menus.P3];[$Menus.P5];&quot;&quot;)" office:value-type="string" office:string-value="Elixa «_» en vez de «Axuda» na cela de enriba para ocultala.&#10;Tente resolver un exercicio habitual de efecto fotoeléctrico no que pode elixir datos e incógnitas.&#10;Nas celas de cor salmón elixa entre as opcións propostas.&#10;Nas celas de cor branca escriba os valores das magnitudes correspondentes.&#10;Para as potencias de 10 pode empregar o formato de folla de cálculo (0,00E+00) ou o habitual (0,00·10ⁿ). Neste caso, para escribir un expoñente pulse antes o símbolo «^». Así, para escribir 4·10⁻¹⁰ deberá teclear 4 Mayúsc. 3 10^- ^1 ^0 e borrar os espazos. &#10;Elixa con cantas cifras significativas (entre 1 e 6, por defecto, 3) escribiranse os resultados intermedios e finais.&#10;Elixa os datos, escriba o valor de cada un e escolla a súa unidade.&#10;Elixa as incógnitas.&#10;Vaia facendo os cálculos intermedios na orde que máis lle conveña, escollendo as unidades axeitadas.&#10;Calcule as incógnitas ata ter completado o exercicio.&#10;Se escribe fórmulas nas celas de cor branca, pode empregar as letras q, m, h e v en vez dos valores desas constantes.&#10;Para borrar todos os datos vaia ao menú:&#10;Editar → Seleccionar → Seleccionar as celas desprotexidas&#10;e prema a tecla «Supr»" calcext:value-type="string" table:number-columns-spanned="1" table:number-rows-spanned="23">
            <text:p>Elixa «_» en vez de «Axuda» na cela de enriba para ocultala.</text:p>
            <text:p>Tente resolver un exercicio habitual de efecto fotoeléctrico no que pode elixir datos e incógnitas.</text:p>
            <text:p>Nas celas de cor salmón elixa entre as opcións propostas.</text:p>
            <text:p>Nas celas de cor branca escriba os valores das magnitudes correspondentes.</text:p>
            <text:p>Para as potencias de 10 pode empregar o formato de folla de cálculo (0,00E+00) ou o habitual (0,00·10ⁿ). Neste caso, para escribir un expoñente pulse antes o símbolo «^». Así, para escribir 4·10⁻¹⁰ deberá teclear 4 Mayúsc. 3 10^- ^1 ^0 e borrar os espazos. </text:p>
            <text:p>Elixa con cantas cifras significativas (entre 1 e 6, por defecto, 3) escribiranse os resultados intermedios e finais.</text:p>
            <text:p>Elixa os datos, escriba o valor de cada un e escolla a súa unidade.</text:p>
            <text:p>Elixa as incógnitas.</text:p>
            <text:p>Vaia facendo os cálculos intermedios na orde que máis lle conveña, escollendo as unidades axeitadas.</text:p>
            <text:p>Calcule as incógnitas ata ter completado o exercicio.</text:p>
            <text:p>Se escribe fórmulas nas celas de cor branca, pode empregar as letras q, m, h e v en vez dos valores desas constantes.</text:p>
            <text:p>Para borrar todos os datos vaia ao menú:</text:p>
            <text:p>Editar → Seleccionar → Seleccionar as celas desprotexidas</text:p>
            <text:p>e prema a tecla «Supr»</text:p>
          </table:table-cell>
          <table:table-cell table:style-name="Default" table:number-columns-repeated="3"/>
          <table:table-cell table:style-name="ce42" table:number-columns-repeated="14"/>
          <table:table-cell table:number-columns-repeated="37"/>
        </table:table-row>
        <table:table-row table:style-name="ro7">
          <table:table-cell table:style-name="ce177" office:value-type="string" calcext:value-type="string">
            <text:p>Datos</text:p>
          </table:table-cell>
          <table:table-cell table:style-name="ce182"/>
          <table:table-cell table:style-name="ce176" table:number-columns-repeated="3"/>
          <table:table-cell table:style-name="ce206"/>
          <table:table-cell table:style-name="ce95" office:value-type="string" calcext:value-type="string">
            <text:p><text:a xlink:href="#NotasAyuda" xlink:type="simple">Axuda</text:a></text:p>
          </table:table-cell>
          <table:table-cell table:style-name="ce35" table:formula="of:=IF([$Menus.$Q$3];[$Menus.J12];&quot;&quot;)" office:value-type="string" office:string-value="Eₑ = ½ mₑ · vₑ²" calcext:value-type="string">
            <text:p>Eₑ = ½ mₑ · vₑ²</text:p>
          </table:table-cell>
          <table:table-cell table:style-name="ce45"/>
          <table:covered-table-cell table:style-name="ce247"/>
          <table:table-cell table:style-name="Default" table:number-columns-repeated="3"/>
          <table:table-cell table:style-name="ce42" table:number-columns-repeated="14"/>
          <table:table-cell table:number-columns-repeated="37"/>
        </table:table-row>
        <table:table-row table:style-name="ro7">
          <table:table-cell table:style-name="Desplegable" table:content-validation-name="val4" office:value-type="string" calcext:value-type="string">
            <text:p>Traballo de extracción</text:p>
          </table:table-cell>
          <table:table-cell table:style-name="ce183" table:formula="of:=IF([$Menus.C16];[$Menus.B16]&amp;&quot; =&quot;;&quot;&quot;)" office:value-type="string" office:string-value="W₀ =" calcext:value-type="string">
            <text:p>W₀ =</text:p>
          </table:table-cell>
          <table:table-cell table:style-name="ce94" office:value-type="float" office:value="3.32" calcext:value-type="float">
            <text:p>3,32</text:p>
          </table:table-cell>
          <table:table-cell table:style-name="Desplegable" table:content-validation-name="val10" office:value-type="string" calcext:value-type="string">
            <text:p>eV</text:p>
          </table:table-cell>
          <table:table-cell table:style-name="ce200" table:formula="of:=IF(AND(ISNA([$Menus.B19]);NOT(ISBLANK([.C4])));[$Menus.$H$2];&quot;&quot;)">
            <text:p/>
          </table:table-cell>
          <table:table-cell table:style-name="ce206"/>
          <table:table-cell table:style-name="ce95" office:value-type="string" calcext:value-type="string">
            <text:p><text:a xlink:href="#Calculos" xlink:type="simple">Cálculos</text:a></text:p>
          </table:table-cell>
          <table:table-cell table:style-name="ce35" table:formula="of:=IF([$Menus.$Q$3];[$Menus.J13];&quot;&quot;)" office:value-type="string" office:string-value="E = h · f" calcext:value-type="string">
            <text:p>E = h · f</text:p>
          </table:table-cell>
          <table:table-cell table:style-name="ce45"/>
          <table:covered-table-cell table:style-name="ce248"/>
          <table:table-cell table:style-name="Default" table:number-columns-repeated="3"/>
          <table:table-cell table:style-name="ce42" table:number-columns-repeated="14"/>
          <table:table-cell table:number-columns-repeated="37"/>
        </table:table-row>
        <table:table-row table:style-name="ro4">
          <table:table-cell table:style-name="Desplegable" table:content-validation-name="val5" office:value-type="string" calcext:value-type="string">
            <text:p>Lonxitude de onda dos fotóns</text:p>
          </table:table-cell>
          <table:table-cell table:style-name="ce183" table:formula="of:=IF([$Menus.E16];[$Menus.D16]&amp;&quot; =&quot;;&quot;&quot;)" office:value-type="string" office:string-value="λ =" calcext:value-type="string">
            <text:p>λ =</text:p>
          </table:table-cell>
          <table:table-cell table:style-name="ce94" office:value-type="float" office:value="325" calcext:value-type="float">
            <text:p>325</text:p>
          </table:table-cell>
          <table:table-cell table:style-name="Desplegable" table:content-validation-name="val11" office:value-type="string" calcext:value-type="string">
            <text:p>nm</text:p>
          </table:table-cell>
          <table:table-cell table:style-name="ce200" table:formula="of:=IF(AND(ISNA([$Menus.D19]);NOT(ISBLANK([.C5])));[$Menus.$H$2];IF([$Solucion.I4];IF(OR([$Calculos.AD11];[$Solucion.D8]&lt;0);[$Menus.H4];&quot;&quot;);&quot;&quot;))">
            <text:p/>
          </table:table-cell>
          <table:table-cell table:style-name="ce200"/>
          <table:table-cell table:style-name="ce45"/>
          <table:table-cell table:style-name="ce35" table:formula="of:=IF([$Menus.$Q$3];[$Menus.J14];&quot;&quot;)" office:value-type="string" office:string-value="c = λ · f" calcext:value-type="string">
            <text:p>c = λ · f</text:p>
          </table:table-cell>
          <table:table-cell table:style-name="ce45"/>
          <table:covered-table-cell table:style-name="ce248"/>
          <table:table-cell table:style-name="Default" table:number-columns-repeated="3"/>
          <table:table-cell table:style-name="ce42" table:number-columns-repeated="14"/>
          <table:table-cell table:number-columns-repeated="37"/>
        </table:table-row>
        <table:table-row table:style-name="ro4">
          <table:table-cell table:style-name="ce177" office:value-type="string" calcext:value-type="string">
            <text:p>Datos adicionais</text:p>
          </table:table-cell>
          <table:table-cell table:style-name="ce182"/>
          <table:table-cell table:style-name="ce176" table:number-columns-repeated="4"/>
          <table:table-cell table:style-name="ce45" office:value-type="string" calcext:value-type="string">
            <text:p>Ver</text:p>
          </table:table-cell>
          <table:table-cell table:style-name="ce35" table:formula="of:=IF([$Menus.$Q$3];[$Menus.J15];&quot;&quot;)" office:value-type="string" office:string-value="E = W₀ + Eₑ" calcext:value-type="string">
            <text:p>E = W₀ + Eₑ</text:p>
          </table:table-cell>
          <table:table-cell table:style-name="ce245"/>
          <table:covered-table-cell table:style-name="ce249"/>
          <table:table-cell table:style-name="Default" table:number-columns-repeated="3"/>
          <table:table-cell table:style-name="ce42" table:number-columns-repeated="14"/>
          <table:table-cell table:number-columns-repeated="37"/>
        </table:table-row>
        <table:table-row table:style-name="ro7">
          <table:table-cell table:style-name="ce176" office:value-type="string" calcext:value-type="string">
            <text:p>Carga do electrón (en valor absoluto)</text:p>
          </table:table-cell>
          <table:table-cell table:style-name="ce182" office:value-type="string" calcext:value-type="string">
            <text:p>|qₑ| =</text:p>
          </table:table-cell>
          <table:table-cell table:style-name="ce187" table:formula="of:=[$Solucion.D3]" office:value-type="float" office:value="1.60217662E-019" calcext:value-type="float">
            <text:p>1,60217662E-19</text:p>
          </table:table-cell>
          <table:table-cell table:style-name="ce176" office:value-type="string" calcext:value-type="string">
            <text:p><text:s/>C</text:p>
          </table:table-cell>
          <table:table-cell table:style-name="ce202" table:formula="of:=NUMFORMA([$Solucion.D3];[$Solucion.$I$5])" office:value-type="string" office:string-value="1,60·10⁻¹⁹" calcext:value-type="string">
            <text:p>1,60·10⁻¹⁹</text:p>
          </table:table-cell>
          <table:table-cell table:style-name="ce176" table:formula="of:=[.D7]" office:value-type="string" office:string-value=" C" calcext:value-type="string">
            <text:p><text:s/>C</text:p>
          </table:table-cell>
          <table:table-cell table:style-name="ce103" office:value-type="string" calcext:value-type="string">
            <text:p><text:span text:style-name="T9"><text:a xlink:href="../FotoelectricoExemplosPAUGal.pdf" xlink:type="simple" office:target-frame-name="_blank">Exemplo PAU</text:a></text:span></text:p>
          </table:table-cell>
          <table:table-cell table:style-name="ce35" table:formula="of:=IF([$Menus.$Q$3];[$Menus.J16];&quot;&quot;)" office:value-type="string" office:string-value="λ = h / (m ₑ · vₑ)" calcext:value-type="string">
            <text:p>λ = h / (m ₑ · vₑ)</text:p>
          </table:table-cell>
          <table:table-cell table:style-name="ce45"/>
          <table:covered-table-cell table:style-name="ce249"/>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Masa do electrón</text:p>
          </table:table-cell>
          <table:table-cell table:style-name="ce182" office:value-type="string" calcext:value-type="string">
            <text:p>mₑ =</text:p>
          </table:table-cell>
          <table:table-cell table:style-name="ce187" table:formula="of:=[$Solucion.D4]" office:value-type="float" office:value="9.10938291E-031" calcext:value-type="float">
            <text:p>9,10938291E-31</text:p>
          </table:table-cell>
          <table:table-cell table:style-name="ce176" office:value-type="string" calcext:value-type="string">
            <text:p><text:s/>kg</text:p>
          </table:table-cell>
          <table:table-cell table:style-name="ce202" table:formula="of:=NUMFORMA([$Solucion.D4];[$Solucion.$I$5])" office:value-type="string" office:string-value="9,11·10⁻³¹" calcext:value-type="string">
            <text:p>9,11·10⁻³¹</text:p>
          </table:table-cell>
          <table:table-cell table:style-name="ce176" table:formula="of:=[.D8]" office:value-type="string" office:string-value=" kg" calcext:value-type="string">
            <text:p><text:s/>kg</text:p>
          </table:table-cell>
          <table:table-cell table:style-name="ce103" office:value-type="string" calcext:value-type="string">
            <text:p><text:span text:style-name="T9"><text:a xlink:href="../FotoelectricoExemplosABAUGal.pdf" xlink:type="simple" office:target-frame-name="_blank">Exemplos ABAU</text:a></text:span></text:p>
          </table:table-cell>
          <table:table-cell table:style-name="ce45" table:number-columns-repeated="2"/>
          <table:covered-table-cell table:style-name="ce249"/>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Constante de Planck</text:p>
          </table:table-cell>
          <table:table-cell table:style-name="ce182" office:value-type="string" calcext:value-type="string">
            <text:p>h =</text:p>
          </table:table-cell>
          <table:table-cell table:style-name="ce187" table:formula="of:=[$Solucion.D5]" office:value-type="float" office:value="6.62607004E-034" calcext:value-type="float">
            <text:p>6,62607004E-34</text:p>
          </table:table-cell>
          <table:table-cell table:style-name="ce176" office:value-type="string" calcext:value-type="string">
            <text:p><text:s/>J·s</text:p>
          </table:table-cell>
          <table:table-cell table:style-name="ce202" table:formula="of:=NUMFORMA([$Solucion.D5];[$Solucion.$I$5])" office:value-type="string" office:string-value="6,63·10⁻³⁴" calcext:value-type="string">
            <text:p>6,63·10⁻³⁴</text:p>
          </table:table-cell>
          <table:table-cell table:style-name="ce176" table:formula="of:=[.D9]" office:value-type="string" office:string-value=" J·s" calcext:value-type="string">
            <text:p><text:s/>J·s</text:p>
          </table:table-cell>
          <table:table-cell table:style-name="ce45" table:number-columns-repeated="3"/>
          <table:covered-table-cell table:style-name="ce249"/>
          <table:table-cell table:style-name="Default" table:number-columns-repeated="3"/>
          <table:table-cell table:style-name="ce42" table:number-columns-repeated="14"/>
          <table:table-cell table:number-columns-repeated="37"/>
        </table:table-row>
        <table:table-row table:style-name="ro4">
          <table:table-cell table:style-name="ce176" office:value-type="string" calcext:value-type="string">
            <text:p>Velocidade da luz no baleiro (c)</text:p>
          </table:table-cell>
          <table:table-cell table:style-name="ce182" office:value-type="string" calcext:value-type="string">
            <text:p>v =</text:p>
          </table:table-cell>
          <table:table-cell table:style-name="ce187" table:formula="of:=[$Solucion.D6]" office:value-type="float" office:value="299792458" calcext:value-type="float">
            <text:p>299792458</text:p>
          </table:table-cell>
          <table:table-cell table:style-name="ce176" office:value-type="string" calcext:value-type="string">
            <text:p><text:s/>m/s</text:p>
          </table:table-cell>
          <table:table-cell table:style-name="ce202" table:formula="of:=NUMFORMA([$Solucion.D6];[$Solucion.$I$5])" office:value-type="string" office:string-value="3,00·10⁸" calcext:value-type="string">
            <text:p>3,00·10⁸</text:p>
          </table:table-cell>
          <table:table-cell table:style-name="ce176" table:formula="of:=[.D10]" office:value-type="string" office:string-value=" m/s" calcext:value-type="string">
            <text:p><text:s/>m/s</text:p>
          </table:table-cell>
          <table:table-cell table:style-name="ce45" table:number-columns-repeated="3"/>
          <table:covered-table-cell table:style-name="ce249"/>
          <table:table-cell table:style-name="Default" table:number-columns-repeated="3"/>
          <table:table-cell table:style-name="ce42" table:number-columns-repeated="14"/>
          <table:table-cell table:number-columns-repeated="37"/>
        </table:table-row>
        <table:table-row table:style-name="ro4">
          <table:table-cell table:style-name="ce178" office:value-type="string" calcext:value-type="string">
            <text:p>Cálculos intermedios</text:p>
          </table:table-cell>
          <table:table-cell table:style-name="ce184"/>
          <table:table-cell table:style-name="ce188" table:formula="of:=IF([.D11]&lt;1;REPT(&quot; &quot;;27)&amp;3;&quot;&quot;)" office:value-type="string" office:string-value="                           3" calcext:value-type="string">
            <text:p><text:s text:c="27"/>3</text:p>
          </table:table-cell>
          <table:table-cell table:style-name="DatoEntrada" table:content-validation-name="val12"/>
          <table:table-cell table:style-name="ce203" table:formula="of:=&quot; &quot;&amp;LOWER([$Solucion.H5])" office:value-type="string" office:string-value=" cifras significativas" calcext:value-type="string">
            <text:p><text:s/>cifras significativas</text:p>
          </table:table-cell>
          <table:table-cell table:style-name="ce179"/>
          <table:table-cell table:style-name="ce45" table:number-columns-repeated="3"/>
          <table:covered-table-cell table:style-name="ce247"/>
          <table:table-cell table:style-name="Default" table:number-columns-repeated="3"/>
          <table:table-cell table:style-name="ce42" table:number-columns-repeated="14"/>
          <table:table-cell table:number-columns-repeated="37"/>
        </table:table-row>
        <table:table-row table:style-name="ro7">
          <table:table-cell table:style-name="ce179" table:formula="of:=[$Solucion.B19]" office:value-type="string" office:string-value="Frecuencia dos fotóns" calcext:value-type="string">
            <text:p>Frecuencia dos fotóns</text:p>
          </table:table-cell>
          <table:table-cell table:style-name="ce184" table:formula="of:=[$Solucion.C19]" office:value-type="string" office:string-value="f =" calcext:value-type="string">
            <text:p>f =</text:p>
          </table:table-cell>
          <table:table-cell table:style-name="DatoEntrada" table:content-validation-name="val9" table:formula="of:=v/[.C5]*1000000000" office:value-type="float" office:value="922438332307692" calcext:value-type="float">
            <text:p>922438332307692</text:p>
          </table:table-cell>
          <table:table-cell table:style-name="ce207" table:content-validation-name="val13" office:value-type="string" calcext:value-type="string">
            <text:p>Hz</text:p>
          </table:table-cell>
          <table:table-cell table:style-name="ce204" table:formula="of:=IF(ISNUMBER([.C12]);NUMFORMA([.C12];[$Solucion.$I$5]);IF(ISBLANK([.C12]);&quot;&quot;;[.C12]))" office:value-type="string" office:string-value="9,22·10¹⁴" calcext:value-type="string">
            <text:p>9,22·10¹⁴</text:p>
          </table:table-cell>
          <table:table-cell table:style-name="ce179" table:formula="of:=IF(ISBLANK([.D12]);&quot;&quot;;[.D12])" office:value-type="string" office:string-value="Hz" calcext:value-type="string">
            <text:p>Hz</text:p>
          </table:table-cell>
          <table:table-cell table:style-name="ce233" table:formula="of:=IF(LEN([.A12]);IF(ISNA([$Solucion.F19]);[$Menus.$H$2];IF([$Solucion.F19];IF(LEN([.H12]);&quot;&quot;;&quot;√&quot;);[$Menus.$H$2]));&quot;&quot;)" office:value-type="string" office:string-value="√" calcext:value-type="string">
            <text:p>√</text:p>
          </table:table-cell>
          <table:table-cell table:style-name="Bad" table:formula="of:=IF(LEN([.A12]);IF([$Solucion.K19];IF([$Solucion.F19];&quot;&quot;;[$Menus.$H$1]);[$Menus.$H$1]);&quot;&quot;)">
            <text:p/>
          </table:table-cell>
          <table:table-cell table:style-name="ce45"/>
          <table:covered-table-cell table:style-name="ce247"/>
          <table:table-cell table:style-name="Default" table:number-columns-repeated="3"/>
          <table:table-cell table:style-name="ce42" table:number-columns-repeated="14"/>
          <table:table-cell table:number-columns-repeated="37"/>
        </table:table-row>
        <table:table-row table:style-name="ro7">
          <table:table-cell table:style-name="ce179" table:formula="of:=[$Solucion.B20]" office:value-type="string" office:string-value="Enerxía dos fotóns" calcext:value-type="string">
            <text:p>Enerxía dos fotóns</text:p>
          </table:table-cell>
          <table:table-cell table:style-name="ce184" table:formula="of:=[$Solucion.C20]" office:value-type="string" office:string-value="E =" calcext:value-type="string">
            <text:p>E =</text:p>
          </table:table-cell>
          <table:table-cell table:style-name="DatoEntrada" table:content-validation-name="val9" table:formula="of:=h*[.C12]" office:value-type="float" office:value="6.11214099745156E-019" calcext:value-type="float">
            <text:p>6,11214099745156E-19</text:p>
          </table:table-cell>
          <table:table-cell table:style-name="ce211" table:content-validation-name="val14" office:value-type="string" calcext:value-type="string">
            <text:p>J</text:p>
          </table:table-cell>
          <table:table-cell table:style-name="ce204" table:formula="of:=IF(ISNUMBER([.C13]);NUMFORMA([.C13];[$Solucion.$I$5]);IF(ISBLANK([.C13]);&quot;&quot;;[.C13]))" office:value-type="string" office:string-value="6,11·10⁻¹⁹" calcext:value-type="string">
            <text:p>6,11·10⁻¹⁹</text:p>
          </table:table-cell>
          <table:table-cell table:style-name="ce179" table:formula="of:=IF(ISBLANK([.D13]);&quot;&quot;;[.D13])" office:value-type="string" office:string-value="J" calcext:value-type="string">
            <text:p>J</text:p>
          </table:table-cell>
          <table:table-cell table:style-name="ce233" table:formula="of:=IF(LEN([.A13]);IF(ISNA([$Solucion.F20]);[$Menus.$H$2];IF([$Solucion.F20];IF(LEN([.H13]);&quot;&quot;;&quot;√&quot;);[$Menus.$H$2]));&quot;&quot;)" office:value-type="string" office:string-value="√" calcext:value-type="string">
            <text:p>√</text:p>
          </table:table-cell>
          <table:table-cell table:style-name="ce40" table:formula="of:=IF(LEN([.A13]);IF([$Solucion.K20];IF([$Solucion.F20];&quot;&quot;;[$Menus.$H$1]);[$Menus.$H$1]);&quot;&quot;)">
            <text:p/>
          </table:table-cell>
          <table:table-cell table:style-name="ce45"/>
          <table:covered-table-cell table:style-name="ce247"/>
          <table:table-cell table:style-name="Default" table:number-columns-repeated="3"/>
          <table:table-cell table:style-name="ce42" table:number-columns-repeated="14"/>
          <table:table-cell table:number-columns-repeated="37"/>
        </table:table-row>
        <table:table-row table:style-name="ro7">
          <table:table-cell table:style-name="ce179" table:formula="of:=[$Solucion.B21]" office:value-type="string" office:string-value="Enerxía cinética dos electróns" calcext:value-type="string">
            <text:p>Enerxía cinética dos electróns</text:p>
          </table:table-cell>
          <table:table-cell table:style-name="ce184" table:formula="of:=[$Solucion.C21]" office:value-type="string" office:string-value="Eₑ =" calcext:value-type="string">
            <text:p>Eₑ =</text:p>
          </table:table-cell>
          <table:table-cell table:style-name="DatoEntrada" table:content-validation-name="val9" table:formula="of:=[.C13]-[.C4]*[.C7]" office:value-type="float" office:value="7.92914619051563E-020" calcext:value-type="float">
            <text:p>7,92914619051563E-20</text:p>
          </table:table-cell>
          <table:table-cell table:style-name="ce212" table:content-validation-name="val15" office:value-type="string" calcext:value-type="string">
            <text:p>J</text:p>
          </table:table-cell>
          <table:table-cell table:style-name="ce204" table:formula="of:=IF(ISNUMBER([.C14]);NUMFORMA([.C14];[$Solucion.$I$5]);IF(ISBLANK([.C14]);&quot;&quot;;[.C14]))" office:value-type="string" office:string-value="7,93·10⁻²⁰" calcext:value-type="string">
            <text:p>7,93·10⁻²⁰</text:p>
          </table:table-cell>
          <table:table-cell table:style-name="ce179" table:formula="of:=IF(ISBLANK([.D14]);&quot;&quot;;[.D14])" office:value-type="string" office:string-value="J" calcext:value-type="string">
            <text:p>J</text:p>
          </table:table-cell>
          <table:table-cell table:style-name="ce233" table:formula="of:=IF(LEN([.A14]);IF(ISNA([$Solucion.F21]);[$Menus.$H$2];IF([$Solucion.F21];IF(LEN([.H14]);&quot;&quot;;&quot;√&quot;);[$Menus.$H$2]));&quot;&quot;)" office:value-type="string" office:string-value="√" calcext:value-type="string">
            <text:p>√</text:p>
          </table:table-cell>
          <table:table-cell table:style-name="ce40" table:formula="of:=IF(LEN([.A14]);IF([$Solucion.K21];IF([$Solucion.F21];&quot;&quot;;[$Menus.$H$1]);[$Menus.$H$1]);&quot;&quot;)">
            <text:p/>
          </table:table-cell>
          <table:table-cell table:style-name="ce45"/>
          <table:covered-table-cell table:style-name="ce247"/>
          <table:table-cell table:style-name="Default" table:number-columns-repeated="3"/>
          <table:table-cell table:style-name="ce42" table:number-columns-repeated="16"/>
          <table:table-cell table:number-columns-repeated="35"/>
        </table:table-row>
        <table:table-row table:style-name="ro7">
          <table:table-cell table:style-name="ce179" table:formula="of:=[$Solucion.B22]">
            <text:p/>
          </table:table-cell>
          <table:table-cell table:style-name="ce184" table:formula="of:=[$Solucion.C22]">
            <text:p/>
          </table:table-cell>
          <table:table-cell table:style-name="ce196" table:content-validation-name="val9"/>
          <table:table-cell table:style-name="ce213" table:content-validation-name="val16"/>
          <table:table-cell table:style-name="ce204" table:formula="of:=IF(ISNUMBER([.C15]);NUMFORMA([.C15];[$Solucion.$I$5]);IF(ISBLANK([.C15]);&quot;&quot;;[.C15]))">
            <text:p/>
          </table:table-cell>
          <table:table-cell table:style-name="ce179" table:formula="of:=IF(ISBLANK([.D15]);&quot;&quot;;[.D15])">
            <text:p/>
          </table:table-cell>
          <table:table-cell table:style-name="ce233" table:formula="of:=IF(LEN([.A15]);IF(ISNA([$Solucion.F22]);[$Menus.$H$2];IF([$Solucion.F22];IF(LEN([.H15]);&quot;&quot;;&quot;√&quot;);[$Menus.$H$2]));&quot;&quot;)">
            <text:p/>
          </table:table-cell>
          <table:table-cell table:style-name="ce40" table:formula="of:=IF(LEN([.A15]);IF([$Solucion.K22];IF([$Solucion.F22];&quot;&quot;;[$Menus.$H$1]);[$Menus.$H$1]);&quot;&quot;)">
            <text:p/>
          </table:table-cell>
          <table:table-cell table:style-name="Bad"/>
          <table:covered-table-cell table:style-name="ce249"/>
          <table:table-cell table:style-name="Default" table:number-columns-repeated="3"/>
          <table:table-cell table:style-name="ce42" table:number-columns-repeated="16"/>
          <table:table-cell table:number-columns-repeated="35"/>
        </table:table-row>
        <table:table-row table:style-name="ro4">
          <table:table-cell table:style-name="ce179" table:formula="of:=[$Solucion.B23]">
            <text:p/>
          </table:table-cell>
          <table:table-cell table:style-name="ce184" table:formula="of:=[$Solucion.C23]">
            <text:p/>
          </table:table-cell>
          <table:table-cell table:style-name="DatoEntrada" table:content-validation-name="val9"/>
          <table:table-cell table:style-name="ce214" table:content-validation-name="val17"/>
          <table:table-cell table:style-name="ce204" table:formula="of:=IF(ISNUMBER([.C16]);NUMFORMA([.C16];[$Solucion.$I$5]);IF(ISBLANK([.C16]);&quot;&quot;;[.C16]))">
            <text:p/>
          </table:table-cell>
          <table:table-cell table:style-name="ce179" table:formula="of:=IF(ISBLANK([.D16]);&quot;&quot;;[.D16])">
            <text:p/>
          </table:table-cell>
          <table:table-cell table:style-name="ce233" table:formula="of:=IF(LEN([.A16]);IF(ISNA([$Solucion.F23]);[$Menus.$H$2];IF([$Solucion.F23];IF(LEN([.H16]);&quot;&quot;;&quot;√&quot;);[$Menus.$H$2]));&quot;&quot;)">
            <text:p/>
          </table:table-cell>
          <table:table-cell table:style-name="ce40" table:formula="of:=IF(LEN([.A16]);IF([$Solucion.K23];IF([$Solucion.F23];&quot;&quot;;[$Menus.$H$1]);[$Menus.$H$1]);&quot;&quot;)">
            <text:p/>
          </table:table-cell>
          <table:table-cell table:style-name="ce40"/>
          <table:covered-table-cell table:style-name="ce249"/>
          <table:table-cell table:style-name="Default" table:number-columns-repeated="3"/>
          <table:table-cell table:style-name="ce42" table:number-columns-repeated="16"/>
          <table:table-cell table:number-columns-repeated="35"/>
        </table:table-row>
        <table:table-row table:style-name="ro4">
          <table:table-cell table:style-name="ce178" office:value-type="string" calcext:value-type="string">
            <text:p>Incógnitas</text:p>
          </table:table-cell>
          <table:table-cell table:style-name="ce184"/>
          <table:table-cell table:style-name="ce195" table:formula="of:=IF(AND([$Solucion.I4];ISERR([$Solucion.D15]));[$Menus.J8];&quot;&quot;)">
            <text:p/>
          </table:table-cell>
          <table:table-cell table:style-name="ce179" table:formula="of:=[$Solucion.$I$5]" office:value-type="float" office:value="3" calcext:value-type="float">
            <text:p>3</text:p>
          </table:table-cell>
          <table:table-cell table:style-name="ce179" table:formula="of:=[.E11]" office:value-type="string" office:string-value=" cifras significativas" calcext:value-type="string">
            <text:p><text:s/>cifras significativas</text:p>
          </table:table-cell>
          <table:table-cell table:style-name="ce179"/>
          <table:table-cell table:style-name="ce234"/>
          <table:table-cell table:style-name="ce245"/>
          <table:table-cell table:style-name="ce40"/>
          <table:covered-table-cell table:style-name="ce250"/>
          <table:table-cell table:style-name="Default" table:number-columns-repeated="3"/>
          <table:table-cell table:style-name="ce42" table:number-columns-repeated="16"/>
          <table:table-cell table:number-columns-repeated="35"/>
        </table:table-row>
        <table:table-row table:style-name="ro7">
          <table:table-cell table:style-name="Desplegable" table:content-validation-name="val6" office:value-type="string" calcext:value-type="string">
            <text:p>Potencial de freado dos electróns</text:p>
          </table:table-cell>
          <table:table-cell table:style-name="ce185" table:formula="of:=IF(LEN([.A18]);[$Menus.F16]&amp;&quot; =&quot;;&quot;&quot;)" office:value-type="string" office:string-value="Vₑ =" calcext:value-type="string">
            <text:p>Vₑ =</text:p>
          </table:table-cell>
          <table:table-cell table:style-name="DatoEntrada" table:content-validation-name="val9" table:formula="of:=[.C14]/[.C7]" office:value-type="float" office:value="0.494898383332771" calcext:value-type="float">
            <text:p>0,494898383332771</text:p>
          </table:table-cell>
          <table:table-cell table:style-name="ce217" table:content-validation-name="val18" office:value-type="string" calcext:value-type="string">
            <text:p>V</text:p>
          </table:table-cell>
          <table:table-cell table:style-name="ce204" table:formula="of:=IF(ISNUMBER([.C18]);NUMFORMA([.C18];[$Solucion.$I$5]);IF(ISBLANK([.C18]);&quot;&quot;;[.C18]))" office:value-type="string" office:string-value="0,495" calcext:value-type="string">
            <text:p>0,495</text:p>
          </table:table-cell>
          <table:table-cell table:style-name="ce179" table:formula="of:=IF(ISBLANK([.D18]);&quot;&quot;;[.D18])" office:value-type="string" office:string-value="V" calcext:value-type="string">
            <text:p>V</text:p>
          </table:table-cell>
          <table:table-cell table:style-name="ce233" table:formula="of:=IF(LEN([.A18]);IF(ISNA([$Solucion.F25]);[$Menus.$H$2];IF([$Solucion.F25];IF(LEN([.H18]);&quot;&quot;;&quot;√&quot;);[$Menus.$H$2]));&quot;&quot;)" office:value-type="string" office:string-value="√" calcext:value-type="string">
            <text:p>√</text:p>
          </table:table-cell>
          <table:table-cell table:style-name="Bad" table:formula="of:=IF(LEN([.A18]);IF([$Solucion.K25];IF([$Solucion.F25];&quot;&quot;;[$Menus.$H$1]);[$Menus.$H$1]);&quot;&quot;)">
            <text:p/>
          </table:table-cell>
          <table:table-cell table:style-name="ce40"/>
          <table:covered-table-cell table:style-name="ce249"/>
          <table:table-cell table:style-name="Default" table:number-columns-repeated="3"/>
          <table:table-cell table:style-name="ce42" table:number-columns-repeated="16"/>
          <table:table-cell table:number-columns-repeated="35"/>
        </table:table-row>
        <table:table-row table:style-name="ro7">
          <table:table-cell table:style-name="Desplegable" table:content-validation-name="val7" office:value-type="string" calcext:value-type="string">
            <text:p>Velocidade máxima dos electróns</text:p>
          </table:table-cell>
          <table:table-cell table:style-name="ce185" table:formula="of:=IF(LEN([.A19]);[$Menus.H16]&amp;&quot; =&quot;;&quot;&quot;)" office:value-type="string" office:string-value="vₑ =" calcext:value-type="string">
            <text:p>vₑ =</text:p>
          </table:table-cell>
          <table:table-cell table:style-name="DatoEntrada" table:content-validation-name="val9" table:formula="of:=SQRT(2*[.C14]/[.C8])" office:value-type="float" office:value="417237.881293013" calcext:value-type="float">
            <text:p>417237,881293013</text:p>
          </table:table-cell>
          <table:table-cell table:style-name="ce218" table:content-validation-name="val19" office:value-type="string" calcext:value-type="string">
            <text:p>m/s</text:p>
          </table:table-cell>
          <table:table-cell table:style-name="ce204" table:formula="of:=IF(ISNUMBER([.C19]);NUMFORMA([.C19];[$Solucion.$I$5]);IF(ISBLANK([.C19]);&quot;&quot;;[.C19]))" office:value-type="string" office:string-value="4,17·10⁵" calcext:value-type="string">
            <text:p>4,17·10⁵</text:p>
          </table:table-cell>
          <table:table-cell table:style-name="ce179" table:formula="of:=IF(ISBLANK([.D19]);&quot;&quot;;[.D19])" office:value-type="string" office:string-value="m/s" calcext:value-type="string">
            <text:p>m/s</text:p>
          </table:table-cell>
          <table:table-cell table:style-name="ce233" table:formula="of:=IF(LEN([.A19]);IF(ISNA([$Solucion.F26]);[$Menus.$H$2];IF([$Solucion.F26];IF(LEN([.H19]);&quot;&quot;;&quot;√&quot;);[$Menus.$H$2]));&quot;&quot;)" office:value-type="string" office:string-value="√" calcext:value-type="string">
            <text:p>√</text:p>
          </table:table-cell>
          <table:table-cell table:style-name="Bad" table:formula="of:=IF(LEN([.A19]);IF([$Solucion.K26];IF([$Solucion.F26];&quot;&quot;;[$Menus.$H$1]);[$Menus.$H$1]);&quot;&quot;)">
            <text:p/>
          </table:table-cell>
          <table:table-cell table:style-name="ce40"/>
          <table:covered-table-cell table:style-name="ce251"/>
          <table:table-cell table:style-name="Default" table:number-columns-repeated="3"/>
          <table:table-cell table:style-name="ce42" table:number-columns-repeated="16"/>
          <table:table-cell table:number-columns-repeated="35"/>
        </table:table-row>
        <table:table-row table:style-name="ro4">
          <table:table-cell table:style-name="Desplegable" table:content-validation-name="val8"/>
          <table:table-cell table:style-name="ce184" table:formula="of:=IF([$Menus.T3];[$Solucion.C27];&quot;&quot;)">
            <text:p/>
          </table:table-cell>
          <table:table-cell table:style-name="DatoEntrada" table:content-validation-name="val9"/>
          <table:table-cell table:style-name="ce219" table:content-validation-name="val20"/>
          <table:table-cell table:style-name="ce204" table:formula="of:=IF(ISNUMBER([.C20]);NUMFORMA([.C20];[$Solucion.$I$5]);IF(ISBLANK([.C20]);&quot;&quot;;[.C20]))">
            <text:p/>
          </table:table-cell>
          <table:table-cell table:style-name="ce179" table:formula="of:=IF(ISBLANK([.D20]);&quot;&quot;;[.D20])">
            <text:p/>
          </table:table-cell>
          <table:table-cell table:style-name="ce233" table:formula="of:=IF(LEN([.A20])&gt;1;IF(ISNA([$Solucion.F27]);[$Menus.$H$2];IF([$Solucion.F27];IF(LEN([.H20]);&quot;&quot;;&quot;√&quot;);[$Menus.$H$2]));&quot;&quot;)">
            <text:p/>
          </table:table-cell>
          <table:table-cell table:style-name="Bad" table:formula="of:=IF(LEN([.A20])&gt;1;IF([$Solucion.K27];IF([$Solucion.F27];&quot;&quot;;[$Menus.$H$1]);[$Menus.$H$1]);&quot;&quot;)">
            <text:p/>
          </table:table-cell>
          <table:table-cell table:style-name="ce245"/>
          <table:covered-table-cell table:style-name="ce251"/>
          <table:table-cell table:style-name="Default" table:number-columns-repeated="3"/>
          <table:table-cell table:style-name="ce42" table:number-columns-repeated="16"/>
          <table:table-cell table:number-columns-repeated="35"/>
        </table:table-row>
        <table:table-row table:style-name="ro4">
          <table:table-cell table:style-name="ce179" table:formula="of:=IF([$Menus.T3];[$Menus.U1];&quot;&quot;)">
            <text:p/>
          </table:table-cell>
          <table:table-cell table:style-name="ce184" table:number-columns-repeated="5"/>
          <table:table-cell table:style-name="Bad" table:number-columns-repeated="3"/>
          <table:covered-table-cell table:style-name="ce245"/>
          <table:table-cell table:style-name="Default"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3"/>
          <table:covered-table-cell table:style-name="ce245"/>
          <table:table-cell table:style-name="Default" table:number-columns-repeated="3"/>
          <table:table-cell table:style-name="ce42" table:number-columns-repeated="16"/>
          <table:table-cell table:number-columns-repeated="35"/>
        </table:table-row>
        <table:table-row table:style-name="ro4">
          <table:table-cell table:style-name="Text" table:number-columns-repeated="6"/>
          <table:table-cell table:style-name="Bad" table:number-columns-repeated="2"/>
          <table:table-cell table:style-name="Text"/>
          <table:covered-table-cell table:style-name="Text"/>
          <table:table-cell table:style-name="Default" table:number-columns-repeated="3"/>
          <table:table-cell table:number-columns-repeated="51"/>
        </table:table-row>
        <table:table-row table:style-name="ro4">
          <table:table-cell table:style-name="Text" table:number-columns-repeated="9"/>
          <table:covered-table-cell table:style-name="Text"/>
          <table:table-cell table:style-name="Default" table:number-columns-repeated="3"/>
          <table:table-cell table:number-columns-repeated="51"/>
        </table:table-row>
        <table:table-row table:style-name="ro4">
          <table:table-cell table:style-name="Text" table:number-columns-repeated="9"/>
          <table:table-cell table:style-name="ce45"/>
          <table:table-cell table:style-name="Default" table:number-columns-repeated="3"/>
          <table:table-cell table:number-columns-repeated="51"/>
        </table:table-row>
        <table:table-row table:style-name="ro8">
          <table:table-cell table:number-columns-repeated="64"/>
        </table:table-row>
        <table:table-row table:style-name="ro8">
          <table:table-cell table:style-name="ce171" office:value-type="string" calcext:value-type="string">
            <text:p>Actualizado</text:p>
          </table:table-cell>
          <table:table-cell table:style-name="ce26"/>
          <table:table-cell table:style-name="ce330" office:value-type="date" office:date-value="2023-08-10" calcext:value-type="date">
            <text:p>10/08/23</text:p>
          </table:table-cell>
          <table:table-cell table:number-columns-repeated="61"/>
        </table:table-row>
        <table:table-row table:style-name="ro8" table:number-rows-repeated="968">
          <table:table-cell table:number-columns-repeated="64"/>
        </table:table-row>
        <table:table-row table:style-name="ro9" table:number-rows-repeated="1047569">
          <table:table-cell table:number-columns-repeated="64"/>
        </table:table-row>
        <table:table-row table:style-name="ro3" table:number-rows-repeated="11">
          <table:table-cell table:number-columns-repeated="64"/>
        </table:table-row>
        <table:table-row table:style-name="ro3">
          <table:table-cell table:number-columns-repeated="64"/>
        </table:table-row>
        <calcext:conditional-formats>
          <calcext:conditional-format calcext:target-range-address="Enunciado.G12:Enunciado.G20">
            <calcext:condition calcext:apply-style-name="Good" calcext:value="=&quot;√&quot;" calcext:base-cell-address="Enunciado.G12"/>
          </calcext:conditional-format>
          <calcext:conditional-format calcext:target-range-address="Enunciado.D1:Enunciado.D1">
            <calcext:condition calcext:apply-style-name="Good" calcext:value="=100" calcext:base-cell-address="Enunciado.D1"/>
          </calcext:conditional-format>
          <calcext:conditional-format calcext:target-range-address="Enunciado.C17:Enunciado.C17">
            <calcext:condition calcext:apply-style-name="Bad" calcext:value="!=&quot;&quot;" calcext:base-cell-address="Enunciado.C17"/>
          </calcext:conditional-format>
        </calcext:conditional-formats>
      </table:table>
      <table:table table:name="Calculos" table:style-name="ta1" table:protected="true">
        <loext:table-protection loext:select-protected-cells="true" loext:select-unprotected-cells="true"/>
        <table:table-column table:style-name="co24" table:default-cell-style-name="Default"/>
        <table:table-column table:style-name="co20" table:default-cell-style-name="ce26"/>
        <table:table-column table:style-name="co17" table:default-cell-style-name="ce26"/>
        <table:table-column table:style-name="co10"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4" table:default-cell-style-name="ce26"/>
        <table:table-column table:style-name="co29" table:default-cell-style-name="ce26"/>
        <table:table-column table:style-name="co26" table:default-cell-style-name="ce26"/>
        <table:table-column table:style-name="co10" table:default-cell-style-name="ce26"/>
        <table:table-column table:style-name="co30" table:default-cell-style-name="ce26"/>
        <table:table-column table:style-name="co10" table:number-columns-repeated="2" table:default-cell-style-name="ce26"/>
        <table:table-column table:style-name="co31" table:default-cell-style-name="ce26"/>
        <table:table-column table:style-name="co10" table:number-columns-repeated="4" table:default-cell-style-name="ce26"/>
        <table:table-column table:style-name="co4" table:default-cell-style-name="ce26"/>
        <table:table-column table:style-name="co32" table:default-cell-style-name="ce26"/>
        <table:table-column table:style-name="co33" table:default-cell-style-name="ce26"/>
        <table:table-column table:style-name="co32" table:default-cell-style-name="ce26"/>
        <table:table-column table:style-name="co17" table:default-cell-style-name="ce26"/>
        <table:table-column table:style-name="co33" table:default-cell-style-name="ce26"/>
        <table:table-column table:style-name="co34" table:default-cell-style-name="ce26"/>
        <table:table-column table:style-name="co35" table:default-cell-style-name="ce26"/>
        <table:table-column table:style-name="co28" table:number-columns-repeated="2" table:default-cell-style-name="ce26"/>
        <table:table-column table:style-name="co4" table:default-cell-style-name="ce26"/>
        <table:table-column table:style-name="co28" table:default-cell-style-name="ce26"/>
        <table:table-column table:style-name="co10" table:default-cell-style-name="ce26"/>
        <table:table-column table:style-name="co28" table:default-cell-style-name="ce26"/>
        <table:table-column table:style-name="co10" table:number-columns-repeated="28" table:default-cell-style-name="ce26"/>
        <table:table-row table:style-name="ro4">
          <table:table-cell table:style-name="ce333" table:formula="of:=[.F6]" office:value-type="string" office:string-value="Cálculos" calcext:value-type="string">
            <text:p>Cálculos</text:p>
          </table:table-cell>
          <table:table-cell table:style-name="ce221"/>
          <table:table-cell table:style-name="ce223"/>
          <table:table-cell table:style-name="ce229" table:number-columns-repeated="5"/>
          <table:table-cell table:style-name="ce333" table:formula="of:=[.F6]" office:value-type="string" office:string-value="Cálculos" calcext:value-type="string">
            <text:p>Cálculos</text:p>
          </table:table-cell>
          <table:table-cell table:style-name="ce229" table:number-columns-repeated="6"/>
          <table:table-cell table:style-name="ce20" office:value-type="string" calcext:value-type="string">
            <text:p>Ir a…</text:p>
          </table:table-cell>
          <table:table-cell table:style-name="ce20" table:number-columns-repeated="4"/>
          <table:table-cell table:style-name="ce351"/>
          <table:table-cell table:style-name="ce357"/>
          <table:table-cell table:style-name="ce352" table:formula="of:=[$Solucion.H5]" office:value-type="string" office:string-value="Cifras significativas" calcext:value-type="string">
            <text:p>Cifras significativas</text:p>
          </table:table-cell>
          <table:table-cell table:style-name="ce352" table:formula="of:=[$Solucion.I5]" office:value-type="float" office:value="3" calcext:value-type="float">
            <text:p>3</text:p>
          </table:table-cell>
          <table:table-cell table:style-name="ce357"/>
          <table:table-cell table:style-name="ce351" office:value-type="string" calcext:value-type="string">
            <text:p>Datos</text:p>
          </table:table-cell>
          <table:table-cell table:style-name="ce368" office:value-type="string" calcext:value-type="string">
            <text:p>Incógnitas</text:p>
          </table:table-cell>
          <table:table-cell table:style-name="ce363"/>
          <table:table-cell table:style-name="ce357"/>
          <table:table-cell table:style-name="ce363" table:formula="of:=IF([.$AD$11];[$Menus.H4];&quot;↓ Coherencia nos datos&quot;)" office:value-type="string" office:string-value="↓ Coherencia nos datos" calcext:value-type="string">
            <text:p>↓ Coherencia nos datos</text:p>
          </table:table-cell>
          <table:table-cell table:style-name="ce363" table:number-columns-repeated="4"/>
          <table:table-cell table:number-columns-repeated="28"/>
        </table:table-row>
        <table:table-row table:style-name="ro4">
          <table:table-cell table:style-name="ce291" table:number-columns-repeated="2"/>
          <table:table-cell table:style-name="ce295" office:value-type="string" calcext:value-type="string">
            <text:p>Datos</text:p>
          </table:table-cell>
          <table:table-cell table:style-name="ce291" table:number-columns-repeated="12"/>
          <table:table-cell table:style-name="ce21" office:value-type="string" calcext:value-type="string">
            <text:p><text:a xlink:href="#Introd" xlink:type="simple">Introdución</text:a></text:p>
          </table:table-cell>
          <table:table-cell table:style-name="ce20" table:number-columns-repeated="4"/>
          <table:table-cell table:style-name="ce352" office:value-type="string" calcext:value-type="string">
            <text:p>limiar?</text:p>
          </table:table-cell>
          <table:table-cell table:style-name="ce357" office:value-type="float" office:value="1" calcext:value-type="float">
            <text:p>1</text:p>
          </table:table-cell>
          <table:table-cell table:style-name="ce362" table:formula="of:=OR([$Menus.$C$17]=[.V2];[$Menus.$E$17]=[.V2])" office:value-type="boolean" office:boolean-value="true" calcext:value-type="boolean">
            <text:p>VERDADERO</text:p>
          </table:table-cell>
          <table:table-cell table:style-name="ce363" office:value-type="float" office:value="1" calcext:value-type="float">
            <text:p>1</text:p>
          </table:table-cell>
          <table:table-cell table:style-name="ce264" table:formula="of:=[$Menus.C2]" office:value-type="string" office:string-value="W₀" calcext:value-type="string">
            <text:p>W₀</text:p>
          </table:table-cell>
          <table:table-cell table:style-name="ce366" table:formula="of:=OR([$Solucion.$G8];[$Solucion.$H8])" office:value-type="boolean" office:boolean-value="true" calcext:value-type="boolean">
            <text:p>VERDADERO</text:p>
          </table:table-cell>
          <table:table-cell table:style-name="ce366" table:formula="of:=OR([$Menus.$G$16]=[.X2];[$Menus.$I$16]=[.X2])" office:value-type="boolean" office:boolean-value="false" calcext:value-type="boolean">
            <text:p>FALSO</text:p>
          </table:table-cell>
          <table:table-cell table:style-name="ce366" table:formula="of:=NOT(SUM([.Z2:.Z4]))" office:value-type="boolean" office:boolean-value="false" calcext:value-type="boolean">
            <text:p>FALSO</text:p>
          </table:table-cell>
          <table:table-cell table:style-name="ce357"/>
          <table:table-cell table:style-name="ce357" table:formula="of:=SUM([.Z2:.Z4])&gt;1" office:value-type="float" office:value="0" calcext:value-type="float">
            <text:p>0</text:p>
          </table:table-cell>
          <table:table-cell table:style-name="ce365" table:formula="of:=NUMFORMA([$Solucion.D8];[.$X$1])" office:value-type="string" office:string-value="5,32·10⁻¹⁹" calcext:value-type="string">
            <text:p>5,32·10⁻¹⁹</text:p>
          </table:table-cell>
          <table:table-cell table:style-name="ce363" office:value-type="string" calcext:value-type="string">
            <text:p>J</text:p>
          </table:table-cell>
          <table:table-cell table:style-name="ce264" table:formula="of:=NUMFORMA([$Solucion.D8]/[$Solucion.$D$3];[.$X$1])" office:value-type="string" office:string-value="3,32" calcext:value-type="string">
            <text:p>3,32</text:p>
          </table:table-cell>
          <table:table-cell table:style-name="ce363" office:value-type="string" calcext:value-type="string">
            <text:p>eV</text:p>
          </table:table-cell>
          <table:table-cell table:number-columns-repeated="28"/>
        </table:table-row>
        <table:table-row table:style-name="ro4">
          <table:table-cell table:style-name="ce291" table:formula="of:=T([$Enunciado.A4])" office:value-type="string" office:string-value="Traballo de extracción" calcext:value-type="string">
            <text:p>Traballo de extracción</text:p>
          </table:table-cell>
          <table:table-cell table:style-name="ce291"/>
          <table:table-cell table:style-name="ce296" table:formula="of:=T([$Enunciado.B4])" office:value-type="string" office:string-value="W₀ =" calcext:value-type="string">
            <text:p>W₀ =</text:p>
          </table:table-cell>
          <table:table-cell table:style-name="ce302" table:formula="of:=IF([$Menus.$C$16];INDEX([.$AE$2:.$AE$10];[$Menus.$C$16];1);&quot;&quot;)" office:value-type="string" office:string-value="5,32·10⁻¹⁹" calcext:value-type="string">
            <text:p>5,32·10⁻¹⁹</text:p>
          </table:table-cell>
          <table:table-cell table:style-name="ce312" table:formula="of:=IF([$Menus.$C$16];INDEX([$Solucion.$E$8:$Solucion.$E$16];[$Menus.$C$16];1);&quot;&quot;)" office:value-type="string" office:string-value="J" calcext:value-type="string">
            <text:p>J</text:p>
          </table:table-cell>
          <table:table-cell table:style-name="ce291" table:number-columns-repeated="2"/>
          <table:table-cell table:style-name="ce296" table:formula="of:=[$Enunciado.B7]" office:value-type="string" office:string-value="|qₑ| =" calcext:value-type="string">
            <text:p>|qₑ| =</text:p>
          </table:table-cell>
          <table:table-cell table:style-name="ce334" table:formula="of:=[$Enunciado.E7]" office:value-type="string" office:string-value="1,60·10⁻¹⁹" calcext:value-type="string">
            <text:p>1,60·10⁻¹⁹</text:p>
          </table:table-cell>
          <table:table-cell table:style-name="ce338" table:formula="of:=[$Enunciado.F7]" office:value-type="string" office:string-value=" C" calcext:value-type="string">
            <text:p><text:s/>C</text:p>
          </table:table-cell>
          <table:table-cell table:style-name="ce291" table:number-columns-repeated="2"/>
          <table:table-cell table:style-name="ce296" table:formula="of:=[$Enunciado.B9]" office:value-type="string" office:string-value="h =" calcext:value-type="string">
            <text:p>h =</text:p>
          </table:table-cell>
          <table:table-cell table:style-name="ce334" table:formula="of:=[$Enunciado.E9]" office:value-type="string" office:string-value="6,63·10⁻³⁴" calcext:value-type="string">
            <text:p>6,63·10⁻³⁴</text:p>
          </table:table-cell>
          <table:table-cell table:style-name="ce338" table:formula="of:=[$Enunciado.F9]" office:value-type="string" office:string-value=" J·s" calcext:value-type="string">
            <text:p><text:s/>J·s</text:p>
          </table:table-cell>
          <table:table-cell table:style-name="ce95" office:value-type="string" calcext:value-type="string">
            <text:p><text:a xlink:href="#NotasAyuda" xlink:type="simple">Axuda</text:a></text:p>
          </table:table-cell>
          <table:table-cell table:style-name="ce20" table:number-columns-repeated="4"/>
          <table:table-cell table:style-name="ce357" table:number-columns-repeated="2"/>
          <table:table-cell table:style-name="ce363"/>
          <table:table-cell table:style-name="ce363" office:value-type="float" office:value="2" calcext:value-type="float">
            <text:p>2</text:p>
          </table:table-cell>
          <table:table-cell table:style-name="ce264" table:formula="of:=[$Menus.C3]" office:value-type="string" office:string-value="f₀" calcext:value-type="string">
            <text:p>f₀</text:p>
          </table:table-cell>
          <table:table-cell table:style-name="ce366" table:formula="of:=OR([$Solucion.$G9];[$Solucion.$H9])" office:value-type="boolean" office:boolean-value="false" calcext:value-type="boolean">
            <text:p>FALSO</text:p>
          </table:table-cell>
          <table:table-cell table:style-name="ce366" table:formula="of:=OR([$Menus.$G$16]=[.X3];[$Menus.$I$16]=[.X3])" office:value-type="boolean" office:boolean-value="false" calcext:value-type="boolean">
            <text:p>FALSO</text:p>
          </table:table-cell>
          <table:table-cell table:style-name="ce363"/>
          <table:table-cell table:style-name="ce357"/>
          <table:table-cell table:style-name="ce363"/>
          <table:table-cell table:style-name="ce264" table:formula="of:=NUMFORMA([$Solucion.D9];[.$X$1])" office:value-type="string" office:string-value="8,03·10¹⁴" calcext:value-type="string">
            <text:p>8,03·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291" table:formula="of:=T([$Enunciado.A5])" office:value-type="string" office:string-value="Lonxitude de onda dos fotóns" calcext:value-type="string">
            <text:p>Lonxitude de onda dos fotóns</text:p>
          </table:table-cell>
          <table:table-cell table:style-name="ce291"/>
          <table:table-cell table:style-name="ce296" table:formula="of:=T([$Enunciado.B5])" office:value-type="string" office:string-value="λ =" calcext:value-type="string">
            <text:p>λ =</text:p>
          </table:table-cell>
          <table:table-cell table:style-name="ce302" table:formula="of:=IF([$Menus.$E$16];INDEX([.$AE$2:.$AE$10];[$Menus.$E$16];1);&quot;&quot;)" office:value-type="string" office:string-value="3,25·10⁻⁷" calcext:value-type="string">
            <text:p>3,25·10⁻⁷</text:p>
          </table:table-cell>
          <table:table-cell table:style-name="ce312" table:formula="of:=IF([$Menus.$E$16];INDEX([$Solucion.$E$8:$Solucion.$E$16];[$Menus.$E$16];1);&quot;&quot;)" office:value-type="string" office:string-value="m" calcext:value-type="string">
            <text:p>m</text:p>
          </table:table-cell>
          <table:table-cell table:style-name="ce200" table:formula="of:=IF([$Calculos.AD11];[$Menus.H4];&quot;&quot;)">
            <text:p/>
          </table:table-cell>
          <table:table-cell table:style-name="ce291"/>
          <table:table-cell table:style-name="ce296" table:formula="of:=[$Enunciado.B8]" office:value-type="string" office:string-value="mₑ =" calcext:value-type="string">
            <text:p>mₑ =</text:p>
          </table:table-cell>
          <table:table-cell table:style-name="ce334" table:formula="of:=[$Enunciado.E8]" office:value-type="string" office:string-value="9,11·10⁻³¹" calcext:value-type="string">
            <text:p>9,11·10⁻³¹</text:p>
          </table:table-cell>
          <table:table-cell table:style-name="ce338" table:formula="of:=[$Enunciado.F8]" office:value-type="string" office:string-value=" kg" calcext:value-type="string">
            <text:p><text:s/>kg</text:p>
          </table:table-cell>
          <table:table-cell table:style-name="ce291" table:number-columns-repeated="2"/>
          <table:table-cell table:style-name="ce296" office:value-type="string" calcext:value-type="string">
            <text:p>c =</text:p>
          </table:table-cell>
          <table:table-cell table:style-name="ce334" table:formula="of:=[$Enunciado.E10]" office:value-type="string" office:string-value="3,00·10⁸" calcext:value-type="string">
            <text:p>3,00·10⁸</text:p>
          </table:table-cell>
          <table:table-cell table:style-name="ce338" table:formula="of:=[$Enunciado.F10]" office:value-type="string" office:string-value=" m/s" calcext:value-type="string">
            <text:p><text:s/>m/s</text:p>
          </table:table-cell>
          <table:table-cell table:style-name="ce21" office:value-type="string" calcext:value-type="string">
            <text:p><text:a xlink:href="#Enunciado" xlink:type="simple">Enunciado</text:a></text:p>
          </table:table-cell>
          <table:table-cell table:style-name="ce20" table:number-columns-repeated="4"/>
          <table:table-cell table:style-name="ce264" table:number-columns-repeated="3"/>
          <table:table-cell table:style-name="ce363" office:value-type="float" office:value="3" calcext:value-type="float">
            <text:p>3</text:p>
          </table:table-cell>
          <table:table-cell table:style-name="ce264" table:formula="of:=[$Menus.C4]" office:value-type="string" office:string-value="λ₀" calcext:value-type="string">
            <text:p>λ₀</text:p>
          </table:table-cell>
          <table:table-cell table:style-name="ce366" table:formula="of:=OR([$Solucion.$G10];[$Solucion.$H10])" office:value-type="boolean" office:boolean-value="false" calcext:value-type="boolean">
            <text:p>FALSO</text:p>
          </table:table-cell>
          <table:table-cell table:style-name="ce366" table:formula="of:=OR([$Menus.$G$16]=[.X4];[$Menus.$I$16]=[.X4])" office:value-type="boolean" office:boolean-value="false" calcext:value-type="boolean">
            <text:p>FALSO</text:p>
          </table:table-cell>
          <table:table-cell table:style-name="ce363"/>
          <table:table-cell table:style-name="ce357"/>
          <table:table-cell table:style-name="ce363"/>
          <table:table-cell table:style-name="ce264" table:formula="of:=NUMFORMA([$Solucion.D10];[.$X$1])" office:value-type="string" office:string-value="3,73·10⁻⁷" calcext:value-type="string">
            <text:p>3,73·10⁻⁷</text:p>
          </table:table-cell>
          <table:table-cell table:style-name="ce363" office:value-type="string" calcext:value-type="string">
            <text:p>m</text:p>
          </table:table-cell>
          <table:table-cell table:style-name="ce264" table:formula="of:=NUMFORMA([$Solucion.D10]*1000000000;[.$X$1])" office:value-type="string" office:string-value="373" calcext:value-type="string">
            <text:p>373</text:p>
          </table:table-cell>
          <table:table-cell table:style-name="ce363" office:value-type="string" calcext:value-type="string">
            <text:p>nm</text:p>
          </table:table-cell>
          <table:table-cell table:number-columns-repeated="28"/>
        </table:table-row>
        <table:table-row table:style-name="ro4">
          <table:table-cell table:style-name="ce291" table:number-columns-repeated="15"/>
          <table:table-cell table:style-name="ce20" table:number-columns-repeated="5"/>
          <table:table-cell table:style-name="ce264" office:value-type="string" calcext:value-type="string">
            <text:p>fotóns?</text:p>
          </table:table-cell>
          <table:table-cell table:style-name="ce357" office:value-type="float" office:value="2" calcext:value-type="float">
            <text:p>2</text:p>
          </table:table-cell>
          <table:table-cell table:style-name="ce362" table:formula="of:=OR([$Menus.$C$17]=[.V5];[$Menus.$E$17]=[.V5])" office:value-type="boolean" office:boolean-value="true" calcext:value-type="boolean">
            <text:p>VERDADERO</text:p>
          </table:table-cell>
          <table:table-cell table:style-name="ce363" office:value-type="float" office:value="4" calcext:value-type="float">
            <text:p>4</text:p>
          </table:table-cell>
          <table:table-cell table:style-name="ce264" table:formula="of:=[$Menus.E2]" office:value-type="string" office:string-value="E" calcext:value-type="string">
            <text:p>E</text:p>
          </table:table-cell>
          <table:table-cell table:style-name="ce366" table:formula="of:=OR([$Solucion.$G11];[$Solucion.$H11])" office:value-type="boolean" office:boolean-value="false" calcext:value-type="boolean">
            <text:p>FALSO</text:p>
          </table:table-cell>
          <table:table-cell table:style-name="ce366" table:formula="of:=OR([$Menus.$G$16]=[.X5];[$Menus.$I$16]=[.X5])" office:value-type="boolean" office:boolean-value="false" calcext:value-type="boolean">
            <text:p>FALSO</text:p>
          </table:table-cell>
          <table:table-cell table:style-name="ce366" table:formula="of:=NOT(SUM([.Z5:.Z7]))" office:value-type="boolean" office:boolean-value="false" calcext:value-type="boolean">
            <text:p>FALSO</text:p>
          </table:table-cell>
          <table:table-cell table:style-name="ce357"/>
          <table:table-cell table:style-name="ce357" table:formula="of:=SUM([.Z5:.Z7])&gt;1" office:value-type="float" office:value="0" calcext:value-type="float">
            <text:p>0</text:p>
          </table:table-cell>
          <table:table-cell table:style-name="ce264" table:formula="of:=NUMFORMA([$Solucion.D11];[.$X$1])" office:value-type="string" office:string-value="6,11·10⁻¹⁹" calcext:value-type="string">
            <text:p>6,11·10⁻¹⁹</text:p>
          </table:table-cell>
          <table:table-cell table:style-name="ce363" office:value-type="string" calcext:value-type="string">
            <text:p>J</text:p>
          </table:table-cell>
          <table:table-cell table:style-name="ce264" table:formula="of:=NUMFORMA([$Solucion.D11]/[$Solucion.$D$3];[.$X$1])" office:value-type="string" office:string-value="3,81" calcext:value-type="string">
            <text:p>3,81</text:p>
          </table:table-cell>
          <table:table-cell table:style-name="ce363" office:value-type="string" calcext:value-type="string">
            <text:p>eV</text:p>
          </table:table-cell>
          <table:table-cell table:number-columns-repeated="28"/>
        </table:table-row>
        <table:table-row table:style-name="ro4">
          <table:table-cell table:style-name="ce255" table:number-columns-repeated="2"/>
          <table:table-cell table:style-name="ce227" table:formula="of:=[$Menus.J10]" office:value-type="string" office:string-value="Ecuacións" calcext:value-type="string">
            <text:p>Ecuacións</text:p>
          </table:table-cell>
          <table:table-cell table:style-name="ce255" table:number-columns-repeated="2"/>
          <table:table-cell table:style-name="ce224" office:value-type="string" calcext:value-type="string">
            <text:p>Cálculos</text:p>
          </table:table-cell>
          <table:table-cell table:style-name="ce255" table:number-columns-repeated="9"/>
          <table:table-cell table:style-name="ce68" office:value-type="string" calcext:value-type="string">
            <text:p>Ver o documento</text:p>
          </table:table-cell>
          <table:table-cell table:style-name="ce20" table:number-columns-repeated="4"/>
          <table:table-cell table:style-name="ce264" table:number-columns-repeated="3"/>
          <table:table-cell table:style-name="ce363" office:value-type="float" office:value="5" calcext:value-type="float">
            <text:p>5</text:p>
          </table:table-cell>
          <table:table-cell table:style-name="ce264" table:formula="of:=[$Menus.E3]" office:value-type="string" office:string-value="f" calcext:value-type="string">
            <text:p>f</text:p>
          </table:table-cell>
          <table:table-cell table:style-name="ce366" table:formula="of:=OR([$Solucion.$G12];[$Solucion.$H12])" office:value-type="boolean" office:boolean-value="false" calcext:value-type="boolean">
            <text:p>FALSO</text:p>
          </table:table-cell>
          <table:table-cell table:style-name="ce366" table:formula="of:=OR([$Menus.$G$16]=[.X6];[$Menus.$I$16]=[.X6])" office:value-type="boolean" office:boolean-value="false" calcext:value-type="boolean">
            <text:p>FALSO</text:p>
          </table:table-cell>
          <table:table-cell table:style-name="ce363"/>
          <table:table-cell table:style-name="ce357"/>
          <table:table-cell table:style-name="ce363"/>
          <table:table-cell table:style-name="ce264" table:formula="of:=NUMFORMA([$Solucion.D12];[.$X$1])" office:value-type="string" office:string-value="9,22·10¹⁴" calcext:value-type="string">
            <text:p>9,22·10¹⁴</text:p>
          </table:table-cell>
          <table:table-cell table:style-name="ce363" office:value-type="string" calcext:value-type="string">
            <text:p>Hz</text:p>
          </table:table-cell>
          <table:table-cell table:style-name="ce264"/>
          <table:table-cell table:style-name="ce363"/>
          <table:table-cell table:number-columns-repeated="28"/>
        </table:table-row>
        <table:table-row table:style-name="ro4">
          <table:table-cell table:style-name="ce347" table:formula="of:=IF(OR([.$Z$4];[.$Z$7]);[$Menus.J3];&quot;&quot;)" office:value-type="string" office:string-value="Frecuencia" calcext:value-type="string" table:number-columns-spanned="1" table:number-rows-spanned="2">
            <text:p>Frecuencia</text:p>
          </table:table-cell>
          <table:table-cell table:style-name="ce255"/>
          <table:table-cell table:style-name="ce228" table:formula="of:=IF(OR([.$Z$4];[.$Z$7]);[$Solucion.C12];&quot;&quot;)" office:value-type="string" office:string-value="f =" calcext:value-type="string" table:number-columns-spanned="1" table:number-rows-spanned="2">
            <text:p>f =</text:p>
          </table:table-cell>
          <table:table-cell table:style-name="ce303" table:formula="of:=IF(OR([.$Z$4];[.$Z$7]);&quot;c&quot;;&quot;&quot;)" office:value-type="string" office:string-value="c" calcext:value-type="string">
            <text:p>c</text:p>
          </table:table-cell>
          <table:table-cell table:style-name="ce255"/>
          <table:table-cell table:style-name="ce228" table:formula="of:=IF([.$Z$4];[$Solucion.C9];&quot;&quot;)" table:number-columns-spanned="1" table:number-rows-spanned="2">
            <text:p/>
          </table:table-cell>
          <table:table-cell table:style-name="ce319" table:formula="of:=IF([.$Z$4];[.$N$4];&quot;&quot;)">
            <text:p/>
          </table:table-cell>
          <table:table-cell table:style-name="ce331" table:formula="of:=IF([.$Z$4];&quot;=&quot;;&quot;&quot;)" table:number-columns-spanned="1" table:number-rows-spanned="2">
            <text:p/>
          </table:table-cell>
          <table:table-cell table:style-name="ce337" table:formula="of:=IF([.$Z$4];[.AE3];&quot;&quot;)" table:number-columns-spanned="1" table:number-rows-spanned="2">
            <text:p/>
          </table:table-cell>
          <table:table-cell table:style-name="ce349" table:formula="of:=IF([.$Z$4];[$Solucion.E9];&quot;&quot;)" table:number-columns-spanned="1" table:number-rows-spanned="2">
            <text:p/>
          </table:table-cell>
          <table:table-cell table:style-name="ce228" table:formula="of:=IF([.$Z$7];[.C7];&quot;&quot;)" office:value-type="string" office:string-value="f =" calcext:value-type="string" table:number-columns-spanned="1" table:number-rows-spanned="2">
            <text:p>f =</text:p>
          </table:table-cell>
          <table:table-cell table:style-name="ce344" table:formula="of:=IF([.$Z$7];[.$N$4];&quot;&quot;)" office:value-type="string" office:string-value="3,00·10⁸" calcext:value-type="string">
            <text:p>3,00·10⁸</text:p>
          </table:table-cell>
          <table:table-cell table:style-name="ce331" table:formula="of:=IF([.$Z$7];&quot;=&quot;;&quot;&quot;)" office:value-type="string" office:string-value="=" calcext:value-type="string" table:number-columns-spanned="1" table:number-rows-spanned="2">
            <text:p>=</text:p>
          </table:table-cell>
          <table:table-cell table:style-name="ce337" table:formula="of:=IF([.$Z$7];[.AE6];&quot;&quot;)" office:value-type="string" office:string-value="9,22·10¹⁴" calcext:value-type="string" table:number-columns-spanned="1" table:number-rows-spanned="2">
            <text:p>9,22·10¹⁴</text:p>
          </table:table-cell>
          <table:table-cell table:style-name="ce349" table:formula="of:=IF([.$Z$7];[$Solucion.E12];&quot;&quot;)" office:value-type="string" office:string-value="Hz" calcext:value-type="string" table:number-columns-spanned="1" table:number-rows-spanned="2">
            <text:p>Hz</text:p>
          </table:table-cell>
          <table:table-cell table:style-name="ce103" office:value-type="string" calcext:value-type="string">
            <text:p><text:span text:style-name="T9"><text:a xlink:href="../FotoelectricoExemplosPAUGal.pdf" xlink:type="simple" office:target-frame-name="_blank">Exemplo PAU</text:a></text:span></text:p>
          </table:table-cell>
          <table:table-cell table:style-name="ce20" table:number-columns-repeated="4"/>
          <table:table-cell table:style-name="ce264" table:number-columns-repeated="3"/>
          <table:table-cell table:style-name="ce363" office:value-type="float" office:value="6" calcext:value-type="float">
            <text:p>6</text:p>
          </table:table-cell>
          <table:table-cell table:style-name="ce264" table:formula="of:=[$Menus.E4]" office:value-type="string" office:string-value="λ" calcext:value-type="string">
            <text:p>λ</text:p>
          </table:table-cell>
          <table:table-cell table:style-name="ce366" table:formula="of:=OR([$Solucion.$G13];[$Solucion.$H13])" office:value-type="boolean" office:boolean-value="true" calcext:value-type="boolean">
            <text:p>VERDADERO</text:p>
          </table:table-cell>
          <table:table-cell table:style-name="ce366" table:formula="of:=OR([$Menus.$G$16]=[.X7];[$Menus.$I$16]=[.X7])" office:value-type="boolean" office:boolean-value="false" calcext:value-type="boolean">
            <text:p>FALSO</text:p>
          </table:table-cell>
          <table:table-cell table:style-name="ce363"/>
          <table:table-cell table:style-name="ce357"/>
          <table:table-cell table:style-name="ce363"/>
          <table:table-cell table:style-name="ce264" table:formula="of:=NUMFORMA([$Solucion.D13];[.$X$1])" office:value-type="string" office:string-value="3,25·10⁻⁷" calcext:value-type="string">
            <text:p>3,25·10⁻⁷</text:p>
          </table:table-cell>
          <table:table-cell table:style-name="ce363" office:value-type="string" calcext:value-type="string">
            <text:p>m</text:p>
          </table:table-cell>
          <table:table-cell table:style-name="ce264" table:formula="of:=NUMFORMA([$Solucion.D13]*1000000000;[.$X$1])" office:value-type="string" office:string-value="325" calcext:value-type="string">
            <text:p>325</text:p>
          </table:table-cell>
          <table:table-cell table:style-name="ce363" office:value-type="string" calcext:value-type="string">
            <text:p>nm</text:p>
          </table:table-cell>
          <table:table-cell table:number-columns-repeated="28"/>
        </table:table-row>
        <table:table-row table:style-name="ro4">
          <table:covered-table-cell table:style-name="ce255"/>
          <table:table-cell table:style-name="ce255"/>
          <table:covered-table-cell table:style-name="ce255"/>
          <table:table-cell table:style-name="ce236" table:formula="of:=IF(OR([.$Z$4];[.$Z$7]);[$Menus.K4];&quot;&quot;)" office:value-type="string" office:string-value="λ" calcext:value-type="string">
            <text:p>λ</text:p>
          </table:table-cell>
          <table:table-cell table:style-name="ce255"/>
          <table:covered-table-cell table:style-name="ce255"/>
          <table:table-cell table:style-name="ce320" table:formula="of:=IF([.$Z$4];[.AE4];&quot;&quot;)">
            <text:p/>
          </table:table-cell>
          <table:covered-table-cell table:number-columns-repeated="4" table:style-name="ce255"/>
          <table:table-cell table:style-name="ce320" table:formula="of:=IF([.$Z$7];[.AE7];&quot;&quot;)" office:value-type="string" office:string-value="3,25·10⁻⁷" calcext:value-type="string">
            <text:p>3,25·10⁻⁷</text:p>
          </table:table-cell>
          <table:covered-table-cell table:number-columns-repeated="3" table:style-name="ce255"/>
          <table:table-cell table:style-name="ce20" table:number-columns-repeated="5"/>
          <table:table-cell table:style-name="ce264" office:value-type="string" calcext:value-type="string">
            <text:p>electróns?</text:p>
          </table:table-cell>
          <table:table-cell table:style-name="ce264" office:value-type="float" office:value="3" calcext:value-type="float">
            <text:p>3</text:p>
          </table:table-cell>
          <table:table-cell table:style-name="ce362" table:formula="of:=OR([$Menus.$C$17]=[.V8];[$Menus.$E$17]=[.V8])" office:value-type="boolean" office:boolean-value="false" calcext:value-type="boolean">
            <text:p>FALSO</text:p>
          </table:table-cell>
          <table:table-cell table:style-name="ce363" office:value-type="float" office:value="7" calcext:value-type="float">
            <text:p>7</text:p>
          </table:table-cell>
          <table:table-cell table:style-name="ce264" table:formula="of:=[$Menus.G2]" office:value-type="string" office:string-value="Eₑ" calcext:value-type="string">
            <text:p>Eₑ</text:p>
          </table:table-cell>
          <table:table-cell table:style-name="ce366" table:formula="of:=OR([$Solucion.$G14];[$Solucion.$H14])" office:value-type="boolean" office:boolean-value="false" calcext:value-type="boolean">
            <text:p>FALSO</text:p>
          </table:table-cell>
          <table:table-cell table:style-name="ce366" table:formula="of:=OR([$Menus.$G$16]=[.X8];[$Menus.$I$16]=[.X8])" office:value-type="boolean" office:boolean-value="false" calcext:value-type="boolean">
            <text:p>FALSO</text:p>
          </table:table-cell>
          <table:table-cell table:style-name="ce366" table:formula="of:=NOT(SUM([.Z8:.Z10]))" office:value-type="boolean" office:boolean-value="true" calcext:value-type="boolean">
            <text:p>VERDADERO</text:p>
          </table:table-cell>
          <table:table-cell table:style-name="ce357"/>
          <table:table-cell table:style-name="ce357" table:formula="of:=SUM([.Z8:.Z10])&gt;1" office:value-type="float" office:value="0" calcext:value-type="float">
            <text:p>0</text:p>
          </table:table-cell>
          <table:table-cell table:style-name="ce264" table:formula="of:=NUMFORMA([$Solucion.D14];[.$X$1])" office:value-type="string" office:string-value="7,93·10⁻²⁰" calcext:value-type="string">
            <text:p>7,93·10⁻²⁰</text:p>
          </table:table-cell>
          <table:table-cell table:style-name="ce363" office:value-type="string" calcext:value-type="string">
            <text:p>J</text:p>
          </table:table-cell>
          <table:table-cell table:style-name="ce264" table:formula="of:=[.AE10]" office:value-type="string" office:string-value="0,495" calcext:value-type="string">
            <text:p>0,495</text:p>
          </table:table-cell>
          <table:table-cell table:style-name="ce363" office:value-type="string" calcext:value-type="string">
            <text:p>eV</text:p>
          </table:table-cell>
          <table:table-cell table:number-columns-repeated="28"/>
        </table:table-row>
        <table:table-row table:style-name="ro4">
          <table:table-cell table:style-name="ce255" table:formula="of:=IF(OR([.Z3];[.Z4]);[$Menus.J1];&quot;&quot;)">
            <text:p/>
          </table:table-cell>
          <table:table-cell table:style-name="ce255"/>
          <table:table-cell table:style-name="ce298"/>
          <table:table-cell table:style-name="ce236" table:formula="of:=IF(OR([.Z3];[.Z4]);[$Menus.J19];&quot;&quot;)">
            <text:p/>
          </table:table-cell>
          <table:table-cell table:style-name="ce255"/>
          <table:table-cell table:style-name="ce315" table:formula="of:=IF(OR([.Z3];[.Z4]);[$Solucion.C8];&quot;&quot;)">
            <text:p/>
          </table:table-cell>
          <table:table-cell table:style-name="ce321" table:formula="of:=IF(OR([.Z3];[.Z4]);[.$N$3];&quot;&quot;)">
            <text:p/>
          </table:table-cell>
          <table:table-cell table:style-name="ce322" table:formula="of:=IF(OR([.Z3];[.Z4]);&quot;·&quot;;&quot;&quot;)">
            <text:p/>
          </table:table-cell>
          <table:table-cell table:style-name="ce255" table:formula="of:=IF(OR([.Z3];[.Z4]);[.AE3];&quot;&quot;)">
            <text:p/>
          </table:table-cell>
          <table:table-cell table:style-name="ce230" table:formula="of:=IF(OR([.Z3];[.Z4]);&quot;=&quot;;&quot;&quot;)">
            <text:p/>
          </table:table-cell>
          <table:table-cell table:style-name="ce225"/>
          <table:table-cell table:style-name="ce320" table:formula="of:=IF(OR([.Z3];[.Z4]);[.AE2];&quot;&quot;)">
            <text:p/>
          </table:table-cell>
          <table:table-cell table:style-name="ce255" table:formula="of:=IF(OR([.Z3];[.Z4]);&quot;J =&quot;;&quot;&quot;)">
            <text:p/>
          </table:table-cell>
          <table:table-cell table:style-name="ce230" table:formula="of:=IF(OR([.Z3];[.Z4]);[.AG2];&quot;&quot;)">
            <text:p/>
          </table:table-cell>
          <table:table-cell table:style-name="VerdeSoluc" table:formula="of:=IF(OR([.Z3];[.Z4]);&quot;eV&quot;;&quot;&quot;)">
            <text:p/>
          </table:table-cell>
          <table:table-cell table:style-name="ce20" table:number-columns-repeated="5"/>
          <table:table-cell table:style-name="ce264" table:number-columns-repeated="3"/>
          <table:table-cell table:style-name="ce363" office:value-type="float" office:value="8" calcext:value-type="float">
            <text:p>8</text:p>
          </table:table-cell>
          <table:table-cell table:style-name="ce264" table:formula="of:=[$Menus.G3]" office:value-type="string" office:string-value="vₑ" calcext:value-type="string">
            <text:p>vₑ</text:p>
          </table:table-cell>
          <table:table-cell table:style-name="ce366" table:formula="of:=OR([$Solucion.$G15];[$Solucion.$H15])" office:value-type="boolean" office:boolean-value="false" calcext:value-type="boolean">
            <text:p>FALSO</text:p>
          </table:table-cell>
          <table:table-cell table:style-name="ce366" table:formula="of:=OR([$Menus.$G$16]=[.X9];[$Menus.$I$16]=[.X9])" office:value-type="boolean" office:boolean-value="true" calcext:value-type="boolean">
            <text:p>VERDADERO</text:p>
          </table:table-cell>
          <table:table-cell table:style-name="ce363"/>
          <table:table-cell table:style-name="ce357"/>
          <table:table-cell table:style-name="ce363"/>
          <table:table-cell table:style-name="ce264" table:formula="of:=NUMFORMA([$Solucion.D15];[.$X$1])" office:value-type="string" office:string-value="4,17·10⁵" calcext:value-type="string">
            <text:p>4,17·10⁵</text:p>
          </table:table-cell>
          <table:table-cell table:style-name="ce363" office:value-type="string" calcext:value-type="string">
            <text:p>m/s</text:p>
          </table:table-cell>
          <table:table-cell table:style-name="ce264"/>
          <table:table-cell table:style-name="ce363"/>
          <table:table-cell table:number-columns-repeated="28"/>
        </table:table-row>
        <table:table-row table:style-name="ro4">
          <table:table-cell table:style-name="ce255" table:formula="of:=IF(OR([.Z6];[.Z7]);[$Menus.D2];&quot;&quot;)" office:value-type="string" office:string-value="Enerxía dos fotóns" calcext:value-type="string">
            <text:p>Enerxía dos fotóns</text:p>
          </table:table-cell>
          <table:table-cell table:style-name="ce255" table:number-columns-repeated="2"/>
          <table:table-cell table:style-name="ce236" table:formula="of:=IF(OR([.Z6];[.Z7]);[$Menus.J13];&quot;&quot;)" office:value-type="string" office:string-value="E = h · f" calcext:value-type="string">
            <text:p>E = h · f</text:p>
          </table:table-cell>
          <table:table-cell table:style-name="ce255"/>
          <table:table-cell table:style-name="ce225" table:formula="of:=IF(OR([.Z6];[.Z7]);[$Solucion.C11];&quot;&quot;)" office:value-type="string" office:string-value="E =" calcext:value-type="string">
            <text:p>E =</text:p>
          </table:table-cell>
          <table:table-cell table:style-name="ce321" table:formula="of:=IF(OR([.Z6];[.Z7]);[.$N$3];&quot;&quot;)" office:value-type="string" office:string-value="6,63·10⁻³⁴" calcext:value-type="string">
            <text:p>6,63·10⁻³⁴</text:p>
          </table:table-cell>
          <table:table-cell table:style-name="ce322" table:formula="of:=IF(OR([.Z6];[.Z7]);&quot;·&quot;;&quot;&quot;)" office:value-type="string" office:string-value="·" calcext:value-type="string">
            <text:p>·</text:p>
          </table:table-cell>
          <table:table-cell table:style-name="ce255" table:formula="of:=IF(OR([.Z6];[.Z7]);[.AE6];&quot;&quot;)" office:value-type="string" office:string-value="9,22·10¹⁴" calcext:value-type="string">
            <text:p>9,22·10¹⁴</text:p>
          </table:table-cell>
          <table:table-cell table:style-name="ce230" table:formula="of:=IF(OR([.Z6];[.Z7]);&quot;=&quot;;&quot;&quot;)" office:value-type="string" office:string-value="=" calcext:value-type="string">
            <text:p>=</text:p>
          </table:table-cell>
          <table:table-cell table:style-name="ce225"/>
          <table:table-cell table:style-name="ce320" table:formula="of:=IF(OR([.Z6];[.Z7]);[.AE5];&quot;&quot;)" office:value-type="string" office:string-value="6,11·10⁻¹⁹" calcext:value-type="string">
            <text:p>6,11·10⁻¹⁹</text:p>
          </table:table-cell>
          <table:table-cell table:style-name="ce255" table:formula="of:=IF(OR([.Z6];[.Z7]);&quot;J =&quot;;&quot;&quot;)" office:value-type="string" office:string-value="J =" calcext:value-type="string">
            <text:p>J =</text:p>
          </table:table-cell>
          <table:table-cell table:style-name="ce230" table:formula="of:=IF(OR([.Z6];[.Z7]);[.AG5];&quot;&quot;)" office:value-type="string" office:string-value="3,81" calcext:value-type="string">
            <text:p>3,81</text:p>
          </table:table-cell>
          <table:table-cell table:style-name="ce255" table:formula="of:=IF(OR([.Z6];[.Z7]);&quot;eV&quot;;&quot;&quot;)" office:value-type="string" office:string-value="eV" calcext:value-type="string">
            <text:p>eV</text:p>
          </table:table-cell>
          <table:table-cell table:style-name="ce20" table:number-columns-repeated="5"/>
          <table:table-cell table:style-name="ce264" table:number-columns-repeated="3"/>
          <table:table-cell table:style-name="ce363" office:value-type="float" office:value="9" calcext:value-type="float">
            <text:p>9</text:p>
          </table:table-cell>
          <table:table-cell table:style-name="ce264" table:formula="of:=[$Menus.G4]" office:value-type="string" office:string-value="Vₑ" calcext:value-type="string">
            <text:p>Vₑ</text:p>
          </table:table-cell>
          <table:table-cell table:style-name="ce366" table:formula="of:=OR([$Solucion.$G16];[$Solucion.$H16])" office:value-type="boolean" office:boolean-value="false" calcext:value-type="boolean">
            <text:p>FALSO</text:p>
          </table:table-cell>
          <table:table-cell table:style-name="ce366" table:formula="of:=OR([$Menus.$G$16]=[.X10];[$Menus.$I$16]=[.X10])" office:value-type="boolean" office:boolean-value="true" calcext:value-type="boolean">
            <text:p>VERDADERO</text:p>
          </table:table-cell>
          <table:table-cell table:style-name="ce363"/>
          <table:table-cell table:style-name="ce357"/>
          <table:table-cell table:style-name="ce363"/>
          <table:table-cell table:style-name="ce264" table:formula="of:=NUMFORMA([$Solucion.D16];[.$X$1])" office:value-type="string" office:string-value="0,495" calcext:value-type="string">
            <text:p>0,495</text:p>
          </table:table-cell>
          <table:table-cell table:style-name="ce363" office:value-type="string" calcext:value-type="string">
            <text:p>V</text:p>
          </table:table-cell>
          <table:table-cell table:style-name="ce264"/>
          <table:table-cell table:style-name="ce363"/>
          <table:table-cell table:number-columns-repeated="28"/>
        </table:table-row>
        <table:table-row table:style-name="ro4">
          <table:table-cell table:style-name="ce255" table:formula="of:=IF([.Z10];[$Menus.F2];&quot;&quot;)">
            <text:p/>
          </table:table-cell>
          <table:table-cell table:style-name="ce255" table:number-columns-repeated="2"/>
          <table:table-cell table:style-name="ce236" table:formula="of:=IF([.Z10];[$Menus.J11];&quot;&quot;)">
            <text:p/>
          </table:table-cell>
          <table:table-cell table:style-name="ce255"/>
          <table:table-cell table:style-name="ce225" table:formula="of:=IF([.Z10];[$Solucion.C14];&quot;&quot;)">
            <text:p/>
          </table:table-cell>
          <table:table-cell table:style-name="ce320" table:formula="of:=IF([.Z10];[.I3];&quot;&quot;)">
            <text:p/>
          </table:table-cell>
          <table:table-cell table:style-name="ce322" table:formula="of:=IF([.Z10];&quot;·&quot;;&quot;&quot;)">
            <text:p/>
          </table:table-cell>
          <table:table-cell table:style-name="ce255" table:formula="of:=IF([.Z10];[.AE10];&quot;&quot;)">
            <text:p/>
          </table:table-cell>
          <table:table-cell table:style-name="ce230" table:formula="of:=IF([.Z10];&quot;=&quot;;&quot;&quot;)">
            <text:p/>
          </table:table-cell>
          <table:table-cell table:style-name="ce225"/>
          <table:table-cell table:style-name="ce320" table:formula="of:=IF([.Z10];[.AE8];&quot;&quot;)">
            <text:p/>
          </table:table-cell>
          <table:table-cell table:style-name="ce255" table:formula="of:=IF([.Z10];&quot;J =&quot;;&quot;&quot;)">
            <text:p/>
          </table:table-cell>
          <table:table-cell table:style-name="ce230" table:formula="of:=IF([.Z10];[.AG8];&quot;&quot;)">
            <text:p/>
          </table:table-cell>
          <table:table-cell table:style-name="ce255" table:formula="of:=IF([.Z10];&quot;eV&quot;;&quot;&quot;)">
            <text:p/>
          </table:table-cell>
          <table:table-cell table:style-name="ce20" table:number-columns-repeated="5"/>
          <table:table-cell table:style-name="ce264" table:number-columns-repeated="6"/>
          <table:table-cell table:style-name="ce363" table:number-columns-repeated="3"/>
          <table:table-cell table:style-name="ce357" table:formula="of:=OR([.AD2];[.AD5];[.AD8];AND([$Enunciado.A4]=[$Enunciado.A5];NOT(ISBLANK([$Enunciado.A4]))))" office:value-type="float" office:value="0" calcext:value-type="float">
            <text:p>0</text:p>
          </table:table-cell>
          <table:table-cell table:style-name="ce363" table:number-columns-repeated="2"/>
          <table:table-cell table:style-name="ce264"/>
          <table:table-cell table:style-name="ce363"/>
          <table:table-cell table:number-columns-repeated="28"/>
        </table:table-row>
        <table:table-row table:style-name="ro10">
          <table:table-cell table:style-name="ce255" table:formula="of:=IF([.Z9];[$Menus.F2];&quot;&quot;)">
            <text:p/>
          </table:table-cell>
          <table:table-cell table:style-name="ce255" table:number-columns-repeated="2"/>
          <table:table-cell table:style-name="ce238" table:formula="of:=IF([.Z9];[$Menus.J12];&quot;&quot;)">
            <text:p/>
          </table:table-cell>
          <table:table-cell table:style-name="ce255"/>
          <table:table-cell table:style-name="ce225" table:formula="of:=IF([.Z9];[$Solucion.C14];&quot;&quot;)">
            <text:p/>
          </table:table-cell>
          <table:table-cell table:style-name="ce322" table:formula="of:=IF([.Z9];&quot;½ &quot;&amp;[.I4];&quot;&quot;)">
            <text:p/>
          </table:table-cell>
          <table:table-cell table:style-name="ce322" table:formula="of:=IF([.Z9];&quot;·&quot;;&quot;&quot;)">
            <text:p/>
          </table:table-cell>
          <table:table-cell table:style-name="ce336" table:formula="of:=IF([.Z9];ENTREPARENT([.AE9];2);&quot;&quot;)">
            <text:p/>
          </table:table-cell>
          <table:table-cell table:style-name="ce230" table:formula="of:=IF([.Z9];&quot;=&quot;;&quot;&quot;)">
            <text:p/>
          </table:table-cell>
          <table:table-cell table:style-name="ce255"/>
          <table:table-cell table:style-name="ce255" table:formula="of:=IF([.Z9];[.AE8];&quot;&quot;)">
            <text:p/>
          </table:table-cell>
          <table:table-cell table:style-name="ce255" table:formula="of:=IF([.Z9];&quot;J =&quot;;&quot;&quot;)">
            <text:p/>
          </table:table-cell>
          <table:table-cell table:style-name="ce230" table:formula="of:=IF([.Z9];[.AG8];&quot;&quot;)">
            <text:p/>
          </table:table-cell>
          <table:table-cell table:style-name="ce255" table:formula="of:=IF([.Z9];&quot;eV&quot;;&quot;&quot;)">
            <text:p/>
          </table:table-cell>
          <table:table-cell table:style-name="ce20" table:number-columns-repeated="5"/>
          <table:table-cell table:style-name="ce264" table:number-columns-repeated="2"/>
          <table:table-cell table:style-name="ce264" office:value-type="string" calcext:value-type="string">
            <text:p>Orde de cálculo</text:p>
          </table:table-cell>
          <table:table-cell table:style-name="ce264" table:formula="of:=[.AF12]" office:value-type="float" office:value="5" calcext:value-type="float">
            <text:p>5</text:p>
          </table:table-cell>
          <table:table-cell table:style-name="ce264" table:formula="of:=[.Z4]*[.X3]*NOT([.Z3])*NOT([.AA3])" office:value-type="float" office:value="0" calcext:value-type="float">
            <text:p>0</text:p>
          </table:table-cell>
          <table:table-cell table:style-name="ce264" table:formula="of:=IF([.Y12];[.Y12];[.Y13])" office:value-type="float" office:value="5" calcext:value-type="float">
            <text:p>5</text:p>
          </table:table-cell>
          <table:table-cell table:style-name="ce264" table:formula="of:=IF([.Z12];[.Z12];[.Z13])" office:value-type="float" office:value="5" calcext:value-type="float">
            <text:p>5</text:p>
          </table:table-cell>
          <table:table-cell table:style-name="ce264" table:formula="of:=IF([.AA12];[.AA12];[.AA13])" office:value-type="float" office:value="5" calcext:value-type="float">
            <text:p>5</text:p>
          </table:table-cell>
          <table:table-cell table:style-name="ce264" table:formula="of:=IF([.AB12];[.AB12];[.AB13])" office:value-type="float" office:value="5" calcext:value-type="float">
            <text:p>5</text:p>
          </table:table-cell>
          <table:table-cell table:style-name="ce264" table:formula="of:=IF([.AC12];[.AC12];[.AC13])" office:value-type="float" office:value="5" calcext:value-type="float">
            <text:p>5</text:p>
          </table:table-cell>
          <table:table-cell table:style-name="ce264" table:formula="of:=IF([.AD12];[.AD12];[.AD13])" office:value-type="float" office:value="5" calcext:value-type="float">
            <text:p>5</text:p>
          </table:table-cell>
          <table:table-cell table:style-name="ce264" table:formula="of:=IF([.AE12];[.AE12];[.AE13])" office:value-type="float" office:value="5" calcext:value-type="float">
            <text:p>5</text:p>
          </table:table-cell>
          <table:table-cell table:style-name="ce264"/>
          <table:table-cell table:style-name="ce363"/>
          <table:table-cell table:number-columns-repeated="28"/>
        </table:table-row>
        <table:table-row table:style-name="ro10">
          <table:table-cell table:style-name="ce255" table:formula="of:=IF([$Solucion.I4];IF([.AB2];[$Menus.B2];IF([.AB5];[$Menus.D2];[$Menus.F2]));&quot;&quot;)" office:value-type="string" office:string-value="Enerxía cinética dos electróns" calcext:value-type="string">
            <text:p>Enerxía cinética dos electróns</text:p>
          </table:table-cell>
          <table:table-cell table:style-name="ce255" table:number-columns-repeated="2"/>
          <table:table-cell table:style-name="ce236" table:formula="of:=IF([$Solucion.I4];IF([.AB2];[$Menus.J18];IF([.AB5];[$Menus.J15];[$Menus.J17]));&quot;&quot;)" office:value-type="string" office:string-value="Eₑ = E – W₀" calcext:value-type="string">
            <text:p>Eₑ = E – W₀</text:p>
          </table:table-cell>
          <table:table-cell table:style-name="ce255"/>
          <table:table-cell table:style-name="ce225" table:formula="of:=IF(AND([$Solucion.I4];NOT(ISERR([$Solucion.D15])));IF([.AB2];[.Z2];IF([.AB5];[.Y5];[.Y8]))&amp;&quot; =&quot;;&quot;&quot;)" office:value-type="string" office:string-value="Eₑ =" calcext:value-type="string">
            <text:p>Eₑ =</text:p>
          </table:table-cell>
          <table:table-cell table:style-name="ce320" table:formula="of:=IF([$Solucion.I4];IF(OR([.AB2];[.AB8]);[.AE5];[.AE2]);&quot;&quot;)" office:value-type="string" office:string-value="6,11·10⁻¹⁹" calcext:value-type="string">
            <text:p>6,11·10⁻¹⁹</text:p>
          </table:table-cell>
          <table:table-cell table:style-name="ce322" table:formula="of:=IF([$Solucion.I4];IF(ISERR([$Solucion.D15]);&quot;&lt;&quot;;IF(OR([.AB2];[.AB8]);&quot;–&quot;;&quot;+&quot;));&quot;&quot;)" office:value-type="string" office:string-value="–" calcext:value-type="string">
            <text:p>–</text:p>
          </table:table-cell>
          <table:table-cell table:style-name="ce255" table:formula="of:=IF([$Solucion.I4];IF(OR([.AB2];[.AB5]);[.AE8];[.AE2]);&quot;&quot;)" office:value-type="string" office:string-value="5,32·10⁻¹⁹" calcext:value-type="string">
            <text:p>5,32·10⁻¹⁹</text:p>
          </table:table-cell>
          <table:table-cell table:style-name="ce358" table:formula="of:=IF([$Solucion.I4];IF(ISERR([$Solucion.D15]);[$Menus.J8];&quot; =&quot;);&quot;&quot;)" office:value-type="string" office:string-value=" =" calcext:value-type="string">
            <text:p><text:s/>=</text:p>
          </table:table-cell>
          <table:table-cell table:style-name="ce225"/>
          <table:table-cell table:style-name="ce321" table:formula="of:=IF(AND([$Solucion.I4];NOT(ISERR([$Solucion.D15])));IF([.AB2];[.AE2];IF([.AB5];[.AE5];IF([.AB8];[.AE8];&quot;&quot;)));&quot;&quot;)" office:value-type="string" office:string-value="7,93·10⁻²⁰" calcext:value-type="string">
            <text:p>7,93·10⁻²⁰</text:p>
          </table:table-cell>
          <table:table-cell table:style-name="ce255" table:formula="of:=IF(AND([$Solucion.I4];NOT(ISERR([$Solucion.D15])));&quot;J =&quot;;&quot;&quot;)" office:value-type="string" office:string-value="J =" calcext:value-type="string">
            <text:p>J =</text:p>
          </table:table-cell>
          <table:table-cell table:style-name="ce341" table:formula="of:=IF(AND([$Solucion.I4];NOT(ISERR([$Solucion.D15])));IF([.AB2];[.AG2];IF([.AB5];[.AG5];IF([.AB8];[.AG8];&quot;&quot;)));&quot;&quot;)" office:value-type="string" office:string-value="0,495" calcext:value-type="string">
            <text:p>0,495</text:p>
          </table:table-cell>
          <table:table-cell table:style-name="ce255" table:formula="of:=IF(AND([$Solucion.I4];NOT(ISERR([$Solucion.D15])));&quot;eV&quot;;&quot;&quot;)" office:value-type="string" office:string-value="eV" calcext:value-type="string">
            <text:p>eV</text:p>
          </table:table-cell>
          <table:table-cell table:style-name="ce20" table:number-columns-repeated="5"/>
          <table:table-cell table:style-name="ce264" table:number-columns-repeated="3"/>
          <table:table-cell table:style-name="ce264" table:formula="of:=[.AF13]" office:value-type="float" office:value="4" calcext:value-type="float">
            <text:p>4</text:p>
          </table:table-cell>
          <table:table-cell table:style-name="ce264" table:formula="of:=[.Z7]*[.X6]*NOT([.Z6])*NOT([.AA6])" office:value-type="float" office:value="5" calcext:value-type="float">
            <text:p>5</text:p>
          </table:table-cell>
          <table:table-cell table:style-name="ce264" table:formula="of:=IF(AND([.Y13];[.Y13]&lt;&gt;[.Z12]);[.Y13];[.Y14])" office:value-type="float" office:value="0" calcext:value-type="float">
            <text:p>0</text:p>
          </table:table-cell>
          <table:table-cell table:style-name="ce264" table:formula="of:=IF(AND([.Z13];[.Z13]&lt;&gt;[.AA12]);[.Z13];[.Z14])" office:value-type="float" office:value="4" calcext:value-type="float">
            <text:p>4</text:p>
          </table:table-cell>
          <table:table-cell table:style-name="ce264" table:formula="of:=IF(AND([.AA13];[.AA13]&lt;&gt;[.AB12]);[.AA13];[.AA14])" office:value-type="float" office:value="4" calcext:value-type="float">
            <text:p>4</text:p>
          </table:table-cell>
          <table:table-cell table:style-name="ce264" table:formula="of:=IF(AND([.AB13];[.AB13]&lt;&gt;[.AC12]);[.AB13];[.AB14])" office:value-type="float" office:value="4" calcext:value-type="float">
            <text:p>4</text:p>
          </table:table-cell>
          <table:table-cell table:style-name="ce264" table:formula="of:=IF(AND([.AC13];[.AC13]&lt;&gt;[.AD12]);[.AC13];[.AC14])" office:value-type="float" office:value="4" calcext:value-type="float">
            <text:p>4</text:p>
          </table:table-cell>
          <table:table-cell table:style-name="ce264" table:formula="of:=IF(AND([.AD13];[.AD13]&lt;&gt;[.AE12]);[.AD13];[.AD14])" office:value-type="float" office:value="4" calcext:value-type="float">
            <text:p>4</text:p>
          </table:table-cell>
          <table:table-cell table:style-name="ce264" table:formula="of:=IF(AND([.AE13];[.AE13]&lt;&gt;[.AF12]);[.AE13];[.AE14])" office:value-type="float" office:value="4" calcext:value-type="float">
            <text:p>4</text:p>
          </table:table-cell>
          <table:table-cell table:style-name="ce264"/>
          <table:table-cell table:style-name="ce363"/>
          <table:table-cell table:number-columns-repeated="28"/>
        </table:table-row>
        <table:table-row table:style-name="ro10">
          <table:table-cell table:style-name="ce257" table:formula="of:=IF(AND(OR([.AA6];[.AA7]);NOT([.Z6]));[$Menus.D3];&quot;&quot;)" table:number-columns-spanned="1" table:number-rows-spanned="2">
            <text:p/>
          </table:table-cell>
          <table:table-cell table:style-name="ce255"/>
          <table:table-cell table:style-name="ce343" table:formula="of:=IF(OR(AND(OR([.AA3];[.AA4]);NOT([.Z3]));AND(OR([.AA6];[.AA7]);NOT([.Z6])));[$Solucion.C12];&quot;&quot;)" table:number-columns-spanned="1" table:number-rows-spanned="2">
            <text:p/>
          </table:table-cell>
          <table:table-cell table:style-name="ce269" table:formula="of:=IF(OR(AND(OR([.AA3];[.AA4]);NOT([.Z3]));AND(OR([.AA6];[.AA7]);NOT([.Z6])));[.Y5];&quot;&quot;)">
            <text:p/>
          </table:table-cell>
          <table:table-cell table:style-name="ce255"/>
          <table:table-cell table:style-name="ce343" table:formula="of:=IF(AND(OR([.AA3];[.AA4]);NOT([.Z3]));[.Y3]&amp;&quot; =&quot;;&quot;&quot;)" table:number-columns-spanned="1" table:number-rows-spanned="2">
            <text:p/>
          </table:table-cell>
          <table:table-cell table:style-name="ce286" table:formula="of:=IF(AND(OR([.AA3];[.AA4]);NOT([.Z3]));[.AE2];&quot;&quot;)">
            <text:p/>
          </table:table-cell>
          <table:table-cell table:style-name="ce332" table:formula="of:=IF(AND(OR([.AA3];[.AA4]);NOT([.Z3]));&quot;=&quot;;&quot;&quot;)" table:number-columns-spanned="1" table:number-rows-spanned="2">
            <text:p/>
          </table:table-cell>
          <table:table-cell table:style-name="ce337" table:formula="of:=IF(AND(OR([.AA3];[.AA4]);NOT([.Z3]));[.AE3];&quot;&quot;)" table:number-columns-spanned="1" table:number-rows-spanned="2">
            <text:p/>
          </table:table-cell>
          <table:table-cell table:style-name="ce342" table:formula="of:=IF(AND(OR([.AA3];[.AA4]);NOT([.Z3]));[$Solucion.E9];&quot;&quot;)" table:number-columns-spanned="1" table:number-rows-spanned="2">
            <text:p/>
          </table:table-cell>
          <table:table-cell table:style-name="ce343" table:formula="of:=IF(AND(OR([.AA6];[.AA7]);NOT([.Z6]));[.C14];&quot;&quot;)" table:number-columns-spanned="1" table:number-rows-spanned="2">
            <text:p/>
          </table:table-cell>
          <table:table-cell table:style-name="ce339" table:formula="of:=IF(AND(OR([.AA6];[.AA7]);NOT([.Z6]));[.AE5];&quot;&quot;)">
            <text:p/>
          </table:table-cell>
          <table:table-cell table:style-name="ce332" table:formula="of:=IF(AND(OR([.AA6];[.AA7]);NOT([.Z6]));&quot;=&quot;;&quot;&quot;)" table:number-columns-spanned="1" table:number-rows-spanned="2">
            <text:p/>
          </table:table-cell>
          <table:table-cell table:style-name="ce337" table:formula="of:=IF(AND(OR([.AA6];[.AA7]);NOT([.Z6]));[.AE6];&quot;&quot;)" table:number-columns-spanned="1" table:number-rows-spanned="2">
            <text:p/>
          </table:table-cell>
          <table:table-cell table:style-name="ce342" table:formula="of:=IF(AND(OR([.AA6];[.AA7]);NOT([.Z6]));[$Solucion.E12];&quot;&quot;)" table:number-columns-spanned="1" table:number-rows-spanned="2">
            <text:p/>
          </table:table-cell>
          <table:table-cell table:style-name="ce20" table:number-columns-repeated="5"/>
          <table:table-cell table:style-name="ce264" table:number-columns-repeated="3"/>
          <table:table-cell table:style-name="ce264" table:formula="of:=[.AF14]" office:value-type="float" office:value="7" calcext:value-type="float">
            <text:p>7</text:p>
          </table:table-cell>
          <table:table-cell table:style-name="ce365" table:formula="of:=OR([.Z3];[.Z4])*[.X2]*NOT([.Z2])*NOT([.AA2])" office:value-type="float" office:value="0" calcext:value-type="float">
            <text:p>0</text:p>
          </table:table-cell>
          <table:table-cell table:style-name="ce264" table:formula="of:=IF(AND([.Y14];[.Y14]&lt;&gt;[.Z13]);[.Y14];[.Y15])" office:value-type="float" office:value="4" calcext:value-type="float">
            <text:p>4</text:p>
          </table:table-cell>
          <table:table-cell table:style-name="ce264" table:formula="of:=IF(AND([.Z14];[.Z14]&lt;&gt;[.AA13]);[.Z14];[.Z15])" office:value-type="float" office:value="0" calcext:value-type="float">
            <text:p>0</text:p>
          </table:table-cell>
          <table:table-cell table:style-name="ce264" table:formula="of:=IF(AND([.AA14];[.AA14]&lt;&gt;[.AB13]);[.AA14];[.AA15])" office:value-type="float" office:value="7" calcext:value-type="float">
            <text:p>7</text:p>
          </table:table-cell>
          <table:table-cell table:style-name="ce264" table:formula="of:=IF(AND([.AB14];[.AB14]&lt;&gt;[.AC13]);[.AB14];[.AB15])" office:value-type="float" office:value="7" calcext:value-type="float">
            <text:p>7</text:p>
          </table:table-cell>
          <table:table-cell table:style-name="ce264" table:formula="of:=IF(AND([.AC14];[.AC14]&lt;&gt;[.AD13]);[.AC14];[.AC15])" office:value-type="float" office:value="7" calcext:value-type="float">
            <text:p>7</text:p>
          </table:table-cell>
          <table:table-cell table:style-name="ce264" table:formula="of:=IF(AND([.AD14];[.AD14]&lt;&gt;[.AE13]);[.AD14];[.AD15])" office:value-type="float" office:value="7" calcext:value-type="float">
            <text:p>7</text:p>
          </table:table-cell>
          <table:table-cell table:style-name="ce264" table:formula="of:=IF(AND([.AE14];[.AE14]&lt;&gt;[.AF13]);[.AE14];[.AE15])" office:value-type="float" office:value="7" calcext:value-type="float">
            <text:p>7</text:p>
          </table:table-cell>
          <table:table-cell table:style-name="ce264"/>
          <table:table-cell table:style-name="ce363"/>
          <table:table-cell table:number-columns-repeated="28"/>
        </table:table-row>
        <table:table-row table:style-name="ro10">
          <table:covered-table-cell table:style-name="ce255"/>
          <table:table-cell table:style-name="ce255"/>
          <table:covered-table-cell table:style-name="ce255"/>
          <table:table-cell table:style-name="ce271" table:formula="of:=IF(OR(AND(OR([.AA3];[.AA4]);NOT([.Z3]));AND(OR([.AA6];[.AA7]);NOT([.Z6])));&quot;h&quot;;&quot;&quot;)">
            <text:p/>
          </table:table-cell>
          <table:table-cell table:style-name="ce255"/>
          <table:covered-table-cell table:style-name="ce255"/>
          <table:table-cell table:style-name="ce336" table:formula="of:=IF(AND(OR([.AA3];[.AA4]);NOT([.Z3]));[.N3];&quot;&quot;)">
            <text:p/>
          </table:table-cell>
          <table:covered-table-cell table:number-columns-repeated="4" table:style-name="ce255"/>
          <table:table-cell table:style-name="ce332" table:formula="of:=IF(AND(OR([.AA6];[.AA7]);NOT([.Z6]));[.N3];&quot;&quot;)">
            <text:p/>
          </table:table-cell>
          <table:covered-table-cell table:number-columns-repeated="3" table:style-name="ce255"/>
          <table:table-cell table:style-name="ce20" table:number-columns-repeated="5"/>
          <table:table-cell table:style-name="ce264" table:number-columns-repeated="3"/>
          <table:table-cell table:style-name="ce264" table:formula="of:=[.AF15]" office:value-type="float" office:value="0" calcext:value-type="float">
            <text:p>0</text:p>
          </table:table-cell>
          <table:table-cell table:style-name="ce365" table:formula="of:=OR([.Z6];[.Z7])*[.X5]*NOT([.Z5])*NOT([.AA5])" office:value-type="float" office:value="4" calcext:value-type="float">
            <text:p>4</text:p>
          </table:table-cell>
          <table:table-cell table:style-name="ce264" table:formula="of:=IF(AND([.Y15];[.Y15]&lt;&gt;[.Z14]);[.Y15];[.Y16])" office:value-type="float" office:value="0" calcext:value-type="float">
            <text:p>0</text:p>
          </table:table-cell>
          <table:table-cell table:style-name="ce264" table:formula="of:=IF(AND([.Z15];[.Z15]&lt;&gt;[.AA14]);[.Z15];[.Z16])" office:value-type="float" office:value="7" calcext:value-type="float">
            <text:p>7</text:p>
          </table:table-cell>
          <table:table-cell table:style-name="ce264" table:formula="of:=IF(AND([.AA15];[.AA15]&lt;&gt;[.AB14]);[.AA15];[.AA16])" office:value-type="float" office:value="0" calcext:value-type="float">
            <text:p>0</text:p>
          </table:table-cell>
          <table:table-cell table:style-name="ce264" table:formula="of:=IF(AND([.AB15];[.AB15]&lt;&gt;[.AC14]);[.AB15];[.AB16])" office:value-type="float" office:value="0" calcext:value-type="float">
            <text:p>0</text:p>
          </table:table-cell>
          <table:table-cell table:style-name="ce264" table:formula="of:=IF(AND([.AC15];[.AC15]&lt;&gt;[.AD14]);[.AC15];[.AC16])" office:value-type="float" office:value="0" calcext:value-type="float">
            <text:p>0</text:p>
          </table:table-cell>
          <table:table-cell table:style-name="ce264" table:formula="of:=IF(AND([.AD15];[.AD15]&lt;&gt;[.AE14]);[.AD15];[.AD16])" office:value-type="float" office:value="0" calcext:value-type="float">
            <text:p>0</text:p>
          </table:table-cell>
          <table:table-cell table:style-name="ce264" table:formula="of:=IF(AND([.AE15];[.AE15]&lt;&gt;[.AF14]);[.AE15];[.AE16])" office:value-type="float" office:value="0" calcext:value-type="float">
            <text:p>0</text:p>
          </table:table-cell>
          <table:table-cell table:style-name="ce264"/>
          <table:table-cell table:style-name="ce363"/>
          <table:table-cell table:number-columns-repeated="28"/>
        </table:table-row>
        <table:table-row table:style-name="ro10">
          <table:table-cell table:style-name="ce257" table:formula="of:=IF([.AA7];[$Menus.D4];&quot;&quot;)" table:number-columns-spanned="1" table:number-rows-spanned="2">
            <text:p/>
          </table:table-cell>
          <table:table-cell table:style-name="ce255"/>
          <table:table-cell table:style-name="ce299" table:formula="of:=IF(OR([.AA4];[.AA7]);[$Solucion.C13];&quot;&quot;)" table:number-columns-spanned="1" table:number-rows-spanned="2">
            <text:p/>
          </table:table-cell>
          <table:table-cell table:style-name="ce308" table:formula="of:=IF(OR([.$AA$4];[.$AA$7]);&quot;c&quot;;&quot;&quot;)">
            <text:p/>
          </table:table-cell>
          <table:table-cell table:style-name="ce255"/>
          <table:table-cell table:style-name="ce228" table:formula="of:=IF([.AA4];[.Y4]&amp;&quot; =&quot;;&quot;&quot;)" table:number-columns-spanned="1" table:number-rows-spanned="2">
            <text:p/>
          </table:table-cell>
          <table:table-cell table:style-name="ce325" table:formula="of:=IF([.AA4];[.N4];&quot;&quot;)">
            <text:p/>
          </table:table-cell>
          <table:table-cell table:style-name="ce331" table:formula="of:=IF([.AA4];&quot;=&quot;;&quot;&quot;)" table:number-columns-spanned="1" table:number-rows-spanned="2">
            <text:p/>
          </table:table-cell>
          <table:table-cell table:style-name="ce337" table:formula="of:=IF([.AA4];[.AE4];&quot;&quot;)" table:number-columns-spanned="1" table:number-rows-spanned="2">
            <text:p/>
          </table:table-cell>
          <table:table-cell table:style-name="ce342" table:formula="of:=IF([.AA4];[$Solucion.E10];&quot;&quot;)" table:number-columns-spanned="1" table:number-rows-spanned="2">
            <text:p/>
          </table:table-cell>
          <table:table-cell table:style-name="ce343" table:formula="of:=IF([.AA7];[.C16];&quot;&quot;)" table:number-columns-spanned="1" table:number-rows-spanned="2">
            <text:p/>
          </table:table-cell>
          <table:table-cell table:style-name="ce346" table:formula="of:=IF([.AA7];[.N4];&quot;&quot;)">
            <text:p/>
          </table:table-cell>
          <table:table-cell table:style-name="ce332" table:formula="of:=IF([.AA7];&quot;=&quot;;&quot;&quot;)" table:number-columns-spanned="1" table:number-rows-spanned="2">
            <text:p/>
          </table:table-cell>
          <table:table-cell table:style-name="ce337" table:formula="of:=IF([.AA7];[.AE7];&quot;&quot;)" table:number-columns-spanned="1" table:number-rows-spanned="2">
            <text:p/>
          </table:table-cell>
          <table:table-cell table:style-name="ce342" table:formula="of:=IF([.AA7];[$Solucion.E13];&quot;&quot;)" table:number-columns-spanned="1" table:number-rows-spanned="2">
            <text:p/>
          </table:table-cell>
          <table:table-cell table:style-name="ce20" table:number-columns-repeated="5"/>
          <table:table-cell table:style-name="ce264" table:number-columns-repeated="3"/>
          <table:table-cell table:style-name="ce264" table:formula="of:=[.AF16]" office:value-type="float" office:value="0" calcext:value-type="float">
            <text:p>0</text:p>
          </table:table-cell>
          <table:table-cell table:style-name="ce365" table:formula="of:=OR([.Z9];[.Z10])*[.X8]*NOT([.Z8])*NOT([.AA8])" office:value-type="float" office:value="0" calcext:value-type="float">
            <text:p>0</text:p>
          </table:table-cell>
          <table:table-cell table:style-name="ce264" table:formula="of:=IF(AND([.Y16];[.Y16]&lt;&gt;[.Z15]);[.Y16];[.Y17])" office:value-type="float" office:value="7" calcext:value-type="float">
            <text:p>7</text:p>
          </table:table-cell>
          <table:table-cell table:style-name="ce264" table:formula="of:=IF(AND([.Z16];[.Z16]&lt;&gt;[.AA15]);[.Z16];[.Z17])" office:value-type="float" office:value="0" calcext:value-type="float">
            <text:p>0</text:p>
          </table:table-cell>
          <table:table-cell table:style-name="ce264" table:formula="of:=IF(AND([.AA16];[.AA16]&lt;&gt;[.AB15]);[.AA16];[.AA17])" office:value-type="float" office:value="0" calcext:value-type="float">
            <text:p>0</text:p>
          </table:table-cell>
          <table:table-cell table:style-name="ce264" table:formula="of:=IF(AND([.AB16];[.AB16]&lt;&gt;[.AC15]);[.AB16];[.AB17])" office:value-type="float" office:value="0" calcext:value-type="float">
            <text:p>0</text:p>
          </table:table-cell>
          <table:table-cell table:style-name="ce264" table:formula="of:=IF(AND([.AC16];[.AC16]&lt;&gt;[.AD15]);[.AC16];[.AC17])" office:value-type="float" office:value="0" calcext:value-type="float">
            <text:p>0</text:p>
          </table:table-cell>
          <table:table-cell table:style-name="ce264" table:formula="of:=IF(AND([.AD16];[.AD16]&lt;&gt;[.AE15]);[.AD16];[.AD17])" office:value-type="float" office:value="0" calcext:value-type="float">
            <text:p>0</text:p>
          </table:table-cell>
          <table:table-cell table:style-name="ce264" table:formula="of:=IF(AND([.AE16];[.AE16]&lt;&gt;[.AF15]);[.AE16];[.AE17])" office:value-type="float" office:value="0" calcext:value-type="float">
            <text:p>0</text:p>
          </table:table-cell>
          <table:table-cell table:style-name="ce264"/>
          <table:table-cell table:style-name="ce363"/>
          <table:table-cell table:number-columns-repeated="28"/>
        </table:table-row>
        <table:table-row table:style-name="ro10">
          <table:covered-table-cell table:style-name="ce255"/>
          <table:table-cell table:style-name="ce255"/>
          <table:covered-table-cell table:style-name="ce255"/>
          <table:table-cell table:style-name="ce236" table:formula="of:=IF(OR([.AA4];[.AA7]);[.Y6];&quot;&quot;)">
            <text:p/>
          </table:table-cell>
          <table:table-cell table:style-name="ce255"/>
          <table:covered-table-cell table:style-name="ce255"/>
          <table:table-cell table:style-name="ce322" table:formula="of:=IF([.AA4];[.AE3];&quot;&quot;)">
            <text:p/>
          </table:table-cell>
          <table:covered-table-cell table:number-columns-repeated="4" table:style-name="ce255"/>
          <table:table-cell table:style-name="ce336" table:formula="of:=IF([.AA7];[.AE6];&quot;&quot;)">
            <text:p/>
          </table:table-cell>
          <table:covered-table-cell table:number-columns-repeated="3" table:style-name="ce255"/>
          <table:table-cell table:style-name="ce20" table:number-columns-repeated="5"/>
          <table:table-cell table:style-name="ce264" table:number-columns-repeated="4"/>
          <table:table-cell table:style-name="ce264" table:formula="of:=IF([.AB2]+[.AB5]+[.AB8]&lt;&gt;1;0;IF([.AB2];[.X2]*NOT([.Z2])*NOT([.AA2]);IF([.AB5];[.X5]*NOT([.Z5])*NOT([.AA5]);[.X8]*NOT([.Z8])*NOT([.AA8]))))" office:value-type="float" office:value="7" calcext:value-type="float">
            <text:p>7</text:p>
          </table:table-cell>
          <table:table-cell table:style-name="ce264" table:formula="of:=IF(AND([.Y17];[.Y17]&lt;&gt;[.Z16]);[.Y17];[.Y18])" office:value-type="float" office:value="0" calcext:value-type="float">
            <text:p>0</text:p>
          </table:table-cell>
          <table:table-cell table:style-name="ce264" table:formula="of:=IF(AND([.Z17];[.Z17]&lt;&gt;[.AA16]);[.Z17];[.Z18])" office:value-type="float" office:value="0" calcext:value-type="float">
            <text:p>0</text:p>
          </table:table-cell>
          <table:table-cell table:style-name="ce363" table:number-columns-repeated="7"/>
          <table:table-cell table:number-columns-repeated="28"/>
        </table:table-row>
        <table:table-row table:style-name="ro10">
          <table:table-cell table:style-name="ce255" table:number-columns-repeated="3"/>
          <table:table-cell table:style-name="ce236"/>
          <table:table-cell table:style-name="ce255"/>
          <table:table-cell table:style-name="ce225" table:formula="of:=IF([.AA4];[.F16];&quot;&quot;)">
            <text:p/>
          </table:table-cell>
          <table:table-cell table:style-name="ce322"/>
          <table:table-cell table:style-name="ce255"/>
          <table:table-cell table:style-name="ce230" table:formula="of:=IF([.AA4];[.AG4];&quot;&quot;)">
            <text:p/>
          </table:table-cell>
          <table:table-cell table:style-name="ce255" table:formula="of:=IF([.AA4];&quot;nm&quot;;&quot;&quot;)">
            <text:p/>
          </table:table-cell>
          <table:table-cell table:style-name="ce225" table:formula="of:=IF([.AA7];[.K16];&quot;&quot;)">
            <text:p/>
          </table:table-cell>
          <table:table-cell table:style-name="ce336"/>
          <table:table-cell table:style-name="ce255"/>
          <table:table-cell table:style-name="ce230" table:formula="of:=IF([.AA7];[.AG7];&quot;&quot;)">
            <text:p/>
          </table:table-cell>
          <table:table-cell table:style-name="ce255" table:formula="of:=IF([.AA7];&quot;nm&quot;;&quot;&quot;)">
            <text:p/>
          </table:table-cell>
          <table:table-cell table:style-name="ce20" table:number-columns-repeated="5"/>
          <table:table-cell table:style-name="ce264" table:number-columns-repeated="4"/>
          <table:table-cell table:style-name="ce264" table:formula="of:=[.AA4]*[.X3]*NOT([.Z4])*NOT([.Z3])*NOT([.AA3])" office:value-type="float" office:value="0" calcext:value-type="float">
            <text:p>0</text:p>
          </table:table-cell>
          <table:table-cell table:style-name="ce264" table:formula="of:=IF(AND([.Y18];[.Y18]&lt;&gt;[.Z17]);[.Y18];[.Y19])" office:value-type="float" office:value="0" calcext:value-type="float">
            <text:p>0</text:p>
          </table:table-cell>
          <table:table-cell table:style-name="ce264"/>
          <table:table-cell table:style-name="ce363" table:number-columns-repeated="7"/>
          <table:table-cell table:number-columns-repeated="28"/>
        </table:table-row>
        <table:table-row table:style-name="ro4">
          <table:table-cell table:style-name="ce257" table:formula="of:=IF([.AA10];[$Menus.F4];&quot;&quot;)" office:value-type="string" office:string-value="Potencial de freado dos electróns" calcext:value-type="string" table:number-columns-spanned="1" table:number-rows-spanned="2">
            <text:p>Potencial de freado dos electróns</text:p>
          </table:table-cell>
          <table:table-cell table:style-name="ce255"/>
          <table:table-cell table:style-name="ce228" table:formula="of:=IF([.AA10];[$Solucion.C16];&quot;&quot;)" office:value-type="string" office:string-value="Vₑ =" calcext:value-type="string" table:number-columns-spanned="1" table:number-rows-spanned="2">
            <text:p>Vₑ =</text:p>
          </table:table-cell>
          <table:table-cell table:style-name="ce309" table:formula="of:=IF([.AA10];[.Y8];&quot;&quot;)" office:value-type="string" office:string-value="Eₑ" calcext:value-type="string">
            <text:p>Eₑ</text:p>
          </table:table-cell>
          <table:table-cell table:style-name="ce255"/>
          <table:table-cell table:style-name="ce228" table:formula="of:=IF([.AA10];[$Solucion.C16];&quot;&quot;)" office:value-type="string" office:string-value="Vₑ =" calcext:value-type="string" table:number-columns-spanned="1" table:number-rows-spanned="2">
            <text:p>Vₑ =</text:p>
          </table:table-cell>
          <table:table-cell table:style-name="ce326" table:formula="of:=IF([.AA10];[.AE8];&quot;&quot;)" office:value-type="string" office:string-value="7,93·10⁻²⁰" calcext:value-type="string">
            <text:p>7,93·10⁻²⁰</text:p>
          </table:table-cell>
          <table:table-cell table:style-name="ce331" table:formula="of:=IF([.AA10];&quot;=&quot;;&quot;&quot;)" office:value-type="string" office:string-value="=" calcext:value-type="string" table:number-columns-spanned="1" table:number-rows-spanned="2">
            <text:p>=</text:p>
          </table:table-cell>
          <table:table-cell table:style-name="ce337" table:formula="of:=IF([.AA10];[.AE10];&quot;&quot;)" office:value-type="string" office:string-value="0,495" calcext:value-type="string" table:number-columns-spanned="1" table:number-rows-spanned="2">
            <text:p>0,495</text:p>
          </table:table-cell>
          <table:table-cell table:style-name="ce349" table:formula="of:=IF([.AA10];&quot;V&quot;;&quot;&quot;)" office:value-type="string" office:string-value="V" calcext:value-type="string" table:number-columns-spanned="1" table:number-rows-spanned="2">
            <text:p>V</text:p>
          </table:table-cell>
          <table:table-cell table:style-name="ce349" table:number-columns-repeated="5"/>
          <table:table-cell table:style-name="ce20" table:number-columns-repeated="5"/>
          <table:table-cell table:style-name="ce264" table:number-columns-repeated="4"/>
          <table:table-cell table:style-name="ce264" table:formula="of:=[.AA7]*[.X6]*NOT([.Z6])*NOT([.Z7])*NOT([.AA6])" office:value-type="float" office:value="0" calcext:value-type="float">
            <text:p>0</text:p>
          </table:table-cell>
          <table:table-cell table:style-name="ce357"/>
          <table:table-cell table:style-name="ce363" table:number-columns-repeated="8"/>
          <table:table-cell table:number-columns-repeated="28"/>
        </table:table-row>
        <table:table-row table:style-name="ro4">
          <table:covered-table-cell table:style-name="ce255"/>
          <table:table-cell table:style-name="ce255"/>
          <table:covered-table-cell table:style-name="ce255"/>
          <table:table-cell table:style-name="ce310" table:formula="of:=IF([.AA10];&quot;qₑ&quot;;&quot;&quot;)" office:value-type="string" office:string-value="qₑ" calcext:value-type="string">
            <text:p>qₑ</text:p>
          </table:table-cell>
          <table:table-cell table:style-name="ce255"/>
          <table:covered-table-cell table:style-name="ce255"/>
          <table:table-cell table:style-name="ce327" table:formula="of:=IF([.AA10];[.I3];&quot;&quot;)" office:value-type="string" office:string-value="1,60·10⁻¹⁹" calcext:value-type="string">
            <text:p>1,60·10⁻¹⁹</text:p>
          </table:table-cell>
          <table:covered-table-cell table:number-columns-repeated="3" table:style-name="ce255"/>
          <table:table-cell table:style-name="ce255" table:number-columns-repeated="5"/>
          <table:table-cell table:style-name="ce20" table:number-columns-repeated="5"/>
          <table:table-cell table:style-name="ce264" table:number-columns-repeated="4"/>
          <table:table-cell table:style-name="ce357"/>
          <table:table-cell table:style-name="ce264"/>
          <table:table-cell table:style-name="ce363" table:number-columns-repeated="8"/>
          <table:table-cell table:number-columns-repeated="28"/>
        </table:table-row>
        <table:table-row table:style-name="ro10">
          <table:table-cell table:style-name="ce265" table:formula="of:=IF([.AA9];[$Menus.F3];&quot;&quot;)" office:value-type="string" office:string-value="Velocidade máxima dos electróns" calcext:value-type="string" table:number-columns-spanned="1" table:number-rows-spanned="2">
            <text:p>Velocidade máxima dos electróns</text:p>
          </table:table-cell>
          <table:table-cell table:style-name="ce228" table:formula="of:=IF([.AA9];[$Solucion.C15];&quot;&quot;)" office:value-type="string" office:string-value="vₑ =" calcext:value-type="string" table:number-columns-spanned="1" table:number-rows-spanned="2">
            <text:p>vₑ =</text:p>
          </table:table-cell>
          <table:table-cell table:style-name="ce300" table:formula="of:=IF([.$AA$9];&quot;√&quot;;&quot;&quot;)" office:value-type="string" office:string-value="√" calcext:value-type="string" table:number-columns-spanned="1" table:number-rows-spanned="2">
            <text:p>√</text:p>
          </table:table-cell>
          <table:table-cell table:style-name="ce311" table:formula="of:=IF([.$AA$9];&quot;2 · &quot;&amp;[$Menus.G2];&quot;&quot;)" office:value-type="string" office:string-value="2 · Eₑ" calcext:value-type="string">
            <text:p>2 · Eₑ</text:p>
          </table:table-cell>
          <table:table-cell table:style-name="ce313" table:formula="of:=IF([.AA9];&quot;=&quot;;&quot;&quot;)" office:value-type="string" office:string-value="=" calcext:value-type="string" table:number-columns-spanned="1" table:number-rows-spanned="2">
            <text:p>=</text:p>
          </table:table-cell>
          <table:table-cell table:style-name="ce300" table:formula="of:=IF([.$AA$9];&quot;√&quot;;&quot;&quot;)" office:value-type="string" office:string-value="√" calcext:value-type="string" table:number-columns-spanned="1" table:number-rows-spanned="2">
            <text:p>√</text:p>
          </table:table-cell>
          <table:table-cell table:style-name="ce328" table:formula="of:=IF([.$AA$9];&quot;2 · &quot;&amp;[.AE8];&quot;&quot;)" office:value-type="string" office:string-value="2 · 7,93·10⁻²⁰" calcext:value-type="string">
            <text:p>2 · 7,93·10⁻²⁰</text:p>
          </table:table-cell>
          <table:table-cell table:style-name="ce331" table:formula="of:=IF([.$AA$9];&quot;=&quot;;&quot;&quot;)" office:value-type="string" office:string-value="=" calcext:value-type="string" table:number-columns-spanned="1" table:number-rows-spanned="2">
            <text:p>=</text:p>
          </table:table-cell>
          <table:table-cell table:style-name="ce337" table:formula="of:=IF([.$AA$9];[.AE9];&quot;&quot;)" office:value-type="string" office:string-value="4,17·10⁵" calcext:value-type="string" table:number-columns-spanned="1" table:number-rows-spanned="2">
            <text:p>4,17·10⁵</text:p>
          </table:table-cell>
          <table:table-cell table:style-name="ce349" table:formula="of:=IF([.AA9];[$Solucion.E15];&quot;&quot;)" office:value-type="string" office:string-value="m/s" calcext:value-type="string" table:number-columns-spanned="1" table:number-rows-spanned="2">
            <text:p>m/s</text:p>
          </table:table-cell>
          <table:table-cell table:style-name="ce349" table:number-columns-repeated="5"/>
          <table:table-cell table:style-name="ce20" table:number-columns-repeated="5"/>
          <table:table-cell table:style-name="ce264" table:number-columns-repeated="2"/>
          <table:table-cell table:style-name="ce264" office:value-type="string" calcext:value-type="string">
            <text:p>De Broglie?</text:p>
          </table:table-cell>
          <table:table-cell table:style-name="ce264" table:number-columns-repeated="2"/>
          <table:table-cell table:style-name="ce367" table:formula="of:=[$Menus.T3]" office:value-type="boolean" office:boolean-value="false" calcext:value-type="boolean">
            <text:p>FALSO</text:p>
          </table:table-cell>
          <table:table-cell table:style-name="ce363" table:number-columns-repeated="8"/>
          <table:table-cell table:number-columns-repeated="28"/>
        </table:table-row>
        <table:table-row table:style-name="ro10">
          <table:covered-table-cell table:number-columns-repeated="3" table:style-name="ce255"/>
          <table:table-cell table:style-name="ce236" table:formula="of:=IF([.AA9];&quot;mₑ&quot;;&quot;&quot;)" office:value-type="string" office:string-value="mₑ" calcext:value-type="string">
            <text:p>mₑ</text:p>
          </table:table-cell>
          <table:covered-table-cell table:number-columns-repeated="2" table:style-name="ce255"/>
          <table:table-cell table:style-name="ce324" table:formula="of:=IF([.$AA$9];[.I4];&quot;&quot;)" office:value-type="string" office:string-value="9,11·10⁻³¹" calcext:value-type="string">
            <text:p>9,11·10⁻³¹</text:p>
          </table:table-cell>
          <table:covered-table-cell table:number-columns-repeated="3" table:style-name="ce255"/>
          <table:table-cell table:style-name="ce255" table:number-columns-repeated="5"/>
          <table:table-cell table:style-name="ce20" table:number-columns-repeated="5"/>
          <table:table-cell table:style-name="ce264" table:number-columns-repeated="6"/>
          <table:table-cell table:number-columns-repeated="36"/>
        </table:table-row>
        <table:table-row table:style-name="ro10">
          <table:table-cell table:style-name="ce257" table:formula="of:=IF([.$Z$21];[$Menus.$T$1];&quot;&quot;)">
            <text:p/>
          </table:table-cell>
          <table:table-cell table:style-name="ce255"/>
          <table:table-cell table:style-name="ce343" table:formula="of:=IF([.$Z$21];[$Solucion.C27];&quot;&quot;)" table:number-columns-spanned="1" table:number-rows-spanned="2">
            <text:p/>
          </table:table-cell>
          <table:table-cell table:style-name="ce277" table:formula="of:=IF([.$Z$21];&quot;h&quot;;&quot;&quot;)">
            <text:p/>
          </table:table-cell>
          <table:table-cell table:style-name="ce255"/>
          <table:table-cell table:style-name="ce228" table:formula="of:=T([.C23])" table:number-columns-spanned="1" table:number-rows-spanned="2">
            <text:p/>
          </table:table-cell>
          <table:table-cell table:style-name="ce304" table:formula="of:=IF([.$Z$21];[.N3];&quot;&quot;)" table:number-columns-spanned="3" table:number-rows-spanned="1">
            <text:p/>
          </table:table-cell>
          <table:covered-table-cell table:style-name="ce331"/>
          <table:covered-table-cell table:style-name="ce337"/>
          <table:table-cell table:style-name="ce343" table:formula="of:=IF([.$Z$21];&quot;=&quot;;&quot;&quot;)" table:number-columns-spanned="1" table:number-rows-spanned="2">
            <text:p/>
          </table:table-cell>
          <table:table-cell table:style-name="ce255"/>
          <table:table-cell table:style-name="ce337" table:formula="of:=IF([.$Z$21];NUMFORMA([$Solucion.G27];[.$X$1]);&quot;&quot;)" table:number-columns-spanned="1" table:number-rows-spanned="2">
            <text:p/>
          </table:table-cell>
          <table:table-cell table:style-name="ce324" table:formula="of:=IF([.$Z$21];&quot;m =&quot;;&quot;&quot;)" table:number-columns-spanned="1" table:number-rows-spanned="2">
            <text:p/>
          </table:table-cell>
          <table:table-cell table:style-name="ce345" table:formula="of:=IF([.$Z$21];NUMFORMA([$Solucion.D27];[.$X$1]);&quot;&quot;)" table:number-columns-spanned="1" table:number-rows-spanned="2">
            <text:p/>
          </table:table-cell>
          <table:table-cell table:style-name="ce347" table:formula="of:=IF([.$Z$21];&quot;nm&quot;;&quot;&quot;)" table:number-columns-spanned="1" table:number-rows-spanned="2">
            <text:p/>
          </table:table-cell>
          <table:table-cell table:style-name="ce20" table:number-columns-repeated="5"/>
          <table:table-cell table:style-name="ce264" table:number-columns-repeated="6"/>
          <table:table-cell table:number-columns-repeated="36"/>
        </table:table-row>
        <table:table-row table:style-name="ro10">
          <table:table-cell table:style-name="ce255" table:formula="of:=IF([.$Z$21];[$Menus.$U$1];&quot;&quot;)">
            <text:p/>
          </table:table-cell>
          <table:table-cell table:style-name="ce255"/>
          <table:covered-table-cell table:style-name="ce255"/>
          <table:table-cell table:style-name="ce236" table:formula="of:=IF([.$Z$21];&quot;m · vₑ&quot;;&quot;&quot;)">
            <text:p/>
          </table:table-cell>
          <table:table-cell table:style-name="ce255"/>
          <table:covered-table-cell table:style-name="ce255"/>
          <table:table-cell table:style-name="ce322" table:formula="of:=IF([.$Z$21];[.I4];&quot;&quot;)">
            <text:p/>
          </table:table-cell>
          <table:table-cell table:style-name="ce255" table:formula="of:=IF([.$Z$21];&quot;·&quot;;&quot;&quot;)">
            <text:p/>
          </table:table-cell>
          <table:table-cell table:style-name="ce322" table:formula="of:=IF([.$Z$21];[.AE9];&quot;&quot;)">
            <text:p/>
          </table:table-cell>
          <table:covered-table-cell table:style-name="ce255"/>
          <table:table-cell table:style-name="ce255"/>
          <table:covered-table-cell table:number-columns-repeated="4" table:style-name="ce255"/>
          <table:table-cell table:style-name="ce20" table:number-columns-repeated="5"/>
          <table:table-cell table:style-name="ce264" table:number-columns-repeated="6"/>
          <table:table-cell table:number-columns-repeated="36"/>
        </table:table-row>
        <table:table-row table:style-name="ro10" table:number-rows-repeated="4">
          <table:table-cell table:style-name="ce255" table:number-columns-repeated="3"/>
          <table:table-cell table:style-name="ce236"/>
          <table:table-cell table:style-name="ce255" table:number-columns-repeated="2"/>
          <table:table-cell table:style-name="ce322"/>
          <table:table-cell table:style-name="ce255"/>
          <table:table-cell table:style-name="ce322"/>
          <table:table-cell table:style-name="ce255" table:number-columns-repeated="6"/>
          <table:table-cell table:style-name="ce20" table:number-columns-repeated="5"/>
          <table:table-cell table:style-name="ce264" table:number-columns-repeated="6"/>
          <table:table-cell table:number-columns-repeated="36"/>
        </table:table-row>
        <table:table-row table:style-name="ro4">
          <table:table-cell/>
          <table:table-cell table:style-name="Default" table:number-columns-repeated="19"/>
          <table:table-cell table:number-columns-repeated="42"/>
        </table:table-row>
        <table:table-row table:style-name="ro4">
          <table:table-cell/>
          <table:table-cell table:style-name="Default" table:number-columns-repeated="4"/>
          <table:table-cell table:style-name="ce318" office:value-type="string" calcext:value-type="string">
            <text:p>Actualizado</text:p>
          </table:table-cell>
          <table:table-cell table:style-name="ce330" office:value-type="date" office:date-value="2023-08-10" calcext:value-type="date">
            <text:p>10/08/23</text:p>
          </table:table-cell>
          <table:table-cell table:style-name="Default" table:number-columns-repeated="8"/>
          <table:table-cell table:number-columns-repeated="47"/>
        </table:table-row>
        <table:table-row table:style-name="ro4" table:number-rows-repeated="1048545">
          <table:table-cell table:number-columns-repeated="62"/>
        </table:table-row>
        <table:table-row table:style-name="ro5">
          <table:table-cell table:number-columns-repeated="62"/>
        </table:table-row>
        <calcext:conditional-formats>
          <calcext:conditional-format calcext:target-range-address="Calculos.D7:Calculos.D7">
            <calcext:condition calcext:apply-style-name="Numerador" calcext:value="formula-is(OR([.$Z$4];[.$Z$7]))" calcext:base-cell-address="Calculos.D7"/>
          </calcext:conditional-format>
          <calcext:conditional-format calcext:target-range-address="Calculos.G7:Calculos.G7">
            <calcext:condition calcext:apply-style-name="Numerador" calcext:value="formula-is([.$Z$4])" calcext:base-cell-address="Calculos.G7"/>
          </calcext:conditional-format>
          <calcext:conditional-format calcext:target-range-address="Calculos.L7:Calculos.L7">
            <calcext:condition calcext:apply-style-name="Numerador" calcext:value="formula-is([.$Z$7])" calcext:base-cell-address="Calculos.L7"/>
          </calcext:conditional-format>
          <calcext:conditional-format calcext:target-range-address="Calculos.D16:Calculos.D16">
            <calcext:condition calcext:apply-style-name="Numerador" calcext:value="=&quot;c&quot;" calcext:base-cell-address="Calculos.D16"/>
          </calcext:conditional-format>
          <calcext:conditional-format calcext:target-range-address="Calculos.D14:Calculos.D14">
            <calcext:condition calcext:apply-style-name="Numerador" calcext:value="=&quot;E&quot;" calcext:base-cell-address="Calculos.D14"/>
          </calcext:conditional-format>
          <calcext:conditional-format calcext:target-range-address="Calculos.L16:Calculos.L16">
            <calcext:condition calcext:apply-style-name="Numerador" calcext:value="=[$Calculos.$N$4]" calcext:base-cell-address="Calculos.L16"/>
          </calcext:conditional-format>
          <calcext:conditional-format calcext:target-range-address="Calculos.D20:Calculos.D21 Calculos.G20:Calculos.G21">
            <calcext:condition calcext:apply-style-name="Numerador" calcext:value="formula-is([.$AA$9])" calcext:base-cell-address="Calculos.D20"/>
          </calcext:conditional-format>
          <calcext:conditional-format calcext:target-range-address="Calculos.G16:Calculos.G16">
            <calcext:condition calcext:apply-style-name="Numerador" calcext:value="=[.$N$4]" calcext:base-cell-address="Calculos.G16"/>
          </calcext:conditional-format>
          <calcext:conditional-format calcext:target-range-address="Calculos.D19:Calculos.D19">
            <calcext:condition calcext:apply-style-name="Numerador" calcext:value="=[.$Y$8]" calcext:base-cell-address="Calculos.D19"/>
          </calcext:conditional-format>
          <calcext:conditional-format calcext:target-range-address="Calculos.G19:Calculos.G19">
            <calcext:condition calcext:apply-style-name="Numerador" calcext:value="=[.AE8]" calcext:base-cell-address="Calculos.G19"/>
          </calcext:conditional-format>
          <calcext:conditional-format calcext:target-range-address="Calculos.G14:Calculos.G14">
            <calcext:condition calcext:apply-style-name="Numerador" calcext:value="=[.$AE$2]" calcext:base-cell-address="Calculos.G14"/>
          </calcext:conditional-format>
          <calcext:conditional-format calcext:target-range-address="Calculos.L14:Calculos.L14">
            <calcext:condition calcext:apply-style-name="Numerador" calcext:value="formula-is(AND(OR([.$AA$6];[.$AA$7]);NOT([.$Z$6])))" calcext:base-cell-address="Calculos.L14"/>
          </calcext:conditional-format>
          <calcext:conditional-format calcext:target-range-address="Calculos.D14:Calculos.D14">
            <calcext:condition calcext:apply-style-name="Numerador" calcext:value="=[.$Y$5]" calcext:base-cell-address="Calculos.D14"/>
          </calcext:conditional-format>
          <calcext:conditional-format calcext:target-range-address="Calculos.D23:Calculos.D23">
            <calcext:condition calcext:apply-style-name="Numerador" calcext:value="=&quot;h&quot;" calcext:base-cell-address="Calculos.D23"/>
          </calcext:conditional-format>
          <calcext:conditional-format calcext:target-range-address="Calculos.G23:Calculos.G23">
            <calcext:condition calcext:apply-style-name="Numerador" calcext:value="formula-is([.$Z$21])" calcext:base-cell-address="Calculos.G23"/>
          </calcext:conditional-format>
        </calcext:conditional-formats>
      </table:table>
      <table:table table:name="Solucion" table:style-name="ta3" table:protected="true">
        <loext:table-protection loext:select-protected-cells="true" loext:select-unprotected-cells="tru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44" table:default-cell-style-name="Default"/>
        <table:table-column table:style-name="co46" table:number-columns-repeated="11" table:default-cell-style-name="Default"/>
        <table:table-column table:style-name="co23" table:number-columns-repeated="39" table:default-cell-style-name="Default"/>
        <table:table-row table:style-name="ro8">
          <table:table-cell table:formula="of:=[$Menus.C16]" office:value-type="float" office:value="1" calcext:value-type="float">
            <text:p>1</text:p>
          </table:table-cell>
          <table:table-cell office:value-type="string" calcext:value-type="string">
            <text:p>Datos</text:p>
          </table:table-cell>
          <table:table-cell table:formula="of:=[$Enunciado.B4]" office:value-type="string" office:string-value="W₀ =" calcext:value-type="string">
            <text:p>W₀ =</text:p>
          </table:table-cell>
          <table:table-cell table:formula="of:=AVALOR([$Enunciado.C4])" office:value-type="float" office:value="3.32" calcext:value-type="float">
            <text:p>3,32</text:p>
          </table:table-cell>
          <table:table-cell table:formula="of:=[$Enunciado.D4]" office:value-type="string" office:string-value="eV" calcext:value-type="string">
            <text:p>eV</text:p>
          </table:table-cell>
          <table:table-cell table:number-columns-repeated="2"/>
          <table:table-cell office:value-type="string" calcext:value-type="string">
            <text:p>Tolerancia</text:p>
          </table:table-cell>
          <table:table-cell office:value-type="float" office:value="0.03" calcext:value-type="float">
            <text:p>0,03</text:p>
          </table:table-cell>
          <table:table-cell table:number-columns-repeated="55"/>
        </table:table-row>
        <table:table-row table:style-name="ro8">
          <table:table-cell table:formula="of:=[$Menus.E16]" office:value-type="float" office:value="6" calcext:value-type="float">
            <text:p>6</text:p>
          </table:table-cell>
          <table:table-cell/>
          <table:table-cell table:formula="of:=[$Enunciado.B5]" office:value-type="string" office:string-value="λ =" calcext:value-type="string">
            <text:p>λ =</text:p>
          </table:table-cell>
          <table:table-cell table:formula="of:=AVALOR([$Enunciado.C5])" office:value-type="float" office:value="325" calcext:value-type="float">
            <text:p>325</text:p>
          </table:table-cell>
          <table:table-cell table:formula="of:=[$Enunciado.D5]" office:value-type="string" office:string-value="nm" calcext:value-type="string">
            <text:p>nm</text:p>
          </table:table-cell>
          <table:table-cell table:number-columns-repeated="2"/>
          <table:table-cell office:value-type="string" calcext:value-type="string">
            <text:p>Preguntas</text:p>
          </table:table-cell>
          <table:table-cell table:formula="of:=8-COUNTIF([.A19:.A27];0)" office:value-type="float" office:value="5" calcext:value-type="float">
            <text:p>5</text:p>
          </table:table-cell>
          <table:table-cell table:number-columns-repeated="55"/>
        </table:table-row>
        <table:table-row table:style-name="ro8">
          <table:table-cell/>
          <table:table-cell office:value-type="string" calcext:value-type="string">
            <text:p>Constantes</text:p>
          </table:table-cell>
          <table:table-cell office:value-type="string" calcext:value-type="string">
            <text:p>qₑ =</text:p>
          </table:table-cell>
          <table:table-cell office:value-type="float" office:value="1.60217662E-019" calcext:value-type="float">
            <text:p>1,60217662E-19</text:p>
          </table:table-cell>
          <table:table-cell office:value-type="string" calcext:value-type="string">
            <text:p>C</text:p>
          </table:table-cell>
          <table:table-cell table:number-columns-repeated="59"/>
        </table:table-row>
        <table:table-row table:style-name="ro8">
          <table:table-cell table:number-columns-repeated="2"/>
          <table:table-cell office:value-type="string" calcext:value-type="string">
            <text:p>mₑ =</text:p>
          </table:table-cell>
          <table:table-cell office:value-type="float" office:value="9.10938291E-031" calcext:value-type="float">
            <text:p>9,10938291E-31</text:p>
          </table:table-cell>
          <table:table-cell office:value-type="string" calcext:value-type="string">
            <text:p>kg</text:p>
          </table:table-cell>
          <table:table-cell table:number-columns-repeated="2"/>
          <table:table-cell office:value-type="string" calcext:value-type="string">
            <text:p>Datos suficientes?</text:p>
          </table:table-cell>
          <table:table-cell table:style-name="ce58" table:formula="of:=AND(SUM([.G8:.G16])=1;SUM([.H8:.H16])=1;NOT(ISERROR([$Menus.G16]));NOT(ISERROR([$Menus.I16]));NOT(ISERROR([.G19])))" office:value-type="boolean" office:boolean-value="true" calcext:value-type="boolean">
            <text:p>VERDADERO</text:p>
          </table:table-cell>
          <table:table-cell table:number-columns-repeated="55"/>
        </table:table-row>
        <table:table-row table:style-name="ro8">
          <table:table-cell table:number-columns-repeated="2"/>
          <table:table-cell office:value-type="string" calcext:value-type="string">
            <text:p>h =</text:p>
          </table:table-cell>
          <table:table-cell office:value-type="float" office:value="6.62607004E-034" calcext:value-type="float">
            <text:p>6,62607004E-34</text:p>
          </table:table-cell>
          <table:table-cell office:value-type="string" calcext:value-type="string">
            <text:p>J·s</text:p>
          </table:table-cell>
          <table:table-cell table:number-columns-repeated="2"/>
          <table:table-cell office:value-type="string" calcext:value-type="string">
            <text:p>Cifras significativas</text:p>
          </table:table-cell>
          <table:table-cell table:formula="of:=IF([$Enunciado.D11]&lt;1;3;[$Enunciado.D11])" office:value-type="float" office:value="3" calcext:value-type="float">
            <text:p>3</text:p>
          </table:table-cell>
          <table:table-cell table:number-columns-repeated="55"/>
        </table:table-row>
        <table:table-row table:style-name="ro8">
          <table:table-cell table:number-columns-repeated="2"/>
          <table:table-cell office:value-type="string" calcext:value-type="string">
            <text:p>c =</text:p>
          </table:table-cell>
          <table:table-cell office:value-type="float" office:value="299792458" calcext:value-type="float">
            <text:p>299792458</text:p>
          </table:table-cell>
          <table:table-cell office:value-type="string" calcext:value-type="string">
            <text:p>m/s</text:p>
          </table:table-cell>
          <table:table-cell table:number-columns-repeated="59"/>
        </table:table-row>
        <table:table-row table:style-name="ro8">
          <table:table-cell/>
          <table:table-cell office:value-type="string" calcext:value-type="string">
            <text:p>Cálculos</text:p>
          </table:table-cell>
          <table:table-cell table:number-columns-repeated="4"/>
          <table:table-cell office:value-type="string" calcext:value-type="string">
            <text:p>Dato 1?</text:p>
          </table:table-cell>
          <table:table-cell office:value-type="string" calcext:value-type="string">
            <text:p>Dato 2?</text:p>
          </table:table-cell>
          <table:table-cell office:value-type="string" calcext:value-type="string">
            <text:p>Factor 2ª u.</text:p>
          </table:table-cell>
          <table:table-cell table:number-columns-repeated="2"/>
          <table:table-cell office:value-type="string" calcext:value-type="string">
            <text:p>Dato?</text:p>
          </table:table-cell>
          <table:table-cell office:value-type="string" calcext:value-type="string">
            <text:p>Dato</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 1</text:p>
          </table:table-cell>
          <table:table-cell office:value-type="string" calcext:value-type="string">
            <text:p>Indirecto 2</text:p>
          </table:table-cell>
          <table:table-cell office:value-type="string" calcext:value-type="string">
            <text:p>Indirecto</text:p>
          </table:table-cell>
          <table:table-cell office:value-type="string" calcext:value-type="string">
            <text:p>Calculado</text:p>
          </table:table-cell>
          <table:table-cell table:number-columns-repeated="45"/>
        </table:table-row>
        <table:table-row table:style-name="ro8">
          <table:table-cell office:value-type="float" office:value="1" calcext:value-type="float">
            <text:p>1</text:p>
          </table:table-cell>
          <table:table-cell table:formula="of:=[$Menus.B1]" office:value-type="string" office:string-value=" limiar" calcext:value-type="string">
            <text:p><text:s/>limiar</text:p>
          </table:table-cell>
          <table:table-cell table:formula="of:=[$Menus.C2]&amp;&quot; =&quot;" office:value-type="string" office:string-value="W₀ =" calcext:value-type="string">
            <text:p>W₀ =</text:p>
          </table:table-cell>
          <table:table-cell table:formula="of:=IF([.L8];[.M8];IF(OR([.N8];[.O8]);[.R8];[.S8]))" office:value-type="float" office:value="5.3192263784E-019" calcext:value-type="float">
            <text:p>5,3192263784E-19</text:p>
          </table:table-cell>
          <table:table-cell table:formula="of:=[$Menus.L2]" office:value-type="string" office:string-value="J" calcext:value-type="string">
            <text:p>J</text:p>
          </table:table-cell>
          <table:table-cell office:value-type="float" office:value="1" calcext:value-type="float">
            <text:p>1</text:p>
          </table:table-cell>
          <table:table-cell table:style-name="ce58" table:formula="of:=([.$A$1]=[.$A8])" office:value-type="boolean" office:boolean-value="true" calcext:value-type="boolean">
            <text:p>VERDADERO</text:p>
          </table:table-cell>
          <table:table-cell table:style-name="ce58" table:formula="of:=([.$A$2]=[.$A8])" office:value-type="boolean" office:boolean-value="false" calcext:value-type="boolean">
            <text:p>FALSO</text:p>
          </table:table-cell>
          <table:table-cell table:formula="of:=[.D3]" office:value-type="float" office:value="1.60217662E-019" calcext:value-type="float">
            <text:p>1,60217662E-19</text:p>
          </table:table-cell>
          <table:table-cell table:formula="of:=[.$D$1]*IF([.$E$1]=[.$E8];1;[.$I8])" office:value-type="float" office:value="5.3192263784E-019" calcext:value-type="float">
            <text:p>5,3192263784E-19</text:p>
          </table:table-cell>
          <table:table-cell table:formula="of:=[.$D$2]*IF([.$E$2]=[.$E8];1;[.$I8])" office:value-type="float" office:value="5.207074015E-017" calcext:value-type="float">
            <text:p>5,207074015E-17</text:p>
          </table:table-cell>
          <table:table-cell table:style-name="ce58" table:formula="of:=OR([.G8];[.H8])" office:value-type="boolean" office:boolean-value="true" calcext:value-type="boolean">
            <text:p>VERDADERO</text:p>
          </table:table-cell>
          <table:table-cell table:formula="of:=[.J8]*[.G8]+[.K8]*[.H8]" office:value-type="float" office:value="5.3192263784E-019" calcext:value-type="float">
            <text:p>5,3192263784E-19</text:p>
          </table:table-cell>
          <table:table-cell table:style-name="ce58" table:formula="of:=AND(([$Menus.$C$17]=[.$F8]);NOT([.$G8]))" office:value-type="boolean" office:boolean-value="false" calcext:value-type="boolean">
            <text:p>FALSO</text:p>
          </table:table-cell>
          <table:table-cell table:style-name="ce58" table:formula="of:=AND(([$Menus.$E$17]=[.$F8]);NOT([.$H8]))" office:value-type="boolean" office:boolean-value="false" calcext:value-type="boolean">
            <text:p>FALSO</text:p>
          </table:table-cell>
          <table:table-cell table:style-name="ce360" table:formula="of:=IF([.N8];[.$D$5]*IF([$Menus.$C$18]=2;[.$M9];[.$D$6]/[.$M10]);0)" office:value-type="float" office:value="0" calcext:value-type="float">
            <text:p>0</text:p>
          </table:table-cell>
          <table:table-cell table:formula="of:=IF([.O8];[.$D$5]*IF([$Menus.$E$18]=2;[.$M9];[.$D$6]/[.$M10]);0)" office:value-type="float" office:value="0" calcext:value-type="float">
            <text:p>0</text:p>
          </table:table-cell>
          <table:table-cell table:formula="of:=[.P8]+[.Q8]" office:value-type="float" office:value="0" calcext:value-type="float">
            <text:p>0</text:p>
          </table:table-cell>
          <table:table-cell table:formula="of:=IF(OR([.L8];[.N8];[.O8]);0;[.D11]-[.D14])" office:value-type="float" office:value="0" calcext:value-type="float">
            <text:p>0</text:p>
          </table:table-cell>
          <table:table-cell table:number-columns-repeated="45"/>
        </table:table-row>
        <table:table-row table:style-name="ro8">
          <table:table-cell office:value-type="float" office:value="2" calcext:value-type="float">
            <text:p>2</text:p>
          </table:table-cell>
          <table:table-cell/>
          <table:table-cell table:formula="of:=[$Menus.C3]&amp;&quot; =&quot;" office:value-type="string" office:string-value="f₀ =" calcext:value-type="string">
            <text:p>f₀ =</text:p>
          </table:table-cell>
          <table:table-cell table:formula="of:=IF([.L9];[.M9];IF(OR([.N9];[.O9]);[.R9];[.S9]))" office:value-type="float" office:value="802772434684376" calcext:value-type="float">
            <text:p>802772434684376</text:p>
          </table:table-cell>
          <table:table-cell table:formula="of:=[$Menus.L3]" office:value-type="string" office:string-value="Hz" calcext:value-type="string">
            <text:p>Hz</text:p>
          </table:table-cell>
          <table:table-cell office:value-type="float" office:value="1" calcext:value-type="float">
            <text:p>1</text:p>
          </table:table-cell>
          <table:table-cell table:style-name="ce58" table:formula="of:=([.$A$1]=[.$A9])" office:value-type="boolean" office:boolean-value="false" calcext:value-type="boolean">
            <text:p>FALSO</text:p>
          </table:table-cell>
          <table:table-cell table:style-name="ce58" table:formula="of:=([.$A$2]=[.$A9])" office:value-type="boolean" office:boolean-value="false" calcext:value-type="boolean">
            <text:p>FALSO</text:p>
          </table:table-cell>
          <table:table-cell office:value-type="float" office:value="1" calcext:value-type="float">
            <text:p>1</text:p>
          </table:table-cell>
          <table:table-cell table:formula="of:=[.$D$1]*IF([.$E$1]=[.$E9];1;[.$I9])" office:value-type="float" office:value="3.32" calcext:value-type="float">
            <text:p>3,32</text:p>
          </table:table-cell>
          <table:table-cell table:formula="of:=[.$D$2]*IF([.$E$2]=[.$E9];1;[.$I9])" office:value-type="float" office:value="325" calcext:value-type="float">
            <text:p>325</text:p>
          </table:table-cell>
          <table:table-cell table:style-name="ce58" table:formula="of:=OR([.G9];[.H9])" office:value-type="boolean" office:boolean-value="false" calcext:value-type="boolean">
            <text:p>FALSO</text:p>
          </table:table-cell>
          <table:table-cell table:formula="of:=[.J9]*[.G9]+[.K9]*[.H9]" office:value-type="float" office:value="0" calcext:value-type="float">
            <text:p>0</text:p>
          </table:table-cell>
          <table:table-cell table:style-name="ce58" table:formula="of:=AND(([$Menus.$C$17]=[.$F9]);NOT([.$G9]))" office:value-type="boolean" office:boolean-value="true" calcext:value-type="boolean">
            <text:p>VERDADERO</text:p>
          </table:table-cell>
          <table:table-cell table:style-name="ce58" table:formula="of:=AND(([$Menus.$E$17]=[.$F9]);NOT([.$H9]))" office:value-type="boolean" office:boolean-value="false" calcext:value-type="boolean">
            <text:p>FALSO</text:p>
          </table:table-cell>
          <table:table-cell table:formula="of:=IF([.N9];IF([$Menus.$C$18]=1;[.$M8]/[.$D$5];[.$D$6]/[.$M10]);0)" office:value-type="float" office:value="802772434684376" calcext:value-type="float">
            <text:p>802772434684376</text:p>
          </table:table-cell>
          <table:table-cell table:formula="of:=IF([.O9];IF([$Menus.$E$18]=1;[.$M8]/[.$D$5];[.$D$6]/[.$M10]);0)" office:value-type="float" office:value="0" calcext:value-type="float">
            <text:p>0</text:p>
          </table:table-cell>
          <table:table-cell table:formula="of:=[.P9]+[.Q9]" office:value-type="float" office:value="802772434684376" calcext:value-type="float">
            <text:p>802772434684376</text:p>
          </table:table-cell>
          <table:table-cell table:formula="of:=IF(OR([.L9];[.N9];[.O9]);0;[.D8]/[.D5])" office:value-type="float" office:value="0" calcext:value-type="float">
            <text:p>0</text:p>
          </table:table-cell>
          <table:table-cell table:number-columns-repeated="45"/>
        </table:table-row>
        <table:table-row table:style-name="ro8">
          <table:table-cell office:value-type="float" office:value="3" calcext:value-type="float">
            <text:p>3</text:p>
          </table:table-cell>
          <table:table-cell/>
          <table:table-cell table:formula="of:=[$Menus.C4]&amp;&quot; =&quot;" office:value-type="string" office:string-value="λ₀ =" calcext:value-type="string">
            <text:p>λ₀ =</text:p>
          </table:table-cell>
          <table:table-cell table:formula="of:=IF([.L10];[.M10];IF(OR([.N10];[.O10]);[.R10];[.S10]))" office:value-type="float" office:value="0.000000373446377886491" calcext:value-type="float">
            <text:p>3,73446377886491E-07</text:p>
          </table:table-cell>
          <table:table-cell table:formula="of:=[$Menus.L4]" office:value-type="string" office:string-value="m" calcext:value-type="string">
            <text:p>m</text:p>
          </table:table-cell>
          <table:table-cell office:value-type="float" office:value="1" calcext:value-type="float">
            <text:p>1</text:p>
          </table:table-cell>
          <table:table-cell table:style-name="ce58" table:formula="of:=([.$A$1]=[.$A10])" office:value-type="boolean" office:boolean-value="false" calcext:value-type="boolean">
            <text:p>FALSO</text:p>
          </table:table-cell>
          <table:table-cell table:style-name="ce58" table:formula="of:=([.$A$2]=[.$A10])" office:value-type="boolean" office:boolean-value="false" calcext:value-type="boolean">
            <text:p>FALSO</text:p>
          </table:table-cell>
          <table:table-cell office:value-type="float" office:value="0.000000001" calcext:value-type="float">
            <text:p>0,000000001</text:p>
          </table:table-cell>
          <table:table-cell table:formula="of:=[.$D$1]*IF([.$E$1]=[.$E10];1;[.$I10])" office:value-type="float" office:value="0.00000000332" calcext:value-type="float">
            <text:p>0,00000000332</text:p>
          </table:table-cell>
          <table:table-cell table:formula="of:=[.$D$2]*IF([.$E$2]=[.$E10];1;[.$I10])" office:value-type="float" office:value="0.000000325" calcext:value-type="float">
            <text:p>0,000000325</text:p>
          </table:table-cell>
          <table:table-cell table:style-name="ce58" table:formula="of:=OR([.G10];[.H10])" office:value-type="boolean" office:boolean-value="false" calcext:value-type="boolean">
            <text:p>FALSO</text:p>
          </table:table-cell>
          <table:table-cell table:formula="of:=[.J10]*[.G10]+[.K10]*[.H10]" office:value-type="float" office:value="0" calcext:value-type="float">
            <text:p>0</text:p>
          </table:table-cell>
          <table:table-cell table:style-name="ce58" table:formula="of:=AND(([$Menus.$C$17]=[.$F10]);NOT([.$G10]))" office:value-type="boolean" office:boolean-value="true" calcext:value-type="boolean">
            <text:p>VERDADERO</text:p>
          </table:table-cell>
          <table:table-cell table:style-name="ce58" table:formula="of:=AND(([$Menus.$E$17]=[.$F10]);NOT([.$H10]))" office:value-type="boolean" office:boolean-value="false" calcext:value-type="boolean">
            <text:p>FALSO</text:p>
          </table:table-cell>
          <table:table-cell table:formula="of:=IF([.N10];IF([$Menus.$C$18]=1;[.$D$5]*[.$D$6]/[.$M8];[.$D$6]/[.$M9]);0)" office:value-type="float" office:value="0.000000373446377886491" calcext:value-type="float">
            <text:p>3,73446377886491E-07</text:p>
          </table:table-cell>
          <table:table-cell table:formula="of:=IF([.O10];IF([$Menus.$E$18]=1;[.$D$5]*[.$D$6]/[.$M8];[.$D$6]/[.$M9]);0)" office:value-type="float" office:value="0" calcext:value-type="float">
            <text:p>0</text:p>
          </table:table-cell>
          <table:table-cell table:formula="of:=[.P10]+[.Q10]" office:value-type="float" office:value="0.000000373446377886491" calcext:value-type="float">
            <text:p>3,73446377886491E-07</text:p>
          </table:table-cell>
          <table:table-cell table:formula="of:=IF(OR([.L10];[.N10];[.O10]);0;[.D6]/[.D9])" office:value-type="float" office:value="0" calcext:value-type="float">
            <text:p>0</text:p>
          </table:table-cell>
          <table:table-cell table:number-columns-repeated="45"/>
        </table:table-row>
        <table:table-row table:style-name="ro8">
          <table:table-cell office:value-type="float" office:value="4" calcext:value-type="float">
            <text:p>4</text:p>
          </table:table-cell>
          <table:table-cell table:formula="of:=[$Menus.D1]" office:value-type="string" office:string-value="fotóns" calcext:value-type="string">
            <text:p>fotóns</text:p>
          </table:table-cell>
          <table:table-cell table:formula="of:=[$Menus.E2]&amp;&quot; =&quot;" office:value-type="string" office:string-value="E =" calcext:value-type="string">
            <text:p>E =</text:p>
          </table:table-cell>
          <table:table-cell table:formula="of:=IF([.L11];[.M11];IF(OR([.N11];[.O11]);[.R11];[.S11]))" office:value-type="float" office:value="6.11214099745156E-019" calcext:value-type="float">
            <text:p>6,11214099745156E-19</text:p>
          </table:table-cell>
          <table:table-cell table:formula="of:=[.E8]" office:value-type="string" office:string-value="J" calcext:value-type="string">
            <text:p>J</text:p>
          </table:table-cell>
          <table:table-cell office:value-type="float" office:value="2" calcext:value-type="float">
            <text:p>2</text:p>
          </table:table-cell>
          <table:table-cell table:style-name="ce58" table:formula="of:=([.$A$1]=[.$A11])" office:value-type="boolean" office:boolean-value="false" calcext:value-type="boolean">
            <text:p>FALSO</text:p>
          </table:table-cell>
          <table:table-cell table:style-name="ce58" table:formula="of:=([.$A$2]=[.$A11])" office:value-type="boolean" office:boolean-value="false" calcext:value-type="boolean">
            <text:p>FALSO</text:p>
          </table:table-cell>
          <table:table-cell table:formula="of:=[.I8]" office:value-type="float" office:value="1.60217662E-019" calcext:value-type="float">
            <text:p>1,60217662E-19</text:p>
          </table:table-cell>
          <table:table-cell table:formula="of:=[.$D$1]*IF([.$E$1]=[.$E11];1;[.$I11])" office:value-type="float" office:value="5.3192263784E-019" calcext:value-type="float">
            <text:p>5,3192263784E-19</text:p>
          </table:table-cell>
          <table:table-cell table:formula="of:=[.$D$2]*IF([.$E$2]=[.$E11];1;[.$I11])" office:value-type="float" office:value="5.207074015E-017" calcext:value-type="float">
            <text:p>5,207074015E-17</text:p>
          </table:table-cell>
          <table:table-cell table:style-name="ce58" table:formula="of:=OR([.G11];[.H11])" office:value-type="boolean" office:boolean-value="false" calcext:value-type="boolean">
            <text:p>FALSO</text:p>
          </table:table-cell>
          <table:table-cell table:formula="of:=[.J11]*[.G11]+[.K11]*[.H11]" office:value-type="float" office:value="0" calcext:value-type="float">
            <text:p>0</text:p>
          </table:table-cell>
          <table:table-cell table:style-name="ce58" table:formula="of:=AND(([$Menus.$C$17]=[.$F11]);NOT([.$G11]))" office:value-type="boolean" office:boolean-value="false" calcext:value-type="boolean">
            <text:p>FALSO</text:p>
          </table:table-cell>
          <table:table-cell table:style-name="ce58" table:formula="of:=AND(([$Menus.$E$17]=[.$F11]);NOT([.$H11]))" office:value-type="boolean" office:boolean-value="true" calcext:value-type="boolean">
            <text:p>VERDADERO</text:p>
          </table:table-cell>
          <table:table-cell table:formula="of:=IF([.N11];[.$D$5]*IF([$Menus.$C$18]=2;[.$M12];[.$D$6]/[.$M13]);0)" office:value-type="float" office:value="0" calcext:value-type="float">
            <text:p>0</text:p>
          </table:table-cell>
          <table:table-cell table:formula="of:=IF([.O11];[.$D$5]*IF([$Menus.$E$18]=2;[.$M12];[.$D$6]/[.$M13]);0)" office:value-type="float" office:value="6.11214099745156E-019" calcext:value-type="float">
            <text:p>6,11214099745156E-19</text:p>
          </table:table-cell>
          <table:table-cell table:formula="of:=[.P11]+[.Q11]" office:value-type="float" office:value="6.11214099745156E-019" calcext:value-type="float">
            <text:p>6,11214099745156E-19</text:p>
          </table:table-cell>
          <table:table-cell table:formula="of:=IF(OR([.L11];[.N11];[.O11]);0;[.D14]+[.D8])" office:value-type="float" office:value="0" calcext:value-type="float">
            <text:p>0</text:p>
          </table:table-cell>
          <table:table-cell table:number-columns-repeated="45"/>
        </table:table-row>
        <table:table-row table:style-name="ro8">
          <table:table-cell office:value-type="float" office:value="5" calcext:value-type="float">
            <text:p>5</text:p>
          </table:table-cell>
          <table:table-cell/>
          <table:table-cell table:formula="of:=[$Menus.E3]&amp;&quot; =&quot;" office:value-type="string" office:string-value="f =" calcext:value-type="string">
            <text:p>f =</text:p>
          </table:table-cell>
          <table:table-cell table:formula="of:=IF([.L12];[.M12];IF(OR([.N12];[.O12]);[.R12];[.S12]))" office:value-type="float" office:value="922438332307692" calcext:value-type="float">
            <text:p>922438332307692</text:p>
          </table:table-cell>
          <table:table-cell table:formula="of:=[.E9]" office:value-type="string" office:string-value="Hz" calcext:value-type="string">
            <text:p>Hz</text:p>
          </table:table-cell>
          <table:table-cell office:value-type="float" office:value="2" calcext:value-type="float">
            <text:p>2</text:p>
          </table:table-cell>
          <table:table-cell table:style-name="ce58" table:formula="of:=([.$A$1]=[.$A12])" office:value-type="boolean" office:boolean-value="false" calcext:value-type="boolean">
            <text:p>FALSO</text:p>
          </table:table-cell>
          <table:table-cell table:style-name="ce58" table:formula="of:=([.$A$2]=[.$A12])" office:value-type="boolean" office:boolean-value="false" calcext:value-type="boolean">
            <text:p>FALSO</text:p>
          </table:table-cell>
          <table:table-cell table:formula="of:=[.I9]" office:value-type="float" office:value="1" calcext:value-type="float">
            <text:p>1</text:p>
          </table:table-cell>
          <table:table-cell table:formula="of:=[.$D$1]*IF([.$E$1]=[.$E12];1;[.$I12])" office:value-type="float" office:value="3.32" calcext:value-type="float">
            <text:p>3,32</text:p>
          </table:table-cell>
          <table:table-cell table:formula="of:=[.$D$2]*IF([.$E$2]=[.$E12];1;[.$I12])" office:value-type="float" office:value="325" calcext:value-type="float">
            <text:p>325</text:p>
          </table:table-cell>
          <table:table-cell table:style-name="ce58" table:formula="of:=OR([.G12];[.H12])" office:value-type="boolean" office:boolean-value="false" calcext:value-type="boolean">
            <text:p>FALSO</text:p>
          </table:table-cell>
          <table:table-cell table:formula="of:=[.J12]*[.G12]+[.K12]*[.H12]" office:value-type="float" office:value="0" calcext:value-type="float">
            <text:p>0</text:p>
          </table:table-cell>
          <table:table-cell table:style-name="ce58" table:formula="of:=AND(([$Menus.$C$17]=[.$F12]);NOT([.$G12]))" office:value-type="boolean" office:boolean-value="false" calcext:value-type="boolean">
            <text:p>FALSO</text:p>
          </table:table-cell>
          <table:table-cell table:style-name="ce58" table:formula="of:=AND(([$Menus.$E$17]=[.$F12]);NOT([.$H12]))" office:value-type="boolean" office:boolean-value="true" calcext:value-type="boolean">
            <text:p>VERDADERO</text:p>
          </table:table-cell>
          <table:table-cell table:formula="of:=IF([.N12];IF([$Menus.$C$18]=1;[.$M11]/[.$D$5];[.$D$6]/[.$M13]);0)" office:value-type="float" office:value="0" calcext:value-type="float">
            <text:p>0</text:p>
          </table:table-cell>
          <table:table-cell table:formula="of:=IF([.O12];IF([$Menus.$E$18]=1;[.$M11]/[.$D$5];[.$D$6]/[.$M13]);0)" office:value-type="float" office:value="922438332307692" calcext:value-type="float">
            <text:p>922438332307692</text:p>
          </table:table-cell>
          <table:table-cell table:formula="of:=[.P12]+[.Q12]" office:value-type="float" office:value="922438332307692" calcext:value-type="float">
            <text:p>922438332307692</text:p>
          </table:table-cell>
          <table:table-cell table:formula="of:=IF(OR([.L12];[.N12];[.O12]);0;[.D11]/[.D5])" office:value-type="float" office:value="0" calcext:value-type="float">
            <text:p>0</text:p>
          </table:table-cell>
          <table:table-cell table:number-columns-repeated="45"/>
        </table:table-row>
        <table:table-row table:style-name="ro8">
          <table:table-cell office:value-type="float" office:value="6" calcext:value-type="float">
            <text:p>6</text:p>
          </table:table-cell>
          <table:table-cell/>
          <table:table-cell table:formula="of:=[$Menus.E4]&amp;&quot; =&quot;" office:value-type="string" office:string-value="λ =" calcext:value-type="string">
            <text:p>λ =</text:p>
          </table:table-cell>
          <table:table-cell table:formula="of:=IF([.L13];[.M13];IF(OR([.N13];[.O13]);[.R13];[.S13]))" office:value-type="float" office:value="0.000000325" calcext:value-type="float">
            <text:p>0,000000325</text:p>
          </table:table-cell>
          <table:table-cell table:formula="of:=[.E10]" office:value-type="string" office:string-value="m" calcext:value-type="string">
            <text:p>m</text:p>
          </table:table-cell>
          <table:table-cell office:value-type="float" office:value="2" calcext:value-type="float">
            <text:p>2</text:p>
          </table:table-cell>
          <table:table-cell table:style-name="ce58" table:formula="of:=([.$A$1]=[.$A13])" office:value-type="boolean" office:boolean-value="false" calcext:value-type="boolean">
            <text:p>FALSO</text:p>
          </table:table-cell>
          <table:table-cell table:style-name="ce58" table:formula="of:=([.$A$2]=[.$A13])" office:value-type="boolean" office:boolean-value="true" calcext:value-type="boolean">
            <text:p>VERDADERO</text:p>
          </table:table-cell>
          <table:table-cell table:formula="of:=[.I10]" office:value-type="float" office:value="0.000000001" calcext:value-type="float">
            <text:p>0,000000001</text:p>
          </table:table-cell>
          <table:table-cell table:formula="of:=[.$D$1]*IF([.$E$1]=[.$E13];1;[.$I13])" office:value-type="float" office:value="0.00000000332" calcext:value-type="float">
            <text:p>0,00000000332</text:p>
          </table:table-cell>
          <table:table-cell table:formula="of:=[.$D$2]*IF([.$E$2]=[.$E13];1;[.$I13])" office:value-type="float" office:value="0.000000325" calcext:value-type="float">
            <text:p>0,000000325</text:p>
          </table:table-cell>
          <table:table-cell table:style-name="ce58" table:formula="of:=OR([.G13];[.H13])" office:value-type="boolean" office:boolean-value="true" calcext:value-type="boolean">
            <text:p>VERDADERO</text:p>
          </table:table-cell>
          <table:table-cell table:formula="of:=[.J13]*[.G13]+[.K13]*[.H13]" office:value-type="float" office:value="0.000000325" calcext:value-type="float">
            <text:p>0,000000325</text:p>
          </table:table-cell>
          <table:table-cell table:style-name="ce58" table:formula="of:=AND(([$Menus.$C$17]=[.$F13]);NOT([.$G13]))" office:value-type="boolean" office:boolean-value="false" calcext:value-type="boolean">
            <text:p>FALSO</text:p>
          </table:table-cell>
          <table:table-cell table:style-name="ce58" table:formula="of:=AND(([$Menus.$E$17]=[.$F13]);NOT([.$H13]))" office:value-type="boolean" office:boolean-value="false" calcext:value-type="boolean">
            <text:p>FALSO</text:p>
          </table:table-cell>
          <table:table-cell table:formula="of:=IF([.N13];IF([$Menus.$C$18]=1;[.$D$5]*[.$D$6]/[.$M11];[.$D$6]/[.$M13]);0)" office:value-type="float" office:value="0" calcext:value-type="float">
            <text:p>0</text:p>
          </table:table-cell>
          <table:table-cell table:style-name="ce357" table:formula="of:=IF([.O13];IF([$Menus.$E$18]=1;[.$D$5]*[.$D$6]/[.$M11];[.$D$6]/[.$M12]);0)" office:value-type="float" office:value="0" calcext:value-type="float">
            <text:p>0</text:p>
          </table:table-cell>
          <table:table-cell table:formula="of:=[.P13]+[.Q13]" office:value-type="float" office:value="0" calcext:value-type="float">
            <text:p>0</text:p>
          </table:table-cell>
          <table:table-cell table:formula="of:=IF(OR([.L13];[.N13];[.O13]);0;[.D6]/[.D12])" office:value-type="float" office:value="0" calcext:value-type="float">
            <text:p>0</text:p>
          </table:table-cell>
          <table:table-cell table:number-columns-repeated="45"/>
        </table:table-row>
        <table:table-row table:style-name="ro8">
          <table:table-cell office:value-type="float" office:value="7" calcext:value-type="float">
            <text:p>7</text:p>
          </table:table-cell>
          <table:table-cell table:formula="of:=[$Menus.F1]" office:value-type="string" office:string-value="electróns" calcext:value-type="string">
            <text:p>electróns</text:p>
          </table:table-cell>
          <table:table-cell table:formula="of:=[$Menus.G2]&amp;&quot; =&quot;" office:value-type="string" office:string-value="Eₑ =" calcext:value-type="string">
            <text:p>Eₑ =</text:p>
          </table:table-cell>
          <table:table-cell table:formula="of:=IF([.L14];[.M14];IF(OR([.N14];[.O14]);[.R14];[.S14]))" office:value-type="float" office:value="7.92914619051563E-020" calcext:value-type="float">
            <text:p>7,92914619051563E-20</text:p>
          </table:table-cell>
          <table:table-cell table:formula="of:=[.E11]" office:value-type="string" office:string-value="J" calcext:value-type="string">
            <text:p>J</text:p>
          </table:table-cell>
          <table:table-cell office:value-type="float" office:value="3" calcext:value-type="float">
            <text:p>3</text:p>
          </table:table-cell>
          <table:table-cell table:style-name="ce58" table:formula="of:=([.$A$1]=[.$A14])" office:value-type="boolean" office:boolean-value="false" calcext:value-type="boolean">
            <text:p>FALSO</text:p>
          </table:table-cell>
          <table:table-cell table:style-name="ce58" table:formula="of:=([.$A$2]=[.$A14])" office:value-type="boolean" office:boolean-value="false" calcext:value-type="boolean">
            <text:p>FALSO</text:p>
          </table:table-cell>
          <table:table-cell table:formula="of:=[.I11]" office:value-type="float" office:value="1.60217662E-019" calcext:value-type="float">
            <text:p>1,60217662E-19</text:p>
          </table:table-cell>
          <table:table-cell table:formula="of:=[.$D$1]*IF([.$E$1]=[.$E14];1;[.$I14])" office:value-type="float" office:value="5.3192263784E-019" calcext:value-type="float">
            <text:p>5,3192263784E-19</text:p>
          </table:table-cell>
          <table:table-cell table:formula="of:=[.$D$2]*IF([.$E$2]=[.$E14];1;[.$I14])" office:value-type="float" office:value="5.207074015E-017" calcext:value-type="float">
            <text:p>5,207074015E-17</text:p>
          </table:table-cell>
          <table:table-cell table:style-name="ce58" table:formula="of:=OR([.G14];[.H14])" office:value-type="boolean" office:boolean-value="false" calcext:value-type="boolean">
            <text:p>FALSO</text:p>
          </table:table-cell>
          <table:table-cell table:formula="of:=[.J14]*[.G14]+[.K14]*[.H14]" office:value-type="float" office:value="0" calcext:value-type="float">
            <text:p>0</text:p>
          </table:table-cell>
          <table:table-cell table:style-name="ce58" table:formula="of:=AND(([$Menus.$C$17]=[.$F14]);NOT([.$G14]))" office:value-type="boolean" office:boolean-value="false" calcext:value-type="boolean">
            <text:p>FALSO</text:p>
          </table:table-cell>
          <table:table-cell table:style-name="ce58" table:formula="of:=AND(([$Menus.$E$17]=[.$F14]);NOT([.$H14]))" office:value-type="boolean" office:boolean-value="false" calcext:value-type="boolean">
            <text:p>FALSO</text:p>
          </table:table-cell>
          <table:table-cell table:formula="of:=IF([.N14];IF([$Menus.C18]=2;[.$M$15]*[.$M$15]*[.$D$4]/2;[.$D$3]*[.$M$16]);0)" office:value-type="float" office:value="0" calcext:value-type="float">
            <text:p>0</text:p>
          </table:table-cell>
          <table:table-cell table:formula="of:=IF([.O14];IF([$Menus.E18]=2;[.$M$15]*[.$M$15]*[.$D$4]/2;[.$D$3]*[.$M$16]);0)" office:value-type="float" office:value="0" calcext:value-type="float">
            <text:p>0</text:p>
          </table:table-cell>
          <table:table-cell table:formula="of:=[.P14]+[.Q14]" office:value-type="float" office:value="0" calcext:value-type="float">
            <text:p>0</text:p>
          </table:table-cell>
          <table:table-cell table:formula="of:=IF(OR([.L14];[.N14];[.O14]);0;[.D11]-[.D8])" office:value-type="float" office:value="7.92914619051563E-020" calcext:value-type="float">
            <text:p>7,92914619051563E-20</text:p>
          </table:table-cell>
          <table:table-cell table:number-columns-repeated="45"/>
        </table:table-row>
        <table:table-row table:style-name="ro8">
          <table:table-cell office:value-type="float" office:value="8" calcext:value-type="float">
            <text:p>8</text:p>
          </table:table-cell>
          <table:table-cell/>
          <table:table-cell table:formula="of:=[$Menus.G3]&amp;&quot; =&quot;" office:value-type="string" office:string-value="vₑ =" calcext:value-type="string">
            <text:p>vₑ =</text:p>
          </table:table-cell>
          <table:table-cell table:formula="of:=IF([.L15];[.M15];IF(OR([.N15];[.O15]);[.R15];[.S15]))" office:value-type="float" office:value="417237.881293013" calcext:value-type="float">
            <text:p>417237,881293013</text:p>
          </table:table-cell>
          <table:table-cell table:formula="of:=[$Menus.L5]" office:value-type="string" office:string-value="m/s" calcext:value-type="string">
            <text:p>m/s</text:p>
          </table:table-cell>
          <table:table-cell office:value-type="float" office:value="3" calcext:value-type="float">
            <text:p>3</text:p>
          </table:table-cell>
          <table:table-cell table:style-name="ce58" table:formula="of:=([.$A$1]=[.$A15])" office:value-type="boolean" office:boolean-value="false" calcext:value-type="boolean">
            <text:p>FALSO</text:p>
          </table:table-cell>
          <table:table-cell table:style-name="ce58" table:formula="of:=([.$A$2]=[.$A15])" office:value-type="boolean" office:boolean-value="false" calcext:value-type="boolean">
            <text:p>FALSO</text:p>
          </table:table-cell>
          <table:table-cell table:formula="of:=[.I12]" office:value-type="float" office:value="1" calcext:value-type="float">
            <text:p>1</text:p>
          </table:table-cell>
          <table:table-cell table:formula="of:=[.$D$1]*IF([.$E$1]=[.$E15];1;[.$I15])" office:value-type="float" office:value="3.32" calcext:value-type="float">
            <text:p>3,32</text:p>
          </table:table-cell>
          <table:table-cell table:formula="of:=[.$D$2]*IF([.$E$2]=[.$E15];1;[.$I15])" office:value-type="float" office:value="325" calcext:value-type="float">
            <text:p>325</text:p>
          </table:table-cell>
          <table:table-cell table:style-name="ce58" table:formula="of:=OR([.G15];[.H15])" office:value-type="boolean" office:boolean-value="false" calcext:value-type="boolean">
            <text:p>FALSO</text:p>
          </table:table-cell>
          <table:table-cell table:formula="of:=[.J15]*[.G15]+[.K15]*[.H15]" office:value-type="float" office:value="0" calcext:value-type="float">
            <text:p>0</text:p>
          </table:table-cell>
          <table:table-cell table:style-name="ce58" table:formula="of:=AND(([$Menus.$C$17]=[.$F15]);NOT([.$G15]))" office:value-type="boolean" office:boolean-value="false" calcext:value-type="boolean">
            <text:p>FALSO</text:p>
          </table:table-cell>
          <table:table-cell table:style-name="ce58" table:formula="of:=AND(([$Menus.$E$17]=[.$F15]);NOT([.$H15]))" office:value-type="boolean" office:boolean-value="false" calcext:value-type="boolean">
            <text:p>FALSO</text:p>
          </table:table-cell>
          <table:table-cell table:formula="of:=IF([.N15];IF([$Menus.C18]=1;SQRT(2*[.$M$14]/[.$D$4]);SQRT(2*[.$D$3]*[.$M$16]/[.$D$4]));0)" office:value-type="float" office:value="0" calcext:value-type="float">
            <text:p>0</text:p>
          </table:table-cell>
          <table:table-cell table:formula="of:=IF([.O15];IF([$Menus.E18]=1;SQRT(2*[.$M$14]/[.$D$4]);SQRT(2*[.$D$3]*[.$M$16]/[.$D$4]));0)" office:value-type="float" office:value="0" calcext:value-type="float">
            <text:p>0</text:p>
          </table:table-cell>
          <table:table-cell table:formula="of:=[.P15]+[.Q15]" office:value-type="float" office:value="0" calcext:value-type="float">
            <text:p>0</text:p>
          </table:table-cell>
          <table:table-cell table:formula="of:=IF(OR([.L15];[.N15];[.O15]);0;SQRT(2*[.D14]/[.D4]))" office:value-type="float" office:value="417237.881293013" calcext:value-type="float">
            <text:p>417237,881293013</text:p>
          </table:table-cell>
          <table:table-cell table:number-columns-repeated="45"/>
        </table:table-row>
        <table:table-row table:style-name="ro8">
          <table:table-cell office:value-type="float" office:value="9" calcext:value-type="float">
            <text:p>9</text:p>
          </table:table-cell>
          <table:table-cell/>
          <table:table-cell table:formula="of:=[$Menus.G4]&amp;&quot; =&quot;" office:value-type="string" office:string-value="Vₑ =" calcext:value-type="string">
            <text:p>Vₑ =</text:p>
          </table:table-cell>
          <table:table-cell table:formula="of:=IF([.L16];[.M16];IF(OR([.N16];[.O16]);[.R16];[.S16]))" office:value-type="float" office:value="0.494898383332771" calcext:value-type="float">
            <text:p>0,494898383332771</text:p>
          </table:table-cell>
          <table:table-cell table:formula="of:=[$Menus.L6]" office:value-type="string" office:string-value="V" calcext:value-type="string">
            <text:p>V</text:p>
          </table:table-cell>
          <table:table-cell office:value-type="float" office:value="3" calcext:value-type="float">
            <text:p>3</text:p>
          </table:table-cell>
          <table:table-cell table:style-name="ce58" table:formula="of:=([.$A$1]=[.$A16])" office:value-type="boolean" office:boolean-value="false" calcext:value-type="boolean">
            <text:p>FALSO</text:p>
          </table:table-cell>
          <table:table-cell table:style-name="ce58" table:formula="of:=([.$A$2]=[.$A16])" office:value-type="boolean" office:boolean-value="false" calcext:value-type="boolean">
            <text:p>FALSO</text:p>
          </table:table-cell>
          <table:table-cell office:value-type="float" office:value="1" calcext:value-type="float">
            <text:p>1</text:p>
          </table:table-cell>
          <table:table-cell table:formula="of:=[.$D$1]*IF([.$E$1]=[.$E16];1;[.$I16])" office:value-type="float" office:value="3.32" calcext:value-type="float">
            <text:p>3,32</text:p>
          </table:table-cell>
          <table:table-cell table:formula="of:=[.$D$2]*IF([.$E$2]=[.$E16];1;[.$I16])" office:value-type="float" office:value="325" calcext:value-type="float">
            <text:p>325</text:p>
          </table:table-cell>
          <table:table-cell table:style-name="ce58" table:formula="of:=OR([.G16];[.H16])" office:value-type="boolean" office:boolean-value="false" calcext:value-type="boolean">
            <text:p>FALSO</text:p>
          </table:table-cell>
          <table:table-cell table:formula="of:=[.J16]*[.G16]+[.K16]*[.H16]" office:value-type="float" office:value="0" calcext:value-type="float">
            <text:p>0</text:p>
          </table:table-cell>
          <table:table-cell table:style-name="ce58" table:formula="of:=AND(([$Menus.$C$17]=[.$F16]);NOT([.$G16]))" office:value-type="boolean" office:boolean-value="false" calcext:value-type="boolean">
            <text:p>FALSO</text:p>
          </table:table-cell>
          <table:table-cell table:style-name="ce58" table:formula="of:=AND(([$Menus.$E$17]=[.$F16]);NOT([.$H16]))" office:value-type="boolean" office:boolean-value="false" calcext:value-type="boolean">
            <text:p>FALSO</text:p>
          </table:table-cell>
          <table:table-cell table:formula="of:=IF([.N16];IF([$Menus.C18]=1;[.$M$14]/[.$D$3];[.$M$15]*[.$M$15]*[.$D$4]/2/[.$D$3]);0)" office:value-type="float" office:value="0" calcext:value-type="float">
            <text:p>0</text:p>
          </table:table-cell>
          <table:table-cell table:formula="of:=IF([.O16];IF([$Menus.E18]=1;[.$M$14]/[.$D$3];[.$M$15]*[.$M$15]*[.$D$4]/2/[.$D$3]);0)" office:value-type="float" office:value="0" calcext:value-type="float">
            <text:p>0</text:p>
          </table:table-cell>
          <table:table-cell table:formula="of:=[.P16]+[.Q16]" office:value-type="float" office:value="0" calcext:value-type="float">
            <text:p>0</text:p>
          </table:table-cell>
          <table:table-cell table:formula="of:=IF(OR([.L16];[.N16];[.O16]);0;[.D14]/[.D3])" office:value-type="float" office:value="0.494898383332771" calcext:value-type="float">
            <text:p>0,494898383332771</text:p>
          </table:table-cell>
          <table:table-cell table:number-columns-repeated="45"/>
        </table:table-row>
        <table:table-row table:style-name="ro8">
          <table:table-cell table:number-columns-repeated="64"/>
        </table:table-row>
        <table:table-row table:style-name="ro8">
          <table:table-cell/>
          <table:table-cell office:value-type="string" calcext:value-type="string">
            <text:p>Cálculos intermedios</text:p>
          </table:table-cell>
          <table:table-cell/>
          <table:table-cell office:value-type="string" calcext:value-type="string">
            <text:p>Resultado na</text:p>
          </table:table-cell>
          <table:table-cell office:value-type="string" calcext:value-type="string">
            <text:p>unidade elixida</text:p>
          </table:table-cell>
          <table:table-cell/>
          <table:table-cell office:value-type="string" calcext:value-type="string">
            <text:p>Resultado SI</text:p>
          </table:table-cell>
          <table:table-cell table:number-columns-repeated="2"/>
          <table:table-cell office:value-type="string" calcext:value-type="string">
            <text:p>Factor</text:p>
          </table:table-cell>
          <table:table-cell office:value-type="string" calcext:value-type="string">
            <text:p>Correcto?</text:p>
          </table:table-cell>
          <table:table-cell table:number-columns-repeated="53"/>
        </table:table-row>
        <table:table-row table:style-name="ro8">
          <table:table-cell table:formula="of:=[$Calculos.X12]" office:value-type="float" office:value="5" calcext:value-type="float">
            <text:p>5</text:p>
          </table:table-cell>
          <table:table-cell table:formula="of:=IF([.$A19];INDEX([$Menus.$B$7:$Menus.B15];[.$A19];1);&quot;&quot;)" office:value-type="string" office:string-value="Frecuencia dos fotóns" calcext:value-type="string">
            <text:p>Frecuencia dos fotóns</text:p>
          </table:table-cell>
          <table:table-cell table:formula="of:=IF([.$A19];INDEX([.$C$8:.$C$16];[.$A19];1);&quot;&quot;)" office:value-type="string" office:string-value="f =" calcext:value-type="string">
            <text:p>f =</text:p>
          </table:table-cell>
          <table:table-cell table:formula="of:=IF([.G19]&gt;0;[.G19]*IF([$Enunciado.D12]=[.H19];1;[.J19]);0)" office:value-type="float" office:value="922438332307692" calcext:value-type="float">
            <text:p>922438332307692</text:p>
          </table:table-cell>
          <table:table-cell table:formula="of:=T([$Enunciado.D12])" office:value-type="string" office:string-value="Hz" calcext:value-type="string">
            <text:p>Hz</text:p>
          </table:table-cell>
          <table:table-cell table:formula="of:=IF(LEN([.E19]);MATCH([.E19];[.H19:.I19];0);0)" office:value-type="float" office:value="1" calcext:value-type="float">
            <text:p>1</text:p>
          </table:table-cell>
          <table:table-cell table:formula="of:=IF([.$A19];INDEX([.$D$8:.$D$16];[.$A19];1);0)" office:value-type="float" office:value="922438332307692" calcext:value-type="float">
            <text:p>922438332307692</text:p>
          </table:table-cell>
          <table:table-cell table:formula="of:=IF([.$A19];INDEX([.$E$8:.$E$16];[.$A19];1);&quot;&quot;)" office:value-type="string" office:string-value="Hz" calcext:value-type="string">
            <text:p>Hz</text:p>
          </table:table-cell>
          <table:table-cell table:formula="of:=IF(LEN([.H19]);VLOOKUP([.H19];[$Menus.$L$2:$Menus.$M$6];2);&quot;&quot;)" office:value-type="float" office:value="0" calcext:value-type="float">
            <text:p/>
          </table:table-cell>
          <table:table-cell table:formula="of:=IF([.H19]=[.$E$8];1/[.$D$3];IF([.H19]=[.$E$10];1000000000;1))" office:value-type="float" office:value="1" calcext:value-type="float">
            <text:p>1</text:p>
          </table:table-cell>
          <table:table-cell table:style-name="ce58" table:formula="of:=IF(AND([.A19];[.$I$4]);IF([.D19];ABS([$Enunciado.C12]-[.D19])/[.D19]&lt;=[.$I$1];1);1)" office:value-type="boolean" office:boolean-value="true" calcext:value-type="boolean">
            <text:p>VERDADERO</text:p>
          </table:table-cell>
          <table:table-cell table:number-columns-repeated="53"/>
        </table:table-row>
        <table:table-row table:style-name="ro8">
          <table:table-cell table:formula="of:=[$Calculos.X13]" office:value-type="float" office:value="4" calcext:value-type="float">
            <text:p>4</text:p>
          </table:table-cell>
          <table:table-cell table:formula="of:=IF([.$A20];INDEX([$Menus.$B$7:$Menus.B16];[.$A20];1);&quot;&quot;)" office:value-type="string" office:string-value="Enerxía dos fotóns" calcext:value-type="string">
            <text:p>Enerxía dos fotóns</text:p>
          </table:table-cell>
          <table:table-cell table:formula="of:=IF([.$A20];INDEX([.$C$8:.$C$16];[.$A20];1);&quot;&quot;)" office:value-type="string" office:string-value="E =" calcext:value-type="string">
            <text:p>E =</text:p>
          </table:table-cell>
          <table:table-cell table:formula="of:=IF([.G20]&gt;0;[.G20]*IF([$Enunciado.D13]=[.H20];1;[.J20]);0)" office:value-type="float" office:value="6.11214099745156E-019" calcext:value-type="float">
            <text:p>6,11214099745156E-19</text:p>
          </table:table-cell>
          <table:table-cell table:formula="of:=T([$Enunciado.D13])" office:value-type="string" office:string-value="J" calcext:value-type="string">
            <text:p>J</text:p>
          </table:table-cell>
          <table:table-cell table:formula="of:=IF(LEN([.E20]);MATCH([.E20];[.H20:.I20];0);0)" office:value-type="float" office:value="1" calcext:value-type="float">
            <text:p>1</text:p>
          </table:table-cell>
          <table:table-cell table:formula="of:=IF([.$A20];INDEX([.$D$8:.$D$16];[.$A20];1);0)" office:value-type="float" office:value="6.11214099745156E-019" calcext:value-type="float">
            <text:p>6,11214099745156E-19</text:p>
          </table:table-cell>
          <table:table-cell table:formula="of:=IF([.$A20];INDEX([.$E$8:.$E$16];[.$A20];1);&quot;&quot;)" office:value-type="string" office:string-value="J" calcext:value-type="string">
            <text:p>J</text:p>
          </table:table-cell>
          <table:table-cell table:formula="of:=IF(LEN([.H20]);VLOOKUP([.H20];[$Menus.$L$2:$Menus.$M$6];2);&quot;&quot;)" office:value-type="string" office:string-value="eV" calcext:value-type="string">
            <text:p>eV</text:p>
          </table:table-cell>
          <table:table-cell table:formula="of:=IF([.H20]=[.$E$8];1/[.$D$3];IF([.H20]=[.$E$10];1000000000;1))" office:value-type="float" office:value="6.24150912899977E+018" calcext:value-type="float">
            <text:p>6,24150912899977E+018</text:p>
          </table:table-cell>
          <table:table-cell table:style-name="ce58" table:formula="of:=IF(AND([.A20];[.$I$4]);IF([.D20];ABS([$Enunciado.C13]-[.D20])/[.D20]&lt;=[.$I$1];1);1)" office:value-type="boolean" office:boolean-value="true" calcext:value-type="boolean">
            <text:p>VERDADERO</text:p>
          </table:table-cell>
          <table:table-cell table:number-columns-repeated="53"/>
        </table:table-row>
        <table:table-row table:style-name="ro8">
          <table:table-cell table:formula="of:=[$Calculos.X14]" office:value-type="float" office:value="7" calcext:value-type="float">
            <text:p>7</text:p>
          </table:table-cell>
          <table:table-cell table:formula="of:=IF([.$A21];INDEX([$Menus.$B$7:$Menus.B17];[.$A21];1);&quot;&quot;)" office:value-type="string" office:string-value="Enerxía cinética dos electróns" calcext:value-type="string">
            <text:p>Enerxía cinética dos electróns</text:p>
          </table:table-cell>
          <table:table-cell table:formula="of:=IF([.$A21];INDEX([.$C$8:.$C$16];[.$A21];1);&quot;&quot;)" office:value-type="string" office:string-value="Eₑ =" calcext:value-type="string">
            <text:p>Eₑ =</text:p>
          </table:table-cell>
          <table:table-cell table:formula="of:=IF([.G21]&gt;0;[.G21]*IF([$Enunciado.D14]=[.H21];1;[.J21]);0)" office:value-type="float" office:value="7.92914619051563E-020" calcext:value-type="float">
            <text:p>7,92914619051563E-20</text:p>
          </table:table-cell>
          <table:table-cell table:formula="of:=T([$Enunciado.D14])" office:value-type="string" office:string-value="J" calcext:value-type="string">
            <text:p>J</text:p>
          </table:table-cell>
          <table:table-cell table:formula="of:=IF(LEN([.E21]);MATCH([.E21];[.H21:.I21];0);0)" office:value-type="float" office:value="1" calcext:value-type="float">
            <text:p>1</text:p>
          </table:table-cell>
          <table:table-cell table:formula="of:=IF([.$A21];INDEX([.$D$8:.$D$16];[.$A21];1);0)" office:value-type="float" office:value="7.92914619051563E-020" calcext:value-type="float">
            <text:p>7,92914619051563E-20</text:p>
          </table:table-cell>
          <table:table-cell table:formula="of:=IF([.$A21];INDEX([.$E$8:.$E$16];[.$A21];1);&quot;&quot;)" office:value-type="string" office:string-value="J" calcext:value-type="string">
            <text:p>J</text:p>
          </table:table-cell>
          <table:table-cell table:formula="of:=IF(LEN([.H21]);VLOOKUP([.H21];[$Menus.$L$2:$Menus.$M$6];2);&quot;&quot;)" office:value-type="string" office:string-value="eV" calcext:value-type="string">
            <text:p>eV</text:p>
          </table:table-cell>
          <table:table-cell table:formula="of:=IF([.H21]=[.$E$8];1/[.$D$3];IF([.H21]=[.$E$10];1000000000;1))" office:value-type="float" office:value="6.24150912899977E+018" calcext:value-type="float">
            <text:p>6,24150912899977E+018</text:p>
          </table:table-cell>
          <table:table-cell table:style-name="ce58" table:formula="of:=IF(AND([.A21];[.$I$4]);IF([.D21];ABS([$Enunciado.C14]-[.D21])/[.D21]&lt;=[.$I$1];1);1)" office:value-type="boolean" office:boolean-value="true" calcext:value-type="boolean">
            <text:p>VERDADERO</text:p>
          </table:table-cell>
          <table:table-cell table:number-columns-repeated="53"/>
        </table:table-row>
        <table:table-row table:style-name="ro8">
          <table:table-cell table:formula="of:=[$Calculos.X15]" office:value-type="float" office:value="0" calcext:value-type="float">
            <text:p>0</text:p>
          </table:table-cell>
          <table:table-cell table:formula="of:=IF([.$A22];INDEX([$Menus.$B$7:$Menus.B18];[.$A22];1);&quot;&quot;)">
            <text:p/>
          </table:table-cell>
          <table:table-cell table:formula="of:=IF([.$A22];INDEX([.$C$8:.$C$16];[.$A22];1);&quot;&quot;)">
            <text:p/>
          </table:table-cell>
          <table:table-cell table:formula="of:=IF([.G22]&gt;0;[.G22]*IF([$Enunciado.D15]=[.H22];1;[.J22]);0)" office:value-type="float" office:value="0" calcext:value-type="float">
            <text:p>0</text:p>
          </table:table-cell>
          <table:table-cell table:formula="of:=T([$Enunciado.D15])">
            <text:p/>
          </table:table-cell>
          <table:table-cell table:formula="of:=IF(LEN([.E22]);MATCH([.E22];[.H22:.I22];0);0)" office:value-type="float" office:value="0" calcext:value-type="float">
            <text:p>0</text:p>
          </table:table-cell>
          <table:table-cell table:formula="of:=IF([.$A22];INDEX([.$D$8:.$D$16];[.$A22];1);0)" office:value-type="float" office:value="0" calcext:value-type="float">
            <text:p>0</text:p>
          </table:table-cell>
          <table:table-cell table:formula="of:=IF([.$A22];INDEX([.$E$8:.$E$16];[.$A22];1);&quot;&quot;)">
            <text:p/>
          </table:table-cell>
          <table:table-cell table:style-name="ce360" table:formula="of:=IF(LEN([.H22]);VLOOKUP([.H22];[$Menus.$L$2:$Menus.$M$6];2);&quot;&quot;)">
            <text:p/>
          </table:table-cell>
          <table:table-cell table:formula="of:=IF([.H22]=[.$E$8];1/[.$D$3];IF([.H22]=[.$E$10];1000000000;1))" office:value-type="float" office:value="1" calcext:value-type="float">
            <text:p>1</text:p>
          </table:table-cell>
          <table:table-cell table:style-name="ce58" table:formula="of:=IF(AND([.A22];[.$I$4]);IF([.D22];ABS([$Enunciado.C15]-[.D22])/[.D22]&lt;=[.$I$1];1);1)" office:value-type="boolean" office:boolean-value="true" calcext:value-type="boolean">
            <text:p>VERDADERO</text:p>
          </table:table-cell>
          <table:table-cell table:number-columns-repeated="53"/>
        </table:table-row>
        <table:table-row table:style-name="ro8">
          <table:table-cell table:formula="of:=[$Calculos.X16]" office:value-type="float" office:value="0" calcext:value-type="float">
            <text:p>0</text:p>
          </table:table-cell>
          <table:table-cell table:style-name="ce360" table:formula="of:=IF([.$A23];INDEX([$Menus.$B$7:$Menus.B19];[.$A23];1);&quot;&quot;)">
            <text:p/>
          </table:table-cell>
          <table:table-cell table:style-name="ce360" table:formula="of:=IF([.$A23];INDEX([.$C$8:.$C$16];[.$A23];1);&quot;&quot;)">
            <text:p/>
          </table:table-cell>
          <table:table-cell table:formula="of:=IF([.G23]&gt;0;[.G23]*IF([$Enunciado.D16]=[.H23];1;[.J23]);0)" office:value-type="float" office:value="0" calcext:value-type="float">
            <text:p>0</text:p>
          </table:table-cell>
          <table:table-cell table:formula="of:=T([$Enunciado.D16])">
            <text:p/>
          </table:table-cell>
          <table:table-cell table:formula="of:=IF(LEN([.E23]);MATCH([.E23];[.H23:.I23];0);0)" office:value-type="float" office:value="0" calcext:value-type="float">
            <text:p>0</text:p>
          </table:table-cell>
          <table:table-cell table:formula="of:=IF([.$A23];INDEX([.$D$8:.$D$16];[.$A23];1);0)" office:value-type="float" office:value="0" calcext:value-type="float">
            <text:p>0</text:p>
          </table:table-cell>
          <table:table-cell table:formula="of:=IF([.$A23];INDEX([.$E$8:.$E$16];[.$A23];1);&quot;&quot;)">
            <text:p/>
          </table:table-cell>
          <table:table-cell table:formula="of:=IF(LEN([.H23]);VLOOKUP([.H23];[$Menus.$L$2:$Menus.$M$6];2);&quot;&quot;)">
            <text:p/>
          </table:table-cell>
          <table:table-cell table:formula="of:=IF([.H23]=[.$E$8];1/[.$D$3];IF([.H23]=[.$E$10];1000000000;1))" office:value-type="float" office:value="1" calcext:value-type="float">
            <text:p>1</text:p>
          </table:table-cell>
          <table:table-cell table:style-name="ce58" table:formula="of:=IF(AND([.A23];[.$I$4]);IF([.D23];ABS([$Enunciado.C16]-[.D23])/[.D23]&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Resultados</text:p>
          </table:table-cell>
          <table:table-cell/>
          <table:table-cell office:value-type="string" calcext:value-type="string">
            <text:p>Resultado na</text:p>
          </table:table-cell>
          <table:table-cell office:value-type="string" calcext:value-type="string">
            <text:p>unidade elixida</text:p>
          </table:table-cell>
          <table:table-cell table:number-columns-repeated="59"/>
        </table:table-row>
        <table:table-row table:style-name="ro8">
          <table:table-cell table:formula="of:=[$Menus.G16]" office:value-type="float" office:value="9" calcext:value-type="float">
            <text:p>9</text:p>
          </table:table-cell>
          <table:table-cell table:formula="of:=[$Enunciado.A18]" office:value-type="string" office:string-value="Potencial de freado dos electróns" calcext:value-type="string">
            <text:p>Potencial de freado dos electróns</text:p>
          </table:table-cell>
          <table:table-cell table:formula="of:=[$Enunciado.B18]" office:value-type="string" office:string-value="Vₑ =" calcext:value-type="string">
            <text:p>Vₑ =</text:p>
          </table:table-cell>
          <table:table-cell table:formula="of:=IF(ISERR([.G25]);0;[.G25]*IF([$Enunciado.D18]=[.H25];1;[.J25]))" office:value-type="float" office:value="0.494898383332771" calcext:value-type="float">
            <text:p>0,494898383332771</text:p>
          </table:table-cell>
          <table:table-cell table:formula="of:=T([$Enunciado.D18])" office:value-type="string" office:string-value="V" calcext:value-type="string">
            <text:p>V</text:p>
          </table:table-cell>
          <table:table-cell table:formula="of:=IF(LEN([.E25]);MATCH([.E25];[.H25:.I25];0);0)" office:value-type="float" office:value="1" calcext:value-type="float">
            <text:p>1</text:p>
          </table:table-cell>
          <table:table-cell table:formula="of:=IF([.$A25];INDEX([.$D$8:.$D$16];[.$A25];1);0)" office:value-type="float" office:value="0.494898383332771" calcext:value-type="float">
            <text:p>0,494898383332771</text:p>
          </table:table-cell>
          <table:table-cell table:formula="of:=IF([.$A25];INDEX([.$E$8:.$E$16];[.$A25];1);&quot;&quot;)" office:value-type="string" office:string-value="V" calcext:value-type="string">
            <text:p>V</text:p>
          </table:table-cell>
          <table:table-cell table:formula="of:=IF(LEN([.H25]);VLOOKUP([.H25];[$Menus.$L$2:$Menus.$M$6];2);&quot;&quot;)" office:value-type="float" office:value="0" calcext:value-type="float">
            <text:p/>
          </table:table-cell>
          <table:table-cell table:formula="of:=IF([.H25]=[.$E$8];1/[.$D$3];IF([.H25]=[.$E$10];1000000000;1))" office:value-type="float" office:value="1" calcext:value-type="float">
            <text:p>1</text:p>
          </table:table-cell>
          <table:table-cell table:style-name="ce58" table:formula="of:=IF(AND([.A25];[.$I$4]);IF([.D25];ABS([$Enunciado.C18]-[.D25])/[.D25]&lt;=[.$I$1];1);1)" office:value-type="boolean" office:boolean-value="true" calcext:value-type="boolean">
            <text:p>VERDADERO</text:p>
          </table:table-cell>
          <table:table-cell table:number-columns-repeated="53"/>
        </table:table-row>
        <table:table-row table:style-name="ro8">
          <table:table-cell table:formula="of:=[$Menus.I16]" office:value-type="float" office:value="8" calcext:value-type="float">
            <text:p>8</text:p>
          </table:table-cell>
          <table:table-cell table:formula="of:=[$Enunciado.A19]" office:value-type="string" office:string-value="Velocidade máxima dos electróns" calcext:value-type="string">
            <text:p>Velocidade máxima dos electróns</text:p>
          </table:table-cell>
          <table:table-cell table:formula="of:=[$Enunciado.B19]" office:value-type="string" office:string-value="vₑ =" calcext:value-type="string">
            <text:p>vₑ =</text:p>
          </table:table-cell>
          <table:table-cell table:formula="of:=IF(ISERR([.G26]);0;[.G26]*IF([$Enunciado.D19]=[.H26];1;[.J26]))" office:value-type="float" office:value="417237.881293013" calcext:value-type="float">
            <text:p>417237,881293013</text:p>
          </table:table-cell>
          <table:table-cell table:formula="of:=T([$Enunciado.D19])" office:value-type="string" office:string-value="m/s" calcext:value-type="string">
            <text:p>m/s</text:p>
          </table:table-cell>
          <table:table-cell table:formula="of:=IF(LEN([.E26]);MATCH([.E26];[.H26:.I26];0);0)" office:value-type="float" office:value="1" calcext:value-type="float">
            <text:p>1</text:p>
          </table:table-cell>
          <table:table-cell table:formula="of:=IF([.$A26];INDEX([.$D$8:.$D$16];[.$A26];1);0)" office:value-type="float" office:value="417237.881293013" calcext:value-type="float">
            <text:p>417237,881293013</text:p>
          </table:table-cell>
          <table:table-cell table:formula="of:=IF([.$A26];INDEX([.$E$8:.$E$16];[.$A26];1);&quot;&quot;)" office:value-type="string" office:string-value="m/s" calcext:value-type="string">
            <text:p>m/s</text:p>
          </table:table-cell>
          <table:table-cell table:style-name="ce360" table:formula="of:=IF(LEN([.H26]);VLOOKUP([.H26];[$Menus.$L$2:$Menus.$M$6];2);&quot;&quot;)" office:value-type="float" office:value="0" calcext:value-type="float">
            <text:p/>
          </table:table-cell>
          <table:table-cell table:formula="of:=IF([.H26]=[.$E$8];1/[.$D$3];IF([.H26]=[.$E$10];1000000000;1))" office:value-type="float" office:value="1" calcext:value-type="float">
            <text:p>1</text:p>
          </table:table-cell>
          <table:table-cell table:style-name="ce58" table:formula="of:=IF(AND([.A26];[.$I$4]);IF([.D26];ABS([$Enunciado.C19]-[.D26])/[.D26]&lt;=[.$I$1];1);1)" office:value-type="boolean" office:boolean-value="true" calcext:value-type="boolean">
            <text:p>VERDADERO</text:p>
          </table:table-cell>
          <table:table-cell table:number-columns-repeated="53"/>
        </table:table-row>
        <table:table-row table:style-name="ro8">
          <table:table-cell table:style-name="ce58" table:formula="of:=[$Menus.T3]" office:value-type="boolean" office:boolean-value="false" calcext:value-type="boolean">
            <text:p>FALSO</text:p>
          </table:table-cell>
          <table:table-cell office:value-type="string" calcext:value-type="string">
            <text:p>Lonxitude de onda de De Broglie</text:p>
          </table:table-cell>
          <table:table-cell table:formula="of:=[$Menus.E4]&amp;&quot; =&quot;" office:value-type="string" office:string-value="λ =" calcext:value-type="string">
            <text:p>λ =</text:p>
          </table:table-cell>
          <table:table-cell table:style-name="ce370" table:formula="of:=IF(ISERR([.G27]);0;[.G27]*IF([$Enunciado.D20]=[.H27];1;[.J27]))" office:value-type="float" office:value="1.74334496953507" calcext:value-type="float">
            <text:p>1,74E+00</text:p>
          </table:table-cell>
          <table:table-cell table:formula="of:=T([$Enunciado.D20])">
            <text:p/>
          </table:table-cell>
          <table:table-cell table:formula="of:=IF(LEN([.E27]);MATCH([.E27];[.H27:.I27];0);0)" office:value-type="float" office:value="0" calcext:value-type="float">
            <text:p>0</text:p>
          </table:table-cell>
          <table:table-cell table:formula="of:=[.D5]/[.D4]/[.D15]" office:value-type="float" office:value="0.00000000174334496953507" calcext:value-type="float">
            <text:p>1,74334496953507E-09</text:p>
          </table:table-cell>
          <table:table-cell office:value-type="string" calcext:value-type="string">
            <text:p>m</text:p>
          </table:table-cell>
          <table:table-cell table:formula="of:=IF(LEN([.H27]);VLOOKUP([.H27];[$Menus.$L$2:$Menus.$M$6];2);&quot;&quot;)" office:value-type="string" office:string-value="nm" calcext:value-type="string">
            <text:p>nm</text:p>
          </table:table-cell>
          <table:table-cell table:formula="of:=IF([.H27]=[.$E$8];1/[.$D$3];IF([.H27]=[.$E$10];1000000000;1))" office:value-type="float" office:value="1000000000" calcext:value-type="float">
            <text:p>1000000000</text:p>
          </table:table-cell>
          <table:table-cell table:style-name="ce58" table:formula="of:=IF(AND([.A27];[.$I$4]);IF([.D27];ABS([$Enunciado.C20]-[.D27])/[.D27]&lt;=[.$I$1];1);1)" office:value-type="boolean" office:boolean-value="true" calcext:value-type="boolean">
            <text:p>VERDADERO</text:p>
          </table:table-cell>
          <table:table-cell table:number-columns-repeated="53"/>
        </table:table-row>
        <table:table-row table:style-name="ro8">
          <table:table-cell/>
          <table:table-cell office:value-type="string" calcext:value-type="string">
            <text:p><text:s/>dos electróns emitidos</text:p>
          </table:table-cell>
          <table:table-cell table:number-columns-repeated="62"/>
        </table:table-row>
        <table:table-row table:style-name="ro8" table:number-rows-repeated="979">
          <table:table-cell table:number-columns-repeated="64"/>
        </table:table-row>
        <table:table-row table:style-name="ro9" table:number-rows-repeated="1047564">
          <table:table-cell table:number-columns-repeated="64"/>
        </table:table-row>
        <table:table-row table:style-name="ro3" table:number-rows-repeated="4">
          <table:table-cell table:number-columns-repeated="64"/>
        </table:table-row>
        <table:table-row table:style-name="ro3">
          <table:table-cell table:number-columns-repeated="64"/>
        </table:table-row>
      </table:table>
      <table:table table:name="Menus" table:style-name="ta4" table:protected="true">
        <loext:table-protection loext:select-protected-cells="true" loext:select-unprotected-cells="true"/>
        <table:table-column table:style-name="co28" table:default-cell-style-name="Default"/>
        <table:table-column table:style-name="co47" table:default-cell-style-name="Default"/>
        <table:table-column table:style-name="co48" table:default-cell-style-name="Default"/>
        <table:table-column table:style-name="co47" table:default-cell-style-name="Default"/>
        <table:table-column table:style-name="co49" table:default-cell-style-name="Default"/>
        <table:table-column table:style-name="co47" table:default-cell-style-name="Default"/>
        <table:table-column table:style-name="co50" table:default-cell-style-name="Default"/>
        <table:table-column table:style-name="co51" table:default-cell-style-name="Default"/>
        <table:table-column table:style-name="co28" table:default-cell-style-name="Default"/>
        <table:table-column table:style-name="co52" table:default-cell-style-name="Default"/>
        <table:table-column table:style-name="co53" table:default-cell-style-name="Default"/>
        <table:table-column table:style-name="co54" table:default-cell-style-name="Default"/>
        <table:table-column table:style-name="co50" table:default-cell-style-name="Default"/>
        <table:table-column table:style-name="co55" table:default-cell-style-name="Default"/>
        <table:table-column table:style-name="co56" table:default-cell-style-name="Default"/>
        <table:table-column table:style-name="co10" table:number-columns-repeated="6" table:default-cell-style-name="Default"/>
        <table:table-row table:style-name="ro4">
          <table:table-cell/>
          <table:table-cell office:value-type="string" calcext:value-type="string">
            <text:p><text:s/>limiar</text:p>
          </table:table-cell>
          <table:table-cell office:value-type="string" calcext:value-type="string">
            <text:p>₀</text:p>
          </table:table-cell>
          <table:table-cell office:value-type="string" calcext:value-type="string">
            <text:p>fotóns</text:p>
          </table:table-cell>
          <table:table-cell/>
          <table:table-cell office:value-type="string" calcext:value-type="string">
            <text:p>electróns</text:p>
          </table:table-cell>
          <table:table-cell office:value-type="string" calcext:value-type="string">
            <text:p>ₑ</text:p>
          </table:table-cell>
          <table:table-cell office:value-type="string" calcext:value-type="string">
            <text:p>CÁLCULO!</text:p>
          </table:table-cell>
          <table:table-cell/>
          <table:table-cell office:value-type="string" calcext:value-type="string">
            <text:p>Traballo de extracción</text:p>
          </table:table-cell>
          <table:table-cell office:value-type="string" calcext:value-type="string">
            <text:p>W</text:p>
          </table:table-cell>
          <table:table-cell table:number-columns-repeated="4"/>
          <table:table-cell office:value-type="string" calcext:value-type="string">
            <text:p>Axuda</text:p>
          </table:table-cell>
          <table:table-cell office:value-type="string" calcext:value-type="string">
            <text:p>Ecuacións</text:p>
          </table:table-cell>
          <table:table-cell table:number-columns-repeated="2"/>
          <table:table-cell table:style-name="ce318" office:value-type="string" calcext:value-type="string">
            <text:p>Lonxitude de onda de De Broglie</text:p>
          </table:table-cell>
          <table:table-cell office:value-type="string" calcext:value-type="string">
            <text:p>dos electróns emitidos</text:p>
          </table:table-cell>
        </table:table-row>
        <table:table-row table:style-name="ro4">
          <table:table-cell/>
          <table:table-cell table:formula="of:=[.$J$1]" office:value-type="string" office:string-value="Traballo de extracción" calcext:value-type="string">
            <text:p>Traballo de extracción</text:p>
          </table:table-cell>
          <table:table-cell table:formula="of:=[.K1]&amp;[.$C$1]" office:value-type="string" office:string-value="W₀" calcext:value-type="string">
            <text:p>W₀</text:p>
          </table:table-cell>
          <table:table-cell table:formula="of:=[.J2]&amp;[.$K$7]&amp;[.$D$1]" office:value-type="string" office:string-value="Enerxía dos fotóns" calcext:value-type="string">
            <text:p>Enerxía dos fotóns</text:p>
          </table:table-cell>
          <table:table-cell table:formula="of:=[.K2]" office:value-type="string" office:string-value="E" calcext:value-type="string">
            <text:p>E</text:p>
          </table:table-cell>
          <table:table-cell table:formula="of:=[.J2]&amp;[.J7]&amp;[.$K$7]&amp;[.$F$1]" office:value-type="string" office:string-value="Enerxía cinética dos electróns" calcext:value-type="string">
            <text:p>Enerxía cinética dos electróns</text:p>
          </table:table-cell>
          <table:table-cell table:formula="of:=[.K2]&amp;[.$G$1]" office:value-type="string" office:string-value="Eₑ" calcext:value-type="string">
            <text:p>Eₑ</text:p>
          </table:table-cell>
          <table:table-cell office:value-type="string" calcext:value-type="string">
            <text:p>UNIDADE!</text:p>
          </table:table-cell>
          <table:table-cell/>
          <table:table-cell office:value-type="string" calcext:value-type="string">
            <text:p>Enerxía</text:p>
          </table:table-cell>
          <table:table-cell office:value-type="string" calcext:value-type="string">
            <text:p>E</text:p>
          </table:table-cell>
          <table:table-cell office:value-type="string" calcext:value-type="string">
            <text:p>J</text:p>
          </table:table-cell>
          <table:table-cell office:value-type="string" calcext:value-type="string">
            <text:p>eV</text:p>
          </table:table-cell>
          <table:table-cell table:number-columns-repeated="2"/>
          <table:table-cell office:value-type="string" calcext:value-type="string">
            <text:p>_</text:p>
          </table:table-cell>
          <table:table-cell table:formula="of:=[.P2]" office:value-type="string" office:string-value="_" calcext:value-type="string">
            <text:p>_</text:p>
          </table:table-cell>
          <table:table-cell table:number-columns-repeated="2"/>
          <table:table-cell office:value-type="string" calcext:value-type="string">
            <text:p>_</text:p>
          </table:table-cell>
          <table:table-cell/>
        </table:table-row>
        <table:table-row table:style-name="ro4">
          <table:table-cell/>
          <table:table-cell table:formula="of:=[.J3]&amp;[.B1]" office:value-type="string" office:string-value="Frecuencia limiar" calcext:value-type="string">
            <text:p>Frecuencia limiar</text:p>
          </table:table-cell>
          <table:table-cell table:formula="of:=[.K3]&amp;[.$C$1]" office:value-type="string" office:string-value="f₀" calcext:value-type="string">
            <text:p>f₀</text:p>
          </table:table-cell>
          <table:table-cell table:formula="of:=[.J3]&amp;[.$K$7]&amp;[.$D$1]" office:value-type="string" office:string-value="Frecuencia dos fotóns" calcext:value-type="string">
            <text:p>Frecuencia dos fotóns</text:p>
          </table:table-cell>
          <table:table-cell table:formula="of:=[.K3]" office:value-type="string" office:string-value="f" calcext:value-type="string">
            <text:p>f</text:p>
          </table:table-cell>
          <table:table-cell table:formula="of:=[.J5]&amp;[.$K$7]&amp;[.$F$1]" office:value-type="string" office:string-value="Velocidade máxima dos electróns" calcext:value-type="string">
            <text:p>Velocidade máxima dos electróns</text:p>
          </table:table-cell>
          <table:table-cell table:formula="of:=[.K5]&amp;[.$G$1]" office:value-type="string" office:string-value="vₑ" calcext:value-type="string">
            <text:p>vₑ</text:p>
          </table:table-cell>
          <table:table-cell office:value-type="string" calcext:value-type="string">
            <text:p>XA É UN DATO!</text:p>
          </table:table-cell>
          <table:table-cell/>
          <table:table-cell office:value-type="string" calcext:value-type="string">
            <text:p>Frecuencia</text:p>
          </table:table-cell>
          <table:table-cell office:value-type="string" calcext:value-type="string">
            <text:p>f</text:p>
          </table:table-cell>
          <table:table-cell office:value-type="string" calcext:value-type="string">
            <text:p>Hz</text:p>
          </table:table-cell>
          <table:table-cell table:number-columns-repeated="3"/>
          <table:table-cell table:style-name="ce58" table:formula="of:=[$Enunciado.J1]=[.P1]" office:value-type="boolean" office:boolean-value="true" calcext:value-type="boolean">
            <text:p>VERDADERO</text:p>
          </table:table-cell>
          <table:table-cell table:style-name="ce58" table:formula="of:=[$Enunciado.H1]=[.Q1]" office:value-type="boolean" office:boolean-value="true" calcext:value-type="boolean">
            <text:p>VERDADERO</text:p>
          </table:table-cell>
          <table:table-cell table:number-columns-repeated="2"/>
          <table:table-cell table:style-name="ce58" table:formula="of:=[$Enunciado.A20]=[.T1]" office:value-type="boolean" office:boolean-value="false" calcext:value-type="boolean">
            <text:p>FALSO</text:p>
          </table:table-cell>
          <table:table-cell/>
        </table:table-row>
        <table:table-row table:style-name="ro4">
          <table:table-cell/>
          <table:table-cell table:formula="of:=[.J4]&amp;[.B1]" office:value-type="string" office:string-value="Lonxitude de onda limiar" calcext:value-type="string">
            <text:p>Lonxitude de onda limiar</text:p>
          </table:table-cell>
          <table:table-cell table:formula="of:=[.K4]&amp;[.$C$1]" office:value-type="string" office:string-value="λ₀" calcext:value-type="string">
            <text:p>λ₀</text:p>
          </table:table-cell>
          <table:table-cell table:formula="of:=[.J4]&amp;[.$K$7]&amp;[.$D$1]" office:value-type="string" office:string-value="Lonxitude de onda dos fotóns" calcext:value-type="string">
            <text:p>Lonxitude de onda dos fotóns</text:p>
          </table:table-cell>
          <table:table-cell table:formula="of:=[.K4]" office:value-type="string" office:string-value="λ" calcext:value-type="string">
            <text:p>λ</text:p>
          </table:table-cell>
          <table:table-cell table:formula="of:=[.J6]&amp;[.$K$7]&amp;[.$F$1]" office:value-type="string" office:string-value="Potencial de freado dos electróns" calcext:value-type="string">
            <text:p>Potencial de freado dos electróns</text:p>
          </table:table-cell>
          <table:table-cell table:formula="of:=[.K6]&amp;[.$G$1]" office:value-type="string" office:string-value="Vₑ" calcext:value-type="string">
            <text:p>Vₑ</text:p>
          </table:table-cell>
          <table:table-cell table:style-name="ce26" office:value-type="string" calcext:value-type="string">
            <text:p>ERRO NOS DATOS!</text:p>
          </table:table-cell>
          <table:table-cell/>
          <table:table-cell office:value-type="string" calcext:value-type="string">
            <text:p>Lonxitude de onda</text:p>
          </table:table-cell>
          <table:table-cell office:value-type="string" calcext:value-type="string">
            <text:p>λ</text:p>
          </table:table-cell>
          <table:table-cell office:value-type="string" calcext:value-type="string">
            <text:p>m</text:p>
          </table:table-cell>
          <table:table-cell office:value-type="string" calcext:value-type="string">
            <text:p>nm</text:p>
          </table:table-cell>
          <table:table-cell table:number-columns-repeated="8"/>
        </table:table-row>
        <table:table-row table:style-name="ro4">
          <table:table-cell table:number-columns-repeated="9"/>
          <table:table-cell office:value-type="string" calcext:value-type="string">
            <text:p>Velocidade máxima</text:p>
          </table:table-cell>
          <table:table-cell office:value-type="string" calcext:value-type="string">
            <text:p>v</text:p>
          </table:table-cell>
          <table:table-cell office:value-type="string" calcext:value-type="string">
            <text:p>m/s</text:p>
          </table:table-cell>
          <table:table-cell table:number-columns-repeated="3"/>
          <table:table-cell table:style-name="ce59" office:value-type="string" calcext:value-type="string" table:number-columns-spanned="5" table:number-rows-spanned="22">
            <text:p><text:span text:style-name="T10">Elixa «_» en vez de «Axuda» na cela de enriba para ocultala.</text:span></text:p>
            <text:p>Tente resolver un exercicio habitual de efecto fotoeléctrico no que pode elixir datos e incógnitas.</text:p>
            <text:p>Nas celas de cor salmón elixa entre as opcións propostas.</text:p>
            <text:p>Nas celas de cor branca escriba os valores das magnitudes correspondentes.</text:p>
            <text:p>Para as potencias de 10 pode empregar o formato de folla de cálculo (0,00E+00) ou o habitual (0,00·10ⁿ). Neste caso, para escribir un expoñente pulse antes o símbolo «^». Así, para escribir 4·10⁻¹⁰ deberá teclear 4 Mayúsc. 3 10^- ^1 ^0 e borrar os espazos. </text:p>
            <text:p>Elixa con cantas cifras significativas (entre 1 e 6, por defecto, 3) escribiranse os resultados intermedios e finais.</text:p>
            <text:p>Elixa os datos, escriba o valor de cada un e escolla a súa unidade.</text:p>
            <text:p>Elixa as incógnitas.</text:p>
            <text:p>Vaia facendo os cálculos intermedios na orde que máis lle conveña, escollendo as unidades axeitadas.</text:p>
            <text:p>Calcule as incógnitas ata ter completado o exercicio.</text:p>
            <text:p>Se escribe fórmulas nas celas de cor branca, pode empregar as letras q, m, h e v en vez dos valores desas constantes.</text:p>
            <text:p>Para borrar todos os datos vaia ao menú:</text:p>
            <text:p>Editar → Seleccionar → Seleccionar as celas desprotexidas</text:p>
            <text:p>e prema a tecla «Supr»</text:p>
          </table:table-cell>
          <table:covered-table-cell table:number-columns-repeated="4"/>
          <table:table-cell/>
        </table:table-row>
        <table:table-row table:style-name="ro4">
          <table:table-cell/>
          <table:table-cell office:value-type="string" calcext:value-type="string">
            <text:p>Dato 1</text:p>
          </table:table-cell>
          <table:table-cell/>
          <table:table-cell office:value-type="string" calcext:value-type="string">
            <text:p>Dato 2</text:p>
          </table:table-cell>
          <table:table-cell/>
          <table:table-cell office:value-type="string" calcext:value-type="string">
            <text:p>Incógnita 1</text:p>
          </table:table-cell>
          <table:table-cell/>
          <table:table-cell office:value-type="string" calcext:value-type="string">
            <text:p>Incógnita 2</text:p>
          </table:table-cell>
          <table:table-cell/>
          <table:table-cell office:value-type="string" calcext:value-type="string">
            <text:p>Potencial de freado</text:p>
          </table:table-cell>
          <table:table-cell table:number-columns-repeated="2" office:value-type="string" calcext:value-type="string">
            <text:p>V</text:p>
          </table:table-cell>
          <table:table-cell table:number-columns-repeated="3"/>
          <table:covered-table-cell table:number-columns-repeated="5"/>
          <table:table-cell/>
        </table:table-row>
        <table:table-row table:style-name="ro4">
          <table:table-cell office:value-type="float" office:value="1" calcext:value-type="float">
            <text:p>1</text:p>
          </table:table-cell>
          <table:table-cell table:formula="of:=[.B2]" office:value-type="string" office:string-value="Traballo de extracción" calcext:value-type="string">
            <text:p>Traballo de extracción</text:p>
          </table:table-cell>
          <table:table-cell office:value-type="float" office:value="1" calcext:value-type="float">
            <text:p>1</text:p>
          </table:table-cell>
          <table:table-cell table:formula="of:=IF([.$C$17]=[.C7];&quot;&quot;;[.B7])">
            <text:p/>
          </table:table-cell>
          <table:table-cell/>
          <table:table-cell table:formula="of:=IF(OR([.$C$16]=[.A7];[.$E$16]=[.$A7]);&quot;&quot;;[.$B7])">
            <text:p/>
          </table:table-cell>
          <table:table-cell/>
          <table:table-cell table:formula="of:=IF(OR([.$C$16]=[.$A7];[.$E$16]=[.$A7];[.$G$16]=[.$A7]);&quot;&quot;;[.$B7])">
            <text:p/>
          </table:table-cell>
          <table:table-cell/>
          <table:table-cell office:value-type="string" calcext:value-type="string">
            <text:p><text:s/>cinética</text:p>
          </table:table-cell>
          <table:table-cell office:value-type="string" calcext:value-type="string">
            <text:p><text:s/>dos </text:p>
          </table:table-cell>
          <table:table-cell table:number-columns-repeated="4"/>
          <table:covered-table-cell table:number-columns-repeated="5"/>
          <table:table-cell/>
        </table:table-row>
        <table:table-row table:style-name="ro4">
          <table:table-cell office:value-type="float" office:value="2" calcext:value-type="float">
            <text:p>2</text:p>
          </table:table-cell>
          <table:table-cell table:formula="of:=[.B3]" office:value-type="string" office:string-value="Frecuencia limiar" calcext:value-type="string">
            <text:p>Frecuencia limiar</text:p>
          </table:table-cell>
          <table:table-cell office:value-type="float" office:value="1" calcext:value-type="float">
            <text:p>1</text:p>
          </table:table-cell>
          <table:table-cell table:formula="of:=IF([.$C$17]=[.C8];&quot;&quot;;[.B8])">
            <text:p/>
          </table:table-cell>
          <table:table-cell/>
          <table:table-cell table:style-name="ce360" table:formula="of:=IF(OR([.$C$16]=[.A8];[.$E$16]=[.A8]);&quot;&quot;;[.B8])" office:value-type="string" office:string-value="Frecuencia limiar" calcext:value-type="string">
            <text:p>Frecuencia limiar</text:p>
          </table:table-cell>
          <table:table-cell/>
          <table:table-cell table:style-name="ce360" table:formula="of:=IF(OR([.$C$16]=[.$A8];[.$E$16]=[.$A8];[.$G$16]=[.$A8]);&quot;&quot;;[.$B8])" office:value-type="string" office:string-value="Frecuencia limiar" calcext:value-type="string">
            <text:p>Frecuencia limiar</text:p>
          </table:table-cell>
          <table:table-cell/>
          <table:table-cell office:value-type="string" calcext:value-type="string">
            <text:p>Non se produce</text:p>
          </table:table-cell>
          <table:table-cell table:number-columns-repeated="5"/>
          <table:covered-table-cell table:number-columns-repeated="5"/>
          <table:table-cell/>
        </table:table-row>
        <table:table-row table:style-name="ro4">
          <table:table-cell office:value-type="float" office:value="3" calcext:value-type="float">
            <text:p>3</text:p>
          </table:table-cell>
          <table:table-cell table:formula="of:=[.B4]" office:value-type="string" office:string-value="Lonxitude de onda limiar" calcext:value-type="string">
            <text:p>Lonxitude de onda limiar</text:p>
          </table:table-cell>
          <table:table-cell office:value-type="float" office:value="1" calcext:value-type="float">
            <text:p>1</text:p>
          </table:table-cell>
          <table:table-cell table:formula="of:=IF([.$C$17]=[.C9];&quot;&quot;;[.B9])">
            <text:p/>
          </table:table-cell>
          <table:table-cell/>
          <table:table-cell table:formula="of:=IF(OR([.$C$16]=[.A9];[.$E$16]=[.A9]);&quot;&quot;;[.B9])" office:value-type="string" office:string-value="Lonxitude de onda limiar" calcext:value-type="string">
            <text:p>Lonxitude de onda limiar</text:p>
          </table:table-cell>
          <table:table-cell/>
          <table:table-cell table:style-name="ce360" table:formula="of:=IF(OR([.$C$16]=[.$A9];[.$E$16]=[.$A9];[.$G$16]=[.$A9]);&quot;&quot;;[.$B9])" office:value-type="string" office:string-value="Lonxitude de onda limiar" calcext:value-type="string">
            <text:p>Lonxitude de onda limiar</text:p>
          </table:table-cell>
          <table:table-cell table:number-columns-repeated="2"/>
          <table:table-cell office:value-type="string" calcext:value-type="string">
            <text:p>Relación </text:p>
          </table:table-cell>
          <table:table-cell/>
          <table:table-cell office:value-type="string" calcext:value-type="string">
            <text:p>Planck</text:p>
          </table:table-cell>
          <table:table-cell table:number-columns-repeated="2"/>
          <table:covered-table-cell table:number-columns-repeated="5"/>
          <table:table-cell/>
        </table:table-row>
        <table:table-row table:style-name="ro4">
          <table:table-cell office:value-type="float" office:value="4" calcext:value-type="float">
            <text:p>4</text:p>
          </table:table-cell>
          <table:table-cell table:formula="of:=[.D2]" office:value-type="string" office:string-value="Enerxía dos fotóns" calcext:value-type="string">
            <text:p>Enerxía dos fotóns</text:p>
          </table:table-cell>
          <table:table-cell office:value-type="float" office:value="2" calcext:value-type="float">
            <text:p>2</text:p>
          </table:table-cell>
          <table:table-cell table:formula="of:=IF([.$C$17]=[.C10];&quot;&quot;;[.B10])" office:value-type="string" office:string-value="Enerxía dos fotóns" calcext:value-type="string">
            <text:p>Enerxía dos fotóns</text:p>
          </table:table-cell>
          <table:table-cell/>
          <table:table-cell table:formula="of:=IF(OR([.$C$16]=[.A10];[.$E$16]=[.A10]);&quot;&quot;;[.B10])" office:value-type="string" office:string-value="Enerxía dos fotóns" calcext:value-type="string">
            <text:p>Enerxía dos fotóns</text:p>
          </table:table-cell>
          <table:table-cell/>
          <table:table-cell table:formula="of:=IF(OR([.$C$16]=[.$A10];[.$E$16]=[.$A10];[.$G$16]=[.$A10]);&quot;&quot;;[.$B10])" office:value-type="string" office:string-value="Enerxía dos fotóns" calcext:value-type="string">
            <text:p>Enerxía dos fotóns</text:p>
          </table:table-cell>
          <table:table-cell/>
          <table:table-cell table:formula="of:=[.Q1]" office:value-type="string" office:string-value="Ecuacións" calcext:value-type="string">
            <text:p>Ecuacións</text:p>
          </table:table-cell>
          <table:table-cell office:value-type="string" calcext:value-type="string">
            <text:p>Ecuación de </text:p>
          </table:table-cell>
          <table:table-cell/>
          <table:table-cell office:value-type="string" calcext:value-type="string">
            <text:p>Einstein</text:p>
          </table:table-cell>
          <table:table-cell table:number-columns-repeated="2"/>
          <table:covered-table-cell table:number-columns-repeated="5"/>
          <table:table-cell/>
        </table:table-row>
        <table:table-row table:style-name="ro4">
          <table:table-cell office:value-type="float" office:value="5" calcext:value-type="float">
            <text:p>5</text:p>
          </table:table-cell>
          <table:table-cell table:formula="of:=[.D3]" office:value-type="string" office:string-value="Frecuencia dos fotóns" calcext:value-type="string">
            <text:p>Frecuencia dos fotóns</text:p>
          </table:table-cell>
          <table:table-cell office:value-type="float" office:value="2" calcext:value-type="float">
            <text:p>2</text:p>
          </table:table-cell>
          <table:table-cell table:formula="of:=IF([.$C$17]=[.C11];&quot;&quot;;[.B11])" office:value-type="string" office:string-value="Frecuencia dos fotóns" calcext:value-type="string">
            <text:p>Frecuencia dos fotóns</text:p>
          </table:table-cell>
          <table:table-cell/>
          <table:table-cell table:style-name="ce360" table:formula="of:=IF(OR([.$C$16]=[.A11];[.$E$16]=[.A11]);&quot;&quot;;[.B11])" office:value-type="string" office:string-value="Frecuencia dos fotóns" calcext:value-type="string">
            <text:p>Frecuencia dos fotóns</text:p>
          </table:table-cell>
          <table:table-cell/>
          <table:table-cell table:style-name="ce360" table:formula="of:=IF(OR([.$C$16]=[.$A11];[.$E$16]=[.$A11];[.$G$16]=[.$A11]);&quot;&quot;;[.$B11])" office:value-type="string" office:string-value="Frecuencia dos fotóns" calcext:value-type="string">
            <text:p>Frecuencia dos fotóns</text:p>
          </table:table-cell>
          <table:table-cell/>
          <table:table-cell table:formula="of:=[.G2]&amp;&quot; = q&quot;&amp;[.G1]&amp;&quot; · &quot;&amp;[.G4]" office:value-type="string" office:string-value="Eₑ = qₑ · Vₑ" calcext:value-type="string">
            <text:p>Eₑ = qₑ · Vₑ</text:p>
          </table:table-cell>
          <table:table-cell table:formula="of:=[.$K$9]&amp;LOWER([.J2])&amp;[.J7]&amp;&quot;-&quot;&amp;LOWER([.J6])" office:value-type="string" office:string-value="Relación enerxía cinética-potencial de freado" calcext:value-type="string">
            <text:p>Relación enerxía cinética-potencial de freado</text:p>
          </table:table-cell>
          <table:table-cell/>
          <table:table-cell office:value-type="string" calcext:value-type="string">
            <text:p>De Broglie</text:p>
          </table:table-cell>
          <table:table-cell table:number-columns-repeated="2"/>
          <table:covered-table-cell table:number-columns-repeated="5"/>
          <table:table-cell/>
        </table:table-row>
        <table:table-row table:style-name="ro4">
          <table:table-cell office:value-type="float" office:value="6" calcext:value-type="float">
            <text:p>6</text:p>
          </table:table-cell>
          <table:table-cell table:formula="of:=[.D4]" office:value-type="string" office:string-value="Lonxitude de onda dos fotóns" calcext:value-type="string">
            <text:p>Lonxitude de onda dos fotóns</text:p>
          </table:table-cell>
          <table:table-cell office:value-type="float" office:value="2" calcext:value-type="float">
            <text:p>2</text:p>
          </table:table-cell>
          <table:table-cell table:formula="of:=IF([.$C$17]=[.C12];&quot;&quot;;[.B12])" office:value-type="string" office:string-value="Lonxitude de onda dos fotóns" calcext:value-type="string">
            <text:p>Lonxitude de onda dos fotóns</text:p>
          </table:table-cell>
          <table:table-cell/>
          <table:table-cell table:formula="of:=IF(OR([.$C$16]=[.A12];[.$E$16]=[.A12]);&quot;&quot;;[.B12])">
            <text:p/>
          </table:table-cell>
          <table:table-cell/>
          <table:table-cell table:style-name="ce360" table:formula="of:=IF(OR([.$C$16]=[.$A12];[.$E$16]=[.$A12];[.$G$16]=[.$A12]);&quot;&quot;;[.$B12])">
            <text:p/>
          </table:table-cell>
          <table:table-cell/>
          <table:table-cell table:formula="of:=[.G2]&amp;&quot; = ½ m&quot;&amp;[.G1]&amp;&quot; · &quot;&amp;[.K5]&amp;[.G1]&amp;&quot;²&quot;" office:value-type="string" office:string-value="Eₑ = ½ mₑ · vₑ²" calcext:value-type="string">
            <text:p>Eₑ = ½ mₑ · vₑ²</text:p>
          </table:table-cell>
          <table:table-cell table:formula="of:=[.B13]" office:value-type="string" office:string-value="Enerxía cinética dos electróns" calcext:value-type="string">
            <text:p>Enerxía cinética dos electróns</text:p>
          </table:table-cell>
          <table:table-cell table:number-columns-repeated="4"/>
          <table:covered-table-cell table:number-columns-repeated="5"/>
          <table:table-cell/>
        </table:table-row>
        <table:table-row table:style-name="ro4">
          <table:table-cell office:value-type="float" office:value="7" calcext:value-type="float">
            <text:p>7</text:p>
          </table:table-cell>
          <table:table-cell table:formula="of:=[.F2]" office:value-type="string" office:string-value="Enerxía cinética dos electróns" calcext:value-type="string">
            <text:p>Enerxía cinética dos electróns</text:p>
          </table:table-cell>
          <table:table-cell office:value-type="float" office:value="3" calcext:value-type="float">
            <text:p>3</text:p>
          </table:table-cell>
          <table:table-cell table:formula="of:=IF([.$C$17]=[.C13];&quot;&quot;;[.B13])" office:value-type="string" office:string-value="Enerxía cinética dos electróns" calcext:value-type="string">
            <text:p>Enerxía cinética dos electróns</text:p>
          </table:table-cell>
          <table:table-cell/>
          <table:table-cell table:formula="of:=IF(OR([.$C$16]=[.A13];[.$E$16]=[.A13]);&quot;&quot;;[.B13])" office:value-type="string" office:string-value="Enerxía cinética dos electróns" calcext:value-type="string">
            <text:p>Enerxía cinética dos electróns</text:p>
          </table:table-cell>
          <table:table-cell/>
          <table:table-cell table:formula="of:=IF(OR([.$C$16]=[.$A13];[.$E$16]=[.$A13];[.$G$16]=[.$A13]);&quot;&quot;;[.$B13])" office:value-type="string" office:string-value="Enerxía cinética dos electróns" calcext:value-type="string">
            <text:p>Enerxía cinética dos electróns</text:p>
          </table:table-cell>
          <table:table-cell/>
          <table:table-cell table:formula="of:=[.E2]&amp;&quot; = h · &quot;&amp;[.K3]" office:value-type="string" office:string-value="E = h · f" calcext:value-type="string">
            <text:p>E = h · f</text:p>
          </table:table-cell>
          <table:table-cell table:formula="of:=[.$K$10]&amp;[.M9]" office:value-type="string" office:string-value="Ecuación de Planck" calcext:value-type="string">
            <text:p>Ecuación de Planck</text:p>
          </table:table-cell>
          <table:table-cell table:number-columns-repeated="4"/>
          <table:covered-table-cell table:number-columns-repeated="5"/>
          <table:table-cell/>
        </table:table-row>
        <table:table-row table:style-name="ro4">
          <table:table-cell office:value-type="float" office:value="8" calcext:value-type="float">
            <text:p>8</text:p>
          </table:table-cell>
          <table:table-cell table:formula="of:=[.F3]" office:value-type="string" office:string-value="Velocidade máxima dos electróns" calcext:value-type="string">
            <text:p>Velocidade máxima dos electróns</text:p>
          </table:table-cell>
          <table:table-cell office:value-type="float" office:value="3" calcext:value-type="float">
            <text:p>3</text:p>
          </table:table-cell>
          <table:table-cell table:formula="of:=IF([.$C$17]=[.C14];&quot;&quot;;[.B14])" office:value-type="string" office:string-value="Velocidade máxima dos electróns" calcext:value-type="string">
            <text:p>Velocidade máxima dos electróns</text:p>
          </table:table-cell>
          <table:table-cell/>
          <table:table-cell table:formula="of:=IF(OR([.$C$16]=[.A14];[.$E$16]=[.A14]);&quot;&quot;;[.B14])" office:value-type="string" office:string-value="Velocidade máxima dos electróns" calcext:value-type="string">
            <text:p>Velocidade máxima dos electróns</text:p>
          </table:table-cell>
          <table:table-cell/>
          <table:table-cell table:style-name="ce360" table:formula="of:=IF(OR([.$C$16]=[.$A14];[.$E$16]=[.$A14];[.$G$16]=[.$A14]);&quot;&quot;;[.$B14])" office:value-type="string" office:string-value="Velocidade máxima dos electróns" calcext:value-type="string">
            <text:p>Velocidade máxima dos electróns</text:p>
          </table:table-cell>
          <table:table-cell/>
          <table:table-cell table:formula="of:=&quot;c = &quot;&amp;[.K4]&amp;&quot; · &quot;&amp;[.K3]" office:value-type="string" office:string-value="c = λ · f" calcext:value-type="string">
            <text:p>c = λ · f</text:p>
          </table:table-cell>
          <table:table-cell table:formula="of:=[.$K$9]&amp;LOWER([.J4])&amp;&quot;-&quot;&amp;LOWER([.J3])" office:value-type="string" office:string-value="Relación lonxitude de onda-frecuencia" calcext:value-type="string">
            <text:p>Relación lonxitude de onda-frecuencia</text:p>
          </table:table-cell>
          <table:table-cell table:number-columns-repeated="4"/>
          <table:covered-table-cell table:number-columns-repeated="5"/>
          <table:table-cell/>
        </table:table-row>
        <table:table-row table:style-name="ro4">
          <table:table-cell office:value-type="float" office:value="9" calcext:value-type="float">
            <text:p>9</text:p>
          </table:table-cell>
          <table:table-cell table:formula="of:=[.F4]" office:value-type="string" office:string-value="Potencial de freado dos electróns" calcext:value-type="string">
            <text:p>Potencial de freado dos electróns</text:p>
          </table:table-cell>
          <table:table-cell office:value-type="float" office:value="3" calcext:value-type="float">
            <text:p>3</text:p>
          </table:table-cell>
          <table:table-cell table:formula="of:=IF([.$C$17]=[.C15];&quot;&quot;;[.B15])" office:value-type="string" office:string-value="Potencial de freado dos electróns" calcext:value-type="string">
            <text:p>Potencial de freado dos electróns</text:p>
          </table:table-cell>
          <table:table-cell/>
          <table:table-cell table:formula="of:=IF(OR([.$C$16]=[.A15];[.$E$16]=[.A15]);&quot;&quot;;[.B15])" office:value-type="string" office:string-value="Potencial de freado dos electróns" calcext:value-type="string">
            <text:p>Potencial de freado dos electróns</text:p>
          </table:table-cell>
          <table:table-cell/>
          <table:table-cell table:formula="of:=IF(OR([.$C$16]=[.$A15];[.$E$16]=[.$A15];[.$G$16]=[.$A15]);&quot;&quot;;[.$B15])">
            <text:p/>
          </table:table-cell>
          <table:table-cell/>
          <table:table-cell table:formula="of:=[.E2]&amp;&quot; = &quot;&amp;[.C2]&amp;&quot; + &quot;&amp;[.G2]" office:value-type="string" office:string-value="E = W₀ + Eₑ" calcext:value-type="string">
            <text:p>E = W₀ + Eₑ</text:p>
          </table:table-cell>
          <table:table-cell table:formula="of:=[.$K$10]&amp;[.M10]" office:value-type="string" office:string-value="Ecuación de Einstein" calcext:value-type="string">
            <text:p>Ecuación de Einstein</text:p>
          </table:table-cell>
          <table:table-cell table:number-columns-repeated="4"/>
          <table:covered-table-cell table:number-columns-repeated="5"/>
          <table:table-cell/>
        </table:table-row>
        <table:table-row table:style-name="ro4">
          <table:table-cell/>
          <table:table-cell table:formula="of:=IF([.C16];INDEX([.$B$2:.$G$4];[.C18];2*[.C17]);0)" office:value-type="string" office:string-value="W₀" calcext:value-type="string">
            <text:p>W₀</text:p>
          </table:table-cell>
          <table:table-cell table:formula="of:=IF(ISBLANK([$Enunciado.A4]);0;MATCH([$Enunciado.A4];[.B7:.B15];0))" office:value-type="float" office:value="1" calcext:value-type="float">
            <text:p>1</text:p>
          </table:table-cell>
          <table:table-cell table:formula="of:=IF([.E16];INDEX([.$B$2:.$G$4];[.E18];2*[.E17]);&quot;&quot;)" office:value-type="string" office:string-value="λ" calcext:value-type="string">
            <text:p>λ</text:p>
          </table:table-cell>
          <table:table-cell table:formula="of:=IF(ISBLANK([$Enunciado.A5]);0;MATCH([$Enunciado.A5];[.B7:.B15];0))" office:value-type="float" office:value="6" calcext:value-type="float">
            <text:p>6</text:p>
          </table:table-cell>
          <table:table-cell table:formula="of:=INDEX([.$B$2:.$G$4];[.G18];2*[.G17])" office:value-type="string" office:string-value="Vₑ" calcext:value-type="string">
            <text:p>Vₑ</text:p>
          </table:table-cell>
          <table:table-cell table:formula="of:=IF(ISBLANK([$Enunciado.A18]);0;MATCH([$Enunciado.A18];[.B7:.B15];0))" office:value-type="float" office:value="9" calcext:value-type="float">
            <text:p>9</text:p>
          </table:table-cell>
          <table:table-cell table:formula="of:=INDEX([.$B$2:.$G$4];[.I18];2*[.I17])" office:value-type="string" office:string-value="vₑ" calcext:value-type="string">
            <text:p>vₑ</text:p>
          </table:table-cell>
          <table:table-cell table:formula="of:=IF(ISBLANK([$Enunciado.A19]);0;MATCH([$Enunciado.A19];[.B7:.B15];0))" office:value-type="float" office:value="8" calcext:value-type="float">
            <text:p>8</text:p>
          </table:table-cell>
          <table:table-cell table:formula="of:=[.K4]&amp;&quot; = h / (m &quot;&amp;[.G1]&amp;&quot; · v&quot;&amp;[.G1]&amp;&quot;)&quot;" office:value-type="string" office:string-value="λ = h / (m ₑ · vₑ)" calcext:value-type="string">
            <text:p>λ = h / (m ₑ · vₑ)</text:p>
          </table:table-cell>
          <table:table-cell table:formula="of:=[.$K$10]&amp;[.M11]" office:value-type="string" office:string-value="Ecuación de De Broglie" calcext:value-type="string">
            <text:p>Ecuación de De Broglie</text:p>
          </table:table-cell>
          <table:table-cell table:number-columns-repeated="4"/>
          <table:covered-table-cell table:number-columns-repeated="5"/>
          <table:table-cell/>
        </table:table-row>
        <table:table-row table:style-name="ro4">
          <table:table-cell/>
          <table:table-cell table:formula="of:=INDEX([.$L$1:.$M$6];[.C19];1)" office:value-type="string" office:string-value="J" calcext:value-type="string">
            <text:p>J</text:p>
          </table:table-cell>
          <table:table-cell table:formula="of:=INT(([.C16]-1)/3)+1" office:value-type="float" office:value="1" calcext:value-type="float">
            <text:p>1</text:p>
          </table:table-cell>
          <table:table-cell table:formula="of:=INDEX([.$L$1:.$M$6];[.E19];1)" office:value-type="string" office:string-value="m" calcext:value-type="string">
            <text:p>m</text:p>
          </table:table-cell>
          <table:table-cell table:formula="of:=INT(([.E16]-1)/3)+1" office:value-type="float" office:value="2" calcext:value-type="float">
            <text:p>2</text:p>
          </table:table-cell>
          <table:table-cell table:formula="of:=INDEX([.$L$1:.$M$6];[.G19];1)" office:value-type="string" office:string-value="V" calcext:value-type="string">
            <text:p>V</text:p>
          </table:table-cell>
          <table:table-cell table:formula="of:=INT(([.G16]-1)/3)+1" office:value-type="float" office:value="3" calcext:value-type="float">
            <text:p>3</text:p>
          </table:table-cell>
          <table:table-cell table:formula="of:=INDEX([.$L$1:.$M$6];[.I19];1)" office:value-type="string" office:string-value="m/s" calcext:value-type="string">
            <text:p>m/s</text:p>
          </table:table-cell>
          <table:table-cell table:formula="of:=INT(([.I16]-1)/3)+1" office:value-type="float" office:value="3" calcext:value-type="float">
            <text:p>3</text:p>
          </table:table-cell>
          <table:table-cell table:formula="of:=[.G2]&amp;&quot; = &quot;&amp;[.E2]&amp;&quot; – &quot;&amp;[.C2]" office:value-type="string" office:string-value="Eₑ = E – W₀" calcext:value-type="string">
            <text:p>Eₑ = E – W₀</text:p>
          </table:table-cell>
          <table:table-cell table:number-columns-repeated="5"/>
          <table:covered-table-cell table:number-columns-repeated="5"/>
          <table:table-cell/>
        </table:table-row>
        <table:table-row table:style-name="ro4">
          <table:table-cell/>
          <table:table-cell table:formula="of:=T(INDEX([.$L$1:.$M$6];[.C19];2))" office:value-type="string" office:string-value="eV" calcext:value-type="string">
            <text:p>eV</text:p>
          </table:table-cell>
          <table:table-cell table:formula="of:=MOD([.C16]-1;3)+1" office:value-type="float" office:value="1" calcext:value-type="float">
            <text:p>1</text:p>
          </table:table-cell>
          <table:table-cell table:style-name="ce360" table:formula="of:=T(INDEX([.$L$1:.$M$6];[.E19];2))" office:value-type="string" office:string-value="nm" calcext:value-type="string">
            <text:p>nm</text:p>
          </table:table-cell>
          <table:table-cell table:formula="of:=MOD([.E16]-1;3)+1" office:value-type="float" office:value="3" calcext:value-type="float">
            <text:p>3</text:p>
          </table:table-cell>
          <table:table-cell table:style-name="ce360" table:formula="of:=T(INDEX([.$L$1:.$M$6];[.G19];2))">
            <text:p/>
          </table:table-cell>
          <table:table-cell table:formula="of:=MOD([.G16]-1;3)+1" office:value-type="float" office:value="3" calcext:value-type="float">
            <text:p>3</text:p>
          </table:table-cell>
          <table:table-cell table:style-name="ce360" table:formula="of:=T(INDEX([.$L$1:.$M$6];[.I19];2))">
            <text:p/>
          </table:table-cell>
          <table:table-cell table:formula="of:=MOD([.I16]-1;3)+1" office:value-type="float" office:value="2" calcext:value-type="float">
            <text:p>2</text:p>
          </table:table-cell>
          <table:table-cell table:formula="of:=[.C2]&amp;&quot; = &quot;&amp;[.E2]&amp;&quot; – &quot;&amp;[.G2]" office:value-type="string" office:string-value="W₀ = E – Eₑ" calcext:value-type="string">
            <text:p>W₀ = E – Eₑ</text:p>
          </table:table-cell>
          <table:table-cell table:number-columns-repeated="5"/>
          <table:covered-table-cell table:number-columns-repeated="5"/>
          <table:table-cell/>
        </table:table-row>
        <table:table-row table:style-name="ro4">
          <table:table-cell/>
          <table:table-cell table:formula="of:=IF(ISBLANK([$Enunciado.D4]);NA();MATCH([$Enunciado.D4];[.B17:.B18];0))" office:value-type="float" office:value="2" calcext:value-type="float">
            <text:p>2</text:p>
          </table:table-cell>
          <table:table-cell table:formula="of:=1+[.C18]+([.C17]=3)*([.C18]&lt;&gt;1)*2" office:value-type="float" office:value="2" calcext:value-type="float">
            <text:p>2</text:p>
          </table:table-cell>
          <table:table-cell table:formula="of:=IF(ISBLANK([$Enunciado.D5]);NA();MATCH([$Enunciado.D5];[.D17:.D18];0))" office:value-type="float" office:value="2" calcext:value-type="float">
            <text:p>2</text:p>
          </table:table-cell>
          <table:table-cell table:formula="of:=1+[.E18]+([.E17]=3)*([.E18]&lt;&gt;1)*2" office:value-type="float" office:value="4" calcext:value-type="float">
            <text:p>4</text:p>
          </table:table-cell>
          <table:table-cell table:formula="of:=MATCH([$Enunciado.D18];[.F17:.F18];0)" office:value-type="float" office:value="1" calcext:value-type="float">
            <text:p>1</text:p>
          </table:table-cell>
          <table:table-cell table:formula="of:=1+[.G18]+([.G17]=3)*2" office:value-type="float" office:value="6" calcext:value-type="float">
            <text:p>6</text:p>
          </table:table-cell>
          <table:table-cell table:formula="of:=MATCH([$Enunciado.D19];[.H17:.H18];0)" office:value-type="float" office:value="1" calcext:value-type="float">
            <text:p>1</text:p>
          </table:table-cell>
          <table:table-cell table:formula="of:=1+[.I18]+([.I17]=3)*2" office:value-type="float" office:value="5" calcext:value-type="float">
            <text:p>5</text:p>
          </table:table-cell>
          <table:table-cell table:formula="of:=[.C2]&amp;&quot; = &quot;&amp;&quot;h · &quot;&amp;[.C3]" office:value-type="string" office:string-value="W₀ = h · f₀" calcext:value-type="string">
            <text:p>W₀ = h · f₀</text:p>
          </table:table-cell>
          <table:table-cell table:formula="of:=[.$K$9]&amp;LOWER([.J1])&amp;&quot;-&quot;&amp;LOWER([.B3])" office:value-type="string" office:string-value="Relación traballo de extracción-frecuencia limiar" calcext:value-type="string">
            <text:p>Relación traballo de extracción-frecuencia limiar</text:p>
          </table:table-cell>
          <table:table-cell table:number-columns-repeated="4"/>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table-cell table:number-columns-repeated="15"/>
          <table:covered-table-cell table:number-columns-repeated="5"/>
          <table:table-cell/>
        </table:table-row>
        <table:table-row table:style-name="ro4" table:number-rows-repeated="1048549">
          <table:table-cell table:number-columns-repeated="21"/>
        </table:table-row>
        <table:table-row table:style-name="ro4">
          <table:table-cell table:number-columns-repeated="21"/>
        </table:table-row>
      </table:table>
      <table:named-expressions>
        <table:named-range table:name="BorrarTodo" table:base-cell-address="$Enunciado.$A$102" table:cell-range-address="$Axuda.$A$105"/>
        <table:named-range table:name="CifrasSign" table:base-cell-address="$Enunciado.$A$30" table:cell-range-address="$Axuda.$A$33"/>
        <table:named-range table:name="CopiarResultado" table:base-cell-address="$Enunciado.$A$72" table:cell-range-address="$Axuda.$A$75"/>
        <table:named-range table:name="DescrFunc" table:base-cell-address="$Introd.$A$42" table:cell-range-address="$Introd.$A$41"/>
        <table:named-range table:name="EjemploEnlace" table:base-cell-address="$Enunciado.$A$110" table:cell-range-address="$Axuda.$A$113"/>
        <table:named-range table:name="ElegirOEscribir" table:base-cell-address="$Enunciado.$A$19" table:cell-range-address="$Axuda.$A$23"/>
        <table:named-range table:name="ErrorResult" table:base-cell-address="$Enunciado.$A$97" table:cell-range-address="$Axuda.$A$100"/>
        <table:named-range table:name="Formatos" table:base-cell-address="$Enunciado.$A$54" table:cell-range-address="$Axuda.$A$57"/>
        <table:named-range table:name="h" table:base-cell-address="$Enunciado.$C$9" table:cell-range-address="$Enunciado.$C$9"/>
        <table:named-range table:name="m" table:base-cell-address="$Enunciado.$C$8" table:cell-range-address="$Enunciado.$C$8"/>
        <table:named-range table:name="NoSePueden" table:base-cell-address="$Enunciado.$A$82" table:cell-range-address="$Axuda.$A$85"/>
        <table:named-range table:name="NotasAyuda" table:base-cell-address="$Enunciado.$A$1" table:cell-range-address="$Axuda.$A$1"/>
        <table:named-range table:name="OtrosCalc" table:base-cell-address="$Enunciado.$A$35" table:cell-range-address="$Axuda.$A$38"/>
        <table:named-range table:name="q" table:base-cell-address="$Enunciado.$C$7" table:cell-range-address="$Enunciado.$C$7"/>
        <table:named-range table:name="v" table:base-cell-address="$Enunciado.$C$10" table:cell-range-address="$Enunciado.$C$10"/>
      </table:named-expressions>
      <table:database-ranges>
        <table:database-range table:name="__Anonymous_Sheet_DB__1" table:target-range-address="Axuda.L2:Axuda.L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adornments="Normal" style:font-pitch="variable"/>
    <style:font-face style:name="Linux Biolinum G1" svg:font-family="'Linux Biolinum G'" style:font-pitch="variable"/>
    <style:font-face style:name="Linux Biolinum G2" svg:font-family="'Linux Biolinum G'"/>
    <style:font-face style:name="Linux Libertine G" svg:font-family="'Linux Libertine G'" style:font-family-generic="system"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pitch="variable"/>
    <style:font-face style:name="Tahoma" svg:font-family="Tahoma" style:font-family-generic="swiss" style:font-pitch="variable"/>
    <style:font-face style:name="Tahoma1" svg:font-family="Tahoma"/>
  </office:font-face-decls>
  <office:styles>
    <style:default-style style:family="table-cell">
      <style:paragraph-properties style:tab-stop-distance="1.27cm"/>
      <style:text-properties style:font-name="Liberation Sans" fo:font-size="10pt" fo:language="gl" fo:country="E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gl"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number-style style:name="N0">
      <number:number number:min-integer-digits="1"/>
    </number:number-style>
    <number:text-style style:name="N100">
      <number:text-content/>
    </number:text-style>
    <number:number-style style:name="N111">
      <number:number number:decimal-places="3" number:min-decimal-places="3" number:min-integer-digits="1"/>
    </number:number-style>
    <number:time-style style:name="N112">
      <number:minutes number:style="long"/>
      <number:text>:</number:text>
      <number:seconds number:style="long"/>
    </number:time-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
      <number:number number:decimal-places="4" number:min-decimal-places="4" number:min-integer-digits="1"/>
    </number:number-style>
    <number:time-style style:name="N116" number:truncate-on-overflow="false">
      <number:hours/>
      <number:text>:</number:text>
      <number:minutes number:style="long"/>
      <number:text>:</number:text>
      <number:seconds number:style="long"/>
    </number:time-style>
    <number:number-style style:name="N119P0" style:volatile="true">
      <number:number number:decimal-places="2" number:min-decimal-places="2" number:min-integer-digits="1" number:grouping="true"/>
      <number:text> Pts </number:text>
    </number:number-style>
    <number:number-style style:name="N119P1" style:volatile="true">
      <number:text>-</number:text>
      <number:number number:decimal-places="2" number:min-decimal-places="2" number:min-integer-digits="1" number:grouping="true"/>
      <number:text> Pts </number:text>
    </number:number-style>
    <number:number-style style:name="N119">
      <number:text>-</number:text>
      <number:number number:decimal-places="0" number:min-decimal-places="0" number:min-integer-digits="0"/>
      <number:text> Pts </number:text>
      <style:map style:condition="value()&gt;0" style:apply-style-name="N119P0"/>
      <style:map style:condition="value()&lt;0" style:apply-style-name="N119P1"/>
    </number:number-style>
    <number:time-style style:name="N120">
      <number:minutes number:style="long"/>
      <number:text>:</number:text>
      <number:seconds number:style="long" number:decimal-places="1"/>
    </number:time-style>
    <number:date-style style:name="N121">
      <number:day number:style="long"/>
    </number:date-style>
    <number:number-style style:name="N122">
      <number:scientific-number number:decimal-places="1" number:min-decimal-places="1" number:min-integer-digits="1" number:min-exponent-digits="1" number:exponent-interval="3" number:forced-exponent-sign="true"/>
    </number:number-style>
    <number:currency-style style:name="N124P0" style:volatile="true">
      <number:number number:decimal-places="2" number: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24P0"/>
    </number:currency-style>
    <number:number-style style:name="N126P0" style:volatile="true">
      <number:text>$</number:text>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currency-style style:name="N128P0" style:volatile="true">
      <number:number number:decimal-places="2" number:min-decimal-places="2" number:min-integer-digits="1" number:grouping="true"/>
      <number:text> </number:text>
      <number:currency-symbol>€</number:currency-symbol>
    </number:currency-style>
    <number:currency-style style:name="N128">
      <style:text-properties fo:color="#ff0000"/>
      <number:text>-</number:text>
      <number:number number:decimal-places="2" number:min-decimal-places="2" number:min-integer-digits="1" number:grouping="true"/>
      <number:text> </number:text>
      <number:currency-symbol>€</number:currency-symbol>
      <style:map style:condition="value()&gt;=0" style:apply-style-name="N128P0"/>
    </number:currency-style>
    <number:number-style style:name="N129P0" style:volatile="true">
      <number:text>$</number:text>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number:text>)</number:text>
      <style:map style:condition="value()&gt;=0" style:apply-style-name="N129P0"/>
    </number:number-style>
    <number:number-style style:name="N130">
      <number:number number:decimal-places="1" number:min-decimal-places="1" number:min-integer-digits="1"/>
    </number:number-style>
    <number:date-style style:name="N131">
      <number:month/>
      <number:text>/</number:text>
      <number:day/>
      <number:text>/</number:text>
      <number:year/>
    </number:date-style>
    <number:date-style style:name="N132">
      <number:month number:style="long" number:textual="true"/>
      <number:text> </number:text>
      <number:year/>
    </number:date-style>
    <number:date-style style:name="N133">
      <number:day/>
      <number:text>-</number:text>
      <number:month number:textual="true"/>
      <number:text>-</number:text>
      <number:year/>
    </number:date-style>
    <number:date-style style:name="N134">
      <number:month number:textual="true"/>
      <number:text> </number:text>
      <number:year/>
    </number:date-style>
    <number:date-style style:name="N135">
      <number:day/>
      <number:text>-</number:text>
      <number:month number:textual="true"/>
    </number:date-style>
    <number:number-style style:name="N136">
      <number:scientific-number number:decimal-places="3" number:min-decimal-places="3" number:min-integer-digits="1" number:min-exponent-digits="3" number:exponent-interval="1" number:forced-exponent-sign="true"/>
    </number:number-style>
    <number:date-style style:name="N137">
      <number:month number:textual="true"/>
      <number:text>-</number:text>
      <number:year/>
    </number:date-style>
    <number:number-style style:name="N138">
      <number:number number:decimal-places="5" number:min-decimal-places="5" number:min-integer-digits="1"/>
    </number:number-style>
    <number:time-style style:name="N139">
      <number:hours/>
      <number:text>:</number:text>
      <number:minutes number:style="long"/>
    </number:time-style>
    <number:number-style style:name="N140">
      <number:number number:decimal-places="6" number:min-decimal-places="6" number:min-integer-digits="1"/>
    </number:number-style>
    <number:time-style style:name="N141">
      <number:hours/>
      <number:text>:</number:text>
      <number:minutes number:style="long"/>
      <number:text>:</number:text>
      <number:seconds number:style="long"/>
    </number:time-style>
    <number:number-style style:name="N142" number:title="Definido por el usuario">
      <number:scientific-number number:decimal-places="4" number:min-decimal-places="4" number:min-integer-digits="1" number:min-exponent-digits="3" number:exponent-interval="1" number:forced-exponent-sign="true"/>
    </number:number-style>
    <number:date-style style:name="N143">
      <number:month/>
      <number:text>/</number:text>
      <number:day/>
      <number:text>/</number:text>
      <number:year/>
      <number:text> </number:text>
      <number:hours/>
      <number:text>:</number:text>
      <number:minutes number:style="long"/>
    </number:date-style>
    <number:number-style style:name="N144">
      <number:number number:decimal-places="7" number:min-decimal-places="7" number:min-integer-digits="1"/>
    </number:number-style>
    <number:currency-style style:name="N145P0" style:volatile="true">
      <number:number number:decimal-places="2" number:min-decimal-places="2" number:min-integer-digits="1" number:grouping="true"/>
      <number:text> </number:text>
      <number:currency-symbol number:language="es" number:country="ES">€</number:currency-symbol>
    </number:currency-style>
    <number:currency-style style:name="N145">
      <number:text>-</number:text>
      <number:number number:decimal-places="2" number:min-decimal-places="2" number:min-integer-digits="1" number:grouping="true"/>
      <number:text> </number:text>
      <number:currency-symbol number:language="es" number:country="ES">€</number:currency-symbol>
      <style:map style:condition="value()&gt;=0" style:apply-style-name="N145P0"/>
    </number:currency-style>
    <number:number-style style:name="N147P0" style:volatile="true">
      <number:text>+</number:text>
      <number:number number:decimal-places="2" number:min-decimal-places="2" number:min-integer-digits="1"/>
    </number:number-style>
    <number:number-style style:name="N147">
      <number:text>-</number:text>
      <number:number number:decimal-places="2" number:min-decimal-places="2" number:min-integer-digits="1"/>
      <style:map style:condition="value()&gt;=0" style:apply-style-name="N147P0"/>
    </number:number-style>
    <number:percentage-style style:name="N148">
      <number:number number:decimal-places="1" number:min-decimal-places="1" number:min-integer-digits="1"/>
      <number:text>%</number:text>
    </number:percentage-style>
    <number:date-style style:name="N149">
      <number:day number:style="long"/>
      <number:text>/</number:text>
      <number:month number:style="long"/>
    </number:date-style>
    <number:percentage-style style:name="N150">
      <number:number number:decimal-places="3" number:min-decimal-places="3" number:min-integer-digits="1"/>
      <number:text>%</number:text>
    </number:percentage-style>
    <number:currency-style style:name="N152P0" style:volatile="true">
      <number:number number:decimal-places="0" number:min-decimal-places="0" number:min-integer-digits="1" number:grouping="true"/>
      <number:text> </number:text>
      <number:currency-symbol number:language="es" number:country="ES">Pts</number:currency-symbol>
    </number:currency-style>
    <number:currency-style style:name="N15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52P0"/>
    </number:currency-style>
    <number:number-style style:name="N154P0" style:volatile="true">
      <number:number number:decimal-places="0" number:min-decimal-places="0" number:min-integer-digits="1" number:grouping="true"/>
      <number:text> Pts</number:text>
    </number:number-style>
    <number:number-style style:name="N154">
      <style:text-properties fo:color="#ff0000"/>
      <number:text>-</number:text>
      <number:number number:decimal-places="0" number:min-decimal-places="0" number:min-integer-digits="1" number:grouping="true"/>
      <number:text> Pts</number:text>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gl"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57P0"/>
    </number:currency-style>
    <number:date-style style:name="N158">
      <number:day number:style="long"/>
      <number:text>.</number:text>
      <number:month number:style="long"/>
      <number:text>.</number:text>
      <number:year/>
    </number:date-style>
    <number:date-style style:name="N159">
      <number:day number:style="long"/>
      <number:text>. </number:text>
      <number:month number:textual="true"/>
      <number:text> </number:text>
      <number:year/>
    </number:date-style>
    <number:date-style style:name="N160">
      <number:day number:style="long"/>
      <number:text>. </number:text>
      <number:month number:textual="true"/>
    </number:date-style>
    <number:time-style style:name="N161">
      <number:hours/>
      <number:text>:</number:text>
      <number:minutes number:style="long"/>
      <number:text> </number:text>
      <number:am-pm/>
    </number:time-style>
    <number:time-style style:name="N162">
      <number:hours/>
      <number:text>:</number:text>
      <number:minutes number:style="long"/>
      <number:text>:</number:text>
      <number:seconds number:style="long"/>
      <number:text> </number:text>
      <number:am-pm/>
    </number:time-style>
    <number:date-style style:name="N163">
      <number:day number:style="long"/>
      <number:text>.</number:text>
      <number:month number:style="long"/>
      <number:text>.</number:text>
      <number:year number:style="long"/>
      <number:text> </number:text>
      <number:hours number:style="long"/>
      <number:text>:</number:text>
      <number:minutes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   </number:text>
      <style:map style:condition="value()&gt;=0" style:apply-style-name="N165P0"/>
    </number:number-style>
    <number:number-style style:name="N166P0" style:volatile="true">
      <number:number number:decimal-places="0" number:min-decimal-places="0" number:min-integer-digits="1" number:grouping="true"/>
      <number:text>   </number:text>
    </number:number-style>
    <number:number-style style:name="N166">
      <style:text-properties fo:color="#ff0000"/>
      <number:text>-</number:text>
      <number:number number:decimal-places="0" number:min-decimal-places="0" number:min-integer-digits="1" number:grouping="true"/>
      <number:text>   </number:text>
      <style:map style:condition="value()&gt;=0" style:apply-style-name="N166P0"/>
    </number:number-style>
    <number:number-style style:name="N168P0" style:volatile="true">
      <number:number number:decimal-places="2" number:min-decimal-places="2" number:min-integer-digits="1" number:grouping="true"/>
      <number:text>   </number:text>
    </number:number-style>
    <number:number-style style:name="N168">
      <number:text>-</number:text>
      <number:number number:decimal-places="2" number:min-decimal-places="2" number:min-integer-digits="1" number:grouping="true"/>
      <number:text>   </number:text>
      <style:map style:condition="value()&gt;=0" style:apply-style-name="N168P0"/>
    </number:number-style>
    <number:number-style style:name="N169P0" style:volatile="true">
      <number:number number:decimal-places="2" number:min-decimal-places="2" number:min-integer-digits="1" number:grouping="true"/>
      <number:text>   </number:text>
    </number:number-style>
    <number:number-style style:name="N169">
      <style:text-properties fo:color="#ff0000"/>
      <number:text>-</number:text>
      <number:number number:decimal-places="2" number:min-decimal-places="2" number:min-integer-digits="1" number:grouping="true"/>
      <number:text>   </number:text>
      <style:map style:condition="value()&gt;=0" style:apply-style-name="N169P0"/>
    </number:number-style>
    <number:time-style style:name="N170">
      <number:minutes number:style="long"/>
      <number:text>:</number:text>
      <number:seconds number:style="long"/>
      <number:text>,</number:text>
    </number:time-style>
    <number:number-style style:name="N171">
      <number:scientific-number number:decimal-places="1" number:min-decimal-places="1" number:min-integer-digits="1" number:min-exponent-digits="1" number:exponent-interval="1" number:forced-exponent-sign="true"/>
    </number:number-style>
    <number:number-style style:name="N173P0" style:volatile="true">
      <number:number number:decimal-places="0" number:min-decimal-places="0" number:min-integer-digits="1" number:grouping="true"/>
      <number:text> DM</number:text>
    </number:number-style>
    <number:number-style style:name="N173">
      <number:text>-</number:text>
      <number:number number:decimal-places="0" number:min-decimal-places="0" number:min-integer-digits="1" number:grouping="true"/>
      <number:text> DM</number:text>
      <style:map style:condition="value()&gt;=0" style:apply-style-name="N173P0"/>
    </number:number-style>
    <number:number-style style:name="N174P0" style:volatile="true">
      <number:number number:decimal-places="0" number:min-decimal-places="0" number:min-integer-digits="1" number:grouping="true"/>
      <number:text> DM</number:text>
    </number:number-style>
    <number:number-style style:name="N174">
      <style:text-properties fo:color="#ff0000"/>
      <number:text>-</number:text>
      <number:number number:decimal-places="0" number:min-decimal-places="0" number:min-integer-digits="1" number:grouping="true"/>
      <number:text> DM</number:text>
      <style:map style:condition="value()&gt;=0" style:apply-style-name="N174P0"/>
    </number:number-style>
    <number:number-style style:name="N176P0" style:volatile="true">
      <number:number number:decimal-places="2" number:min-decimal-places="2" number:min-integer-digits="1" number:grouping="true"/>
      <number:text> DM</number:text>
    </number:number-style>
    <number:number-style style:name="N176">
      <number:text>-</number:text>
      <number:number number:decimal-places="2" number:min-decimal-places="2" number:min-integer-digits="1" number:grouping="true"/>
      <number:text> DM</number:text>
      <style:map style:condition="value()&gt;=0" style:apply-style-name="N176P0"/>
    </number:number-style>
    <number:number-style style:name="N177P0" style:volatile="true">
      <number:number number:decimal-places="2" number:min-decimal-places="2" number:min-integer-digits="1" number:grouping="true"/>
      <number:text> DM</number:text>
    </number:number-style>
    <number:number-style style:name="N177">
      <style:text-properties fo:color="#ff0000"/>
      <number:text>-</number:text>
      <number:number number:decimal-places="2" number:min-decimal-places="2" number:min-integer-digits="1" number:grouping="true"/>
      <number:text> DM</number:text>
      <style:map style:condition="value()&gt;=0" style:apply-style-name="N177P0"/>
    </number:number-style>
    <number:number-style style:name="N180P0" style:volatile="true">
      <number:number number:decimal-places="0" number:min-decimal-places="0" number:min-integer-digits="1" number:grouping="true"/>
      <number:text> DM </number:text>
    </number:number-style>
    <number:number-style style:name="N180P1" style:volatile="true">
      <number:text>-</number:text>
      <number:number number:decimal-places="0" number:min-decimal-places="0" number:min-integer-digits="1" number:grouping="true"/>
      <number:text> DM </number:text>
    </number:number-style>
    <number:number-style style:name="N180">
      <number:text> - DM </number:text>
      <style:map style:condition="value()&gt;0" style:apply-style-name="N180P0"/>
      <style:map style:condition="value()&lt;0" style:apply-style-name="N180P1"/>
    </number:number-style>
    <number:number-style style:name="N183P0" style:volatile="true">
      <number:number number:decimal-places="0" number:min-decimal-places="0" number:min-integer-digits="1" number:grouping="true"/>
      <number:text>       </number:text>
    </number:number-style>
    <number:number-style style:name="N183P1" style:volatile="true">
      <number:text>-</number:text>
      <number:number number:decimal-places="0" number:min-decimal-places="0" number:min-integer-digits="1" number:grouping="true"/>
      <number:text>       </number:text>
    </number:number-style>
    <number:number-style style:name="N183">
      <number:text> -       </number:text>
      <style:map style:condition="value()&gt;0" style:apply-style-name="N183P0"/>
      <style:map style:condition="value()&lt;0" style:apply-style-name="N183P1"/>
    </number:number-style>
    <number:number-style style:name="N186P0" style:volatile="true">
      <number:number number:decimal-places="2" number:min-decimal-places="2" number:min-integer-digits="1" number:grouping="true"/>
      <number:text> DM </number:text>
    </number:number-style>
    <number:number-style style:name="N186P1" style:volatile="true">
      <number:text>-</number:text>
      <number:number number:decimal-places="2" number:min-decimal-places="2" number:min-integer-digits="1" number:grouping="true"/>
      <number:text> DM </number:text>
    </number:number-style>
    <number:number-style style:name="N186">
      <number:text>-</number:text>
      <number:number number:decimal-places="0" number:min-decimal-places="0" number:min-integer-digits="0"/>
      <number:text> DM </number:text>
      <style:map style:condition="value()&gt;0" style:apply-style-name="N186P0"/>
      <style:map style:condition="value()&lt;0" style:apply-style-name="N186P1"/>
    </number:number-style>
    <number:number-style style:name="N189P0" style:volatile="true">
      <number:number number:decimal-places="2" number:min-decimal-places="2" number:min-integer-digits="1" number:grouping="true"/>
      <number:text>       </number:text>
    </number:number-style>
    <number:number-style style:name="N189P1" style:volatile="true">
      <number:text>-</number:text>
      <number:number number:decimal-places="2" number:min-decimal-places="2" number:min-integer-digits="1" number:grouping="true"/>
      <number:text>       </number:text>
    </number:number-style>
    <number:number-style style:name="N189">
      <number:text>-</number:text>
      <number:number number:decimal-places="0" number:min-decimal-places="0" number:min-integer-digits="0"/>
      <number:text>       </number:text>
      <style:map style:condition="value()&gt;0" style:apply-style-name="N189P0"/>
      <style:map style:condition="value()&lt;0" style:apply-style-name="N189P1"/>
    </number:number-style>
    <number:number-style style:name="N190P0" style:volatile="true">
      <number:number number:decimal-places="0" number:min-decimal-places="0" number:min-integer-digits="1" number:grouping="true"/>
      <number:text> Pts</number:text>
    </number:number-style>
    <number:number-style style:name="N190">
      <number:text>-</number:text>
      <number:number number:decimal-places="0" number:min-decimal-places="0" number:min-integer-digits="1" number:grouping="true"/>
      <number:text> Pts</number:text>
      <style:map style:condition="value()&gt;=0" style:apply-style-name="N190P0"/>
    </number:number-style>
    <number:number-style style:name="N192P0" style:volatile="true">
      <number:number number:decimal-places="2" number:min-decimal-places="2" number:min-integer-digits="1" number:grouping="true"/>
      <number:text> Pts</number:text>
    </number:number-style>
    <number:number-style style:name="N192">
      <number:text>-</number:text>
      <number:number number:decimal-places="2" number:min-decimal-places="2" number:min-integer-digits="1" number:grouping="true"/>
      <number:text> Pts</number:text>
      <style:map style:condition="value()&gt;=0" style:apply-style-name="N192P0"/>
    </number:number-style>
    <number:number-style style:name="N193P0" style:volatile="true">
      <number:number number:decimal-places="2" number:min-decimal-places="2" number:min-integer-digits="1" number:grouping="true"/>
      <number:text> Pts</number:text>
    </number:number-style>
    <number:number-style style:name="N193">
      <style:text-properties fo:color="#ff0000"/>
      <number:text>-</number:text>
      <number:number number:decimal-places="2" number:min-decimal-places="2" number:min-integer-digits="1" number:grouping="true"/>
      <number:text> Pts</number:text>
      <style:map style:condition="value()&gt;=0" style:apply-style-name="N193P0"/>
    </number:number-style>
    <number:number-style style:name="N196P0" style:volatile="true">
      <number:number number:decimal-places="0" number:min-decimal-places="0" number:min-integer-digits="1" number:grouping="true"/>
      <number:text> Pts </number:text>
    </number:number-style>
    <number:number-style style:name="N196P1" style:volatile="true">
      <number:text>-</number:text>
      <number:number number:decimal-places="0" number:min-decimal-places="0" number:min-integer-digits="1" number:grouping="true"/>
      <number:text> Pts </number:text>
    </number:number-style>
    <number:number-style style:name="N196">
      <number:text> - Pts </number:text>
      <style:map style:condition="value()&gt;0" style:apply-style-name="N196P0"/>
      <style:map style:condition="value()&lt;0" style:apply-style-name="N196P1"/>
    </number:number-style>
    <number:date-style style:name="N197">
      <number:day/>
      <number:text>/</number:text>
      <number:month number:style="long"/>
    </number:date-style>
    <number:number-style style:name="N198P0" style:volatile="true">
      <number:text>$</number:text>
      <number:number number:decimal-places="0" number:min-decimal-places="0" number:min-integer-digits="1" number:grouping="true"/>
    </number:number-style>
    <number:number-style style:name="N198">
      <number:text>($</number:text>
      <number:number number:decimal-places="0" number:min-decimal-places="0" number:min-integer-digits="1" number:grouping="true"/>
      <number:text>)</number:text>
      <style:map style:condition="value()&gt;=0" style:apply-style-name="N198P0"/>
    </number:number-style>
    <number:number-style style:name="N199P0" style:volatile="true">
      <number:number number:decimal-places="0" number:min-decimal-places="0" number:min-integer-digits="1" number:grouping="true"/>
    </number:number-style>
    <number:number-style style:name="N199">
      <number:text>-</number:text>
      <number:number number:decimal-places="0" number:min-decimal-places="0" number:min-integer-digits="1" number:grouping="true"/>
      <style:map style:condition="value()&gt;=0" style:apply-style-name="N199P0"/>
    </number:number-style>
    <number:number-style style:name="N200P0" style:volatile="true">
      <number:number number:decimal-places="2" number:min-decimal-places="2" number:min-integer-digits="1" number:grouping="true"/>
    </number:number-style>
    <number:number-style style:name="N200">
      <number:text>-</number:text>
      <number:number number:decimal-places="2" number:min-decimal-places="2" number:min-integer-digits="1" number:grouping="true"/>
      <style:map style:condition="value()&gt;=0" style:apply-style-name="N200P0"/>
    </number:number-style>
    <number:number-style style:name="N201P0" style:volatile="true">
      <number:number number:decimal-places="2" number:min-decimal-places="2" number:min-integer-digits="1" number:grouping="true"/>
    </number:number-style>
    <number:number-style style:name="N201">
      <style:text-properties fo:color="#ff0000"/>
      <number:text>-</number:text>
      <number:number number:decimal-places="2" number:min-decimal-places="2" number:min-integer-digits="1" number:grouping="true"/>
      <style:map style:condition="value()&gt;=0" style:apply-style-name="N201P0"/>
    </number:number-style>
    <number:number-style style:name="N202">
      <number:scientific-number number:decimal-places="1" number:min-decimal-places="1" number:min-integer-digits="3" number:min-exponent-digits="1" number:exponent-interval="3" number:forced-exponent-sign="true"/>
    </number:number-style>
    <number:percentage-style style:name="N203">
      <number:number number:decimal-places="4" number:min-decimal-places="4" number:min-integer-digits="1"/>
      <number:text>%</number:text>
    </number:percentage-style>
    <number:number-style style:name="N204P0" style:volatile="true">
      <number:number number:decimal-places="0" number:min-decimal-places="0" number:min-integer-digits="1"/>
    </number:number-style>
    <number:number-style style:name="N204">
      <style:text-properties fo:color="#ff0000"/>
      <number:text>-</number:text>
      <number:number number:decimal-places="0" number:min-decimal-places="0" number:min-integer-digits="1"/>
      <style:map style:condition="value()&gt;=0" style:apply-style-name="N204P0"/>
    </number:number-style>
    <number:number-style style:name="N205">
      <number:number number:decimal-places="8" number:min-decimal-places="8" number:min-integer-digits="1"/>
    </number:number-style>
    <number:number-style style:name="N206">
      <number:number number:decimal-places="9" number:min-decimal-places="9" number:min-integer-digits="1"/>
    </number:number-style>
    <number:number-style style:name="N207">
      <number:scientific-number number:decimal-places="2" number:min-decimal-places="2" number:min-integer-digits="1" number:min-exponent-digits="1" number:exponent-interval="1" number:forced-exponent-sign="true"/>
    </number:number-style>
    <number:number-style style:name="N208">
      <number:text>+</number:text>
      <number:number number:min-integer-digits="1"/>
    </number:number-style>
    <number:number-style style:name="N209">
      <number:scientific-number number:decimal-places="3" number:min-decimal-places="3" number:min-integer-digits="1" number:min-exponent-digits="1" number:exponent-interval="1" number:forced-exponent-sign="true"/>
    </number:number-style>
    <number:currency-style style:name="N210P0" style:volatile="true">
      <number:number number:decimal-places="2" number:min-decimal-places="2" number:min-integer-digits="1" number:grouping="true"/>
      <number:text> </number:text>
      <number:currency-symbol>€</number:currency-symbol>
    </number:currency-style>
    <number:currency-style style:name="N210">
      <style:text-properties fo:color="#000000"/>
      <number:text>-</number:text>
      <number:number number:decimal-places="2" number:min-decimal-places="2" number:min-integer-digits="1" number:grouping="true"/>
      <number:text> </number:text>
      <number:currency-symbol>€</number:currency-symbol>
      <style:map style:condition="value()&gt;=0" style:apply-style-name="N210P0"/>
    </number:currency-style>
    <number:number-style style:name="N211">
      <number:scientific-number number:decimal-places="6" number:min-decimal-places="6" number:min-integer-digits="1" number:min-exponent-digits="3" number:exponent-interval="1" number:forced-exponent-sign="true"/>
    </number:number-style>
    <number:number-style style:name="N212">
      <number:number number:decimal-places="3" number:min-decimal-places="3" number:min-integer-digits="1" number:grouping="true"/>
    </number:number-style>
    <number:currency-style style:name="N214P0" style:volatile="true">
      <number:number number:decimal-places="0" number:min-decimal-places="0" number:min-integer-digits="1" number:grouping="true"/>
      <number:text> </number:text>
      <number:currency-symbol>€</number:currency-symbol>
    </number:currency-style>
    <number:currency-style style:name="N214">
      <style:text-properties fo:color="#ff0000"/>
      <number:text>-</number:text>
      <number:number number:decimal-places="0" number:min-decimal-places="0" number:min-integer-digits="1" number:grouping="true"/>
      <number:text> </number:text>
      <number:currency-symbol>€</number:currency-symbol>
      <style:map style:condition="value()&gt;=0" style:apply-style-name="N214P0"/>
    </number:currency-style>
    <number:percentage-style style:name="N215">
      <number:number number:decimal-places="2" number:min-decimal-places="2" number:min-integer-digits="1"/>
      <number:text>%</number:text>
    </number:percentage-style>
    <number:percentage-style style:name="N216">
      <number:number number:decimal-places="0" number:min-decimal-places="0" number:min-integer-digits="1"/>
      <number:text>%</number:text>
    </number:percentage-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219P0" style:volatile="true">
      <number:number number:decimal-places="0" number:min-decimal-places="0" number:min-integer-digits="1" number:grouping="true"/>
      <number:text> </number:text>
      <number:currency-symbol number:language="gl" number:country="ES">₧</number:currency-symbol>
    </number:currency-style>
    <number:currency-style style:name="N219">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style:style style:name="Default" style:family="table-cell">
      <style:table-cell-properties style:rotation-align="none" style:vertical-align="bottom"/>
      <style:text-properties fo:color="#000000" style:font-name="Linux Biolinum G" fo:font-family="'Linux Biolinum G'" style:font-style-name="Normal" style:font-pitch="variable" fo:font-size="12pt" fo:language="gl" fo:country="ES" style:font-name-asian="Linux Libertine G" style:font-family-asian="'Linux Libertine G'" style:font-family-generic-asian="system" style:font-pitch-asian="variable"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able-cell-properties fo:background-color="#e6e6ff" style:text-align-source="fix" style:repeat-content="false"/>
      <style:paragraph-properties fo:text-align="center"/>
      <style:text-properties fo:color="#000000" fo:font-size="14pt" fo:font-style="normal" fo:font-weight="normal"/>
    </style:style>
    <style:style style:name="Heading_20_2" style:display-name="Heading 2" style:family="table-cell" style:parent-style-name="Heading">
      <style:table-cell-properties fo:background-color="#e6e6ff"/>
      <style:text-properties fo:color="#000000" fo:font-size="12pt" fo:font-style="normal" fo:font-weight="bold"/>
    </style:style>
    <style:style style:name="Text" style:family="table-cell" style:parent-style-name="Default">
      <style:table-cell-properties fo:background-color="#e6e6ff" style:diagonal-bl-tr="none" style:diagonal-tl-br="none"/>
    </style:style>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1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6e6ff"/>
      <style:text-properties fo:color="#006600" fo:font-size="12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e6e6ff"/>
      <style:text-properties fo:color="#cc0000" fo:font-size="12pt" fo:font-style="normal" fo:font-weight="normal"/>
    </style:style>
    <style:style style:name="Warning" style:family="table-cell" style:parent-style-name="Status">
      <style:table-cell-properties fo:background-color="#bce4e5"/>
      <style:text-properties fo:color="#cc0000" fo:font-size="11pt" fo:font-style="normal" fo:font-weight="normal"/>
    </style:style>
    <style:style style:name="Error" style:family="table-cell" style:parent-style-name="Status">
      <style:table-cell-properties fo:background-color="#cc0000"/>
      <style:text-properties fo:color="#ffffff" fo:font-size="12pt" fo:font-style="normal" fo:font-weight="bold"/>
    </style:style>
    <style:style style:name="Accent" style:family="table-cell" style:parent-style-name="Default">
      <style:text-properties fo:color="#000000" fo:font-size="12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Options" style:family="table-cell" style:parent-style-name="Default">
      <style:table-cell-properties fo:background-color="#ffdbb6" style:cell-protect="none" style:print-content="true"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a" style:family="table-cell" style:parent-style-name="Default" style:data-style-name="N0">
      <style:table-cell-properties style:cell-protect="none" style:print-content="true" style:diagonal-bl-tr="none" style:diagonal-tl-br="none" style:text-align-source="value-type" style:repeat-content="false" fo:wrap-option="no-wrap" fo:border="0.74pt solid #00a0f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nux Biolinum G" fo:font-family="'Linux Biolinum G'" style:font-style-name="Normal" style:font-pitch="variable" fo:font-size="11pt" fo:font-style="normal" fo:text-shadow="none" style:text-underline-style="none" fo:font-weight="normal" style:font-size-asian="12pt" style:font-style-asian="normal" style:font-weight-asian="normal" style:font-name-complex="Arial1" style:font-family-complex="Arial" style:font-size-complex="12pt" style:font-style-complex="normal" style:font-weight-complex="normal"/>
    </style:style>
    <style:style style:name="DatoEntrada" style:family="table-cell" style:parent-style-name="Default">
      <style:table-cell-properties style:cell-protect="none" style:print-content="true" style:diagonal-bl-tr="none" style:diagonal-tl-br="none" fo:background-color="transparent"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2pt" style:font-size-asian="10pt" style:font-size-complex="10pt"/>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DatoTexto" style:family="table-cell" style:parent-style-name="Default" style:data-style-name="N100">
      <style:table-cell-properties style:cell-protect="none" style:print-content="true" fo:background-color="transparent" fo:border="0.99pt solid #684703"/>
    </style:style>
    <style:style style:name="Numerador" style:family="table-cell" style:parent-style-name="Default">
      <style:table-cell-properties fo:border-bottom="0.99pt solid #000000" fo:background-color="#e0efd4" style:diagonal-bl-tr="none" style:diagonal-tl-br="none" style:text-align-source="fix" style:repeat-content="false" fo:border-left="none" fo:border-right="none" fo:border-top="none" loext:vertical-justify="auto"/>
      <style:paragraph-properties fo:text-align="center" css3t:text-justify="auto"/>
      <style:text-properties style:font-name="Linux Biolinum G1" fo:font-family="'Linux Biolinum G'" style:font-pitch="variable" fo:font-size="11pt" style:font-size-asian="11pt" style:font-size-complex="11pt"/>
    </style:style>
    <style:style style:name="VerdeSoluc" style:family="table-cell" style:parent-style-name="Default">
      <style:table-cell-properties fo:background-color="#e0efd4" style:diagonal-bl-tr="none" style:diagonal-tl-br="none"/>
      <style:text-properties style:font-name="Linux Biolinum G1" fo:font-family="'Linux Biolinum G'" style:font-pitch="variable" fo:font-size="11pt" style:font-size-asian="11pt" style:font-size-complex="11pt"/>
    </style:style>
    <draw:marker draw:name="Arrow" svg:viewBox="0 0 20 30" svg:d="M10 0l-10 30h20z"/>
    <draw:marker draw:name="Fin_20_de_20_línea_20_55" draw:display-name="Fin de línea 55" svg:viewBox="0 0 20 30" svg:d="M10 0l-10 30h20z"/>
    <draw:marker draw:name="Fin_20_de_20_línea_20_56" draw:display-name="Fin de línea 56" svg:viewBox="0 0 20 30" svg:d="M10 0l-10 30h20z"/>
    <draw:marker draw:name="Fin_20_de_20_línea_20_57" draw:display-name="Fin de línea 57" svg:viewBox="0 0 20 30" svg:d="M10 0l-10 30h20z"/>
    <draw:marker draw:name="Fin_20_de_20_línea_20_58" draw:display-name="Fin de línea 58" svg:viewBox="0 0 20 30" svg:d="M10 0l-10 30h20z"/>
    <draw:marker draw:name="Fin_20_de_20_línea_20_59" draw:display-name="Fin de línea 59"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4:01:37.49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Enunciado" style:display-name="PageStyle_Enunciado" style:page-layout-name="Mpm3">
      <style:header style:display="false"/>
      <style:header-left style:display="false"/>
      <style:header-first style:display="false"/>
      <style:footer style:display="false"/>
      <style:footer-left style:display="false"/>
      <style:footer-first style:display="false"/>
    </style:master-page>
    <style:master-page style:name="PageStyle_5f_Solucion" style:display-name="PageStyle_Soluci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date>2024-03-17T14:03:13.572000000</dc:date>
    <meta:editing-duration>P1DT5H23M57S</meta:editing-duration>
    <meta:editing-cycles>191</meta:editing-cycles>
    <dc:creator>Alfonso Barbadillo Marán</dc:creator>
    <meta:document-statistic meta:table-count="6" meta:cell-count="1229" meta:object-count="2"/>
  </office:meta>
</office:document-meta>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or (nCifSig &lt; 1) then
	nCifras = 3
else
	nCifras = nCifSig
endif
If IsMissing(nPot) or (nPot &lt; 1) then
	nPot = 1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Limpiar.xml><?xml version="1.0" encoding="utf-8"?>
<!DOCTYPE module  PUBLIC '-//OpenOffice.org//DTD OfficeDocument 1.0//EN'  'module.dtd'>
<script:module xmlns:script="http://openoffice.org/2000/script" script:name="Limpiar" script:language="StarBasic" script:moduleType="normal">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3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or (nCifSig &lt; 1) then
	nCifras = 3
else
	nCifras = nCifSig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ubSuperind"/>
  <library:element library:name="Cifras"/>
  <library:element library:name="Multipl"/>
  <library:element library:name="Limpi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